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3.914cm"/>
    </style:style>
    <style:style style:name="co7" style:family="table-column">
      <style:table-column-properties fo:break-before="auto" style:column-width="3.861cm"/>
    </style:style>
    <style:style style:name="co8" style:family="table-column">
      <style:table-column-properties fo:break-before="auto" style:column-width="3.8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29.403cm" svg:height="18.155cm" svg:x="2.14cm" svg:y="4.423cm">
            <draw:object draw:notify-on-update-of-ranges="Results.A1:Results.A1 Results.B1:Results.AE1 Results.A2:Results.A2 Results.B2:Results.AE2 Results.A3:Results.A3 Results.B3:Results.AE3 Results.A4:Results.A4 Results.B4:Results.AE4 Results.A5:Results.A5 Results.B5:Results.AE5 Results.A6:Results.A6 Results.B6:Results.AE6 Results.A7:Results.A7 Results.B7:Results.AE7 Results.A8:Results.A8 Results.B8:Results.A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ReLU</text:p>
          </table:table-cell>
          <table:table-cell table:formula="of:=SUM([$ReLU.B1:.B21])" office:value-type="float" office:value="47.8832466525964" calcext:value-type="float">
            <text:p>47,8832466525964</text:p>
          </table:table-cell>
          <table:table-cell table:formula="of:=SUM([$ReLU.C1:.C21])" office:value-type="float" office:value="26.7856225508619" calcext:value-type="float">
            <text:p>26,7856225508619</text:p>
          </table:table-cell>
          <table:table-cell table:formula="of:=SUM([$ReLU.D1:.D21])" office:value-type="float" office:value="17.057280702344" calcext:value-type="float">
            <text:p>17,057280702344</text:p>
          </table:table-cell>
          <table:table-cell table:formula="of:=SUM([$ReLU.E1:.E21])" office:value-type="float" office:value="11.5511997947249" calcext:value-type="float">
            <text:p>11,5511997947249</text:p>
          </table:table-cell>
          <table:table-cell table:formula="of:=SUM([$ReLU.F1:.F21])" office:value-type="float" office:value="8.14612223186527" calcext:value-type="float">
            <text:p>8,14612223186527</text:p>
          </table:table-cell>
          <table:table-cell table:formula="of:=SUM([$ReLU.G1:.G21])" office:value-type="float" office:value="5.98729859038833" calcext:value-type="float">
            <text:p>5,98729859038833</text:p>
          </table:table-cell>
          <table:table-cell table:formula="of:=SUM([$ReLU.H1:.H21])" office:value-type="float" office:value="4.57658512894615" calcext:value-type="float">
            <text:p>4,57658512894615</text:p>
          </table:table-cell>
          <table:table-cell table:formula="of:=SUM([$ReLU.I1:.I21])" office:value-type="float" office:value="3.63354997135851" calcext:value-type="float">
            <text:p>3,63354997135851</text:p>
          </table:table-cell>
          <table:table-cell table:formula="of:=SUM([$ReLU.J1:.J21])" office:value-type="float" office:value="2.97489284952211" calcext:value-type="float">
            <text:p>2,97489284952211</text:p>
          </table:table-cell>
          <table:table-cell table:formula="of:=SUM([$ReLU.K1:.K21])" office:value-type="float" office:value="2.50164761148013" calcext:value-type="float">
            <text:p>2,50164761148013</text:p>
          </table:table-cell>
          <table:table-cell table:formula="of:=SUM([$ReLU.L1:.L21])" office:value-type="float" office:value="2.14625777016662" calcext:value-type="float">
            <text:p>2,14625777016662</text:p>
          </table:table-cell>
          <table:table-cell table:formula="of:=SUM([$ReLU.M1:.M21])" office:value-type="float" office:value="1.87169452406942" calcext:value-type="float">
            <text:p>1,87169452406942</text:p>
          </table:table-cell>
          <table:table-cell table:formula="of:=SUM([$ReLU.N1:.N21])" office:value-type="float" office:value="1.65343445241224" calcext:value-type="float">
            <text:p>1,65343445241224</text:p>
          </table:table-cell>
          <table:table-cell table:formula="of:=SUM([$ReLU.O1:.O21])" office:value-type="float" office:value="1.47906196723705" calcext:value-type="float">
            <text:p>1,47906196723705</text:p>
          </table:table-cell>
          <table:table-cell table:formula="of:=SUM([$ReLU.P1:.P21])" office:value-type="float" office:value="1.33392695636512" calcext:value-type="float">
            <text:p>1,33392695636512</text:p>
          </table:table-cell>
          <table:table-cell table:formula="of:=SUM([$ReLU.Q1:.Q21])" office:value-type="float" office:value="1.21257409121294" calcext:value-type="float">
            <text:p>1,21257409121294</text:p>
          </table:table-cell>
          <table:table-cell table:formula="of:=SUM([$ReLU.R1:.R21])" office:value-type="float" office:value="1.11082059001969" calcext:value-type="float">
            <text:p>1,11082059001969</text:p>
          </table:table-cell>
          <table:table-cell table:formula="of:=SUM([$ReLU.S1:.S21])" office:value-type="float" office:value="1.02373424013289" calcext:value-type="float">
            <text:p>1,02373424013289</text:p>
          </table:table-cell>
          <table:table-cell table:formula="of:=SUM([$ReLU.T1:.T21])" office:value-type="float" office:value="0.947589005788269" calcext:value-type="float">
            <text:p>0,947589005788269</text:p>
          </table:table-cell>
          <table:table-cell table:formula="of:=SUM([$ReLU.U1:.U21])" office:value-type="float" office:value="0.882213557801057" calcext:value-type="float">
            <text:p>0,882213557801057</text:p>
          </table:table-cell>
          <table:table-cell table:formula="of:=SUM([$ReLU.V1:.V21])" office:value-type="float" office:value="0.823565851070865" calcext:value-type="float">
            <text:p>0,823565851070865</text:p>
          </table:table-cell>
          <table:table-cell table:formula="of:=SUM([$ReLU.W1:.W21])" office:value-type="float" office:value="0.772567862897764" calcext:value-type="float">
            <text:p>0,772567862897764</text:p>
          </table:table-cell>
          <table:table-cell table:formula="of:=SUM([$ReLU.X1:.X21])" office:value-type="float" office:value="0.726568264835494" calcext:value-type="float">
            <text:p>0,726568264835494</text:p>
          </table:table-cell>
          <table:table-cell table:formula="of:=SUM([$ReLU.Y1:.Y21])" office:value-type="float" office:value="0.685501331223774" calcext:value-type="float">
            <text:p>0,685501331223774</text:p>
          </table:table-cell>
          <table:table-cell table:formula="of:=SUM([$ReLU.Z1:.Z21])" office:value-type="float" office:value="0.648469550510236" calcext:value-type="float">
            <text:p>0,648469550510236</text:p>
          </table:table-cell>
          <table:table-cell table:formula="of:=SUM([$ReLU.AA1:.AA21])" office:value-type="float" office:value="0.615107033143212" calcext:value-type="float">
            <text:p>0,615107033143212</text:p>
          </table:table-cell>
          <table:table-cell table:formula="of:=SUM([$ReLU.AB1:.AB21])" office:value-type="float" office:value="0.584672026083278" calcext:value-type="float">
            <text:p>0,584672026083278</text:p>
          </table:table-cell>
          <table:table-cell table:formula="of:=SUM([$ReLU.AC1:.AC21])" office:value-type="float" office:value="0.556775787916766" calcext:value-type="float">
            <text:p>0,556775787916766</text:p>
          </table:table-cell>
          <table:table-cell table:formula="of:=SUM([$ReLU.AD1:.AD21])" office:value-type="float" office:value="0.531519789591725" calcext:value-type="float">
            <text:p>0,531519789591725</text:p>
          </table:table-cell>
          <table:table-cell table:formula="of:=SUM([$ReLU.AE1:.AE21])" office:value-type="float" office:value="0.508002660292902" calcext:value-type="float">
            <text:p>0,508002660292902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table:formula="of:=SUM([$Sigmoid.B1:.B21])" office:value-type="float" office:value="47.0909338177316" calcext:value-type="float">
            <text:p>47,0909338177316</text:p>
          </table:table-cell>
          <table:table-cell table:formula="of:=SUM([$Sigmoid.C1:.C21])" office:value-type="float" office:value="47.0909330669142" calcext:value-type="float">
            <text:p>47,0909330669142</text:p>
          </table:table-cell>
          <table:table-cell table:formula="of:=SUM([$Sigmoid.D1:.D21])" office:value-type="float" office:value="47.0909320008544" calcext:value-type="float">
            <text:p>47,0909320008544</text:p>
          </table:table-cell>
          <table:table-cell table:formula="of:=SUM([$Sigmoid.E1:.E21])" office:value-type="float" office:value="47.0909314262045" calcext:value-type="float">
            <text:p>47,0909314262045</text:p>
          </table:table-cell>
          <table:table-cell table:formula="of:=SUM([$Sigmoid.F1:.F21])" office:value-type="float" office:value="47.0909307013395" calcext:value-type="float">
            <text:p>47,0909307013395</text:p>
          </table:table-cell>
          <table:table-cell table:formula="of:=SUM([$Sigmoid.G1:.G21])" office:value-type="float" office:value="47.0909299395328" calcext:value-type="float">
            <text:p>47,0909299395328</text:p>
          </table:table-cell>
          <table:table-cell table:formula="of:=SUM([$Sigmoid.H1:.H21])" office:value-type="float" office:value="47.0909291066649" calcext:value-type="float">
            <text:p>47,0909291066649</text:p>
          </table:table-cell>
          <table:table-cell table:formula="of:=SUM([$Sigmoid.I1:.I21])" office:value-type="float" office:value="47.0909286458374" calcext:value-type="float">
            <text:p>47,0909286458374</text:p>
          </table:table-cell>
          <table:table-cell table:formula="of:=SUM([$Sigmoid.J1:.J21])" office:value-type="float" office:value="47.0909273106338" calcext:value-type="float">
            <text:p>47,0909273106338</text:p>
          </table:table-cell>
          <table:table-cell table:formula="of:=SUM([$Sigmoid.K1:.K21])" office:value-type="float" office:value="47.0909262120254" calcext:value-type="float">
            <text:p>47,0909262120254</text:p>
          </table:table-cell>
          <table:table-cell table:formula="of:=SUM([$Sigmoid.L1:.L21])" office:value-type="float" office:value="47.0909256667048" calcext:value-type="float">
            <text:p>47,0909256667048</text:p>
          </table:table-cell>
          <table:table-cell table:formula="of:=SUM([$Sigmoid.M1:.M21])" office:value-type="float" office:value="47.0909245266741" calcext:value-type="float">
            <text:p>47,0909245266741</text:p>
          </table:table-cell>
          <table:table-cell table:formula="of:=SUM([$Sigmoid.N1:.N21])" office:value-type="float" office:value="47.0909235569822" calcext:value-type="float">
            <text:p>47,0909235569822</text:p>
          </table:table-cell>
          <table:table-cell table:formula="of:=SUM([$Sigmoid.O1:.O21])" office:value-type="float" office:value="47.0909225050082" calcext:value-type="float">
            <text:p>47,0909225050082</text:p>
          </table:table-cell>
          <table:table-cell table:formula="of:=SUM([$Sigmoid.P1:.P21])" office:value-type="float" office:value="47.0909215617556" calcext:value-type="float">
            <text:p>47,0909215617556</text:p>
          </table:table-cell>
          <table:table-cell table:formula="of:=SUM([$Sigmoid.Q1:.Q21])" office:value-type="float" office:value="47.0909203131094" calcext:value-type="float">
            <text:p>47,0909203131094</text:p>
          </table:table-cell>
          <table:table-cell table:formula="of:=SUM([$Sigmoid.R1:.R21])" office:value-type="float" office:value="47.090919391514" calcext:value-type="float">
            <text:p>47,090919391514</text:p>
          </table:table-cell>
          <table:table-cell table:formula="of:=SUM([$Sigmoid.S1:.S21])" office:value-type="float" office:value="47.0909186341321" calcext:value-type="float">
            <text:p>47,0909186341321</text:p>
          </table:table-cell>
          <table:table-cell table:formula="of:=SUM([$Sigmoid.T1:.T21])" office:value-type="float" office:value="47.0909173770424" calcext:value-type="float">
            <text:p>47,0909173770424</text:p>
          </table:table-cell>
          <table:table-cell table:formula="of:=SUM([$Sigmoid.U1:.U21])" office:value-type="float" office:value="47.0909166731691" calcext:value-type="float">
            <text:p>47,0909166731691</text:p>
          </table:table-cell>
          <table:table-cell table:formula="of:=SUM([$Sigmoid.V1:.V21])" office:value-type="float" office:value="47.090915783245" calcext:value-type="float">
            <text:p>47,090915783245</text:p>
          </table:table-cell>
          <table:table-cell table:formula="of:=SUM([$Sigmoid.W1:.W21])" office:value-type="float" office:value="47.0909150267973" calcext:value-type="float">
            <text:p>47,0909150267973</text:p>
          </table:table-cell>
          <table:table-cell table:formula="of:=SUM([$Sigmoid.X1:.X21])" office:value-type="float" office:value="47.0909138475093" calcext:value-type="float">
            <text:p>47,0909138475093</text:p>
          </table:table-cell>
          <table:table-cell table:formula="of:=SUM([$Sigmoid.Y1:.Y21])" office:value-type="float" office:value="47.0909129898997" calcext:value-type="float">
            <text:p>47,0909129898997</text:p>
          </table:table-cell>
          <table:table-cell table:formula="of:=SUM([$Sigmoid.Z1:.Z21])" office:value-type="float" office:value="47.0909122850485" calcext:value-type="float">
            <text:p>47,0909122850485</text:p>
          </table:table-cell>
          <table:table-cell table:formula="of:=SUM([$Sigmoid.AA1:.AA21])" office:value-type="float" office:value="47.0909114189095" calcext:value-type="float">
            <text:p>47,0909114189095</text:p>
          </table:table-cell>
          <table:table-cell table:formula="of:=SUM([$Sigmoid.AB1:.AB21])" office:value-type="float" office:value="47.0909103424968" calcext:value-type="float">
            <text:p>47,0909103424968</text:p>
          </table:table-cell>
          <table:table-cell table:formula="of:=SUM([$Sigmoid.AC1:.AC21])" office:value-type="float" office:value="47.0909096076309" calcext:value-type="float">
            <text:p>47,0909096076309</text:p>
          </table:table-cell>
          <table:table-cell table:formula="of:=SUM([$Sigmoid.AD1:.AD21])" office:value-type="float" office:value="47.0909086686258" calcext:value-type="float">
            <text:p>47,0909086686258</text:p>
          </table:table-cell>
          <table:table-cell table:formula="of:=SUM([$Sigmoid.AE1:.AE21])" office:value-type="float" office:value="47.0909079636886" calcext:value-type="float">
            <text:p>47,0909079636886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table:formula="of:=SUM([$Softplus.B1:.B21])" office:value-type="float" office:value="48.4846974897243" calcext:value-type="float">
            <text:p>48,4846974897243</text:p>
          </table:table-cell>
          <table:table-cell table:formula="of:=SUM([$Softplus.C1:.C21])" office:value-type="float" office:value="30.0170931658575" calcext:value-type="float">
            <text:p>30,0170931658575</text:p>
          </table:table-cell>
          <table:table-cell table:formula="of:=SUM([$Softplus.D1:.D21])" office:value-type="float" office:value="24.4935572620526" calcext:value-type="float">
            <text:p>24,4935572620526</text:p>
          </table:table-cell>
          <table:table-cell table:formula="of:=SUM([$Softplus.E1:.E21])" office:value-type="float" office:value="19.9554255633349" calcext:value-type="float">
            <text:p>19,9554255633349</text:p>
          </table:table-cell>
          <table:table-cell table:formula="of:=SUM([$Softplus.F1:.F21])" office:value-type="float" office:value="16.0146489621539" calcext:value-type="float">
            <text:p>16,0146489621539</text:p>
          </table:table-cell>
          <table:table-cell table:formula="of:=SUM([$Softplus.G1:.G21])" office:value-type="float" office:value="12.8309147382443" calcext:value-type="float">
            <text:p>12,8309147382443</text:p>
          </table:table-cell>
          <table:table-cell table:formula="of:=SUM([$Softplus.H1:.H21])" office:value-type="float" office:value="10.3136626656345" calcext:value-type="float">
            <text:p>10,3136626656345</text:p>
          </table:table-cell>
          <table:table-cell table:formula="of:=SUM([$Softplus.I1:.I21])" office:value-type="float" office:value="8.33710316565287" calcext:value-type="float">
            <text:p>8,33710316565287</text:p>
          </table:table-cell>
          <table:table-cell table:formula="of:=SUM([$Softplus.J1:.J21])" office:value-type="float" office:value="6.75036331724509" calcext:value-type="float">
            <text:p>6,75036331724509</text:p>
          </table:table-cell>
          <table:table-cell table:formula="of:=SUM([$Softplus.K1:.K21])" office:value-type="float" office:value="5.45587194147742" calcext:value-type="float">
            <text:p>5,45587194147742</text:p>
          </table:table-cell>
          <table:table-cell table:formula="of:=SUM([$Softplus.L1:.L21])" office:value-type="float" office:value="4.40315638981272" calcext:value-type="float">
            <text:p>4,40315638981272</text:p>
          </table:table-cell>
          <table:table-cell table:formula="of:=SUM([$Softplus.M1:.M21])" office:value-type="float" office:value="3.56414502012943" calcext:value-type="float">
            <text:p>3,56414502012943</text:p>
          </table:table-cell>
          <table:table-cell table:formula="of:=SUM([$Softplus.N1:.N21])" office:value-type="float" office:value="2.91301068033291" calcext:value-type="float">
            <text:p>2,91301068033291</text:p>
          </table:table-cell>
          <table:table-cell table:formula="of:=SUM([$Softplus.O1:.O21])" office:value-type="float" office:value="2.41907782306828" calcext:value-type="float">
            <text:p>2,41907782306828</text:p>
          </table:table-cell>
          <table:table-cell table:formula="of:=SUM([$Softplus.P1:.P21])" office:value-type="float" office:value="2.04595101853234" calcext:value-type="float">
            <text:p>2,04595101853234</text:p>
          </table:table-cell>
          <table:table-cell table:formula="of:=SUM([$Softplus.Q1:.Q21])" office:value-type="float" office:value="1.76010123862708" calcext:value-type="float">
            <text:p>1,76010123862708</text:p>
          </table:table-cell>
          <table:table-cell table:formula="of:=SUM([$Softplus.R1:.R21])" office:value-type="float" office:value="1.53687686580677" calcext:value-type="float">
            <text:p>1,53687686580677</text:p>
          </table:table-cell>
          <table:table-cell table:formula="of:=SUM([$Softplus.S1:.S21])" office:value-type="float" office:value="1.35962783877095" calcext:value-type="float">
            <text:p>1,35962783877095</text:p>
          </table:table-cell>
          <table:table-cell table:formula="of:=SUM([$Softplus.T1:.T21])" office:value-type="float" office:value="1.21676474530194" calcext:value-type="float">
            <text:p>1,21676474530194</text:p>
          </table:table-cell>
          <table:table-cell table:formula="of:=SUM([$Softplus.U1:.U21])" office:value-type="float" office:value="1.09987352089069" calcext:value-type="float">
            <text:p>1,09987352089069</text:p>
          </table:table-cell>
          <table:table-cell table:formula="of:=SUM([$Softplus.V1:.V21])" office:value-type="float" office:value="1.00277664090806" calcext:value-type="float">
            <text:p>1,00277664090806</text:p>
          </table:table-cell>
          <table:table-cell table:formula="of:=SUM([$Softplus.W1:.W21])" office:value-type="float" office:value="0.920960909400934" calcext:value-type="float">
            <text:p>0,920960909400934</text:p>
          </table:table-cell>
          <table:table-cell table:formula="of:=SUM([$Softplus.X1:.X21])" office:value-type="float" office:value="0.851120870466721" calcext:value-type="float">
            <text:p>0,851120870466721</text:p>
          </table:table-cell>
          <table:table-cell table:formula="of:=SUM([$Softplus.Y1:.Y21])" office:value-type="float" office:value="0.790816357604871" calcext:value-type="float">
            <text:p>0,790816357604871</text:p>
          </table:table-cell>
          <table:table-cell table:formula="of:=SUM([$Softplus.Z1:.Z21])" office:value-type="float" office:value="0.73821891272119" calcext:value-type="float">
            <text:p>0,73821891272119</text:p>
          </table:table-cell>
          <table:table-cell table:formula="of:=SUM([$Softplus.AA1:.AA21])" office:value-type="float" office:value="0.69193751340222" calcext:value-type="float">
            <text:p>0,69193751340222</text:p>
          </table:table-cell>
          <table:table-cell table:formula="of:=SUM([$Softplus.AB1:.AB21])" office:value-type="float" office:value="0.650897612571827" calcext:value-type="float">
            <text:p>0,650897612571827</text:p>
          </table:table-cell>
          <table:table-cell table:formula="of:=SUM([$Softplus.AC1:.AC21])" office:value-type="float" office:value="0.614256561852415" calcext:value-type="float">
            <text:p>0,614256561852415</text:p>
          </table:table-cell>
          <table:table-cell table:formula="of:=SUM([$Softplus.AD1:.AD21])" office:value-type="float" office:value="0.581342650947738" calcext:value-type="float">
            <text:p>0,581342650947738</text:p>
          </table:table-cell>
          <table:table-cell table:formula="of:=SUM([$Softplus.AE1:.AE21])" office:value-type="float" office:value="0.551615540158292" calcext:value-type="float">
            <text:p>0,551615540158292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table:formula="of:=SUM([$Softsign.B1:.B21])" office:value-type="float" office:value="47.0886761527795" calcext:value-type="float">
            <text:p>47,0886761527795</text:p>
          </table:table-cell>
          <table:table-cell table:formula="of:=SUM([$Softsign.C1:.C21])" office:value-type="float" office:value="47.0671626229717" calcext:value-type="float">
            <text:p>47,0671626229717</text:p>
          </table:table-cell>
          <table:table-cell table:formula="of:=SUM([$Softsign.D1:.D21])" office:value-type="float" office:value="47.0462032409087" calcext:value-type="float">
            <text:p>47,0462032409087</text:p>
          </table:table-cell>
          <table:table-cell table:formula="of:=SUM([$Softsign.E1:.E21])" office:value-type="float" office:value="47.0257241026095" calcext:value-type="float">
            <text:p>47,0257241026095</text:p>
          </table:table-cell>
          <table:table-cell table:formula="of:=SUM([$Softsign.F1:.F21])" office:value-type="float" office:value="47.0056558381944" calcext:value-type="float">
            <text:p>47,0056558381944</text:p>
          </table:table-cell>
          <table:table-cell table:formula="of:=SUM([$Softsign.G1:.G21])" office:value-type="float" office:value="46.9859370745728" calcext:value-type="float">
            <text:p>46,9859370745728</text:p>
          </table:table-cell>
          <table:table-cell table:formula="of:=SUM([$Softsign.H1:.H21])" office:value-type="float" office:value="46.9665073654299" calcext:value-type="float">
            <text:p>46,9665073654299</text:p>
          </table:table-cell>
          <table:table-cell table:formula="of:=SUM([$Softsign.I1:.I21])" office:value-type="float" office:value="46.9473110653251" calcext:value-type="float">
            <text:p>46,9473110653251</text:p>
          </table:table-cell>
          <table:table-cell table:formula="of:=SUM([$Softsign.J1:.J21])" office:value-type="float" office:value="46.9282934827828" calcext:value-type="float">
            <text:p>46,9282934827828</text:p>
          </table:table-cell>
          <table:table-cell table:formula="of:=SUM([$Softsign.K1:.K21])" office:value-type="float" office:value="46.9093950895745" calcext:value-type="float">
            <text:p>46,9093950895745</text:p>
          </table:table-cell>
          <table:table-cell table:formula="of:=SUM([$Softsign.L1:.L21])" office:value-type="float" office:value="46.8905533262225" calcext:value-type="float">
            <text:p>46,8905533262225</text:p>
          </table:table-cell>
          <table:table-cell table:formula="of:=SUM([$Softsign.M1:.M21])" office:value-type="float" office:value="46.8716936554228" calcext:value-type="float">
            <text:p>46,8716936554228</text:p>
          </table:table-cell>
          <table:table-cell table:formula="of:=SUM([$Softsign.N1:.N21])" office:value-type="float" office:value="46.8527430610051" calcext:value-type="float">
            <text:p>46,8527430610051</text:p>
          </table:table-cell>
          <table:table-cell table:formula="of:=SUM([$Softsign.O1:.O21])" office:value-type="float" office:value="46.8336932823772" calcext:value-type="float">
            <text:p>46,8336932823772</text:p>
          </table:table-cell>
          <table:table-cell table:formula="of:=SUM([$Softsign.P1:.P21])" office:value-type="float" office:value="46.8145207016896" calcext:value-type="float">
            <text:p>46,8145207016896</text:p>
          </table:table-cell>
          <table:table-cell table:formula="of:=SUM([$Softsign.Q1:.Q21])" office:value-type="float" office:value="46.7951693829599" calcext:value-type="float">
            <text:p>46,7951693829599</text:p>
          </table:table-cell>
          <table:table-cell table:formula="of:=SUM([$Softsign.R1:.R21])" office:value-type="float" office:value="46.7755649171324" calcext:value-type="float">
            <text:p>46,7755649171324</text:p>
          </table:table-cell>
          <table:table-cell table:formula="of:=SUM([$Softsign.S1:.S21])" office:value-type="float" office:value="46.7556020627092" calcext:value-type="float">
            <text:p>46,7556020627092</text:p>
          </table:table-cell>
          <table:table-cell table:formula="of:=SUM([$Softsign.T1:.T21])" office:value-type="float" office:value="46.735144679887" calcext:value-type="float">
            <text:p>46,735144679887</text:p>
          </table:table-cell>
          <table:table-cell table:formula="of:=SUM([$Softsign.U1:.U21])" office:value-type="float" office:value="46.7140118590933" calcext:value-type="float">
            <text:p>46,7140118590933</text:p>
          </table:table-cell>
          <table:table-cell table:formula="of:=SUM([$Softsign.V1:.V21])" office:value-type="float" office:value="46.6919442866603" calcext:value-type="float">
            <text:p>46,6919442866603</text:p>
          </table:table-cell>
          <table:table-cell table:formula="of:=SUM([$Softsign.W1:.W21])" office:value-type="float" office:value="46.6685507908118" calcext:value-type="float">
            <text:p>46,6685507908118</text:p>
          </table:table-cell>
          <table:table-cell table:formula="of:=SUM([$Softsign.X1:.X21])" office:value-type="float" office:value="46.6433620585918" calcext:value-type="float">
            <text:p>46,6433620585918</text:p>
          </table:table-cell>
          <table:table-cell table:formula="of:=SUM([$Softsign.Y1:.Y21])" office:value-type="float" office:value="46.6155679207145" calcext:value-type="float">
            <text:p>46,6155679207145</text:p>
          </table:table-cell>
          <table:table-cell table:formula="of:=SUM([$Softsign.Z1:.Z21])" office:value-type="float" office:value="46.5836603287958" calcext:value-type="float">
            <text:p>46,5836603287958</text:p>
          </table:table-cell>
          <table:table-cell table:formula="of:=SUM([$Softsign.AA1:.AA21])" office:value-type="float" office:value="46.5440970509189" calcext:value-type="float">
            <text:p>46,5440970509189</text:p>
          </table:table-cell>
          <table:table-cell table:formula="of:=SUM([$Softsign.AB1:.AB21])" office:value-type="float" office:value="46.4857279507232" calcext:value-type="float">
            <text:p>46,4857279507232</text:p>
          </table:table-cell>
          <table:table-cell table:formula="of:=SUM([$Softsign.AC1:.AC21])" office:value-type="float" office:value="46.3603049957272" calcext:value-type="float">
            <text:p>46,3603049957272</text:p>
          </table:table-cell>
          <table:table-cell table:formula="of:=SUM([$Softsign.AD1:.AD21])" office:value-type="float" office:value="46.1465590679602" calcext:value-type="float">
            <text:p>46,1465590679602</text:p>
          </table:table-cell>
          <table:table-cell table:formula="of:=SUM([$Softsign.AE1:.AE21])" office:value-type="float" office:value="46.0464182514702" calcext:value-type="float">
            <text:p>46,0464182514702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table:formula="of:=SUM([$Tanhshrink.B1:.B21])" office:value-type="float" office:value="46.8008635120023" calcext:value-type="float">
            <text:p>46,8008635120023</text:p>
          </table:table-cell>
          <table:table-cell table:formula="of:=SUM([$Tanhshrink.C1:.C21])" office:value-type="float" office:value="43.9049415627406" calcext:value-type="float">
            <text:p>43,9049415627406</text:p>
          </table:table-cell>
          <table:table-cell table:formula="of:=SUM([$Tanhshrink.D1:.D21])" office:value-type="float" office:value="40.8441562094504" calcext:value-type="float">
            <text:p>40,8441562094504</text:p>
          </table:table-cell>
          <table:table-cell table:formula="of:=SUM([$Tanhshrink.E1:.E21])" office:value-type="float" office:value="37.9349479921872" calcext:value-type="float">
            <text:p>37,9349479921872</text:p>
          </table:table-cell>
          <table:table-cell table:formula="of:=SUM([$Tanhshrink.F1:.F21])" office:value-type="float" office:value="35.1899378502121" calcext:value-type="float">
            <text:p>35,1899378502121</text:p>
          </table:table-cell>
          <table:table-cell table:formula="of:=SUM([$Tanhshrink.G1:.G21])" office:value-type="float" office:value="32.6024055971631" calcext:value-type="float">
            <text:p>32,6024055971631</text:p>
          </table:table-cell>
          <table:table-cell table:formula="of:=SUM([$Tanhshrink.H1:.H21])" office:value-type="float" office:value="30.1514755200595" calcext:value-type="float">
            <text:p>30,1514755200595</text:p>
          </table:table-cell>
          <table:table-cell table:formula="of:=SUM([$Tanhshrink.I1:.I21])" office:value-type="float" office:value="27.7919444067581" calcext:value-type="float">
            <text:p>27,7919444067581</text:p>
          </table:table-cell>
          <table:table-cell table:formula="of:=SUM([$Tanhshrink.J1:.J21])" office:value-type="float" office:value="25.4906657703088" calcext:value-type="float">
            <text:p>25,4906657703088</text:p>
          </table:table-cell>
          <table:table-cell table:formula="of:=SUM([$Tanhshrink.K1:.K21])" office:value-type="float" office:value="23.2444407683797" calcext:value-type="float">
            <text:p>23,2444407683797</text:p>
          </table:table-cell>
          <table:table-cell table:formula="of:=SUM([$Tanhshrink.L1:.L21])" office:value-type="float" office:value="21.0737822954587" calcext:value-type="float">
            <text:p>21,0737822954587</text:p>
          </table:table-cell>
          <table:table-cell table:formula="of:=SUM([$Tanhshrink.M1:.M21])" office:value-type="float" office:value="19.0071249903268" calcext:value-type="float">
            <text:p>19,0071249903268</text:p>
          </table:table-cell>
          <table:table-cell table:formula="of:=SUM([$Tanhshrink.N1:.N21])" office:value-type="float" office:value="17.0671562215335" calcext:value-type="float">
            <text:p>17,0671562215335</text:p>
          </table:table-cell>
          <table:table-cell table:formula="of:=SUM([$Tanhshrink.O1:.O21])" office:value-type="float" office:value="15.2680265979974" calcext:value-type="float">
            <text:p>15,2680265979974</text:p>
          </table:table-cell>
          <table:table-cell table:formula="of:=SUM([$Tanhshrink.P1:.P21])" office:value-type="float" office:value="13.6178982124487" calcext:value-type="float">
            <text:p>13,6178982124487</text:p>
          </table:table-cell>
          <table:table-cell table:formula="of:=SUM([$Tanhshrink.Q1:.Q21])" office:value-type="float" office:value="12.1195650080585" calcext:value-type="float">
            <text:p>12,1195650080585</text:p>
          </table:table-cell>
          <table:table-cell table:formula="of:=SUM([$Tanhshrink.R1:.R21])" office:value-type="float" office:value="10.7701711250303" calcext:value-type="float">
            <text:p>10,7701711250303</text:p>
          </table:table-cell>
          <table:table-cell table:formula="of:=SUM([$Tanhshrink.S1:.S21])" office:value-type="float" office:value="9.56189086788024" calcext:value-type="float">
            <text:p>9,56189086788024</text:p>
          </table:table-cell>
          <table:table-cell table:formula="of:=SUM([$Tanhshrink.T1:.T21])" office:value-type="float" office:value="8.4836164786048" calcext:value-type="float">
            <text:p>8,4836164786048</text:p>
          </table:table-cell>
          <table:table-cell table:formula="of:=SUM([$Tanhshrink.U1:.U21])" office:value-type="float" office:value="7.52308796081204" calcext:value-type="float">
            <text:p>7,52308796081204</text:p>
          </table:table-cell>
          <table:table-cell table:formula="of:=SUM([$Tanhshrink.V1:.V21])" office:value-type="float" office:value="6.66855350043237" calcext:value-type="float">
            <text:p>6,66855350043237</text:p>
          </table:table-cell>
          <table:table-cell table:formula="of:=SUM([$Tanhshrink.W1:.W21])" office:value-type="float" office:value="5.90940706802953" calcext:value-type="float">
            <text:p>5,90940706802953</text:p>
          </table:table-cell>
          <table:table-cell table:formula="of:=SUM([$Tanhshrink.X1:.X21])" office:value-type="float" office:value="5.23612429701357" calcext:value-type="float">
            <text:p>5,23612429701357</text:p>
          </table:table-cell>
          <table:table-cell table:formula="of:=SUM([$Tanhshrink.Y1:.Y21])" office:value-type="float" office:value="4.64018161924545" calcext:value-type="float">
            <text:p>4,64018161924545</text:p>
          </table:table-cell>
          <table:table-cell table:formula="of:=SUM([$Tanhshrink.Z1:.Z21])" office:value-type="float" office:value="4.11422689960316" calcext:value-type="float">
            <text:p>4,11422689960316</text:p>
          </table:table-cell>
          <table:table-cell table:formula="of:=SUM([$Tanhshrink.AA1:.AA21])" office:value-type="float" office:value="3.65210814983141" calcext:value-type="float">
            <text:p>3,65210814983141</text:p>
          </table:table-cell>
          <table:table-cell table:formula="of:=SUM([$Tanhshrink.AB1:.AB21])" office:value-type="float" office:value="3.24830046228488" calcext:value-type="float">
            <text:p>3,24830046228488</text:p>
          </table:table-cell>
          <table:table-cell table:formula="of:=SUM([$Tanhshrink.AC1:.AC21])" office:value-type="float" office:value="2.89706597228651" calcext:value-type="float">
            <text:p>2,89706597228651</text:p>
          </table:table-cell>
          <table:table-cell table:formula="of:=SUM([$Tanhshrink.AD1:.AD21])" office:value-type="float" office:value="2.59216344155526" calcext:value-type="float">
            <text:p>2,59216344155526</text:p>
          </table:table-cell>
          <table:table-cell table:formula="of:=SUM([$Tanhshrink.AE1:.AE21])" office:value-type="float" office:value="2.32733481990373" calcext:value-type="float">
            <text:p>2,32733481990373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table:formula="of:=SUM([$ELU.B1:.B21])" office:value-type="float" office:value="49.1109061352731" calcext:value-type="float">
            <text:p>49,1109061352731</text:p>
          </table:table-cell>
          <table:table-cell table:formula="of:=SUM([$ELU.C1:.C21])" office:value-type="float" office:value="27.2173428683734" calcext:value-type="float">
            <text:p>27,2173428683734</text:p>
          </table:table-cell>
          <table:table-cell table:formula="of:=SUM([$ELU.D1:.D21])" office:value-type="float" office:value="17.0581830698539" calcext:value-type="float">
            <text:p>17,0581830698539</text:p>
          </table:table-cell>
          <table:table-cell table:formula="of:=SUM([$ELU.E1:.E21])" office:value-type="float" office:value="11.1562050260544" calcext:value-type="float">
            <text:p>11,1562050260544</text:p>
          </table:table-cell>
          <table:table-cell table:formula="of:=SUM([$ELU.F1:.F21])" office:value-type="float" office:value="7.59567088716264" calcext:value-type="float">
            <text:p>7,59567088716264</text:p>
          </table:table-cell>
          <table:table-cell table:formula="of:=SUM([$ELU.G1:.G21])" office:value-type="float" office:value="5.40350527536967" calcext:value-type="float">
            <text:p>5,40350527536967</text:p>
          </table:table-cell>
          <table:table-cell table:formula="of:=SUM([$ELU.H1:.H21])" office:value-type="float" office:value="4.03581777990884" calcext:value-type="float">
            <text:p>4,03581777990884</text:p>
          </table:table-cell>
          <table:table-cell table:formula="of:=SUM([$ELU.I1:.I21])" office:value-type="float" office:value="3.15247705732546" calcext:value-type="float">
            <text:p>3,15247705732546</text:p>
          </table:table-cell>
          <table:table-cell table:formula="of:=SUM([$ELU.J1:.J21])" office:value-type="float" office:value="2.55526049595681" calcext:value-type="float">
            <text:p>2,55526049595681</text:p>
          </table:table-cell>
          <table:table-cell table:formula="of:=SUM([$ELU.K1:.K21])" office:value-type="float" office:value="2.13259235845642" calcext:value-type="float">
            <text:p>2,13259235845642</text:p>
          </table:table-cell>
          <table:table-cell table:formula="of:=SUM([$ELU.L1:.L21])" office:value-type="float" office:value="1.82109687364594" calcext:value-type="float">
            <text:p>1,82109687364594</text:p>
          </table:table-cell>
          <table:table-cell table:formula="of:=SUM([$ELU.M1:.M21])" office:value-type="float" office:value="1.58355267367377" calcext:value-type="float">
            <text:p>1,58355267367377</text:p>
          </table:table-cell>
          <table:table-cell table:formula="of:=SUM([$ELU.N1:.N21])" office:value-type="float" office:value="1.3972015406844" calcext:value-type="float">
            <text:p>1,3972015406844</text:p>
          </table:table-cell>
          <table:table-cell table:formula="of:=SUM([$ELU.O1:.O21])" office:value-type="float" office:value="1.24754431007489" calcext:value-type="float">
            <text:p>1,24754431007489</text:p>
          </table:table-cell>
          <table:table-cell table:formula="of:=SUM([$ELU.P1:.P21])" office:value-type="float" office:value="1.12498488652738" calcext:value-type="float">
            <text:p>1,12498488652738</text:p>
          </table:table-cell>
          <table:table-cell table:formula="of:=SUM([$ELU.Q1:.Q21])" office:value-type="float" office:value="1.02294988817321" calcext:value-type="float">
            <text:p>1,02294988817321</text:p>
          </table:table-cell>
          <table:table-cell table:formula="of:=SUM([$ELU.R1:.R21])" office:value-type="float" office:value="0.936801798334382" calcext:value-type="float">
            <text:p>0,936801798334382</text:p>
          </table:table-cell>
          <table:table-cell table:formula="of:=SUM([$ELU.S1:.S21])" office:value-type="float" office:value="0.863181113911098" calcext:value-type="float">
            <text:p>0,863181113911098</text:p>
          </table:table-cell>
          <table:table-cell table:formula="of:=SUM([$ELU.T1:.T21])" office:value-type="float" office:value="0.799602188852926" calcext:value-type="float">
            <text:p>0,799602188852926</text:p>
          </table:table-cell>
          <table:table-cell table:formula="of:=SUM([$ELU.U1:.U21])" office:value-type="float" office:value="0.744187429635453" calcext:value-type="float">
            <text:p>0,744187429635453</text:p>
          </table:table-cell>
          <table:table-cell table:formula="of:=SUM([$ELU.V1:.V21])" office:value-type="float" office:value="0.695494672320488" calcext:value-type="float">
            <text:p>0,695494672320488</text:p>
          </table:table-cell>
          <table:table-cell table:formula="of:=SUM([$ELU.W1:.W21])" office:value-type="float" office:value="0.652397723090539" calcext:value-type="float">
            <text:p>0,652397723090539</text:p>
          </table:table-cell>
          <table:table-cell table:formula="of:=SUM([$ELU.X1:.X21])" office:value-type="float" office:value="0.614006468009329" calcext:value-type="float">
            <text:p>0,614006468009329</text:p>
          </table:table-cell>
          <table:table-cell table:formula="of:=SUM([$ELU.Y1:.Y21])" office:value-type="float" office:value="0.579607004878418" calcext:value-type="float">
            <text:p>0,579607004878418</text:p>
          </table:table-cell>
          <table:table-cell table:formula="of:=SUM([$ELU.Z1:.Z21])" office:value-type="float" office:value="0.548621364173365" calcext:value-type="float">
            <text:p>0,548621364173365</text:p>
          </table:table-cell>
          <table:table-cell table:formula="of:=SUM([$ELU.AA1:.AA21])" office:value-type="float" office:value="0.520577521214635" calcext:value-type="float">
            <text:p>0,520577521214635</text:p>
          </table:table-cell>
          <table:table-cell table:formula="of:=SUM([$ELU.AB1:.AB21])" office:value-type="float" office:value="0.495083659161196" calcext:value-type="float">
            <text:p>0,495083659161196</text:p>
          </table:table-cell>
          <table:table-cell table:formula="of:=SUM([$ELU.AC1:.AC21])" office:value-type="float" office:value="0.47181621419787" calcext:value-type="float">
            <text:p>0,47181621419787</text:p>
          </table:table-cell>
          <table:table-cell table:formula="of:=SUM([$ELU.AD1:.AD21])" office:value-type="float" office:value="0.450501620167837" calcext:value-type="float">
            <text:p>0,450501620167837</text:p>
          </table:table-cell>
          <table:table-cell table:formula="of:=SUM([$ELU.AE1:.AE21])" office:value-type="float" office:value="0.430909974886186" calcext:value-type="float">
            <text:p>0,430909974886186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table:formula="of:=SUM([$Hardsigmoid.B1:.B21])" office:value-type="float" office:value="47.0909738540649" calcext:value-type="float">
            <text:p>47,0909738540649</text:p>
          </table:table-cell>
          <table:table-cell table:formula="of:=SUM([$Hardsigmoid.C1:.C21])" office:value-type="float" office:value="47.0909738540649" calcext:value-type="float">
            <text:p>47,0909738540649</text:p>
          </table:table-cell>
          <table:table-cell table:formula="of:=SUM([$Hardsigmoid.D1:.D21])" office:value-type="float" office:value="47.0909738540649" calcext:value-type="float">
            <text:p>47,0909738540649</text:p>
          </table:table-cell>
          <table:table-cell table:formula="of:=SUM([$Hardsigmoid.E1:.E21])" office:value-type="float" office:value="47.0909738540649" calcext:value-type="float">
            <text:p>47,0909738540649</text:p>
          </table:table-cell>
          <table:table-cell table:formula="of:=SUM([$Hardsigmoid.F1:.F21])" office:value-type="float" office:value="47.0909738540649" calcext:value-type="float">
            <text:p>47,0909738540649</text:p>
          </table:table-cell>
          <table:table-cell table:formula="of:=SUM([$Hardsigmoid.G1:.G21])" office:value-type="float" office:value="47.0909738540649" calcext:value-type="float">
            <text:p>47,0909738540649</text:p>
          </table:table-cell>
          <table:table-cell table:formula="of:=SUM([$Hardsigmoid.H1:.H21])" office:value-type="float" office:value="47.0909738540649" calcext:value-type="float">
            <text:p>47,0909738540649</text:p>
          </table:table-cell>
          <table:table-cell table:formula="of:=SUM([$Hardsigmoid.I1:.I21])" office:value-type="float" office:value="47.0909738540649" calcext:value-type="float">
            <text:p>47,0909738540649</text:p>
          </table:table-cell>
          <table:table-cell table:formula="of:=SUM([$Hardsigmoid.J1:.J21])" office:value-type="float" office:value="47.0909738540649" calcext:value-type="float">
            <text:p>47,0909738540649</text:p>
          </table:table-cell>
          <table:table-cell table:formula="of:=SUM([$Hardsigmoid.K1:.K21])" office:value-type="float" office:value="47.0909738540649" calcext:value-type="float">
            <text:p>47,0909738540649</text:p>
          </table:table-cell>
          <table:table-cell table:formula="of:=SUM([$Hardsigmoid.L1:.L21])" office:value-type="float" office:value="47.0909738540649" calcext:value-type="float">
            <text:p>47,0909738540649</text:p>
          </table:table-cell>
          <table:table-cell table:formula="of:=SUM([$Hardsigmoid.M1:.M21])" office:value-type="float" office:value="47.0909738540649" calcext:value-type="float">
            <text:p>47,0909738540649</text:p>
          </table:table-cell>
          <table:table-cell table:formula="of:=SUM([$Hardsigmoid.N1:.N21])" office:value-type="float" office:value="47.0909738540649" calcext:value-type="float">
            <text:p>47,0909738540649</text:p>
          </table:table-cell>
          <table:table-cell table:formula="of:=SUM([$Hardsigmoid.O1:.O21])" office:value-type="float" office:value="47.0909738540649" calcext:value-type="float">
            <text:p>47,0909738540649</text:p>
          </table:table-cell>
          <table:table-cell table:formula="of:=SUM([$Hardsigmoid.P1:.P21])" office:value-type="float" office:value="47.0909738540649" calcext:value-type="float">
            <text:p>47,0909738540649</text:p>
          </table:table-cell>
          <table:table-cell table:formula="of:=SUM([$Hardsigmoid.Q1:.Q21])" office:value-type="float" office:value="47.0909738540649" calcext:value-type="float">
            <text:p>47,0909738540649</text:p>
          </table:table-cell>
          <table:table-cell table:formula="of:=SUM([$Hardsigmoid.R1:.R21])" office:value-type="float" office:value="47.0909738540649" calcext:value-type="float">
            <text:p>47,0909738540649</text:p>
          </table:table-cell>
          <table:table-cell table:formula="of:=SUM([$Hardsigmoid.S1:.S21])" office:value-type="float" office:value="47.0909738540649" calcext:value-type="float">
            <text:p>47,0909738540649</text:p>
          </table:table-cell>
          <table:table-cell table:formula="of:=SUM([$Hardsigmoid.T1:.T21])" office:value-type="float" office:value="47.0909738540649" calcext:value-type="float">
            <text:p>47,0909738540649</text:p>
          </table:table-cell>
          <table:table-cell table:formula="of:=SUM([$Hardsigmoid.U1:.U21])" office:value-type="float" office:value="47.0909738540649" calcext:value-type="float">
            <text:p>47,0909738540649</text:p>
          </table:table-cell>
          <table:table-cell table:formula="of:=SUM([$Hardsigmoid.V1:.V21])" office:value-type="float" office:value="47.0909738540649" calcext:value-type="float">
            <text:p>47,0909738540649</text:p>
          </table:table-cell>
          <table:table-cell table:formula="of:=SUM([$Hardsigmoid.W1:.W21])" office:value-type="float" office:value="47.0909738540649" calcext:value-type="float">
            <text:p>47,0909738540649</text:p>
          </table:table-cell>
          <table:table-cell table:formula="of:=SUM([$Hardsigmoid.X1:.X21])" office:value-type="float" office:value="47.0909738540649" calcext:value-type="float">
            <text:p>47,0909738540649</text:p>
          </table:table-cell>
          <table:table-cell table:formula="of:=SUM([$Hardsigmoid.Y1:.Y21])" office:value-type="float" office:value="47.0909738540649" calcext:value-type="float">
            <text:p>47,0909738540649</text:p>
          </table:table-cell>
          <table:table-cell table:formula="of:=SUM([$Hardsigmoid.Z1:.Z21])" office:value-type="float" office:value="47.0909738540649" calcext:value-type="float">
            <text:p>47,0909738540649</text:p>
          </table:table-cell>
          <table:table-cell table:formula="of:=SUM([$Hardsigmoid.AA1:.AA21])" office:value-type="float" office:value="47.0909738540649" calcext:value-type="float">
            <text:p>47,0909738540649</text:p>
          </table:table-cell>
          <table:table-cell table:formula="of:=SUM([$Hardsigmoid.AB1:.AB21])" office:value-type="float" office:value="47.0909738540649" calcext:value-type="float">
            <text:p>47,0909738540649</text:p>
          </table:table-cell>
          <table:table-cell table:formula="of:=SUM([$Hardsigmoid.AC1:.AC21])" office:value-type="float" office:value="47.0909738540649" calcext:value-type="float">
            <text:p>47,0909738540649</text:p>
          </table:table-cell>
          <table:table-cell table:formula="of:=SUM([$Hardsigmoid.AD1:.AD21])" office:value-type="float" office:value="47.0909738540649" calcext:value-type="float">
            <text:p>47,0909738540649</text:p>
          </table:table-cell>
          <table:table-cell table:formula="of:=SUM([$Hardsigmoid.AE1:.AE21])" office:value-type="float" office:value="47.0909738540649" calcext:value-type="float">
            <text:p>47,0909738540649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table:formula="of:=SUM([$Logsigmoid.B1:.B21])" office:value-type="float" office:value="47.2357782598762" calcext:value-type="float">
            <text:p>47,2357782598762</text:p>
          </table:table-cell>
          <table:table-cell table:formula="of:=SUM([$Logsigmoid.C1:.C21])" office:value-type="float" office:value="34.4823832973661" calcext:value-type="float">
            <text:p>34,4823832973661</text:p>
          </table:table-cell>
          <table:table-cell table:formula="of:=SUM([$Logsigmoid.D1:.D21])" office:value-type="float" office:value="29.2912942565091" calcext:value-type="float">
            <text:p>29,2912942565091</text:p>
          </table:table-cell>
          <table:table-cell table:formula="of:=SUM([$Logsigmoid.E1:.E21])" office:value-type="float" office:value="26.1533941646151" calcext:value-type="float">
            <text:p>26,1533941646151</text:p>
          </table:table-cell>
          <table:table-cell table:formula="of:=SUM([$Logsigmoid.F1:.F21])" office:value-type="float" office:value="23.8511202080974" calcext:value-type="float">
            <text:p>23,8511202080974</text:p>
          </table:table-cell>
          <table:table-cell table:formula="of:=SUM([$Logsigmoid.G1:.G21])" office:value-type="float" office:value="21.964544994455" calcext:value-type="float">
            <text:p>21,964544994455</text:p>
          </table:table-cell>
          <table:table-cell table:formula="of:=SUM([$Logsigmoid.H1:.H21])" office:value-type="float" office:value="20.3042021930129" calcext:value-type="float">
            <text:p>20,3042021930129</text:p>
          </table:table-cell>
          <table:table-cell table:formula="of:=SUM([$Logsigmoid.I1:.I21])" office:value-type="float" office:value="18.7820646704396" calcext:value-type="float">
            <text:p>18,7820646704396</text:p>
          </table:table-cell>
          <table:table-cell table:formula="of:=SUM([$Logsigmoid.J1:.J21])" office:value-type="float" office:value="17.3561616468997" calcext:value-type="float">
            <text:p>17,3561616468997</text:p>
          </table:table-cell>
          <table:table-cell table:formula="of:=SUM([$Logsigmoid.K1:.K21])" office:value-type="float" office:value="16.0060171127763" calcext:value-type="float">
            <text:p>16,0060171127763</text:p>
          </table:table-cell>
          <table:table-cell table:formula="of:=SUM([$Logsigmoid.L1:.L21])" office:value-type="float" office:value="14.7220380761616" calcext:value-type="float">
            <text:p>14,7220380761616</text:p>
          </table:table-cell>
          <table:table-cell table:formula="of:=SUM([$Logsigmoid.M1:.M21])" office:value-type="float" office:value="13.5006782247995" calcext:value-type="float">
            <text:p>13,5006782247995</text:p>
          </table:table-cell>
          <table:table-cell table:formula="of:=SUM([$Logsigmoid.N1:.N21])" office:value-type="float" office:value="12.341851814681" calcext:value-type="float">
            <text:p>12,341851814681</text:p>
          </table:table-cell>
          <table:table-cell table:formula="of:=SUM([$Logsigmoid.O1:.O21])" office:value-type="float" office:value="11.2473032427686" calcext:value-type="float">
            <text:p>11,2473032427686</text:p>
          </table:table-cell>
          <table:table-cell table:formula="of:=SUM([$Logsigmoid.P1:.P21])" office:value-type="float" office:value="10.2195363180091" calcext:value-type="float">
            <text:p>10,2195363180091</text:p>
          </table:table-cell>
          <table:table-cell table:formula="of:=SUM([$Logsigmoid.Q1:.Q21])" office:value-type="float" office:value="9.26112292175226" calcext:value-type="float">
            <text:p>9,26112292175226</text:p>
          </table:table-cell>
          <table:table-cell table:formula="of:=SUM([$Logsigmoid.R1:.R21])" office:value-type="float" office:value="8.37416615361303" calcext:value-type="float">
            <text:p>8,37416615361303</text:p>
          </table:table-cell>
          <table:table-cell table:formula="of:=SUM([$Logsigmoid.S1:.S21])" office:value-type="float" office:value="7.55975997230881" calcext:value-type="float">
            <text:p>7,55975997230881</text:p>
          </table:table-cell>
          <table:table-cell table:formula="of:=SUM([$Logsigmoid.T1:.T21])" office:value-type="float" office:value="6.81761755918685" calcext:value-type="float">
            <text:p>6,81761755918685</text:p>
          </table:table-cell>
          <table:table-cell table:formula="of:=SUM([$Logsigmoid.U1:.U21])" office:value-type="float" office:value="6.14602692140311" calcext:value-type="float">
            <text:p>6,14602692140311</text:p>
          </table:table-cell>
          <table:table-cell table:formula="of:=SUM([$Logsigmoid.V1:.V21])" office:value-type="float" office:value="5.54210318719658" calcext:value-type="float">
            <text:p>5,54210318719658</text:p>
          </table:table-cell>
          <table:table-cell table:formula="of:=SUM([$Logsigmoid.W1:.W21])" office:value-type="float" office:value="5.00208074657601" calcext:value-type="float">
            <text:p>5,00208074657601</text:p>
          </table:table-cell>
          <table:table-cell table:formula="of:=SUM([$Logsigmoid.X1:.X21])" office:value-type="float" office:value="4.52155890525319" calcext:value-type="float">
            <text:p>4,52155890525319</text:p>
          </table:table-cell>
          <table:table-cell table:formula="of:=SUM([$Logsigmoid.Y1:.Y21])" office:value-type="float" office:value="4.09568347149041" calcext:value-type="float">
            <text:p>4,09568347149041</text:p>
          </table:table-cell>
          <table:table-cell table:formula="of:=SUM([$Logsigmoid.Z1:.Z21])" office:value-type="float" office:value="3.71934040901251" calcext:value-type="float">
            <text:p>3,71934040901251</text:p>
          </table:table-cell>
          <table:table-cell table:formula="of:=SUM([$Logsigmoid.AA1:.AA21])" office:value-type="float" office:value="3.38735554094338" calcext:value-type="float">
            <text:p>3,38735554094338</text:p>
          </table:table-cell>
          <table:table-cell table:formula="of:=SUM([$Logsigmoid.AB1:.AB21])" office:value-type="float" office:value="3.09468403370674" calcext:value-type="float">
            <text:p>3,09468403370674</text:p>
          </table:table-cell>
          <table:table-cell table:formula="of:=SUM([$Logsigmoid.AC1:.AC21])" office:value-type="float" office:value="2.83656529914699" calcext:value-type="float">
            <text:p>2,83656529914699</text:p>
          </table:table-cell>
          <table:table-cell table:formula="of:=SUM([$Logsigmoid.AD1:.AD21])" office:value-type="float" office:value="2.60862912646761" calcext:value-type="float">
            <text:p>2,60862912646761</text:p>
          </table:table-cell>
          <table:table-cell table:formula="of:=SUM([$Logsigmoid.AE1:.AE21])" office:value-type="float" office:value="2.40694539074764" calcext:value-type="float">
            <text:p>2,40694539074764</text:p>
          </table:table-cell>
        </table:table-row>
      </table:table>
      <table:table table:name="ReLU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Athens</text:p>
          </table:table-cell>
          <table:table-cell office:value-type="float" office:value="2.75120015144348" calcext:value-type="float">
            <text:p>2,75120015144348</text:p>
          </table:table-cell>
          <table:table-cell office:value-type="float" office:value="1.88604302406311" calcext:value-type="float">
            <text:p>1,88604302406311</text:p>
          </table:table-cell>
          <table:table-cell office:value-type="float" office:value="1.38812861442566" calcext:value-type="float">
            <text:p>1,38812861442566</text:p>
          </table:table-cell>
          <table:table-cell office:value-type="float" office:value="1.01858874559402" calcext:value-type="float">
            <text:p>1,01858874559402</text:p>
          </table:table-cell>
          <table:table-cell office:value-type="float" office:value="0.7327765583992" calcext:value-type="float">
            <text:p>0,7327765583992</text:p>
          </table:table-cell>
          <table:table-cell office:value-type="float" office:value="0.528149205446243" calcext:value-type="float">
            <text:p>0,528149205446243</text:p>
          </table:table-cell>
          <table:table-cell office:value-type="float" office:value="0.389592510461807" calcext:value-type="float">
            <text:p>0,389592510461807</text:p>
          </table:table-cell>
          <table:table-cell office:value-type="float" office:value="0.305388844013214" calcext:value-type="float">
            <text:p>0,305388844013214</text:p>
          </table:table-cell>
          <table:table-cell office:value-type="float" office:value="0.242502987384796" calcext:value-type="float">
            <text:p>0,242502987384796</text:p>
          </table:table-cell>
          <table:table-cell office:value-type="float" office:value="0.201875323057175" calcext:value-type="float">
            <text:p>0,201875323057175</text:p>
          </table:table-cell>
          <table:table-cell office:value-type="float" office:value="0.169523161649704" calcext:value-type="float">
            <text:p>0,169523161649704</text:p>
          </table:table-cell>
          <table:table-cell office:value-type="float" office:value="0.146716257929802" calcext:value-type="float">
            <text:p>0,146716257929802</text:p>
          </table:table-cell>
          <table:table-cell office:value-type="float" office:value="0.12830306738615" calcext:value-type="float">
            <text:p>0,12830306738615</text:p>
          </table:table-cell>
          <table:table-cell office:value-type="float" office:value="0.113616332411766" calcext:value-type="float">
            <text:p>0,113616332411766</text:p>
          </table:table-cell>
          <table:table-cell office:value-type="float" office:value="0.10184538513422" calcext:value-type="float">
            <text:p>0,10184538513422</text:p>
          </table:table-cell>
          <table:table-cell office:value-type="float" office:value="0.0919951766729355" calcext:value-type="float">
            <text:p>0,0919951766729355</text:p>
          </table:table-cell>
          <table:table-cell office:value-type="float" office:value="0.0838331714272499" calcext:value-type="float">
            <text:p>0,0838331714272499</text:p>
          </table:table-cell>
          <table:table-cell office:value-type="float" office:value="0.0769538149237633" calcext:value-type="float">
            <text:p>0,0769538149237633</text:p>
          </table:table-cell>
          <table:table-cell office:value-type="float" office:value="0.0707775764167309" calcext:value-type="float">
            <text:p>0,0707775764167309</text:p>
          </table:table-cell>
          <table:table-cell office:value-type="float" office:value="0.0659224949777126" calcext:value-type="float">
            <text:p>0,0659224949777126</text:p>
          </table:table-cell>
          <table:table-cell office:value-type="float" office:value="0.0611272029578686" calcext:value-type="float">
            <text:p>0,0611272029578686</text:p>
          </table:table-cell>
          <table:table-cell office:value-type="float" office:value="0.057244049012661" calcext:value-type="float">
            <text:p>0,057244049012661</text:p>
          </table:table-cell>
          <table:table-cell office:value-type="float" office:value="0.0537478610873222" calcext:value-type="float">
            <text:p>0,0537478610873222</text:p>
          </table:table-cell>
          <table:table-cell office:value-type="float" office:value="0.0504690885543823" calcext:value-type="float">
            <text:p>0,0504690885543823</text:p>
          </table:table-cell>
          <table:table-cell office:value-type="float" office:value="0.047771754860878" calcext:value-type="float">
            <text:p>0,047771754860878</text:p>
          </table:table-cell>
          <table:table-cell office:value-type="float" office:value="0.045135336369276" calcext:value-type="float">
            <text:p>0,045135336369276</text:p>
          </table:table-cell>
          <table:table-cell office:value-type="float" office:value="0.0428932793438435" calcext:value-type="float">
            <text:p>0,0428932793438435</text:p>
          </table:table-cell>
          <table:table-cell office:value-type="float" office:value="0.0407133296132088" calcext:value-type="float">
            <text:p>0,0407133296132088</text:p>
          </table:table-cell>
          <table:table-cell office:value-type="float" office:value="0.0388404421508312" calcext:value-type="float">
            <text:p>0,0388404421508312</text:p>
          </table:table-cell>
          <table:table-cell office:value-type="float" office:value="0.0370390720665455" calcext:value-type="float">
            <text:p>0,0370390720665455</text:p>
          </table:table-cell>
        </table:table-row>
        <table:table-row table:style-name="ro1">
          <table:table-cell office:value-type="string" calcext:value-type="string">
            <text:p>Calais</text:p>
          </table:table-cell>
          <table:table-cell office:value-type="float" office:value="2.60304319858551" calcext:value-type="float">
            <text:p>2,60304319858551</text:p>
          </table:table-cell>
          <table:table-cell office:value-type="float" office:value="1.53621619939804" calcext:value-type="float">
            <text:p>1,53621619939804</text:p>
          </table:table-cell>
          <table:table-cell office:value-type="float" office:value="1.11577811837196" calcext:value-type="float">
            <text:p>1,11577811837196</text:p>
          </table:table-cell>
          <table:table-cell office:value-type="float" office:value="0.829761706292629" calcext:value-type="float">
            <text:p>0,829761706292629</text:p>
          </table:table-cell>
          <table:table-cell office:value-type="float" office:value="0.611222378909588" calcext:value-type="float">
            <text:p>0,611222378909588</text:p>
          </table:table-cell>
          <table:table-cell office:value-type="float" office:value="0.458131298422813" calcext:value-type="float">
            <text:p>0,458131298422813</text:p>
          </table:table-cell>
          <table:table-cell office:value-type="float" office:value="0.348970346152782" calcext:value-type="float">
            <text:p>0,348970346152782</text:p>
          </table:table-cell>
          <table:table-cell office:value-type="float" office:value="0.271417178213596" calcext:value-type="float">
            <text:p>0,271417178213596</text:p>
          </table:table-cell>
          <table:table-cell office:value-type="float" office:value="0.217377077788115" calcext:value-type="float">
            <text:p>0,217377077788115</text:p>
          </table:table-cell>
          <table:table-cell office:value-type="float" office:value="0.180546574294567" calcext:value-type="float">
            <text:p>0,180546574294567</text:p>
          </table:table-cell>
          <table:table-cell office:value-type="float" office:value="0.151061272248626" calcext:value-type="float">
            <text:p>0,151061272248626</text:p>
          </table:table-cell>
          <table:table-cell office:value-type="float" office:value="0.129890438169241" calcext:value-type="float">
            <text:p>0,129890438169241</text:p>
          </table:table-cell>
          <table:table-cell office:value-type="float" office:value="0.112726150080562" calcext:value-type="float">
            <text:p>0,112726150080562</text:p>
          </table:table-cell>
          <table:table-cell office:value-type="float" office:value="0.100151628255844" calcext:value-type="float">
            <text:p>0,100151628255844</text:p>
          </table:table-cell>
          <table:table-cell office:value-type="float" office:value="0.0888232374563813" calcext:value-type="float">
            <text:p>0,0888232374563813</text:p>
          </table:table-cell>
          <table:table-cell office:value-type="float" office:value="0.0801378320902586" calcext:value-type="float">
            <text:p>0,0801378320902586</text:p>
          </table:table-cell>
          <table:table-cell office:value-type="float" office:value="0.0727265700697899" calcext:value-type="float">
            <text:p>0,0727265700697899</text:p>
          </table:table-cell>
          <table:table-cell office:value-type="float" office:value="0.0666305357590318" calcext:value-type="float">
            <text:p>0,0666305357590318</text:p>
          </table:table-cell>
          <table:table-cell office:value-type="float" office:value="0.061065535992384" calcext:value-type="float">
            <text:p>0,061065535992384</text:p>
          </table:table-cell>
          <table:table-cell office:value-type="float" office:value="0.0565024819225073" calcext:value-type="float">
            <text:p>0,0565024819225073</text:p>
          </table:table-cell>
          <table:table-cell office:value-type="float" office:value="0.0524714095517993" calcext:value-type="float">
            <text:p>0,0524714095517993</text:p>
          </table:table-cell>
          <table:table-cell office:value-type="float" office:value="0.0489261131733656" calcext:value-type="float">
            <text:p>0,0489261131733656</text:p>
          </table:table-cell>
          <table:table-cell office:value-type="float" office:value="0.045834013260901" calcext:value-type="float">
            <text:p>0,045834013260901</text:p>
          </table:table-cell>
          <table:table-cell office:value-type="float" office:value="0.0429271711036563" calcext:value-type="float">
            <text:p>0,0429271711036563</text:p>
          </table:table-cell>
          <table:table-cell office:value-type="float" office:value="0.0405221525579691" calcext:value-type="float">
            <text:p>0,0405221525579691</text:p>
          </table:table-cell>
          <table:table-cell office:value-type="float" office:value="0.0381898414343596" calcext:value-type="float">
            <text:p>0,0381898414343596</text:p>
          </table:table-cell>
          <table:table-cell office:value-type="float" office:value="0.0362526690587401" calcext:value-type="float">
            <text:p>0,0362526690587401</text:p>
          </table:table-cell>
          <table:table-cell office:value-type="float" office:value="0.0343311759643257" calcext:value-type="float">
            <text:p>0,0343311759643257</text:p>
          </table:table-cell>
          <table:table-cell office:value-type="float" office:value="0.032677240204066" calcext:value-type="float">
            <text:p>0,032677240204066</text:p>
          </table:table-cell>
          <table:table-cell office:value-type="float" office:value="0.0311226830817759" calcext:value-type="float">
            <text:p>0,0311226830817759</text:p>
          </table:table-cell>
        </table:table-row>
        <table:table-row table:style-name="ro1">
          <table:table-cell office:value-type="string" calcext:value-type="string">
            <text:p>Cherbourg</text:p>
          </table:table-cell>
          <table:table-cell office:value-type="float" office:value="3.00997829437256" calcext:value-type="float">
            <text:p>3,00997829437256</text:p>
          </table:table-cell>
          <table:table-cell office:value-type="float" office:value="1.71619814634323" calcext:value-type="float">
            <text:p>1,71619814634323</text:p>
          </table:table-cell>
          <table:table-cell office:value-type="float" office:value="1.04172265529633" calcext:value-type="float">
            <text:p>1,04172265529633</text:p>
          </table:table-cell>
          <table:table-cell office:value-type="float" office:value="0.677218943834305" calcext:value-type="float">
            <text:p>0,677218943834305</text:p>
          </table:table-cell>
          <table:table-cell office:value-type="float" office:value="0.469238936901093" calcext:value-type="float">
            <text:p>0,469238936901093</text:p>
          </table:table-cell>
          <table:table-cell office:value-type="float" office:value="0.340779542922974" calcext:value-type="float">
            <text:p>0,340779542922974</text:p>
          </table:table-cell>
          <table:table-cell office:value-type="float" office:value="0.261212147772312" calcext:value-type="float">
            <text:p>0,261212147772312</text:p>
          </table:table-cell>
          <table:table-cell office:value-type="float" office:value="0.209265351295471" calcext:value-type="float">
            <text:p>0,209265351295471</text:p>
          </table:table-cell>
          <table:table-cell office:value-type="float" office:value="0.172588869929314" calcext:value-type="float">
            <text:p>0,172588869929314</text:p>
          </table:table-cell>
          <table:table-cell office:value-type="float" office:value="0.146022476255894" calcext:value-type="float">
            <text:p>0,146022476255894</text:p>
          </table:table-cell>
          <table:table-cell office:value-type="float" office:value="0.125874616205692" calcext:value-type="float">
            <text:p>0,125874616205692</text:p>
          </table:table-cell>
          <table:table-cell office:value-type="float" office:value="0.110317692160606" calcext:value-type="float">
            <text:p>0,110317692160606</text:p>
          </table:table-cell>
          <table:table-cell office:value-type="float" office:value="0.0978792496025562" calcext:value-type="float">
            <text:p>0,0978792496025562</text:p>
          </table:table-cell>
          <table:table-cell office:value-type="float" office:value="0.0877257399260998" calcext:value-type="float">
            <text:p>0,0877257399260998</text:p>
          </table:table-cell>
          <table:table-cell office:value-type="float" office:value="0.0794642493128777" calcext:value-type="float">
            <text:p>0,0794642493128777</text:p>
          </table:table-cell>
          <table:table-cell office:value-type="float" office:value="0.0723360851407051" calcext:value-type="float">
            <text:p>0,0723360851407051</text:p>
          </table:table-cell>
          <table:table-cell office:value-type="float" office:value="0.0663920901715756" calcext:value-type="float">
            <text:p>0,0663920901715756</text:p>
          </table:table-cell>
          <table:table-cell office:value-type="float" office:value="0.061262734234333" calcext:value-type="float">
            <text:p>0,061262734234333</text:p>
          </table:table-cell>
          <table:table-cell office:value-type="float" office:value="0.0568328332155943" calcext:value-type="float">
            <text:p>0,0568328332155943</text:p>
          </table:table-cell>
          <table:table-cell office:value-type="float" office:value="0.0529161337763071" calcext:value-type="float">
            <text:p>0,0529161337763071</text:p>
          </table:table-cell>
          <table:table-cell office:value-type="float" office:value="0.0494939815253019" calcext:value-type="float">
            <text:p>0,0494939815253019</text:p>
          </table:table-cell>
          <table:table-cell office:value-type="float" office:value="0.0464362390339375" calcext:value-type="float">
            <text:p>0,0464362390339375</text:p>
          </table:table-cell>
          <table:table-cell office:value-type="float" office:value="0.0437258630990982" calcext:value-type="float">
            <text:p>0,0437258630990982</text:p>
          </table:table-cell>
          <table:table-cell office:value-type="float" office:value="0.0412710122764111" calcext:value-type="float">
            <text:p>0,0412710122764111</text:p>
          </table:table-cell>
          <table:table-cell office:value-type="float" office:value="0.0390688832849264" calcext:value-type="float">
            <text:p>0,0390688832849264</text:p>
          </table:table-cell>
          <table:table-cell office:value-type="float" office:value="0.0370705798268318" calcext:value-type="float">
            <text:p>0,0370705798268318</text:p>
          </table:table-cell>
          <table:table-cell office:value-type="float" office:value="0.0352467950433493" calcext:value-type="float">
            <text:p>0,0352467950433493</text:p>
          </table:table-cell>
          <table:table-cell office:value-type="float" office:value="0.0335945356637239" calcext:value-type="float">
            <text:p>0,0335945356637239</text:p>
          </table:table-cell>
          <table:table-cell office:value-type="float" office:value="0.0320807937532663" calcext:value-type="float">
            <text:p>0,0320807937532663</text:p>
          </table:table-cell>
          <table:table-cell office:value-type="float" office:value="0.0306543540209532" calcext:value-type="float">
            <text:p>0,0306543540209532</text:p>
          </table:table-cell>
        </table:table-row>
        <table:table-row table:style-name="ro1">
          <table:table-cell office:value-type="string" calcext:value-type="string">
            <text:p>Cologne</text:p>
          </table:table-cell>
          <table:table-cell office:value-type="float" office:value="2.44332911074162" calcext:value-type="float">
            <text:p>2,44332911074162</text:p>
          </table:table-cell>
          <table:table-cell office:value-type="float" office:value="1.18274327740073" calcext:value-type="float">
            <text:p>1,18274327740073</text:p>
          </table:table-cell>
          <table:table-cell office:value-type="float" office:value="0.775520853698254" calcext:value-type="float">
            <text:p>0,775520853698254</text:p>
          </table:table-cell>
          <table:table-cell office:value-type="float" office:value="0.515829613432288" calcext:value-type="float">
            <text:p>0,515829613432288</text:p>
          </table:table-cell>
          <table:table-cell office:value-type="float" office:value="0.345497122034431" calcext:value-type="float">
            <text:p>0,345497122034431</text:p>
          </table:table-cell>
          <table:table-cell office:value-type="float" office:value="0.239960637874901" calcext:value-type="float">
            <text:p>0,239960637874901</text:p>
          </table:table-cell>
          <table:table-cell office:value-type="float" office:value="0.177104867063463" calcext:value-type="float">
            <text:p>0,177104867063463</text:p>
          </table:table-cell>
          <table:table-cell office:value-type="float" office:value="0.136863934807479" calcext:value-type="float">
            <text:p>0,136863934807479</text:p>
          </table:table-cell>
          <table:table-cell office:value-type="float" office:value="0.109944994561374" calcext:value-type="float">
            <text:p>0,109944994561374</text:p>
          </table:table-cell>
          <table:table-cell office:value-type="float" office:value="0.0904407212510705" calcext:value-type="float">
            <text:p>0,0904407212510705</text:p>
          </table:table-cell>
          <table:table-cell office:value-type="float" office:value="0.0772165469825268" calcext:value-type="float">
            <text:p>0,0772165469825268</text:p>
          </table:table-cell>
          <table:table-cell office:value-type="float" office:value="0.0661853109486401" calcext:value-type="float">
            <text:p>0,0661853109486401</text:p>
          </table:table-cell>
          <table:table-cell office:value-type="float" office:value="0.0578257336746901" calcext:value-type="float">
            <text:p>0,0578257336746901</text:p>
          </table:table-cell>
          <table:table-cell office:value-type="float" office:value="0.0515599430073053" calcext:value-type="float">
            <text:p>0,0515599430073053</text:p>
          </table:table-cell>
          <table:table-cell office:value-type="float" office:value="0.045964096672833" calcext:value-type="float">
            <text:p>0,045964096672833</text:p>
          </table:table-cell>
          <table:table-cell office:value-type="float" office:value="0.0416517562698573" calcext:value-type="float">
            <text:p>0,0416517562698573</text:p>
          </table:table-cell>
          <table:table-cell office:value-type="float" office:value="0.0377684112172574" calcext:value-type="float">
            <text:p>0,0377684112172574</text:p>
          </table:table-cell>
          <table:table-cell office:value-type="float" office:value="0.0347628847230226" calcext:value-type="float">
            <text:p>0,0347628847230226</text:p>
          </table:table-cell>
          <table:table-cell office:value-type="float" office:value="0.0320555926300585" calcext:value-type="float">
            <text:p>0,0320555926300585</text:p>
          </table:table-cell>
          <table:table-cell office:value-type="float" office:value="0.0296754550654441" calcext:value-type="float">
            <text:p>0,0296754550654441</text:p>
          </table:table-cell>
          <table:table-cell office:value-type="float" office:value="0.0276244127890095" calcext:value-type="float">
            <text:p>0,0276244127890095</text:p>
          </table:table-cell>
          <table:table-cell office:value-type="float" office:value="0.0258174880873412" calcext:value-type="float">
            <text:p>0,0258174880873412</text:p>
          </table:table-cell>
          <table:table-cell office:value-type="float" office:value="0.0242054644040763" calcext:value-type="float">
            <text:p>0,0242054644040763</text:p>
          </table:table-cell>
          <table:table-cell office:value-type="float" office:value="0.0227718268288299" calcext:value-type="float">
            <text:p>0,0227718268288299</text:p>
          </table:table-cell>
          <table:table-cell office:value-type="float" office:value="0.0214875899255276" calcext:value-type="float">
            <text:p>0,0214875899255276</text:p>
          </table:table-cell>
          <table:table-cell office:value-type="float" office:value="0.0203167562140152" calcext:value-type="float">
            <text:p>0,0203167562140152</text:p>
          </table:table-cell>
          <table:table-cell office:value-type="float" office:value="0.0192995871184394" calcext:value-type="float">
            <text:p>0,0192995871184394</text:p>
          </table:table-cell>
          <table:table-cell office:value-type="float" office:value="0.0182753487024456" calcext:value-type="float">
            <text:p>0,0182753487024456</text:p>
          </table:table-cell>
          <table:table-cell office:value-type="float" office:value="0.0174852090422064" calcext:value-type="float">
            <text:p>0,0174852090422064</text:p>
          </table:table-cell>
          <table:table-cell office:value-type="float" office:value="0.0166539008496329" calcext:value-type="float">
            <text:p>0,0166539008496329</text:p>
          </table:table-cell>
        </table:table-row>
        <table:table-row table:style-name="ro1">
          <table:table-cell office:value-type="string" calcext:value-type="string">
            <text:p>Geneva</text:p>
          </table:table-cell>
          <table:table-cell office:value-type="float" office:value="1.34658855199814" calcext:value-type="float">
            <text:p>1,34658855199814</text:p>
          </table:table-cell>
          <table:table-cell office:value-type="float" office:value="0.969743808110555" calcext:value-type="float">
            <text:p>0,969743808110555</text:p>
          </table:table-cell>
          <table:table-cell office:value-type="float" office:value="0.719275732835134" calcext:value-type="float">
            <text:p>0,719275732835134</text:p>
          </table:table-cell>
          <table:table-cell office:value-type="float" office:value="0.544104417165121" calcext:value-type="float">
            <text:p>0,544104417165121</text:p>
          </table:table-cell>
          <table:table-cell office:value-type="float" office:value="0.424560864766439" calcext:value-type="float">
            <text:p>0,424560864766439</text:p>
          </table:table-cell>
          <table:table-cell office:value-type="float" office:value="0.338624715805054" calcext:value-type="float">
            <text:p>0,338624715805054</text:p>
          </table:table-cell>
          <table:table-cell office:value-type="float" office:value="0.276050060987473" calcext:value-type="float">
            <text:p>0,276050060987473</text:p>
          </table:table-cell>
          <table:table-cell office:value-type="float" office:value="0.228494971990585" calcext:value-type="float">
            <text:p>0,228494971990585</text:p>
          </table:table-cell>
          <table:table-cell office:value-type="float" office:value="0.19585827489694" calcext:value-type="float">
            <text:p>0,19585827489694</text:p>
          </table:table-cell>
          <table:table-cell office:value-type="float" office:value="0.167975192268689" calcext:value-type="float">
            <text:p>0,167975192268689</text:p>
          </table:table-cell>
          <table:table-cell office:value-type="float" office:value="0.147522916396459" calcext:value-type="float">
            <text:p>0,147522916396459</text:p>
          </table:table-cell>
          <table:table-cell office:value-type="float" office:value="0.130250213046869" calcext:value-type="float">
            <text:p>0,130250213046869</text:p>
          </table:table-cell>
          <table:table-cell office:value-type="float" office:value="0.116646843651931" calcext:value-type="float">
            <text:p>0,116646843651931</text:p>
          </table:table-cell>
          <table:table-cell office:value-type="float" office:value="0.105070891479651" calcext:value-type="float">
            <text:p>0,105070891479651</text:p>
          </table:table-cell>
          <table:table-cell office:value-type="float" office:value="0.0951786016424497" calcext:value-type="float">
            <text:p>0,0951786016424497</text:p>
          </table:table-cell>
          <table:table-cell office:value-type="float" office:value="0.0871666247646014" calcext:value-type="float">
            <text:p>0,0871666247646014</text:p>
          </table:table-cell>
          <table:table-cell office:value-type="float" office:value="0.0798635830481847" calcext:value-type="float">
            <text:p>0,0798635830481847</text:p>
          </table:table-cell>
          <table:table-cell office:value-type="float" office:value="0.074036522457997" calcext:value-type="float">
            <text:p>0,074036522457997</text:p>
          </table:table-cell>
          <table:table-cell office:value-type="float" office:value="0.0685469868282477" calcext:value-type="float">
            <text:p>0,0685469868282477</text:p>
          </table:table-cell>
          <table:table-cell office:value-type="float" office:value="0.0641947786013285" calcext:value-type="float">
            <text:p>0,0641947786013285</text:p>
          </table:table-cell>
          <table:table-cell office:value-type="float" office:value="0.0598312939206759" calcext:value-type="float">
            <text:p>0,0598312939206759</text:p>
          </table:table-cell>
          <table:table-cell office:value-type="float" office:value="0.0563985767463843" calcext:value-type="float">
            <text:p>0,0563985767463843</text:p>
          </table:table-cell>
          <table:table-cell office:value-type="float" office:value="0.0529654224713643" calcext:value-type="float">
            <text:p>0,0529654224713643</text:p>
          </table:table-cell>
          <table:table-cell office:value-type="float" office:value="0.0500027264157931" calcext:value-type="float">
            <text:p>0,0500027264157931</text:p>
          </table:table-cell>
          <table:table-cell office:value-type="float" office:value="0.0474755093455315" calcext:value-type="float">
            <text:p>0,0474755093455315</text:p>
          </table:table-cell>
          <table:table-cell office:value-type="float" office:value="0.0448959519465764" calcext:value-type="float">
            <text:p>0,0448959519465764</text:p>
          </table:table-cell>
          <table:table-cell office:value-type="float" office:value="0.0427897187570731" calcext:value-type="float">
            <text:p>0,0427897187570731</text:p>
          </table:table-cell>
          <table:table-cell office:value-type="float" office:value="0.0407337533930937" calcext:value-type="float">
            <text:p>0,0407337533930937</text:p>
          </table:table-cell>
          <table:table-cell office:value-type="float" office:value="0.0388666354119778" calcext:value-type="float">
            <text:p>0,0388666354119778</text:p>
          </table:table-cell>
          <table:table-cell office:value-type="float" office:value="0.0370993614196777" calcext:value-type="float">
            <text:p>0,0370993614196777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2.60135197639465" calcext:value-type="float">
            <text:p>2,60135197639465</text:p>
          </table:table-cell>
          <table:table-cell office:value-type="float" office:value="1.3456004858017" calcext:value-type="float">
            <text:p>1,3456004858017</text:p>
          </table:table-cell>
          <table:table-cell office:value-type="float" office:value="0.623958587646484" calcext:value-type="float">
            <text:p>0,623958587646484</text:p>
          </table:table-cell>
          <table:table-cell office:value-type="float" office:value="0.331907689571381" calcext:value-type="float">
            <text:p>0,331907689571381</text:p>
          </table:table-cell>
          <table:table-cell office:value-type="float" office:value="0.21267107129097" calcext:value-type="float">
            <text:p>0,21267107129097</text:p>
          </table:table-cell>
          <table:table-cell office:value-type="float" office:value="0.153198286890984" calcext:value-type="float">
            <text:p>0,153198286890984</text:p>
          </table:table-cell>
          <table:table-cell office:value-type="float" office:value="0.1185292750597" calcext:value-type="float">
            <text:p>0,1185292750597</text:p>
          </table:table-cell>
          <table:table-cell office:value-type="float" office:value="0.0960971042513847" calcext:value-type="float">
            <text:p>0,0960971042513847</text:p>
          </table:table-cell>
          <table:table-cell office:value-type="float" office:value="0.0804980918765068" calcext:value-type="float">
            <text:p>0,0804980918765068</text:p>
          </table:table-cell>
          <table:table-cell office:value-type="float" office:value="0.0690702721476555" calcext:value-type="float">
            <text:p>0,0690702721476555</text:p>
          </table:table-cell>
          <table:table-cell office:value-type="float" office:value="0.0603624954819679" calcext:value-type="float">
            <text:p>0,0603624954819679</text:p>
          </table:table-cell>
          <table:table-cell office:value-type="float" office:value="0.0535212829709053" calcext:value-type="float">
            <text:p>0,0535212829709053</text:p>
          </table:table-cell>
          <table:table-cell office:value-type="float" office:value="0.0480131395161152" calcext:value-type="float">
            <text:p>0,0480131395161152</text:p>
          </table:table-cell>
          <table:table-cell office:value-type="float" office:value="0.043488647788763" calcext:value-type="float">
            <text:p>0,043488647788763</text:p>
          </table:table-cell>
          <table:table-cell office:value-type="float" office:value="0.0397098883986473" calcext:value-type="float">
            <text:p>0,0397098883986473</text:p>
          </table:table-cell>
          <table:table-cell office:value-type="float" office:value="0.0365094617009163" calcext:value-type="float">
            <text:p>0,0365094617009163</text:p>
          </table:table-cell>
          <table:table-cell office:value-type="float" office:value="0.0337768197059631" calcext:value-type="float">
            <text:p>0,0337768197059631</text:p>
          </table:table-cell>
          <table:table-cell office:value-type="float" office:value="0.0314088575541973" calcext:value-type="float">
            <text:p>0,0314088575541973</text:p>
          </table:table-cell>
          <table:table-cell office:value-type="float" office:value="0.0293378084897995" calcext:value-type="float">
            <text:p>0,0293378084897995</text:p>
          </table:table-cell>
          <table:table-cell office:value-type="float" office:value="0.0275117196142674" calcext:value-type="float">
            <text:p>0,0275117196142674</text:p>
          </table:table-cell>
          <table:table-cell office:value-type="float" office:value="0.0258902441710234" calcext:value-type="float">
            <text:p>0,0258902441710234</text:p>
          </table:table-cell>
          <table:table-cell office:value-type="float" office:value="0.0244409963488579" calcext:value-type="float">
            <text:p>0,0244409963488579</text:p>
          </table:table-cell>
          <table:table-cell office:value-type="float" office:value="0.0231387540698051" calcext:value-type="float">
            <text:p>0,0231387540698051</text:p>
          </table:table-cell>
          <table:table-cell office:value-type="float" office:value="0.0219625197350979" calcext:value-type="float">
            <text:p>0,0219625197350979</text:p>
          </table:table-cell>
          <table:table-cell office:value-type="float" office:value="0.0208949968218803" calcext:value-type="float">
            <text:p>0,0208949968218803</text:p>
          </table:table-cell>
          <table:table-cell office:value-type="float" office:value="0.0199220441281796" calcext:value-type="float">
            <text:p>0,0199220441281796</text:p>
          </table:table-cell>
          <table:table-cell office:value-type="float" office:value="0.0190317761152983" calcext:value-type="float">
            <text:p>0,0190317761152983</text:p>
          </table:table-cell>
          <table:table-cell office:value-type="float" office:value="0.0182143449783325" calcext:value-type="float">
            <text:p>0,0182143449783325</text:p>
          </table:table-cell>
          <table:table-cell office:value-type="float" office:value="0.0174612645059824" calcext:value-type="float">
            <text:p>0,0174612645059824</text:p>
          </table:table-cell>
          <table:table-cell office:value-type="float" office:value="0.0167651753872633" calcext:value-type="float">
            <text:p>0,0167651753872633</text:p>
          </table:table-cell>
        </table:table-row>
        <table:table-row table:style-name="ro1">
          <table:table-cell office:value-type="string" calcext:value-type="string">
            <text:p>Hook of Holland</text:p>
          </table:table-cell>
          <table:table-cell office:value-type="float" office:value="2.2877957423528" calcext:value-type="float">
            <text:p>2,2877957423528</text:p>
          </table:table-cell>
          <table:table-cell office:value-type="float" office:value="1.29716063870324" calcext:value-type="float">
            <text:p>1,29716063870324</text:p>
          </table:table-cell>
          <table:table-cell office:value-type="float" office:value="0.89778784248564" calcext:value-type="float">
            <text:p>0,89778784248564</text:p>
          </table:table-cell>
          <table:table-cell office:value-type="float" office:value="0.638029542234209" calcext:value-type="float">
            <text:p>0,638029542234209</text:p>
          </table:table-cell>
          <table:table-cell office:value-type="float" office:value="0.462702582279841" calcext:value-type="float">
            <text:p>0,462702582279841</text:p>
          </table:table-cell>
          <table:table-cell office:value-type="float" office:value="0.34232605000337" calcext:value-type="float">
            <text:p>0,34232605000337</text:p>
          </table:table-cell>
          <table:table-cell office:value-type="float" office:value="0.258992397950755" calcext:value-type="float">
            <text:p>0,258992397950755</text:p>
          </table:table-cell>
          <table:table-cell office:value-type="float" office:value="0.201744934750928" calcext:value-type="float">
            <text:p>0,201744934750928</text:p>
          </table:table-cell>
          <table:table-cell office:value-type="float" office:value="0.16139772368802" calcext:value-type="float">
            <text:p>0,16139772368802</text:p>
          </table:table-cell>
          <table:table-cell office:value-type="float" office:value="0.132950430942906" calcext:value-type="float">
            <text:p>0,132950430942906</text:p>
          </table:table-cell>
          <table:table-cell office:value-type="float" office:value="0.111909516983562" calcext:value-type="float">
            <text:p>0,111909516983562</text:p>
          </table:table-cell>
          <table:table-cell office:value-type="float" office:value="0.0960663677089744" calcext:value-type="float">
            <text:p>0,0960663677089744</text:p>
          </table:table-cell>
          <table:table-cell office:value-type="float" office:value="0.0835705925193098" calcext:value-type="float">
            <text:p>0,0835705925193098</text:p>
          </table:table-cell>
          <table:table-cell office:value-type="float" office:value="0.0736980893545681" calcext:value-type="float">
            <text:p>0,0736980893545681</text:p>
          </table:table-cell>
          <table:table-cell office:value-type="float" office:value="0.0657123476266861" calcext:value-type="float">
            <text:p>0,0657123476266861</text:p>
          </table:table-cell>
          <table:table-cell office:value-type="float" office:value="0.0590925994846556" calcext:value-type="float">
            <text:p>0,0590925994846556</text:p>
          </table:table-cell>
          <table:table-cell office:value-type="float" office:value="0.0535741564300325" calcext:value-type="float">
            <text:p>0,0535741564300325</text:p>
          </table:table-cell>
          <table:table-cell office:value-type="float" office:value="0.0490220333966944" calcext:value-type="float">
            <text:p>0,0490220333966944</text:p>
          </table:table-cell>
          <table:table-cell office:value-type="float" office:value="0.0450189680688911" calcext:value-type="float">
            <text:p>0,0450189680688911</text:p>
          </table:table-cell>
          <table:table-cell office:value-type="float" office:value="0.041544986060924" calcext:value-type="float">
            <text:p>0,041544986060924</text:p>
          </table:table-cell>
          <table:table-cell office:value-type="float" office:value="0.0385797375606166" calcext:value-type="float">
            <text:p>0,0385797375606166</text:p>
          </table:table-cell>
          <table:table-cell office:value-type="float" office:value="0.0359428589128786" calcext:value-type="float">
            <text:p>0,0359428589128786</text:p>
          </table:table-cell>
          <table:table-cell office:value-type="float" office:value="0.0336473673168156" calcext:value-type="float">
            <text:p>0,0336473673168156</text:p>
          </table:table-cell>
          <table:table-cell office:value-type="float" office:value="0.0315811636133326" calcext:value-type="float">
            <text:p>0,0315811636133326</text:p>
          </table:table-cell>
          <table:table-cell office:value-type="float" office:value="0.0297103017154667" calcext:value-type="float">
            <text:p>0,0297103017154667</text:p>
          </table:table-cell>
          <table:table-cell office:value-type="float" office:value="0.0280927932924695" calcext:value-type="float">
            <text:p>0,0280927932924695</text:p>
          </table:table-cell>
          <table:table-cell office:value-type="float" office:value="0.0265842713415623" calcext:value-type="float">
            <text:p>0,0265842713415623</text:p>
          </table:table-cell>
          <table:table-cell office:value-type="float" office:value="0.0252382416899006" calcext:value-type="float">
            <text:p>0,0252382416899006</text:p>
          </table:table-cell>
          <table:table-cell office:value-type="float" office:value="0.0240356801077724" calcext:value-type="float">
            <text:p>0,0240356801077724</text:p>
          </table:table-cell>
          <table:table-cell office:value-type="float" office:value="0.0228825258091092" calcext:value-type="float">
            <text:p>0,0228825258091092</text:p>
          </table:table-cell>
        </table:table-row>
        <table:table-row table:style-name="ro1">
          <table:table-cell office:value-type="string" calcext:value-type="string">
            <text:p>Lisbon</text:p>
          </table:table-cell>
          <table:table-cell office:value-type="float" office:value="1.79406998554866" calcext:value-type="float">
            <text:p>1,79406998554866</text:p>
          </table:table-cell>
          <table:table-cell office:value-type="float" office:value="0.370753310620785" calcext:value-type="float">
            <text:p>0,370753310620785</text:p>
          </table:table-cell>
          <table:table-cell office:value-type="float" office:value="0.136638135959705" calcext:value-type="float">
            <text:p>0,136638135959705</text:p>
          </table:table-cell>
          <table:table-cell office:value-type="float" office:value="0.0785538796335459" calcext:value-type="float">
            <text:p>0,0785538796335459</text:p>
          </table:table-cell>
          <table:table-cell office:value-type="float" office:value="0.0543272917469343" calcext:value-type="float">
            <text:p>0,0543272917469343</text:p>
          </table:table-cell>
          <table:table-cell office:value-type="float" office:value="0.041226922844847" calcext:value-type="float">
            <text:p>0,041226922844847</text:p>
          </table:table-cell>
          <table:table-cell office:value-type="float" office:value="0.0330747092763583" calcext:value-type="float">
            <text:p>0,0330747092763583</text:p>
          </table:table-cell>
          <table:table-cell office:value-type="float" office:value="0.0275340179602305" calcext:value-type="float">
            <text:p>0,0275340179602305</text:p>
          </table:table-cell>
          <table:table-cell office:value-type="float" office:value="0.023533643844227" calcext:value-type="float">
            <text:p>0,023533643844227</text:p>
          </table:table-cell>
          <table:table-cell office:value-type="float" office:value="0.0205152754982313" calcext:value-type="float">
            <text:p>0,0205152754982313</text:p>
          </table:table-cell>
          <table:table-cell office:value-type="float" office:value="0.0181603670741121" calcext:value-type="float">
            <text:p>0,0181603670741121</text:p>
          </table:table-cell>
          <table:table-cell office:value-type="float" office:value="0.0162736652418971" calcext:value-type="float">
            <text:p>0,0162736652418971</text:p>
          </table:table-cell>
          <table:table-cell office:value-type="float" office:value="0.0147298099473119" calcext:value-type="float">
            <text:p>0,0147298099473119</text:p>
          </table:table-cell>
          <table:table-cell office:value-type="float" office:value="0.0134440472659965" calcext:value-type="float">
            <text:p>0,0134440472659965</text:p>
          </table:table-cell>
          <table:table-cell office:value-type="float" office:value="0.0123573079084357" calcext:value-type="float">
            <text:p>0,0123573079084357</text:p>
          </table:table-cell>
          <table:table-cell office:value-type="float" office:value="0.0114272627979517" calcext:value-type="float">
            <text:p>0,0114272627979517</text:p>
          </table:table-cell>
          <table:table-cell office:value-type="float" office:value="0.0106225662554304" calcext:value-type="float">
            <text:p>0,0106225662554304</text:p>
          </table:table-cell>
          <table:table-cell office:value-type="float" office:value="0.00991996998588244" calcext:value-type="float">
            <text:p>0,00991996998588244</text:p>
          </table:table-cell>
          <table:table-cell office:value-type="float" office:value="0.00930115161463618" calcext:value-type="float">
            <text:p>0,00930115161463618</text:p>
          </table:table-cell>
          <table:table-cell office:value-type="float" office:value="0.0087523921392858" calcext:value-type="float">
            <text:p>0,0087523921392858</text:p>
          </table:table-cell>
          <table:table-cell office:value-type="float" office:value="0.00826252500216166" calcext:value-type="float">
            <text:p>0,00826252500216166</text:p>
          </table:table-cell>
          <table:table-cell office:value-type="float" office:value="0.00782253251721462" calcext:value-type="float">
            <text:p>0,00782253251721462</text:p>
          </table:table-cell>
          <table:table-cell office:value-type="float" office:value="0.00742528346988062" calcext:value-type="float">
            <text:p>0,00742528346988062</text:p>
          </table:table-cell>
          <table:table-cell office:value-type="float" office:value="0.00706515562099715" calcext:value-type="float">
            <text:p>0,00706515562099715</text:p>
          </table:table-cell>
          <table:table-cell office:value-type="float" office:value="0.00673693635811408" calcext:value-type="float">
            <text:p>0,00673693635811408</text:p>
          </table:table-cell>
          <table:table-cell office:value-type="float" office:value="0.00643681843454639" calcext:value-type="float">
            <text:p>0,00643681843454639</text:p>
          </table:table-cell>
          <table:table-cell office:value-type="float" office:value="0.00616129448947807" calcext:value-type="float">
            <text:p>0,00616129448947807</text:p>
          </table:table-cell>
          <table:table-cell office:value-type="float" office:value="0.00590744125656784" calcext:value-type="float">
            <text:p>0,00590744125656784</text:p>
          </table:table-cell>
          <table:table-cell office:value-type="float" office:value="0.00567303861801823" calcext:value-type="float">
            <text:p>0,00567303861801823</text:p>
          </table:table-cell>
          <table:table-cell office:value-type="float" office:value="0.00545574072748423" calcext:value-type="float">
            <text:p>0,00545574072748423</text:p>
          </table:table-cell>
        </table:table-row>
        <table:table-row table:style-name="ro1">
          <table:table-cell office:value-type="string" calcext:value-type="string">
            <text:p>Lyons</text:p>
          </table:table-cell>
          <table:table-cell office:value-type="float" office:value="2.20347126573324" calcext:value-type="float">
            <text:p>2,20347126573324</text:p>
          </table:table-cell>
          <table:table-cell office:value-type="float" office:value="1.60257972404361" calcext:value-type="float">
            <text:p>1,60257972404361</text:p>
          </table:table-cell>
          <table:table-cell office:value-type="float" office:value="1.1800566278398" calcext:value-type="float">
            <text:p>1,1800566278398</text:p>
          </table:table-cell>
          <table:table-cell office:value-type="float" office:value="0.853092288598418" calcext:value-type="float">
            <text:p>0,853092288598418</text:p>
          </table:table-cell>
          <table:table-cell office:value-type="float" office:value="0.601372975856066" calcext:value-type="float">
            <text:p>0,601372975856066</text:p>
          </table:table-cell>
          <table:table-cell office:value-type="float" office:value="0.426651819609106" calcext:value-type="float">
            <text:p>0,426651819609106</text:p>
          </table:table-cell>
          <table:table-cell office:value-type="float" office:value="0.304832498542964" calcext:value-type="float">
            <text:p>0,304832498542964</text:p>
          </table:table-cell>
          <table:table-cell office:value-type="float" office:value="0.223118242342025" calcext:value-type="float">
            <text:p>0,223118242342025</text:p>
          </table:table-cell>
          <table:table-cell office:value-type="float" office:value="0.172170388046652" calcext:value-type="float">
            <text:p>0,172170388046652</text:p>
          </table:table-cell>
          <table:table-cell office:value-type="float" office:value="0.13642738154158" calcext:value-type="float">
            <text:p>0,13642738154158</text:p>
          </table:table-cell>
          <table:table-cell office:value-type="float" office:value="0.11218762374483" calcext:value-type="float">
            <text:p>0,11218762374483</text:p>
          </table:table-cell>
          <table:table-cell office:value-type="float" office:value="0.0944719153922051" calcext:value-type="float">
            <text:p>0,0944719153922051</text:p>
          </table:table-cell>
          <table:table-cell office:value-type="float" office:value="0.0814426855649799" calcext:value-type="float">
            <text:p>0,0814426855649799</text:p>
          </table:table-cell>
          <table:table-cell office:value-type="float" office:value="0.0710246257949621" calcext:value-type="float">
            <text:p>0,0710246257949621</text:p>
          </table:table-cell>
          <table:table-cell office:value-type="float" office:value="0.0628840634599328" calcext:value-type="float">
            <text:p>0,0628840634599328</text:p>
          </table:table-cell>
          <table:table-cell office:value-type="float" office:value="0.0560972942039371" calcext:value-type="float">
            <text:p>0,0560972942039371</text:p>
          </table:table-cell>
          <table:table-cell office:value-type="float" office:value="0.0508189193205908" calcext:value-type="float">
            <text:p>0,0508189193205908</text:p>
          </table:table-cell>
          <table:table-cell office:value-type="float" office:value="0.0462295127799735" calcext:value-type="float">
            <text:p>0,0462295127799735</text:p>
          </table:table-cell>
          <table:table-cell office:value-type="float" office:value="0.0423404102912173" calcext:value-type="float">
            <text:p>0,0423404102912173</text:p>
          </table:table-cell>
          <table:table-cell office:value-type="float" office:value="0.0390625525033101" calcext:value-type="float">
            <text:p>0,0390625525033101</text:p>
          </table:table-cell>
          <table:table-cell office:value-type="float" office:value="0.0361219170736149" calcext:value-type="float">
            <text:p>0,0361219170736149</text:p>
          </table:table-cell>
          <table:table-cell office:value-type="float" office:value="0.0336250648251735" calcext:value-type="float">
            <text:p>0,0336250648251735</text:p>
          </table:table-cell>
          <table:table-cell office:value-type="float" office:value="0.031453040719498" calcext:value-type="float">
            <text:p>0,031453040719498</text:p>
          </table:table-cell>
          <table:table-cell office:value-type="float" office:value="0.0294494738336653" calcext:value-type="float">
            <text:p>0,0294494738336653</text:p>
          </table:table-cell>
          <table:table-cell office:value-type="float" office:value="0.0277589941397309" calcext:value-type="float">
            <text:p>0,0277589941397309</text:p>
          </table:table-cell>
          <table:table-cell office:value-type="float" office:value="0.0261481863562949" calcext:value-type="float">
            <text:p>0,0261481863562949</text:p>
          </table:table-cell>
          <table:table-cell office:value-type="float" office:value="0.0247532214852981" calcext:value-type="float">
            <text:p>0,0247532214852981</text:p>
          </table:table-cell>
          <table:table-cell office:value-type="float" office:value="0.0234817443997599" calcext:value-type="float">
            <text:p>0,0234817443997599</text:p>
          </table:table-cell>
          <table:table-cell office:value-type="float" office:value="0.0223231264390051" calcext:value-type="float">
            <text:p>0,0223231264390051</text:p>
          </table:table-cell>
          <table:table-cell office:value-type="float" office:value="0.0212638675584458" calcext:value-type="float">
            <text:p>0,0212638675584458</text:p>
          </table:table-cell>
        </table:table-row>
        <table:table-row table:style-name="ro1">
          <table:table-cell office:value-type="string" calcext:value-type="string">
            <text:p>Marseilles</text:p>
          </table:table-cell>
          <table:table-cell office:value-type="float" office:value="1.25717797023909" calcext:value-type="float">
            <text:p>1,25717797023909</text:p>
          </table:table-cell>
          <table:table-cell office:value-type="float" office:value="0.762436773095812" calcext:value-type="float">
            <text:p>0,762436773095812</text:p>
          </table:table-cell>
          <table:table-cell office:value-type="float" office:value="0.482213492904391" calcext:value-type="float">
            <text:p>0,482213492904391</text:p>
          </table:table-cell>
          <table:table-cell office:value-type="float" office:value="0.330135615808623" calcext:value-type="float">
            <text:p>0,330135615808623</text:p>
          </table:table-cell>
          <table:table-cell office:value-type="float" office:value="0.235385521181992" calcext:value-type="float">
            <text:p>0,235385521181992</text:p>
          </table:table-cell>
          <table:table-cell office:value-type="float" office:value="0.180322223476001" calcext:value-type="float">
            <text:p>0,180322223476001</text:p>
          </table:table-cell>
          <table:table-cell office:value-type="float" office:value="0.144058579312904" calcext:value-type="float">
            <text:p>0,144058579312904</text:p>
          </table:table-cell>
          <table:table-cell office:value-type="float" office:value="0.115680189537151" calcext:value-type="float">
            <text:p>0,115680189537151</text:p>
          </table:table-cell>
          <table:table-cell office:value-type="float" office:value="0.0973941311240196" calcext:value-type="float">
            <text:p>0,0973941311240196</text:p>
          </table:table-cell>
          <table:table-cell office:value-type="float" office:value="0.0834409551961081" calcext:value-type="float">
            <text:p>0,0834409551961081</text:p>
          </table:table-cell>
          <table:table-cell office:value-type="float" office:value="0.0719427956002099" calcext:value-type="float">
            <text:p>0,0719427956002099</text:p>
          </table:table-cell>
          <table:table-cell office:value-type="float" office:value="0.0633229075797967" calcext:value-type="float">
            <text:p>0,0633229075797967</text:p>
          </table:table-cell>
          <table:table-cell office:value-type="float" office:value="0.0559179756258215" calcext:value-type="float">
            <text:p>0,0559179756258215</text:p>
          </table:table-cell>
          <table:table-cell office:value-type="float" office:value="0.0504537605281387" calcext:value-type="float">
            <text:p>0,0504537605281387</text:p>
          </table:table-cell>
          <table:table-cell office:value-type="float" office:value="0.0453442707657814" calcext:value-type="float">
            <text:p>0,0453442707657814</text:p>
          </table:table-cell>
          <table:table-cell office:value-type="float" office:value="0.041452373777117" calcext:value-type="float">
            <text:p>0,041452373777117</text:p>
          </table:table-cell>
          <table:table-cell office:value-type="float" office:value="0.0379207764885255" calcext:value-type="float">
            <text:p>0,0379207764885255</text:p>
          </table:table-cell>
          <table:table-cell office:value-type="float" office:value="0.0349789754088436" calcext:value-type="float">
            <text:p>0,0349789754088436</text:p>
          </table:table-cell>
          <table:table-cell office:value-type="float" office:value="0.0323844522769962" calcext:value-type="float">
            <text:p>0,0323844522769962</text:p>
          </table:table-cell>
          <table:table-cell office:value-type="float" office:value="0.030158610482301" calcext:value-type="float">
            <text:p>0,030158610482301</text:p>
          </table:table-cell>
          <table:table-cell office:value-type="float" office:value="0.0281471518267478" calcext:value-type="float">
            <text:p>0,0281471518267478</text:p>
          </table:table-cell>
          <table:table-cell office:value-type="float" office:value="0.0263707073671477" calcext:value-type="float">
            <text:p>0,0263707073671477</text:p>
          </table:table-cell>
          <table:table-cell office:value-type="float" office:value="0.0247353864833713" calcext:value-type="float">
            <text:p>0,0247353864833713</text:p>
          </table:table-cell>
          <table:table-cell office:value-type="float" office:value="0.0234104079593505" calcext:value-type="float">
            <text:p>0,0234104079593505</text:p>
          </table:table-cell>
          <table:table-cell office:value-type="float" office:value="0.0220589426213077" calcext:value-type="float">
            <text:p>0,0220589426213077</text:p>
          </table:table-cell>
          <table:table-cell office:value-type="float" office:value="0.0208982348974262" calcext:value-type="float">
            <text:p>0,0208982348974262</text:p>
          </table:table-cell>
          <table:table-cell office:value-type="float" office:value="0.0198517815609063" calcext:value-type="float">
            <text:p>0,0198517815609063</text:p>
          </table:table-cell>
          <table:table-cell office:value-type="float" office:value="0.0188985827511975" calcext:value-type="float">
            <text:p>0,0188985827511975</text:p>
          </table:table-cell>
          <table:table-cell office:value-type="float" office:value="0.0179904498425978" calcext:value-type="float">
            <text:p>0,0179904498425978</text:p>
          </table:table-cell>
          <table:table-cell office:value-type="float" office:value="0.0172235670366458" calcext:value-type="float">
            <text:p>0,0172235670366458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.9282469703601" calcext:value-type="float">
            <text:p>1,9282469703601</text:p>
          </table:table-cell>
          <table:table-cell office:value-type="float" office:value="1.03953950680219" calcext:value-type="float">
            <text:p>1,03953950680219</text:p>
          </table:table-cell>
          <table:table-cell office:value-type="float" office:value="0.634534583641933" calcext:value-type="float">
            <text:p>0,634534583641933</text:p>
          </table:table-cell>
          <table:table-cell office:value-type="float" office:value="0.405864471426377" calcext:value-type="float">
            <text:p>0,405864471426377</text:p>
          </table:table-cell>
          <table:table-cell office:value-type="float" office:value="0.266569064786801" calcext:value-type="float">
            <text:p>0,266569064786801</text:p>
          </table:table-cell>
          <table:table-cell office:value-type="float" office:value="0.186115652322769" calcext:value-type="float">
            <text:p>0,186115652322769</text:p>
          </table:table-cell>
          <table:table-cell office:value-type="float" office:value="0.137521756956211" calcext:value-type="float">
            <text:p>0,137521756956211</text:p>
          </table:table-cell>
          <table:table-cell office:value-type="float" office:value="0.107990068884996" calcext:value-type="float">
            <text:p>0,107990068884996</text:p>
          </table:table-cell>
          <table:table-cell office:value-type="float" office:value="0.0867676683343374" calcext:value-type="float">
            <text:p>0,0867676683343374</text:p>
          </table:table-cell>
          <table:table-cell office:value-type="float" office:value="0.0726318746232069" calcext:value-type="float">
            <text:p>0,0726318746232069</text:p>
          </table:table-cell>
          <table:table-cell office:value-type="float" office:value="0.0620033766787786" calcext:value-type="float">
            <text:p>0,0620033766787786</text:p>
          </table:table-cell>
          <table:table-cell office:value-type="float" office:value="0.0539632124396471" calcext:value-type="float">
            <text:p>0,0539632124396471</text:p>
          </table:table-cell>
          <table:table-cell office:value-type="float" office:value="0.0475177346513822" calcext:value-type="float">
            <text:p>0,0475177346513822</text:p>
          </table:table-cell>
          <table:table-cell office:value-type="float" office:value="0.0423495687830907" calcext:value-type="float">
            <text:p>0,0423495687830907</text:p>
          </table:table-cell>
          <table:table-cell office:value-type="float" office:value="0.0382415401534392" calcext:value-type="float">
            <text:p>0,0382415401534392</text:p>
          </table:table-cell>
          <table:table-cell office:value-type="float" office:value="0.0346451010555029" calcext:value-type="float">
            <text:p>0,0346451010555029</text:p>
          </table:table-cell>
          <table:table-cell office:value-type="float" office:value="0.031761321454094" calcext:value-type="float">
            <text:p>0,031761321454094</text:p>
          </table:table-cell>
          <table:table-cell office:value-type="float" office:value="0.0291624098586348" calcext:value-type="float">
            <text:p>0,0291624098586348</text:p>
          </table:table-cell>
          <table:table-cell office:value-type="float" office:value="0.0270663778512524" calcext:value-type="float">
            <text:p>0,0270663778512524</text:p>
          </table:table-cell>
          <table:table-cell office:value-type="float" office:value="0.025108775911996" calcext:value-type="float">
            <text:p>0,025108775911996</text:p>
          </table:table-cell>
          <table:table-cell office:value-type="float" office:value="0.0234364007528012" calcext:value-type="float">
            <text:p>0,0234364007528012</text:p>
          </table:table-cell>
          <table:table-cell office:value-type="float" office:value="0.0219798069447279" calcext:value-type="float">
            <text:p>0,0219798069447279</text:p>
          </table:table-cell>
          <table:table-cell office:value-type="float" office:value="0.0206613187463238" calcext:value-type="float">
            <text:p>0,0206613187463238</text:p>
          </table:table-cell>
          <table:table-cell office:value-type="float" office:value="0.0194893924232859" calcext:value-type="float">
            <text:p>0,0194893924232859</text:p>
          </table:table-cell>
          <table:table-cell office:value-type="float" office:value="0.0184052182504764" calcext:value-type="float">
            <text:p>0,0184052182504764</text:p>
          </table:table-cell>
          <table:table-cell office:value-type="float" office:value="0.017489530146122" calcext:value-type="float">
            <text:p>0,017489530146122</text:p>
          </table:table-cell>
          <table:table-cell office:value-type="float" office:value="0.0165991279511498" calcext:value-type="float">
            <text:p>0,0165991279511498</text:p>
          </table:table-cell>
          <table:table-cell office:value-type="float" office:value="0.0158184124156833" calcext:value-type="float">
            <text:p>0,0158184124156833</text:p>
          </table:table-cell>
          <table:table-cell office:value-type="float" office:value="0.0150824845052109" calcext:value-type="float">
            <text:p>0,0150824845052109</text:p>
          </table:table-cell>
          <table:table-cell office:value-type="float" office:value="0.0144161167196356" calcext:value-type="float">
            <text:p>0,0144161167196356</text:p>
          </table:table-cell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3.00797462463379" calcext:value-type="float">
            <text:p>3,00797462463379</text:p>
          </table:table-cell>
          <table:table-cell office:value-type="float" office:value="1.49913376569748" calcext:value-type="float">
            <text:p>1,49913376569748</text:p>
          </table:table-cell>
          <table:table-cell office:value-type="float" office:value="0.784678936004639" calcext:value-type="float">
            <text:p>0,784678936004639</text:p>
          </table:table-cell>
          <table:table-cell office:value-type="float" office:value="0.471641227602959" calcext:value-type="float">
            <text:p>0,471641227602959</text:p>
          </table:table-cell>
          <table:table-cell office:value-type="float" office:value="0.321897804737091" calcext:value-type="float">
            <text:p>0,321897804737091</text:p>
          </table:table-cell>
          <table:table-cell office:value-type="float" office:value="0.236960150301456" calcext:value-type="float">
            <text:p>0,236960150301456</text:p>
          </table:table-cell>
          <table:table-cell office:value-type="float" office:value="0.18495174497366" calcext:value-type="float">
            <text:p>0,18495174497366</text:p>
          </table:table-cell>
          <table:table-cell office:value-type="float" office:value="0.151534400880337" calcext:value-type="float">
            <text:p>0,151534400880337</text:p>
          </table:table-cell>
          <table:table-cell office:value-type="float" office:value="0.127434358000755" calcext:value-type="float">
            <text:p>0,127434358000755</text:p>
          </table:table-cell>
          <table:table-cell office:value-type="float" office:value="0.109640009701252" calcext:value-type="float">
            <text:p>0,109640009701252</text:p>
          </table:table-cell>
          <table:table-cell office:value-type="float" office:value="0.0960288196802139" calcext:value-type="float">
            <text:p>0,0960288196802139</text:p>
          </table:table-cell>
          <table:table-cell office:value-type="float" office:value="0.0852888710796833" calcext:value-type="float">
            <text:p>0,0852888710796833</text:p>
          </table:table-cell>
          <table:table-cell office:value-type="float" office:value="0.0767363198101521" calcext:value-type="float">
            <text:p>0,0767363198101521</text:p>
          </table:table-cell>
          <table:table-cell office:value-type="float" office:value="0.0694877244532108" calcext:value-type="float">
            <text:p>0,0694877244532108</text:p>
          </table:table-cell>
          <table:table-cell office:value-type="float" office:value="0.0635330975055695" calcext:value-type="float">
            <text:p>0,0635330975055695</text:p>
          </table:table-cell>
          <table:table-cell office:value-type="float" office:value="0.058338088914752" calcext:value-type="float">
            <text:p>0,058338088914752</text:p>
          </table:table-cell>
          <table:table-cell office:value-type="float" office:value="0.0539970230311155" calcext:value-type="float">
            <text:p>0,0539970230311155</text:p>
          </table:table-cell>
          <table:table-cell office:value-type="float" office:value="0.0502156876027584" calcext:value-type="float">
            <text:p>0,0502156876027584</text:p>
          </table:table-cell>
          <table:table-cell office:value-type="float" office:value="0.0468375738710165" calcext:value-type="float">
            <text:p>0,0468375738710165</text:p>
          </table:table-cell>
          <table:table-cell office:value-type="float" office:value="0.0439347010105848" calcext:value-type="float">
            <text:p>0,0439347010105848</text:p>
          </table:table-cell>
          <table:table-cell office:value-type="float" office:value="0.0412675496190786" calcext:value-type="float">
            <text:p>0,0412675496190786</text:p>
          </table:table-cell>
          <table:table-cell office:value-type="float" office:value="0.038971396163106" calcext:value-type="float">
            <text:p>0,038971396163106</text:p>
          </table:table-cell>
          <table:table-cell office:value-type="float" office:value="0.0368808936327696" calcext:value-type="float">
            <text:p>0,0368808936327696</text:p>
          </table:table-cell>
          <table:table-cell office:value-type="float" office:value="0.0349790994077921" calcext:value-type="float">
            <text:p>0,0349790994077921</text:p>
          </table:table-cell>
          <table:table-cell office:value-type="float" office:value="0.0332598797976971" calcext:value-type="float">
            <text:p>0,0332598797976971</text:p>
          </table:table-cell>
          <table:table-cell office:value-type="float" office:value="0.0316888224333525" calcext:value-type="float">
            <text:p>0,0316888224333525</text:p>
          </table:table-cell>
          <table:table-cell office:value-type="float" office:value="0.0302375508472323" calcext:value-type="float">
            <text:p>0,0302375508472323</text:p>
          </table:table-cell>
          <table:table-cell office:value-type="float" office:value="0.0289440574124455" calcext:value-type="float">
            <text:p>0,0289440574124455</text:p>
          </table:table-cell>
          <table:table-cell office:value-type="float" office:value="0.0277077974751592" calcext:value-type="float">
            <text:p>0,0277077974751592</text:p>
          </table:table-cell>
          <table:table-cell office:value-type="float" office:value="0.0265993801876903" calcext:value-type="float">
            <text:p>0,0265993801876903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1.88568317890167" calcext:value-type="float">
            <text:p>1,88568317890167</text:p>
          </table:table-cell>
          <table:table-cell office:value-type="float" office:value="0.957868926227093" calcext:value-type="float">
            <text:p>0,957868926227093</text:p>
          </table:table-cell>
          <table:table-cell office:value-type="float" office:value="0.581357143819332" calcext:value-type="float">
            <text:p>0,581357143819332</text:p>
          </table:table-cell>
          <table:table-cell office:value-type="float" office:value="0.39039471000433" calcext:value-type="float">
            <text:p>0,39039471000433</text:p>
          </table:table-cell>
          <table:table-cell office:value-type="float" office:value="0.279706872999668" calcext:value-type="float">
            <text:p>0,279706872999668</text:p>
          </table:table-cell>
          <table:table-cell office:value-type="float" office:value="0.211817033588886" calcext:value-type="float">
            <text:p>0,211817033588886</text:p>
          </table:table-cell>
          <table:table-cell office:value-type="float" office:value="0.16839206032455" calcext:value-type="float">
            <text:p>0,16839206032455</text:p>
          </table:table-cell>
          <table:table-cell office:value-type="float" office:value="0.138084903359413" calcext:value-type="float">
            <text:p>0,138084903359413</text:p>
          </table:table-cell>
          <table:table-cell office:value-type="float" office:value="0.116539323702455" calcext:value-type="float">
            <text:p>0,116539323702455</text:p>
          </table:table-cell>
          <table:table-cell office:value-type="float" office:value="0.100201452150941" calcext:value-type="float">
            <text:p>0,100201452150941</text:p>
          </table:table-cell>
          <table:table-cell office:value-type="float" office:value="0.0876592053100467" calcext:value-type="float">
            <text:p>0,0876592053100467</text:p>
          </table:table-cell>
          <table:table-cell office:value-type="float" office:value="0.0776090417057276" calcext:value-type="float">
            <text:p>0,0776090417057276</text:p>
          </table:table-cell>
          <table:table-cell office:value-type="float" office:value="0.0695321010425687" calcext:value-type="float">
            <text:p>0,0695321010425687</text:p>
          </table:table-cell>
          <table:table-cell office:value-type="float" office:value="0.0628834003582597" calcext:value-type="float">
            <text:p>0,0628834003582597</text:p>
          </table:table-cell>
          <table:table-cell office:value-type="float" office:value="0.0571941118687391" calcext:value-type="float">
            <text:p>0,0571941118687391</text:p>
          </table:table-cell>
          <table:table-cell office:value-type="float" office:value="0.0525287119671702" calcext:value-type="float">
            <text:p>0,0525287119671702</text:p>
          </table:table-cell>
          <table:table-cell office:value-type="float" office:value="0.0484367897734046" calcext:value-type="float">
            <text:p>0,0484367897734046</text:p>
          </table:table-cell>
          <table:table-cell office:value-type="float" office:value="0.0448951278813183" calcext:value-type="float">
            <text:p>0,0448951278813183</text:p>
          </table:table-cell>
          <table:table-cell office:value-type="float" office:value="0.0418123854324222" calcext:value-type="float">
            <text:p>0,0418123854324222</text:p>
          </table:table-cell>
          <table:table-cell office:value-type="float" office:value="0.0390719654969871" calcext:value-type="float">
            <text:p>0,0390719654969871</text:p>
          </table:table-cell>
          <table:table-cell office:value-type="float" office:value="0.0366575755178928" calcext:value-type="float">
            <text:p>0,0366575755178928</text:p>
          </table:table-cell>
          <table:table-cell office:value-type="float" office:value="0.0345432618632913" calcext:value-type="float">
            <text:p>0,0345432618632913</text:p>
          </table:table-cell>
          <table:table-cell office:value-type="float" office:value="0.0325863221660256" calcext:value-type="float">
            <text:p>0,0325863221660256</text:p>
          </table:table-cell>
          <table:table-cell office:value-type="float" office:value="0.0308515136130154" calcext:value-type="float">
            <text:p>0,0308515136130154</text:p>
          </table:table-cell>
          <table:table-cell office:value-type="float" office:value="0.0292565827257931" calcext:value-type="float">
            <text:p>0,0292565827257931</text:p>
          </table:table-cell>
          <table:table-cell office:value-type="float" office:value="0.0278378138318658" calcext:value-type="float">
            <text:p>0,0278378138318658</text:p>
          </table:table-cell>
          <table:table-cell office:value-type="float" office:value="0.0265305428765714" calcext:value-type="float">
            <text:p>0,0265305428765714</text:p>
          </table:table-cell>
          <table:table-cell office:value-type="float" office:value="0.0253071393817663" calcext:value-type="float">
            <text:p>0,0253071393817663</text:p>
          </table:table-cell>
          <table:table-cell office:value-type="float" office:value="0.0242073996923864" calcext:value-type="float">
            <text:p>0,0242073996923864</text:p>
          </table:table-cell>
          <table:table-cell office:value-type="float" office:value="0.0231890864670277" calcext:value-type="float">
            <text:p>0,0231890864670277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2.3997567653656" calcext:value-type="float">
            <text:p>2,3997567653656</text:p>
          </table:table-cell>
          <table:table-cell office:value-type="float" office:value="1.16242868900299" calcext:value-type="float">
            <text:p>1,16242868900299</text:p>
          </table:table-cell>
          <table:table-cell office:value-type="float" office:value="0.647975641489029" calcext:value-type="float">
            <text:p>0,647975641489029</text:p>
          </table:table-cell>
          <table:table-cell office:value-type="float" office:value="0.419046145677567" calcext:value-type="float">
            <text:p>0,419046145677567</text:p>
          </table:table-cell>
          <table:table-cell office:value-type="float" office:value="0.291493743658066" calcext:value-type="float">
            <text:p>0,291493743658066</text:p>
          </table:table-cell>
          <table:table-cell office:value-type="float" office:value="0.214294181764126" calcext:value-type="float">
            <text:p>0,214294181764126</text:p>
          </table:table-cell>
          <table:table-cell office:value-type="float" office:value="0.164070853590965" calcext:value-type="float">
            <text:p>0,164070853590965</text:p>
          </table:table-cell>
          <table:table-cell office:value-type="float" office:value="0.131041285395622" calcext:value-type="float">
            <text:p>0,131041285395622</text:p>
          </table:table-cell>
          <table:table-cell office:value-type="float" office:value="0.107928970456123" calcext:value-type="float">
            <text:p>0,107928970456123</text:p>
          </table:table-cell>
          <table:table-cell office:value-type="float" office:value="0.0912895262241364" calcext:value-type="float">
            <text:p>0,0912895262241364</text:p>
          </table:table-cell>
          <table:table-cell office:value-type="float" office:value="0.0785065822303295" calcext:value-type="float">
            <text:p>0,0785065822303295</text:p>
          </table:table-cell>
          <table:table-cell office:value-type="float" office:value="0.068632410466671" calcext:value-type="float">
            <text:p>0,068632410466671</text:p>
          </table:table-cell>
          <table:table-cell office:value-type="float" office:value="0.0607213445007801" calcext:value-type="float">
            <text:p>0,0607213445007801</text:p>
          </table:table-cell>
          <table:table-cell office:value-type="float" office:value="0.0544727697968483" calcext:value-type="float">
            <text:p>0,0544727697968483</text:p>
          </table:table-cell>
          <table:table-cell office:value-type="float" office:value="0.0492015399038792" calcext:value-type="float">
            <text:p>0,0492015399038792</text:p>
          </table:table-cell>
          <table:table-cell office:value-type="float" office:value="0.0447858594357967" calcext:value-type="float">
            <text:p>0,0447858594357967</text:p>
          </table:table-cell>
          <table:table-cell office:value-type="float" office:value="0.0410364799201489" calcext:value-type="float">
            <text:p>0,0410364799201489</text:p>
          </table:table-cell>
          <table:table-cell office:value-type="float" office:value="0.0378743782639504" calcext:value-type="float">
            <text:p>0,0378743782639504</text:p>
          </table:table-cell>
          <table:table-cell office:value-type="float" office:value="0.0351036410778761" calcext:value-type="float">
            <text:p>0,0351036410778761</text:p>
          </table:table-cell>
          <table:table-cell office:value-type="float" office:value="0.0326554898172617" calcext:value-type="float">
            <text:p>0,0326554898172617</text:p>
          </table:table-cell>
          <table:table-cell office:value-type="float" office:value="0.0305477060377598" calcext:value-type="float">
            <text:p>0,0305477060377598</text:p>
          </table:table-cell>
          <table:table-cell office:value-type="float" office:value="0.0286427848041058" calcext:value-type="float">
            <text:p>0,0286427848041058</text:p>
          </table:table-cell>
          <table:table-cell office:value-type="float" office:value="0.0269636824727058" calcext:value-type="float">
            <text:p>0,0269636824727058</text:p>
          </table:table-cell>
          <table:table-cell office:value-type="float" office:value="0.0254371736198664" calcext:value-type="float">
            <text:p>0,0254371736198664</text:p>
          </table:table-cell>
          <table:table-cell office:value-type="float" office:value="0.024084547907114" calcext:value-type="float">
            <text:p>0,024084547907114</text:p>
          </table:table-cell>
          <table:table-cell office:value-type="float" office:value="0.0228395145386457" calcext:value-type="float">
            <text:p>0,0228395145386457</text:p>
          </table:table-cell>
          <table:table-cell office:value-type="float" office:value="0.0217096224427223" calcext:value-type="float">
            <text:p>0,0217096224427223</text:p>
          </table:table-cell>
          <table:table-cell office:value-type="float" office:value="0.0206886408850551" calcext:value-type="float">
            <text:p>0,0206886408850551</text:p>
          </table:table-cell>
          <table:table-cell office:value-type="float" office:value="0.019752518646419" calcext:value-type="float">
            <text:p>0,019752518646419</text:p>
          </table:table-cell>
          <table:table-cell office:value-type="float" office:value="0.0188811665400863" calcext:value-type="float">
            <text:p>0,0188811665400863</text:p>
          </table:table-cell>
        </table:table-row>
        <table:table-row table:style-name="ro1">
          <table:table-cell office:value-type="string" calcext:value-type="string">
            <text:p>Brussels</text:p>
          </table:table-cell>
          <table:table-cell office:value-type="float" office:value="2.58298146724701" calcext:value-type="float">
            <text:p>2,58298146724701</text:p>
          </table:table-cell>
          <table:table-cell office:value-type="float" office:value="1.55275428295136" calcext:value-type="float">
            <text:p>1,55275428295136</text:p>
          </table:table-cell>
          <table:table-cell office:value-type="float" office:value="0.931280195713043" calcext:value-type="float">
            <text:p>0,931280195713043</text:p>
          </table:table-cell>
          <table:table-cell office:value-type="float" office:value="0.567240789532661" calcext:value-type="float">
            <text:p>0,567240789532661</text:p>
          </table:table-cell>
          <table:table-cell office:value-type="float" office:value="0.369164347648621" calcext:value-type="float">
            <text:p>0,369164347648621</text:p>
          </table:table-cell>
          <table:table-cell office:value-type="float" office:value="0.263079136610031" calcext:value-type="float">
            <text:p>0,263079136610031</text:p>
          </table:table-cell>
          <table:table-cell office:value-type="float" office:value="0.201520547270775" calcext:value-type="float">
            <text:p>0,201520547270775</text:p>
          </table:table-cell>
          <table:table-cell office:value-type="float" office:value="0.162322446703911" calcext:value-type="float">
            <text:p>0,162322446703911</text:p>
          </table:table-cell>
          <table:table-cell office:value-type="float" office:value="0.135934315621853" calcext:value-type="float">
            <text:p>0,135934315621853</text:p>
          </table:table-cell>
          <table:table-cell office:value-type="float" office:value="0.11545404791832" calcext:value-type="float">
            <text:p>0,11545404791832</text:p>
          </table:table-cell>
          <table:table-cell office:value-type="float" office:value="0.101105861365795" calcext:value-type="float">
            <text:p>0,101105861365795</text:p>
          </table:table-cell>
          <table:table-cell office:value-type="float" office:value="0.0891339033842087" calcext:value-type="float">
            <text:p>0,0891339033842087</text:p>
          </table:table-cell>
          <table:table-cell office:value-type="float" office:value="0.0796956941485405" calcext:value-type="float">
            <text:p>0,0796956941485405</text:p>
          </table:table-cell>
          <table:table-cell office:value-type="float" office:value="0.0719602853059769" calcext:value-type="float">
            <text:p>0,0719602853059769</text:p>
          </table:table-cell>
          <table:table-cell office:value-type="float" office:value="0.0657283402979374" calcext:value-type="float">
            <text:p>0,0657283402979374</text:p>
          </table:table-cell>
          <table:table-cell office:value-type="float" office:value="0.0601383149623871" calcext:value-type="float">
            <text:p>0,0601383149623871</text:p>
          </table:table-cell>
          <table:table-cell office:value-type="float" office:value="0.0555101297795773" calcext:value-type="float">
            <text:p>0,0555101297795773</text:p>
          </table:table-cell>
          <table:table-cell office:value-type="float" office:value="0.0516648404300213" calcext:value-type="float">
            <text:p>0,0516648404300213</text:p>
          </table:table-cell>
          <table:table-cell office:value-type="float" office:value="0.0479510892182589" calcext:value-type="float">
            <text:p>0,0479510892182589</text:p>
          </table:table-cell>
          <table:table-cell office:value-type="float" office:value="0.044998649507761" calcext:value-type="float">
            <text:p>0,044998649507761</text:p>
          </table:table-cell>
          <table:table-cell office:value-type="float" office:value="0.0422775223851204" calcext:value-type="float">
            <text:p>0,0422775223851204</text:p>
          </table:table-cell>
          <table:table-cell office:value-type="float" office:value="0.0398470442742109" calcext:value-type="float">
            <text:p>0,0398470442742109</text:p>
          </table:table-cell>
          <table:table-cell office:value-type="float" office:value="0.0376030635088682" calcext:value-type="float">
            <text:p>0,0376030635088682</text:p>
          </table:table-cell>
          <table:table-cell office:value-type="float" office:value="0.0356940161436796" calcext:value-type="float">
            <text:p>0,0356940161436796</text:p>
          </table:table-cell>
          <table:table-cell office:value-type="float" office:value="0.0337952403351665" calcext:value-type="float">
            <text:p>0,0337952403351665</text:p>
          </table:table-cell>
          <table:table-cell office:value-type="float" office:value="0.032304366119206" calcext:value-type="float">
            <text:p>0,032304366119206</text:p>
          </table:table-cell>
          <table:table-cell office:value-type="float" office:value="0.0307041257619858" calcext:value-type="float">
            <text:p>0,0307041257619858</text:p>
          </table:table-cell>
          <table:table-cell office:value-type="float" office:value="0.0293917804956436" calcext:value-type="float">
            <text:p>0,0293917804956436</text:p>
          </table:table-cell>
          <table:table-cell office:value-type="float" office:value="0.0281257908791304" calcext:value-type="float">
            <text:p>0,0281257908791304</text:p>
          </table:table-cell>
          <table:table-cell office:value-type="float" office:value="0.026983730494976" calcext:value-type="float">
            <text:p>0,026983730494976</text:p>
          </table:table-cell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1.90005683898926" calcext:value-type="float">
            <text:p>1,90005683898926</text:p>
          </table:table-cell>
          <table:table-cell office:value-type="float" office:value="0.924811561902364" calcext:value-type="float">
            <text:p>0,924811561902364</text:p>
          </table:table-cell>
          <table:table-cell office:value-type="float" office:value="0.537148053447406" calcext:value-type="float">
            <text:p>0,537148053447406</text:p>
          </table:table-cell>
          <table:table-cell office:value-type="float" office:value="0.348944062987963" calcext:value-type="float">
            <text:p>0,348944062987963</text:p>
          </table:table-cell>
          <table:table-cell office:value-type="float" office:value="0.24744942287604" calcext:value-type="float">
            <text:p>0,24744942287604</text:p>
          </table:table-cell>
          <table:table-cell office:value-type="float" office:value="0.187921114265919" calcext:value-type="float">
            <text:p>0,187921114265919</text:p>
          </table:table-cell>
          <table:table-cell office:value-type="float" office:value="0.149696126580238" calcext:value-type="float">
            <text:p>0,149696126580238</text:p>
          </table:table-cell>
          <table:table-cell office:value-type="float" office:value="0.123139475782712" calcext:value-type="float">
            <text:p>0,123139475782712</text:p>
          </table:table-cell>
          <table:table-cell office:value-type="float" office:value="0.104248681416114" calcext:value-type="float">
            <text:p>0,104248681416114</text:p>
          </table:table-cell>
          <table:table-cell office:value-type="float" office:value="0.0896131632228692" calcext:value-type="float">
            <text:p>0,0896131632228692</text:p>
          </table:table-cell>
          <table:table-cell office:value-type="float" office:value="0.0792010563115279" calcext:value-type="float">
            <text:p>0,0792010563115279</text:p>
          </table:table-cell>
          <table:table-cell office:value-type="float" office:value="0.0704913027584553" calcext:value-type="float">
            <text:p>0,0704913027584553</text:p>
          </table:table-cell>
          <table:table-cell office:value-type="float" office:value="0.0632273020843665" calcext:value-type="float">
            <text:p>0,0632273020843665</text:p>
          </table:table-cell>
          <table:table-cell office:value-type="float" office:value="0.0573615469038487" calcext:value-type="float">
            <text:p>0,0573615469038487</text:p>
          </table:table-cell>
          <table:table-cell office:value-type="float" office:value="0.0523917010674874" calcext:value-type="float">
            <text:p>0,0523917010674874</text:p>
          </table:table-cell>
          <table:table-cell office:value-type="float" office:value="0.0481016915291548" calcext:value-type="float">
            <text:p>0,0481016915291548</text:p>
          </table:table-cell>
          <table:table-cell office:value-type="float" office:value="0.0444905130813519" calcext:value-type="float">
            <text:p>0,0444905130813519</text:p>
          </table:table-cell>
          <table:table-cell office:value-type="float" office:value="0.0413973468045394" calcext:value-type="float">
            <text:p>0,0413973468045394</text:p>
          </table:table-cell>
          <table:table-cell office:value-type="float" office:value="0.0384885743260384" calcext:value-type="float">
            <text:p>0,0384885743260384</text:p>
          </table:table-cell>
          <table:table-cell office:value-type="float" office:value="0.0361196578790744" calcext:value-type="float">
            <text:p>0,0361196578790744</text:p>
          </table:table-cell>
          <table:table-cell office:value-type="float" office:value="0.0339915944884221" calcext:value-type="float">
            <text:p>0,0339915944884221</text:p>
          </table:table-cell>
          <table:table-cell office:value-type="float" office:value="0.0320319669942061" calcext:value-type="float">
            <text:p>0,0320319669942061</text:p>
          </table:table-cell>
          <table:table-cell office:value-type="float" office:value="0.0302198504408201" calcext:value-type="float">
            <text:p>0,0302198504408201</text:p>
          </table:table-cell>
          <table:table-cell office:value-type="float" office:value="0.0286960105101268" calcext:value-type="float">
            <text:p>0,0286960105101268</text:p>
          </table:table-cell>
          <table:table-cell office:value-type="float" office:value="0.0272554258505503" calcext:value-type="float">
            <text:p>0,0272554258505503</text:p>
          </table:table-cell>
          <table:table-cell office:value-type="float" office:value="0.0259273381282886" calcext:value-type="float">
            <text:p>0,0259273381282886</text:p>
          </table:table-cell>
          <table:table-cell office:value-type="float" office:value="0.0247562257573009" calcext:value-type="float">
            <text:p>0,0247562257573009</text:p>
          </table:table-cell>
          <table:table-cell office:value-type="float" office:value="0.0236457207550605" calcext:value-type="float">
            <text:p>0,0236457207550605</text:p>
          </table:table-cell>
          <table:table-cell office:value-type="float" office:value="0.0226080861563484" calcext:value-type="float">
            <text:p>0,0226080861563484</text:p>
          </table:table-cell>
          <table:table-cell office:value-type="float" office:value="0.0217163432389498" calcext:value-type="float">
            <text:p>0,0217163432389498</text:p>
          </table:table-cell>
        </table:table-row>
        <table:table-row table:style-name="ro1">
          <table:table-cell office:value-type="string" calcext:value-type="string">
            <text:p>Hamburg</text:p>
          </table:table-cell>
          <table:table-cell office:value-type="float" office:value="3.86853170394897" calcext:value-type="float">
            <text:p>3,86853170394897</text:p>
          </table:table-cell>
          <table:table-cell office:value-type="float" office:value="2.47721842924754" calcext:value-type="float">
            <text:p>2,47721842924754</text:p>
          </table:table-cell>
          <table:table-cell office:value-type="float" office:value="1.57630527019501" calcext:value-type="float">
            <text:p>1,57630527019501</text:p>
          </table:table-cell>
          <table:table-cell office:value-type="float" office:value="1.02501932779948" calcext:value-type="float">
            <text:p>1,02501932779948</text:p>
          </table:table-cell>
          <table:table-cell office:value-type="float" office:value="0.70123157898585" calcext:value-type="float">
            <text:p>0,70123157898585</text:p>
          </table:table-cell>
          <table:table-cell office:value-type="float" office:value="0.494398295879364" calcext:value-type="float">
            <text:p>0,494398295879364</text:p>
          </table:table-cell>
          <table:table-cell office:value-type="float" office:value="0.368157158295314" calcext:value-type="float">
            <text:p>0,368157158295314</text:p>
          </table:table-cell>
          <table:table-cell office:value-type="float" office:value="0.286940266688665" calcext:value-type="float">
            <text:p>0,286940266688665</text:p>
          </table:table-cell>
          <table:table-cell office:value-type="float" office:value="0.23058894276619" calcext:value-type="float">
            <text:p>0,23058894276619</text:p>
          </table:table-cell>
          <table:table-cell office:value-type="float" office:value="0.191431105136871" calcext:value-type="float">
            <text:p>0,191431105136871</text:p>
          </table:table-cell>
          <table:table-cell office:value-type="float" office:value="0.162721663713455" calcext:value-type="float">
            <text:p>0,162721663713455</text:p>
          </table:table-cell>
          <table:table-cell office:value-type="float" office:value="0.140819092591604" calcext:value-type="float">
            <text:p>0,140819092591604</text:p>
          </table:table-cell>
          <table:table-cell office:value-type="float" office:value="0.123431695004304" calcext:value-type="float">
            <text:p>0,123431695004304</text:p>
          </table:table-cell>
          <table:table-cell office:value-type="float" office:value="0.109804121156534" calcext:value-type="float">
            <text:p>0,109804121156534</text:p>
          </table:table-cell>
          <table:table-cell office:value-type="float" office:value="0.0986575037240982" calcext:value-type="float">
            <text:p>0,0986575037240982</text:p>
          </table:table-cell>
          <table:table-cell office:value-type="float" office:value="0.0892393713196119" calcext:value-type="float">
            <text:p>0,0892393713196119</text:p>
          </table:table-cell>
          <table:table-cell office:value-type="float" office:value="0.0814966931939125" calcext:value-type="float">
            <text:p>0,0814966931939125</text:p>
          </table:table-cell>
          <table:table-cell office:value-type="float" office:value="0.0746730367342631" calcext:value-type="float">
            <text:p>0,0746730367342631</text:p>
          </table:table-cell>
          <table:table-cell office:value-type="float" office:value="0.06910149132212" calcext:value-type="float">
            <text:p>0,06910149132212</text:p>
          </table:table-cell>
          <table:table-cell office:value-type="float" office:value="0.0639509397248427" calcext:value-type="float">
            <text:p>0,0639509397248427</text:p>
          </table:table-cell>
          <table:table-cell office:value-type="float" office:value="0.0596770482758681" calcext:value-type="float">
            <text:p>0,0596770482758681</text:p>
          </table:table-cell>
          <table:table-cell office:value-type="float" office:value="0.0557675436139107" calcext:value-type="float">
            <text:p>0,0557675436139107</text:p>
          </table:table-cell>
          <table:table-cell office:value-type="float" office:value="0.0523627164463202" calcext:value-type="float">
            <text:p>0,0523627164463202</text:p>
          </table:table-cell>
          <table:table-cell office:value-type="float" office:value="0.0492613824705283" calcext:value-type="float">
            <text:p>0,0492613824705283</text:p>
          </table:table-cell>
          <table:table-cell office:value-type="float" office:value="0.0465190708637238" calcext:value-type="float">
            <text:p>0,0465190708637238</text:p>
          </table:table-cell>
          <table:table-cell office:value-type="float" office:value="0.0440606288611889" calcext:value-type="float">
            <text:p>0,0440606288611889</text:p>
          </table:table-cell>
          <table:table-cell office:value-type="float" office:value="0.0417853345473607" calcext:value-type="float">
            <text:p>0,0417853345473607</text:p>
          </table:table-cell>
          <table:table-cell office:value-type="float" office:value="0.0397488425175349" calcext:value-type="float">
            <text:p>0,0397488425175349</text:p>
          </table:table-cell>
          <table:table-cell office:value-type="float" office:value="0.037877601881822" calcext:value-type="float">
            <text:p>0,037877601881822</text:p>
          </table:table-cell>
          <table:table-cell office:value-type="float" office:value="0.0361474175006151" calcext:value-type="float">
            <text:p>0,0361474175006151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2.16373149553935" calcext:value-type="float">
            <text:p>2,16373149553935</text:p>
          </table:table-cell>
          <table:table-cell office:value-type="float" office:value="1.33020444214344" calcext:value-type="float">
            <text:p>1,33020444214344</text:p>
          </table:table-cell>
          <table:table-cell office:value-type="float" office:value="0.954172211388747" calcext:value-type="float">
            <text:p>0,954172211388747</text:p>
          </table:table-cell>
          <table:table-cell office:value-type="float" office:value="0.692407270272573" calcext:value-type="float">
            <text:p>0,692407270272573</text:p>
          </table:table-cell>
          <table:table-cell office:value-type="float" office:value="0.50540266931057" calcext:value-type="float">
            <text:p>0,50540266931057</text:p>
          </table:table-cell>
          <table:table-cell office:value-type="float" office:value="0.374954345325629" calcext:value-type="float">
            <text:p>0,374954345325629</text:p>
          </table:table-cell>
          <table:table-cell office:value-type="float" office:value="0.285961347321669" calcext:value-type="float">
            <text:p>0,285961347321669</text:p>
          </table:table-cell>
          <table:table-cell office:value-type="float" office:value="0.224733942498763" calcext:value-type="float">
            <text:p>0,224733942498763</text:p>
          </table:table-cell>
          <table:table-cell office:value-type="float" office:value="0.180141003181537" calcext:value-type="float">
            <text:p>0,180141003181537</text:p>
          </table:table-cell>
          <table:table-cell office:value-type="float" office:value="0.148940316090981" calcext:value-type="float">
            <text:p>0,148940316090981</text:p>
          </table:table-cell>
          <table:table-cell office:value-type="float" office:value="0.125934370482961" calcext:value-type="float">
            <text:p>0,125934370482961</text:p>
          </table:table-cell>
          <table:table-cell office:value-type="float" office:value="0.108194671571255" calcext:value-type="float">
            <text:p>0,108194671571255</text:p>
          </table:table-cell>
          <table:table-cell office:value-type="float" office:value="0.0942582661906878" calcext:value-type="float">
            <text:p>0,0942582661906878</text:p>
          </table:table-cell>
          <table:table-cell office:value-type="float" office:value="0.083443783223629" calcext:value-type="float">
            <text:p>0,083443783223629</text:p>
          </table:table-cell>
          <table:table-cell office:value-type="float" office:value="0.0745878145098686" calcext:value-type="float">
            <text:p>0,0745878145098686</text:p>
          </table:table-cell>
          <table:table-cell office:value-type="float" office:value="0.0670528337359428" calcext:value-type="float">
            <text:p>0,0670528337359428</text:p>
          </table:table-cell>
          <table:table-cell office:value-type="float" office:value="0.0612718764071663" calcext:value-type="float">
            <text:p>0,0612718764071663</text:p>
          </table:table-cell>
          <table:table-cell office:value-type="float" office:value="0.0558910130833586" calcext:value-type="float">
            <text:p>0,0558910130833586</text:p>
          </table:table-cell>
          <table:table-cell office:value-type="float" office:value="0.0514715698858102" calcext:value-type="float">
            <text:p>0,0514715698858102</text:p>
          </table:table-cell>
          <table:table-cell office:value-type="float" office:value="0.047711033684512" calcext:value-type="float">
            <text:p>0,047711033684512</text:p>
          </table:table-cell>
          <table:table-cell office:value-type="float" office:value="0.0442806327094634" calcext:value-type="float">
            <text:p>0,0442806327094634</text:p>
          </table:table-cell>
          <table:table-cell office:value-type="float" office:value="0.0413757907226682" calcext:value-type="float">
            <text:p>0,0413757907226682</text:p>
          </table:table-cell>
          <table:table-cell office:value-type="float" office:value="0.0387477921321988" calcext:value-type="float">
            <text:p>0,0387477921321988</text:p>
          </table:table-cell>
          <table:table-cell office:value-type="float" office:value="0.036471750587225" calcext:value-type="float">
            <text:p>0,036471750587225</text:p>
          </table:table-cell>
          <table:table-cell office:value-type="float" office:value="0.0343034506464998" calcext:value-type="float">
            <text:p>0,0343034506464998</text:p>
          </table:table-cell>
          <table:table-cell office:value-type="float" office:value="0.0325343230118354" calcext:value-type="float">
            <text:p>0,0325343230118354</text:p>
          </table:table-cell>
          <table:table-cell office:value-type="float" office:value="0.0307547731014589" calcext:value-type="float">
            <text:p>0,0307547731014589</text:p>
          </table:table-cell>
          <table:table-cell office:value-type="float" office:value="0.0292564948710303" calcext:value-type="float">
            <text:p>0,0292564948710303</text:p>
          </table:table-cell>
          <table:table-cell office:value-type="float" office:value="0.0278416022968789" calcext:value-type="float">
            <text:p>0,0278416022968789</text:p>
          </table:table-cell>
          <table:table-cell office:value-type="float" office:value="0.0265584383159876" calcext:value-type="float">
            <text:p>0,0265584383159876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 office:value-type="float" office:value="2.20938634872437" calcext:value-type="float">
            <text:p>2,20938634872437</text:p>
          </table:table-cell>
          <table:table-cell office:value-type="float" office:value="1.26686042547226" calcext:value-type="float">
            <text:p>1,26686042547226</text:p>
          </table:table-cell>
          <table:table-cell office:value-type="float" office:value="0.807107537984848" calcext:value-type="float">
            <text:p>0,807107537984848</text:p>
          </table:table-cell>
          <table:table-cell office:value-type="float" office:value="0.553082436323166" calcext:value-type="float">
            <text:p>0,553082436323166</text:p>
          </table:table-cell>
          <table:table-cell office:value-type="float" office:value="0.394084930419922" calcext:value-type="float">
            <text:p>0,394084930419922</text:p>
          </table:table-cell>
          <table:table-cell office:value-type="float" office:value="0.297035373747349" calcext:value-type="float">
            <text:p>0,297035373747349</text:p>
          </table:table-cell>
          <table:table-cell office:value-type="float" office:value="0.233159512281418" calcext:value-type="float">
            <text:p>0,233159512281418</text:p>
          </table:table-cell>
          <table:table-cell office:value-type="float" office:value="0.189842857420445" calcext:value-type="float">
            <text:p>0,189842857420445</text:p>
          </table:table-cell>
          <table:table-cell office:value-type="float" office:value="0.160151071846485" calcext:value-type="float">
            <text:p>0,160151071846485</text:p>
          </table:table-cell>
          <table:table-cell office:value-type="float" office:value="0.136676285415888" calcext:value-type="float">
            <text:p>0,136676285415888</text:p>
          </table:table-cell>
          <table:table-cell office:value-type="float" office:value="0.119795642793179" calcext:value-type="float">
            <text:p>0,119795642793179</text:p>
          </table:table-cell>
          <table:table-cell office:value-type="float" office:value="0.105454873293638" calcext:value-type="float">
            <text:p>0,105454873293638</text:p>
          </table:table-cell>
          <table:table-cell office:value-type="float" office:value="0.0946154147386551" calcext:value-type="float">
            <text:p>0,0946154147386551</text:p>
          </table:table-cell>
          <table:table-cell office:value-type="float" office:value="0.0851876512169838" calcext:value-type="float">
            <text:p>0,0851876512169838</text:p>
          </table:table-cell>
          <table:table-cell office:value-type="float" office:value="0.077654454857111" calcext:value-type="float">
            <text:p>0,077654454857111</text:p>
          </table:table-cell>
          <table:table-cell office:value-type="float" office:value="0.0709567777812481" calcext:value-type="float">
            <text:p>0,0709567777812481</text:p>
          </table:table-cell>
          <table:table-cell office:value-type="float" office:value="0.0654437523335218" calcext:value-type="float">
            <text:p>0,0654437523335218</text:p>
          </table:table-cell>
          <table:table-cell office:value-type="float" office:value="0.0605251770466566" calcext:value-type="float">
            <text:p>0,0605251770466566</text:p>
          </table:table-cell>
          <table:table-cell office:value-type="float" office:value="0.0563688185065985" calcext:value-type="float">
            <text:p>0,0563688185065985</text:p>
          </table:table-cell>
          <table:table-cell office:value-type="float" office:value="0.052640151232481" calcext:value-type="float">
            <text:p>0,052640151232481</text:p>
          </table:table-cell>
          <table:table-cell office:value-type="float" office:value="0.04934286698699" calcext:value-type="float">
            <text:p>0,04934286698699</text:p>
          </table:table-cell>
          <table:table-cell office:value-type="float" office:value="0.0463781859725714" calcext:value-type="float">
            <text:p>0,0463781859725714</text:p>
          </table:table-cell>
          <table:table-cell office:value-type="float" office:value="0.0437992326915264" calcext:value-type="float">
            <text:p>0,0437992326915264</text:p>
          </table:table-cell>
          <table:table-cell office:value-type="float" office:value="0.0414368938654661" calcext:value-type="float">
            <text:p>0,0414368938654661</text:p>
          </table:table-cell>
          <table:table-cell office:value-type="float" office:value="0.0392179135233164" calcext:value-type="float">
            <text:p>0,0392179135233164</text:p>
          </table:table-cell>
          <table:table-cell office:value-type="float" office:value="0.0373680759221315" calcext:value-type="float">
            <text:p>0,0373680759221315</text:p>
          </table:table-cell>
          <table:table-cell office:value-type="float" office:value="0.0355275496840477" calcext:value-type="float">
            <text:p>0,0355275496840477</text:p>
          </table:table-cell>
          <table:table-cell office:value-type="float" office:value="0.0338949263095856" calcext:value-type="float">
            <text:p>0,0338949263095856</text:p>
          </table:table-cell>
          <table:table-cell office:value-type="float" office:value="0.0324310660362244" calcext:value-type="float">
            <text:p>0,0324310660362244</text:p>
          </table:table-cell>
          <table:table-cell office:value-type="float" office:value="0.0310259070247412" calcext:value-type="float">
            <text:p>0,0310259070247412</text:p>
          </table:table-cell>
        </table:table-row>
        <table:table-row table:style-name="ro1">
          <table:table-cell office:value-type="string" calcext:value-type="string">
            <text:p>Rome</text:p>
          </table:table-cell>
          <table:table-cell office:value-type="float" office:value="2.05230775475502" calcext:value-type="float">
            <text:p>2,05230775475502</text:p>
          </table:table-cell>
          <table:table-cell office:value-type="float" office:value="1.20284081250429" calcext:value-type="float">
            <text:p>1,20284081250429</text:p>
          </table:table-cell>
          <table:table-cell office:value-type="float" office:value="0.79471381008625" calcext:value-type="float">
            <text:p>0,79471381008625</text:p>
          </table:table-cell>
          <table:table-cell office:value-type="float" office:value="0.551755733788014" calcext:value-type="float">
            <text:p>0,551755733788014</text:p>
          </table:table-cell>
          <table:table-cell office:value-type="float" office:value="0.400033604353666" calcext:value-type="float">
            <text:p>0,400033604353666</text:p>
          </table:table-cell>
          <table:table-cell office:value-type="float" office:value="0.303994499146938" calcext:value-type="float">
            <text:p>0,303994499146938</text:p>
          </table:table-cell>
          <table:table-cell office:value-type="float" office:value="0.238770022988319" calcext:value-type="float">
            <text:p>0,238770022988319</text:p>
          </table:table-cell>
          <table:table-cell office:value-type="float" office:value="0.194310763850808" calcext:value-type="float">
            <text:p>0,194310763850808</text:p>
          </table:table-cell>
          <table:table-cell office:value-type="float" office:value="0.160991290584207" calcext:value-type="float">
            <text:p>0,160991290584207</text:p>
          </table:table-cell>
          <table:table-cell office:value-type="float" office:value="0.138135593384504" calcext:value-type="float">
            <text:p>0,138135593384504</text:p>
          </table:table-cell>
          <table:table-cell office:value-type="float" office:value="0.119269842281938" calcext:value-type="float">
            <text:p>0,119269842281938</text:p>
          </table:table-cell>
          <table:table-cell office:value-type="float" office:value="0.104360925965011" calcext:value-type="float">
            <text:p>0,104360925965011</text:p>
          </table:table-cell>
          <table:table-cell office:value-type="float" office:value="0.0925607513636351" calcext:value-type="float">
            <text:p>0,0925607513636351</text:p>
          </table:table-cell>
          <table:table-cell office:value-type="float" office:value="0.0829072659835219" calcext:value-type="float">
            <text:p>0,0829072659835219</text:p>
          </table:table-cell>
          <table:table-cell office:value-type="float" office:value="0.0749538633972406" calcext:value-type="float">
            <text:p>0,0749538633972406</text:p>
          </table:table-cell>
          <table:table-cell office:value-type="float" office:value="0.0681515345349908" calcext:value-type="float">
            <text:p>0,0681515345349908</text:p>
          </table:table-cell>
          <table:table-cell office:value-type="float" office:value="0.0624984172172844" calcext:value-type="float">
            <text:p>0,0624984172172844</text:p>
          </table:table-cell>
          <table:table-cell office:value-type="float" office:value="0.057414363604039" calcext:value-type="float">
            <text:p>0,057414363604039</text:p>
          </table:table-cell>
          <table:table-cell office:value-type="float" office:value="0.0533562684431672" calcext:value-type="float">
            <text:p>0,0533562684431672</text:p>
          </table:table-cell>
          <table:table-cell office:value-type="float" office:value="0.0495249964296818" calcext:value-type="float">
            <text:p>0,0495249964296818</text:p>
          </table:table-cell>
          <table:table-cell office:value-type="float" office:value="0.0462073246017098" calcext:value-type="float">
            <text:p>0,0462073246017098</text:p>
          </table:table-cell>
          <table:table-cell office:value-type="float" office:value="0.0433382005430758" calcext:value-type="float">
            <text:p>0,0433382005430758</text:p>
          </table:table-cell>
          <table:table-cell office:value-type="float" office:value="0.0407291199080646" calcext:value-type="float">
            <text:p>0,0407291199080646</text:p>
          </table:table-cell>
          <table:table-cell office:value-type="float" office:value="0.0384845486842096" calcext:value-type="float">
            <text:p>0,0384845486842096</text:p>
          </table:table-cell>
          <table:table-cell office:value-type="float" office:value="0.036345649510622" calcext:value-type="float">
            <text:p>0,036345649510622</text:p>
          </table:table-cell>
          <table:table-cell office:value-type="float" office:value="0.0345387170091271" calcext:value-type="float">
            <text:p>0,0345387170091271</text:p>
          </table:table-cell>
          <table:table-cell office:value-type="float" office:value="0.0327985375188291" calcext:value-type="float">
            <text:p>0,0327985375188291</text:p>
          </table:table-cell>
          <table:table-cell office:value-type="float" office:value="0.0312680033966899" calcext:value-type="float">
            <text:p>0,0312680033966899</text:p>
          </table:table-cell>
          <table:table-cell office:value-type="float" office:value="0.0298353531397879" calcext:value-type="float">
            <text:p>0,0298353531397879</text:p>
          </table:table-cell>
          <table:table-cell office:value-type="float" office:value="0.0285516397561878" calcext:value-type="float">
            <text:p>0,0285516397561878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.5865832567215" calcext:value-type="float">
            <text:p>1,5865832567215</text:p>
          </table:table-cell>
          <table:table-cell office:value-type="float" office:value="0.702486321330071" calcext:value-type="float">
            <text:p>0,702486321330071</text:p>
          </table:table-cell>
          <table:table-cell office:value-type="float" office:value="0.446926657110453" calcext:value-type="float">
            <text:p>0,446926657110453</text:p>
          </table:table-cell>
          <table:table-cell office:value-type="float" office:value="0.308581177145243" calcext:value-type="float">
            <text:p>0,308581177145243</text:p>
          </table:table-cell>
          <table:table-cell office:value-type="float" office:value="0.21933288872242" calcext:value-type="float">
            <text:p>0,21933288872242</text:p>
          </table:table-cell>
          <table:table-cell office:value-type="float" office:value="0.167358104139566" calcext:value-type="float">
            <text:p>0,167358104139566</text:p>
          </table:table-cell>
          <table:table-cell office:value-type="float" office:value="0.131966605782509" calcext:value-type="float">
            <text:p>0,131966605782509</text:p>
          </table:table-cell>
          <table:table-cell office:value-type="float" office:value="0.108004790730774" calcext:value-type="float">
            <text:p>0,108004790730774</text:p>
          </table:table-cell>
          <table:table-cell office:value-type="float" office:value="0.0909010404720902" calcext:value-type="float">
            <text:p>0,0909010404720902</text:p>
          </table:table-cell>
          <table:table-cell office:value-type="float" office:value="0.0783696351572871" calcext:value-type="float">
            <text:p>0,0783696351572871</text:p>
          </table:table-cell>
          <table:table-cell office:value-type="float" office:value="0.0682700369507074" calcext:value-type="float">
            <text:p>0,0682700369507074</text:p>
          </table:table-cell>
          <table:table-cell office:value-type="float" office:value="0.0607301676645875" calcext:value-type="float">
            <text:p>0,0607301676645875</text:p>
          </table:table-cell>
          <table:table-cell office:value-type="float" office:value="0.054082581307739" calcext:value-type="float">
            <text:p>0,054082581307739</text:p>
          </table:table-cell>
          <table:table-cell office:value-type="float" office:value="0.0489701442420483" calcext:value-type="float">
            <text:p>0,0489701442420483</text:p>
          </table:table-cell>
          <table:table-cell office:value-type="float" office:value="0.0444995407015085" calcext:value-type="float">
            <text:p>0,0444995407015085</text:p>
          </table:table-cell>
          <table:table-cell office:value-type="float" office:value="0.0407693390734494" calcext:value-type="float">
            <text:p>0,0407693390734494</text:p>
          </table:table-cell>
          <table:table-cell office:value-type="float" office:value="0.0375805296935141" calcext:value-type="float">
            <text:p>0,0375805296935141</text:p>
          </table:table-cell>
          <table:table-cell office:value-type="float" office:value="0.0348150175996125" calcext:value-type="float">
            <text:p>0,0348150175996125</text:p>
          </table:table-cell>
          <table:table-cell office:value-type="float" office:value="0.0323699000291526" calcext:value-type="float">
            <text:p>0,0323699000291526</text:p>
          </table:table-cell>
          <table:table-cell office:value-type="float" office:value="0.0302555919624865" calcext:value-type="float">
            <text:p>0,0302555919624865</text:p>
          </table:table-cell>
          <table:table-cell office:value-type="float" office:value="0.0283297533169389" calcext:value-type="float">
            <text:p>0,0283297533169389</text:p>
          </table:table-cell>
          <table:table-cell office:value-type="float" office:value="0.0266672549769282" calcext:value-type="float">
            <text:p>0,0266672549769282</text:p>
          </table:table-cell>
          <table:table-cell office:value-type="float" office:value="0.0251358163077384" calcext:value-type="float">
            <text:p>0,0251358163077384</text:p>
          </table:table-cell>
          <table:table-cell office:value-type="float" office:value="0.023789003957063" calcext:value-type="float">
            <text:p>0,023789003957063</text:p>
          </table:table-cell>
          <table:table-cell office:value-type="float" office:value="0.0225405094679445" calcext:value-type="float">
            <text:p>0,0225405094679445</text:p>
          </table:table-cell>
          <table:table-cell office:value-type="float" office:value="0.0214113602414727" calcext:value-type="float">
            <text:p>0,0214113602414727</text:p>
          </table:table-cell>
          <table:table-cell office:value-type="float" office:value="0.0204042412806302" calcext:value-type="float">
            <text:p>0,0204042412806302</text:p>
          </table:table-cell>
          <table:table-cell office:value-type="float" office:value="0.0194232710637152" calcext:value-type="float">
            <text:p>0,0194232710637152</text:p>
          </table:table-cell>
          <table:table-cell office:value-type="float" office:value="0.018616208806634" calcext:value-type="float">
            <text:p>0,018616208806634</text:p>
          </table:table-cell>
          <table:table-cell office:value-type="float" office:value="0.017773186089471" calcext:value-type="float">
            <text:p>0,017773186089471</text:p>
          </table:table-cell>
        </table:table-row>
      </table:table>
      <table:table table:name="Sigmoid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Athens</text:p>
          </table:table-cell>
          <table:table-cell table:number-columns-repeated="8" office:value-type="float" office:value="2.48486834764481" calcext:value-type="float">
            <text:p>2,48486834764481</text:p>
          </table:table-cell>
          <table:table-cell office:value-type="float" office:value="2.48486822843552" calcext:value-type="float">
            <text:p>2,48486822843552</text:p>
          </table:table-cell>
          <table:table-cell table:number-columns-repeated="3" office:value-type="float" office:value="2.48486828804016" calcext:value-type="float">
            <text:p>2,48486828804016</text:p>
          </table:table-cell>
          <table:table-cell office:value-type="float" office:value="2.48486816883087" calcext:value-type="float">
            <text:p>2,48486816883087</text:p>
          </table:table-cell>
          <table:table-cell office:value-type="float" office:value="2.48486822843552" calcext:value-type="float">
            <text:p>2,48486822843552</text:p>
          </table:table-cell>
          <table:table-cell office:value-type="float" office:value="2.48486810922623" calcext:value-type="float">
            <text:p>2,48486810922623</text:p>
          </table:table-cell>
          <table:table-cell table:number-columns-repeated="11" office:value-type="float" office:value="2.48486804962158" calcext:value-type="float">
            <text:p>2,48486804962158</text:p>
          </table:table-cell>
          <table:table-cell table:number-columns-repeated="4" office:value-type="float" office:value="2.48486799001694" calcext:value-type="float">
            <text:p>2,48486799001694</text:p>
          </table:table-cell>
        </table:table-row>
        <table:table-row table:style-name="ro1">
          <table:table-cell office:value-type="string" calcext:value-type="string">
            <text:p>Calais</text:p>
          </table:table-cell>
          <table:table-cell table:number-columns-repeated="2" office:value-type="float" office:value="2.56505024433136" calcext:value-type="float">
            <text:p>2,56505024433136</text:p>
          </table:table-cell>
          <table:table-cell office:value-type="float" office:value="2.56505000591278" calcext:value-type="float">
            <text:p>2,56505000591278</text:p>
          </table:table-cell>
          <table:table-cell table:number-columns-repeated="2" office:value-type="float" office:value="2.56504988670349" calcext:value-type="float">
            <text:p>2,56504988670349</text:p>
          </table:table-cell>
          <table:table-cell office:value-type="float" office:value="2.5650497674942" calcext:value-type="float">
            <text:p>2,5650497674942</text:p>
          </table:table-cell>
          <table:table-cell office:value-type="float" office:value="2.56504958868027" calcext:value-type="float">
            <text:p>2,56504958868027</text:p>
          </table:table-cell>
          <table:table-cell office:value-type="float" office:value="2.56504964828491" calcext:value-type="float">
            <text:p>2,56504964828491</text:p>
          </table:table-cell>
          <table:table-cell office:value-type="float" office:value="2.56504940986633" calcext:value-type="float">
            <text:p>2,56504940986633</text:p>
          </table:table-cell>
          <table:table-cell table:number-columns-repeated="2" office:value-type="float" office:value="2.56504917144775" calcext:value-type="float">
            <text:p>2,56504917144775</text:p>
          </table:table-cell>
          <table:table-cell office:value-type="float" office:value="2.56504893302918" calcext:value-type="float">
            <text:p>2,56504893302918</text:p>
          </table:table-cell>
          <table:table-cell office:value-type="float" office:value="2.56504881381989" calcext:value-type="float">
            <text:p>2,56504881381989</text:p>
          </table:table-cell>
          <table:table-cell office:value-type="float" office:value="2.5650486946106" calcext:value-type="float">
            <text:p>2,5650486946106</text:p>
          </table:table-cell>
          <table:table-cell office:value-type="float" office:value="2.56504863500595" calcext:value-type="float">
            <text:p>2,56504863500595</text:p>
          </table:table-cell>
          <table:table-cell office:value-type="float" office:value="2.56504845619202" calcext:value-type="float">
            <text:p>2,56504845619202</text:p>
          </table:table-cell>
          <table:table-cell office:value-type="float" office:value="2.56504839658737" calcext:value-type="float">
            <text:p>2,56504839658737</text:p>
          </table:table-cell>
          <table:table-cell office:value-type="float" office:value="2.56504821777344" calcext:value-type="float">
            <text:p>2,56504821777344</text:p>
          </table:table-cell>
          <table:table-cell office:value-type="float" office:value="2.56504815816879" calcext:value-type="float">
            <text:p>2,56504815816879</text:p>
          </table:table-cell>
          <table:table-cell office:value-type="float" office:value="2.56504791975021" calcext:value-type="float">
            <text:p>2,56504791975021</text:p>
          </table:table-cell>
          <table:table-cell office:value-type="float" office:value="2.56504786014557" calcext:value-type="float">
            <text:p>2,56504786014557</text:p>
          </table:table-cell>
          <table:table-cell office:value-type="float" office:value="2.56504780054092" calcext:value-type="float">
            <text:p>2,56504780054092</text:p>
          </table:table-cell>
          <table:table-cell office:value-type="float" office:value="2.56504762172699" calcext:value-type="float">
            <text:p>2,56504762172699</text:p>
          </table:table-cell>
          <table:table-cell office:value-type="float" office:value="2.56504744291306" calcext:value-type="float">
            <text:p>2,56504744291306</text:p>
          </table:table-cell>
          <table:table-cell office:value-type="float" office:value="2.56504738330841" calcext:value-type="float">
            <text:p>2,56504738330841</text:p>
          </table:table-cell>
          <table:table-cell office:value-type="float" office:value="2.56504726409912" calcext:value-type="float">
            <text:p>2,56504726409912</text:p>
          </table:table-cell>
          <table:table-cell office:value-type="float" office:value="2.56504720449448" calcext:value-type="float">
            <text:p>2,56504720449448</text:p>
          </table:table-cell>
          <table:table-cell office:value-type="float" office:value="2.56504702568054" calcext:value-type="float">
            <text:p>2,56504702568054</text:p>
          </table:table-cell>
          <table:table-cell office:value-type="float" office:value="2.56504690647125" calcext:value-type="float">
            <text:p>2,56504690647125</text:p>
          </table:table-cell>
          <table:table-cell office:value-type="float" office:value="2.56504684686661" calcext:value-type="float">
            <text:p>2,56504684686661</text:p>
          </table:table-cell>
        </table:table-row>
        <table:table-row table:style-name="ro1">
          <table:table-cell office:value-type="string" calcext:value-type="string">
            <text:p>Cherbourg</text:p>
          </table:table-cell>
          <table:table-cell table:number-columns-repeated="9" office:value-type="float" office:value="2.19718623161316" calcext:value-type="float">
            <text:p>2,19718623161316</text:p>
          </table:table-cell>
          <table:table-cell table:number-columns-repeated="10" office:value-type="float" office:value="2.19718617200851" calcext:value-type="float">
            <text:p>2,19718617200851</text:p>
          </table:table-cell>
          <table:table-cell table:number-columns-repeated="5" office:value-type="float" office:value="2.19718611240387" calcext:value-type="float">
            <text:p>2,19718611240387</text:p>
          </table:table-cell>
          <table:table-cell office:value-type="float" office:value="2.19718605279923" calcext:value-type="float">
            <text:p>2,19718605279923</text:p>
          </table:table-cell>
          <table:table-cell table:number-columns-repeated="2" office:value-type="float" office:value="2.19718593358994" calcext:value-type="float">
            <text:p>2,19718593358994</text:p>
          </table:table-cell>
          <table:table-cell table:number-columns-repeated="2" office:value-type="float" office:value="2.19718605279923" calcext:value-type="float">
            <text:p>2,19718605279923</text:p>
          </table:table-cell>
          <table:table-cell office:value-type="float" office:value="2.19718593358994" calcext:value-type="float">
            <text:p>2,19718593358994</text:p>
          </table:table-cell>
        </table:table-row>
        <table:table-row table:style-name="ro1">
          <table:table-cell office:value-type="string" calcext:value-type="string">
            <text:p>Cologne</text:p>
          </table:table-cell>
          <table:table-cell office:value-type="float" office:value="2.48481018543243" calcext:value-type="float">
            <text:p>2,48481018543243</text:p>
          </table:table-cell>
          <table:table-cell office:value-type="float" office:value="2.484810090065" calcext:value-type="float">
            <text:p>2,484810090065</text:p>
          </table:table-cell>
          <table:table-cell office:value-type="float" office:value="2.48480997085571" calcext:value-type="float">
            <text:p>2,48480997085571</text:p>
          </table:table-cell>
          <table:table-cell table:number-columns-repeated="4" office:value-type="float" office:value="2.48480994701386" calcext:value-type="float">
            <text:p>2,48480994701386</text:p>
          </table:table-cell>
          <table:table-cell office:value-type="float" office:value="2.48480989933014" calcext:value-type="float">
            <text:p>2,48480989933014</text:p>
          </table:table-cell>
          <table:table-cell office:value-type="float" office:value="2.48480987548828" calcext:value-type="float">
            <text:p>2,48480987548828</text:p>
          </table:table-cell>
          <table:table-cell table:number-columns-repeated="3" office:value-type="float" office:value="2.48480978012085" calcext:value-type="float">
            <text:p>2,48480978012085</text:p>
          </table:table-cell>
          <table:table-cell table:number-columns-repeated="2" office:value-type="float" office:value="2.48480975627899" calcext:value-type="float">
            <text:p>2,48480975627899</text:p>
          </table:table-cell>
          <table:table-cell office:value-type="float" office:value="2.48480961322784" calcext:value-type="float">
            <text:p>2,48480961322784</text:p>
          </table:table-cell>
          <table:table-cell office:value-type="float" office:value="2.48480951786041" calcext:value-type="float">
            <text:p>2,48480951786041</text:p>
          </table:table-cell>
          <table:table-cell table:number-columns-repeated="2" office:value-type="float" office:value="2.48480949401855" calcext:value-type="float">
            <text:p>2,48480949401855</text:p>
          </table:table-cell>
          <table:table-cell office:value-type="float" office:value="2.48480942249298" calcext:value-type="float">
            <text:p>2,48480942249298</text:p>
          </table:table-cell>
          <table:table-cell table:number-columns-repeated="3" office:value-type="float" office:value="2.48480937480927" calcext:value-type="float">
            <text:p>2,48480937480927</text:p>
          </table:table-cell>
          <table:table-cell office:value-type="float" office:value="2.48480913639069" calcext:value-type="float">
            <text:p>2,48480913639069</text:p>
          </table:table-cell>
          <table:table-cell table:number-columns-repeated="4" office:value-type="float" office:value="2.48480908870697" calcext:value-type="float">
            <text:p>2,48480908870697</text:p>
          </table:table-cell>
          <table:table-cell office:value-type="float" office:value="2.4848090171814" calcext:value-type="float">
            <text:p>2,4848090171814</text:p>
          </table:table-cell>
          <table:table-cell table:number-columns-repeated="2" office:value-type="float" office:value="2.48480896949768" calcext:value-type="float">
            <text:p>2,48480896949768</text:p>
          </table:table-cell>
        </table:table-row>
        <table:table-row table:style-name="ro1">
          <table:table-cell office:value-type="string" calcext:value-type="string">
            <text:p>Geneva</text:p>
          </table:table-cell>
          <table:table-cell office:value-type="float" office:value="2.07950599988302" calcext:value-type="float">
            <text:p>2,07950599988302</text:p>
          </table:table-cell>
          <table:table-cell office:value-type="float" office:value="2.07950588067373" calcext:value-type="float">
            <text:p>2,07950588067373</text:p>
          </table:table-cell>
          <table:table-cell table:number-columns-repeated="2" office:value-type="float" office:value="2.0795058409373" calcext:value-type="float">
            <text:p>2,0795058409373</text:p>
          </table:table-cell>
          <table:table-cell office:value-type="float" office:value="2.07950580120087" calcext:value-type="float">
            <text:p>2,07950580120087</text:p>
          </table:table-cell>
          <table:table-cell office:value-type="float" office:value="2.07950576146444" calcext:value-type="float">
            <text:p>2,07950576146444</text:p>
          </table:table-cell>
          <table:table-cell office:value-type="float" office:value="2.07950572172801" calcext:value-type="float">
            <text:p>2,07950572172801</text:p>
          </table:table-cell>
          <table:table-cell office:value-type="float" office:value="2.07950560251872" calcext:value-type="float">
            <text:p>2,07950560251872</text:p>
          </table:table-cell>
          <table:table-cell office:value-type="float" office:value="2.07950552304586" calcext:value-type="float">
            <text:p>2,07950552304586</text:p>
          </table:table-cell>
          <table:table-cell office:value-type="float" office:value="2.07950548330943" calcext:value-type="float">
            <text:p>2,07950548330943</text:p>
          </table:table-cell>
          <table:table-cell office:value-type="float" office:value="2.07950540383657" calcext:value-type="float">
            <text:p>2,07950540383657</text:p>
          </table:table-cell>
          <table:table-cell table:number-columns-repeated="2" office:value-type="float" office:value="2.07950536410014" calcext:value-type="float">
            <text:p>2,07950536410014</text:p>
          </table:table-cell>
          <table:table-cell table:number-columns-repeated="2" office:value-type="float" office:value="2.07950524489085" calcext:value-type="float">
            <text:p>2,07950524489085</text:p>
          </table:table-cell>
          <table:table-cell office:value-type="float" office:value="2.07950520515442" calcext:value-type="float">
            <text:p>2,07950520515442</text:p>
          </table:table-cell>
          <table:table-cell office:value-type="float" office:value="2.07950512568156" calcext:value-type="float">
            <text:p>2,07950512568156</text:p>
          </table:table-cell>
          <table:table-cell office:value-type="float" office:value="2.07950508594513" calcext:value-type="float">
            <text:p>2,07950508594513</text:p>
          </table:table-cell>
          <table:table-cell office:value-type="float" office:value="2.07950500647227" calcext:value-type="float">
            <text:p>2,07950500647227</text:p>
          </table:table-cell>
          <table:table-cell table:number-columns-repeated="2" office:value-type="float" office:value="2.07950488726298" calcext:value-type="float">
            <text:p>2,07950488726298</text:p>
          </table:table-cell>
          <table:table-cell office:value-type="float" office:value="2.07950484752655" calcext:value-type="float">
            <text:p>2,07950484752655</text:p>
          </table:table-cell>
          <table:table-cell office:value-type="float" office:value="2.07950472831726" calcext:value-type="float">
            <text:p>2,07950472831726</text:p>
          </table:table-cell>
          <table:table-cell table:number-columns-repeated="2" office:value-type="float" office:value="2.07950468858083" calcext:value-type="float">
            <text:p>2,07950468858083</text:p>
          </table:table-cell>
          <table:table-cell office:value-type="float" office:value="2.07950460910797" calcext:value-type="float">
            <text:p>2,07950460910797</text:p>
          </table:table-cell>
          <table:table-cell table:number-columns-repeated="3" office:value-type="float" office:value="2.07950452963511" calcext:value-type="float">
            <text:p>2,07950452963511</text:p>
          </table:table-cell>
          <table:table-cell office:value-type="float" office:value="2.07950445016225" calcext:value-type="float">
            <text:p>2,07950445016225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table:number-columns-repeated="8" office:value-type="float" office:value="2.70797181129456" calcext:value-type="float">
            <text:p>2,70797181129456</text:p>
          </table:table-cell>
          <table:table-cell table:number-columns-repeated="22" office:value-type="float" office:value="2.70797169208527" calcext:value-type="float">
            <text:p>2,70797169208527</text:p>
          </table:table-cell>
        </table:table-row>
        <table:table-row table:style-name="ro1">
          <table:table-cell office:value-type="string" calcext:value-type="string">
            <text:p>Hook of Holland</text:p>
          </table:table-cell>
          <table:table-cell office:value-type="float" office:value="2.07947260992868" calcext:value-type="float">
            <text:p>2,07947260992868</text:p>
          </table:table-cell>
          <table:table-cell office:value-type="float" office:value="2.07947254180908" calcext:value-type="float">
            <text:p>2,07947254180908</text:p>
          </table:table-cell>
          <table:table-cell table:number-columns-repeated="3" office:value-type="float" office:value="2.07947250774929" calcext:value-type="float">
            <text:p>2,07947250774929</text:p>
          </table:table-cell>
          <table:table-cell table:number-columns-repeated="3" office:value-type="float" office:value="2.0794723715101" calcext:value-type="float">
            <text:p>2,0794723715101</text:p>
          </table:table-cell>
          <table:table-cell office:value-type="float" office:value="2.0794723374503" calcext:value-type="float">
            <text:p>2,0794723374503</text:p>
          </table:table-cell>
          <table:table-cell office:value-type="float" office:value="2.0794723033905" calcext:value-type="float">
            <text:p>2,0794723033905</text:p>
          </table:table-cell>
          <table:table-cell office:value-type="float" office:value="2.07947220121111" calcext:value-type="float">
            <text:p>2,07947220121111</text:p>
          </table:table-cell>
          <table:table-cell office:value-type="float" office:value="2.07947216715132" calcext:value-type="float">
            <text:p>2,07947216715132</text:p>
          </table:table-cell>
          <table:table-cell office:value-type="float" office:value="2.07947213309152" calcext:value-type="float">
            <text:p>2,07947213309152</text:p>
          </table:table-cell>
          <table:table-cell office:value-type="float" office:value="2.07947206497192" calcext:value-type="float">
            <text:p>2,07947206497192</text:p>
          </table:table-cell>
          <table:table-cell office:value-type="float" office:value="2.07947196279253" calcext:value-type="float">
            <text:p>2,07947196279253</text:p>
          </table:table-cell>
          <table:table-cell office:value-type="float" office:value="2.07947189467294" calcext:value-type="float">
            <text:p>2,07947189467294</text:p>
          </table:table-cell>
          <table:table-cell table:number-columns-repeated="3" office:value-type="float" office:value="2.07947186061314" calcext:value-type="float">
            <text:p>2,07947186061314</text:p>
          </table:table-cell>
          <table:table-cell table:number-columns-repeated="2" office:value-type="float" office:value="2.07947182655334" calcext:value-type="float">
            <text:p>2,07947182655334</text:p>
          </table:table-cell>
          <table:table-cell office:value-type="float" office:value="2.07947179249355" calcext:value-type="float">
            <text:p>2,07947179249355</text:p>
          </table:table-cell>
          <table:table-cell office:value-type="float" office:value="2.07947175843375" calcext:value-type="float">
            <text:p>2,07947175843375</text:p>
          </table:table-cell>
          <table:table-cell office:value-type="float" office:value="2.07947165625436" calcext:value-type="float">
            <text:p>2,07947165625436</text:p>
          </table:table-cell>
          <table:table-cell office:value-type="float" office:value="2.07947162219456" calcext:value-type="float">
            <text:p>2,07947162219456</text:p>
          </table:table-cell>
          <table:table-cell office:value-type="float" office:value="2.07947155407497" calcext:value-type="float">
            <text:p>2,07947155407497</text:p>
          </table:table-cell>
          <table:table-cell table:number-columns-repeated="2" office:value-type="float" office:value="2.07947141783578" calcext:value-type="float">
            <text:p>2,07947141783578</text:p>
          </table:table-cell>
          <table:table-cell office:value-type="float" office:value="2.07947134971619" calcext:value-type="float">
            <text:p>2,07947134971619</text:p>
          </table:table-cell>
          <table:table-cell office:value-type="float" office:value="2.07947131565639" calcext:value-type="float">
            <text:p>2,07947131565639</text:p>
          </table:table-cell>
        </table:table-row>
        <table:table-row table:style-name="ro1">
          <table:table-cell office:value-type="string" calcext:value-type="string">
            <text:p>Lisbon</text:p>
          </table:table-cell>
          <table:table-cell table:number-columns-repeated="13" office:value-type="float" office:value="2.48483967781067" calcext:value-type="float">
            <text:p>2,48483967781067</text:p>
          </table:table-cell>
          <table:table-cell table:number-columns-repeated="4" office:value-type="float" office:value="2.48483955860138" calcext:value-type="float">
            <text:p>2,48483955860138</text:p>
          </table:table-cell>
          <table:table-cell table:number-columns-repeated="3" office:value-type="float" office:value="2.48483943939209" calcext:value-type="float">
            <text:p>2,48483943939209</text:p>
          </table:table-cell>
          <table:table-cell office:value-type="float" office:value="2.4848393201828" calcext:value-type="float">
            <text:p>2,4848393201828</text:p>
          </table:table-cell>
          <table:table-cell table:number-columns-repeated="3" office:value-type="float" office:value="2.48483943939209" calcext:value-type="float">
            <text:p>2,48483943939209</text:p>
          </table:table-cell>
          <table:table-cell table:number-columns-repeated="6" office:value-type="float" office:value="2.48483920097351" calcext:value-type="float">
            <text:p>2,48483920097351</text:p>
          </table:table-cell>
        </table:table-row>
        <table:table-row table:style-name="ro1">
          <table:table-cell office:value-type="string" calcext:value-type="string">
            <text:p>Lyons</text:p>
          </table:table-cell>
          <table:table-cell office:value-type="float" office:value="2.30256792215201" calcext:value-type="float">
            <text:p>2,30256792215201</text:p>
          </table:table-cell>
          <table:table-cell office:value-type="float" office:value="2.30256788547222" calcext:value-type="float">
            <text:p>2,30256788547222</text:p>
          </table:table-cell>
          <table:table-cell office:value-type="float" office:value="2.30256784879244" calcext:value-type="float">
            <text:p>2,30256784879244</text:p>
          </table:table-cell>
          <table:table-cell office:value-type="float" office:value="2.30256783045255" calcext:value-type="float">
            <text:p>2,30256783045255</text:p>
          </table:table-cell>
          <table:table-cell office:value-type="float" office:value="2.30256775709299" calcext:value-type="float">
            <text:p>2,30256775709299</text:p>
          </table:table-cell>
          <table:table-cell office:value-type="float" office:value="2.3025677387531" calcext:value-type="float">
            <text:p>2,3025677387531</text:p>
          </table:table-cell>
          <table:table-cell office:value-type="float" office:value="2.30256772041321" calcext:value-type="float">
            <text:p>2,30256772041321</text:p>
          </table:table-cell>
          <table:table-cell office:value-type="float" office:value="2.30256768373343" calcext:value-type="float">
            <text:p>2,30256768373343</text:p>
          </table:table-cell>
          <table:table-cell office:value-type="float" office:value="2.30256762871375" calcext:value-type="float">
            <text:p>2,30256762871375</text:p>
          </table:table-cell>
          <table:table-cell office:value-type="float" office:value="2.30256757369408" calcext:value-type="float">
            <text:p>2,30256757369408</text:p>
          </table:table-cell>
          <table:table-cell office:value-type="float" office:value="2.30256755535419" calcext:value-type="float">
            <text:p>2,30256755535419</text:p>
          </table:table-cell>
          <table:table-cell office:value-type="float" office:value="2.30256750033452" calcext:value-type="float">
            <text:p>2,30256750033452</text:p>
          </table:table-cell>
          <table:table-cell office:value-type="float" office:value="2.30256748199463" calcext:value-type="float">
            <text:p>2,30256748199463</text:p>
          </table:table-cell>
          <table:table-cell office:value-type="float" office:value="2.30256742697496" calcext:value-type="float">
            <text:p>2,30256742697496</text:p>
          </table:table-cell>
          <table:table-cell office:value-type="float" office:value="2.30256740863507" calcext:value-type="float">
            <text:p>2,30256740863507</text:p>
          </table:table-cell>
          <table:table-cell office:value-type="float" office:value="2.3025673352755" calcext:value-type="float">
            <text:p>2,3025673352755</text:p>
          </table:table-cell>
          <table:table-cell office:value-type="float" office:value="2.30256731693561" calcext:value-type="float">
            <text:p>2,30256731693561</text:p>
          </table:table-cell>
          <table:table-cell office:value-type="float" office:value="2.30256720689627" calcext:value-type="float">
            <text:p>2,30256720689627</text:p>
          </table:table-cell>
          <table:table-cell office:value-type="float" office:value="2.3025671518766" calcext:value-type="float">
            <text:p>2,3025671518766</text:p>
          </table:table-cell>
          <table:table-cell table:number-columns-repeated="2" office:value-type="float" office:value="2.30256711519682" calcext:value-type="float">
            <text:p>2,30256711519682</text:p>
          </table:table-cell>
          <table:table-cell office:value-type="float" office:value="2.30256704183725" calcext:value-type="float">
            <text:p>2,30256704183725</text:p>
          </table:table-cell>
          <table:table-cell office:value-type="float" office:value="2.30256696847769" calcext:value-type="float">
            <text:p>2,30256696847769</text:p>
          </table:table-cell>
          <table:table-cell office:value-type="float" office:value="2.30256691345802" calcext:value-type="float">
            <text:p>2,30256691345802</text:p>
          </table:table-cell>
          <table:table-cell office:value-type="float" office:value="2.30256689511813" calcext:value-type="float">
            <text:p>2,30256689511813</text:p>
          </table:table-cell>
          <table:table-cell office:value-type="float" office:value="2.30256685843835" calcext:value-type="float">
            <text:p>2,30256685843835</text:p>
          </table:table-cell>
          <table:table-cell table:number-columns-repeated="2" office:value-type="float" office:value="2.30256684009845" calcext:value-type="float">
            <text:p>2,30256684009845</text:p>
          </table:table-cell>
          <table:table-cell office:value-type="float" office:value="2.30256669337933" calcext:value-type="float">
            <text:p>2,30256669337933</text:p>
          </table:table-cell>
          <table:table-cell office:value-type="float" office:value="2.30256667503944" calcext:value-type="float">
            <text:p>2,30256667503944</text:p>
          </table:table-cell>
        </table:table-row>
        <table:table-row table:style-name="ro1">
          <table:table-cell office:value-type="string" calcext:value-type="string">
            <text:p>Marseilles</text:p>
          </table:table-cell>
          <table:table-cell office:value-type="float" office:value="1.38635210990906" calcext:value-type="float">
            <text:p>1,38635210990906</text:p>
          </table:table-cell>
          <table:table-cell office:value-type="float" office:value="1.38635203838348" calcext:value-type="float">
            <text:p>1,38635203838348</text:p>
          </table:table-cell>
          <table:table-cell office:value-type="float" office:value="1.38635196685791" calcext:value-type="float">
            <text:p>1,38635196685791</text:p>
          </table:table-cell>
          <table:table-cell office:value-type="float" office:value="1.38635187149048" calcext:value-type="float">
            <text:p>1,38635187149048</text:p>
          </table:table-cell>
          <table:table-cell office:value-type="float" office:value="1.38635178804398" calcext:value-type="float">
            <text:p>1,38635178804398</text:p>
          </table:table-cell>
          <table:table-cell office:value-type="float" office:value="1.38635175228119" calcext:value-type="float">
            <text:p>1,38635175228119</text:p>
          </table:table-cell>
          <table:table-cell office:value-type="float" office:value="1.38635164499283" calcext:value-type="float">
            <text:p>1,38635164499283</text:p>
          </table:table-cell>
          <table:table-cell office:value-type="float" office:value="1.38635156154633" calcext:value-type="float">
            <text:p>1,38635156154633</text:p>
          </table:table-cell>
          <table:table-cell office:value-type="float" office:value="1.38635147809982" calcext:value-type="float">
            <text:p>1,38635147809982</text:p>
          </table:table-cell>
          <table:table-cell office:value-type="float" office:value="1.38635141849518" calcext:value-type="float">
            <text:p>1,38635141849518</text:p>
          </table:table-cell>
          <table:table-cell office:value-type="float" office:value="1.38635132312775" calcext:value-type="float">
            <text:p>1,38635132312775</text:p>
          </table:table-cell>
          <table:table-cell office:value-type="float" office:value="1.38635128736496" calcext:value-type="float">
            <text:p>1,38635128736496</text:p>
          </table:table-cell>
          <table:table-cell office:value-type="float" office:value="1.38635120391846" calcext:value-type="float">
            <text:p>1,38635120391846</text:p>
          </table:table-cell>
          <table:table-cell office:value-type="float" office:value="1.38635110855103" calcext:value-type="float">
            <text:p>1,38635110855103</text:p>
          </table:table-cell>
          <table:table-cell office:value-type="float" office:value="1.38635103702545" calcext:value-type="float">
            <text:p>1,38635103702545</text:p>
          </table:table-cell>
          <table:table-cell office:value-type="float" office:value="1.38635095357895" calcext:value-type="float">
            <text:p>1,38635095357895</text:p>
          </table:table-cell>
          <table:table-cell office:value-type="float" office:value="1.38635085821152" calcext:value-type="float">
            <text:p>1,38635085821152</text:p>
          </table:table-cell>
          <table:table-cell office:value-type="float" office:value="1.38635079860687" calcext:value-type="float">
            <text:p>1,38635079860687</text:p>
          </table:table-cell>
          <table:table-cell office:value-type="float" office:value="1.38635069131851" calcext:value-type="float">
            <text:p>1,38635069131851</text:p>
          </table:table-cell>
          <table:table-cell office:value-type="float" office:value="1.38635063171387" calcext:value-type="float">
            <text:p>1,38635063171387</text:p>
          </table:table-cell>
          <table:table-cell office:value-type="float" office:value="1.38635054826736" calcext:value-type="float">
            <text:p>1,38635054826736</text:p>
          </table:table-cell>
          <table:table-cell office:value-type="float" office:value="1.38635046482086" calcext:value-type="float">
            <text:p>1,38635046482086</text:p>
          </table:table-cell>
          <table:table-cell office:value-type="float" office:value="1.38635039329529" calcext:value-type="float">
            <text:p>1,38635039329529</text:p>
          </table:table-cell>
          <table:table-cell office:value-type="float" office:value="1.38635034561157" calcext:value-type="float">
            <text:p>1,38635034561157</text:p>
          </table:table-cell>
          <table:table-cell office:value-type="float" office:value="1.38635022640228" calcext:value-type="float">
            <text:p>1,38635022640228</text:p>
          </table:table-cell>
          <table:table-cell office:value-type="float" office:value="1.38635014295578" calcext:value-type="float">
            <text:p>1,38635014295578</text:p>
          </table:table-cell>
          <table:table-cell office:value-type="float" office:value="1.38635009527206" calcext:value-type="float">
            <text:p>1,38635009527206</text:p>
          </table:table-cell>
          <table:table-cell office:value-type="float" office:value="1.38635002374649" calcext:value-type="float">
            <text:p>1,38635002374649</text:p>
          </table:table-cell>
          <table:table-cell office:value-type="float" office:value="1.38634995222092" calcext:value-type="float">
            <text:p>1,38634995222092</text:p>
          </table:table-cell>
          <table:table-cell office:value-type="float" office:value="1.38634986877441" calcext:value-type="float">
            <text:p>1,38634986877441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table:number-columns-repeated="11" office:value-type="float" office:value="2.07939690351486" calcext:value-type="float">
            <text:p>2,07939690351486</text:p>
          </table:table-cell>
          <table:table-cell table:number-columns-repeated="4" office:value-type="float" office:value="2.07939684391022" calcext:value-type="float">
            <text:p>2,07939684391022</text:p>
          </table:table-cell>
          <table:table-cell table:number-columns-repeated="7" office:value-type="float" office:value="2.07939672470093" calcext:value-type="float">
            <text:p>2,07939672470093</text:p>
          </table:table-cell>
          <table:table-cell table:number-columns-repeated="3" office:value-type="float" office:value="2.07939666509628" calcext:value-type="float">
            <text:p>2,07939666509628</text:p>
          </table:table-cell>
          <table:table-cell office:value-type="float" office:value="2.07939660549164" calcext:value-type="float">
            <text:p>2,07939660549164</text:p>
          </table:table-cell>
          <table:table-cell table:number-columns-repeated="4" office:value-type="float" office:value="2.07939654588699" calcext:value-type="float">
            <text:p>2,07939654588699</text:p>
          </table:table-cell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1.94590706825256" calcext:value-type="float">
            <text:p>1,94590706825256</text:p>
          </table:table-cell>
          <table:table-cell office:value-type="float" office:value="1.94590699672699" calcext:value-type="float">
            <text:p>1,94590699672699</text:p>
          </table:table-cell>
          <table:table-cell office:value-type="float" office:value="1.94590692520142" calcext:value-type="float">
            <text:p>1,94590692520142</text:p>
          </table:table-cell>
          <table:table-cell office:value-type="float" office:value="1.94590680599213" calcext:value-type="float">
            <text:p>1,94590680599213</text:p>
          </table:table-cell>
          <table:table-cell office:value-type="float" office:value="1.94590673446655" calcext:value-type="float">
            <text:p>1,94590673446655</text:p>
          </table:table-cell>
          <table:table-cell office:value-type="float" office:value="1.94590671062469" calcext:value-type="float">
            <text:p>1,94590671062469</text:p>
          </table:table-cell>
          <table:table-cell office:value-type="float" office:value="1.94590661525726" calcext:value-type="float">
            <text:p>1,94590661525726</text:p>
          </table:table-cell>
          <table:table-cell office:value-type="float" office:value="1.94590651988983" calcext:value-type="float">
            <text:p>1,94590651988983</text:p>
          </table:table-cell>
          <table:table-cell office:value-type="float" office:value="1.9459064245224" calcext:value-type="float">
            <text:p>1,9459064245224</text:p>
          </table:table-cell>
          <table:table-cell office:value-type="float" office:value="1.94590635299683" calcext:value-type="float">
            <text:p>1,94590635299683</text:p>
          </table:table-cell>
          <table:table-cell office:value-type="float" office:value="1.94590632915497" calcext:value-type="float">
            <text:p>1,94590632915497</text:p>
          </table:table-cell>
          <table:table-cell office:value-type="float" office:value="1.94590618610382" calcext:value-type="float">
            <text:p>1,94590618610382</text:p>
          </table:table-cell>
          <table:table-cell office:value-type="float" office:value="1.94590611457825" calcext:value-type="float">
            <text:p>1,94590611457825</text:p>
          </table:table-cell>
          <table:table-cell office:value-type="float" office:value="1.94590606689453" calcext:value-type="float">
            <text:p>1,94590606689453</text:p>
          </table:table-cell>
          <table:table-cell office:value-type="float" office:value="1.9459059715271" calcext:value-type="float">
            <text:p>1,9459059715271</text:p>
          </table:table-cell>
          <table:table-cell office:value-type="float" office:value="1.94590590000153" calcext:value-type="float">
            <text:p>1,94590590000153</text:p>
          </table:table-cell>
          <table:table-cell office:value-type="float" office:value="1.94590580463409" calcext:value-type="float">
            <text:p>1,94590580463409</text:p>
          </table:table-cell>
          <table:table-cell office:value-type="float" office:value="1.94590575695038" calcext:value-type="float">
            <text:p>1,94590575695038</text:p>
          </table:table-cell>
          <table:table-cell office:value-type="float" office:value="1.94590563774109" calcext:value-type="float">
            <text:p>1,94590563774109</text:p>
          </table:table-cell>
          <table:table-cell office:value-type="float" office:value="1.94590554237366" calcext:value-type="float">
            <text:p>1,94590554237366</text:p>
          </table:table-cell>
          <table:table-cell office:value-type="float" office:value="1.94590547084808" calcext:value-type="float">
            <text:p>1,94590547084808</text:p>
          </table:table-cell>
          <table:table-cell office:value-type="float" office:value="1.94590537548065" calcext:value-type="float">
            <text:p>1,94590537548065</text:p>
          </table:table-cell>
          <table:table-cell office:value-type="float" office:value="1.94590530395508" calcext:value-type="float">
            <text:p>1,94590530395508</text:p>
          </table:table-cell>
          <table:table-cell office:value-type="float" office:value="1.9459052324295" calcext:value-type="float">
            <text:p>1,9459052324295</text:p>
          </table:table-cell>
          <table:table-cell office:value-type="float" office:value="1.94590513706207" calcext:value-type="float">
            <text:p>1,94590513706207</text:p>
          </table:table-cell>
          <table:table-cell office:value-type="float" office:value="1.9459050655365" calcext:value-type="float">
            <text:p>1,9459050655365</text:p>
          </table:table-cell>
          <table:table-cell office:value-type="float" office:value="1.94590501785278" calcext:value-type="float">
            <text:p>1,94590501785278</text:p>
          </table:table-cell>
          <table:table-cell office:value-type="float" office:value="1.94590492248535" calcext:value-type="float">
            <text:p>1,94590492248535</text:p>
          </table:table-cell>
          <table:table-cell office:value-type="float" office:value="1.94590485095978" calcext:value-type="float">
            <text:p>1,94590485095978</text:p>
          </table:table-cell>
          <table:table-cell office:value-type="float" office:value="1.9459047794342" calcext:value-type="float">
            <text:p>1,9459047794342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table:number-columns-repeated="2" office:value-type="float" office:value="2.19726173082987" calcext:value-type="float">
            <text:p>2,19726173082987</text:p>
          </table:table-cell>
          <table:table-cell table:number-columns-repeated="3" office:value-type="float" office:value="2.19726165135702" calcext:value-type="float">
            <text:p>2,19726165135702</text:p>
          </table:table-cell>
          <table:table-cell table:number-columns-repeated="3" office:value-type="float" office:value="2.19726157188416" calcext:value-type="float">
            <text:p>2,19726157188416</text:p>
          </table:table-cell>
          <table:table-cell table:number-columns-repeated="4" office:value-type="float" office:value="2.1972614924113" calcext:value-type="float">
            <text:p>2,1972614924113</text:p>
          </table:table-cell>
          <table:table-cell table:number-columns-repeated="3" office:value-type="float" office:value="2.19726141293844" calcext:value-type="float">
            <text:p>2,19726141293844</text:p>
          </table:table-cell>
          <table:table-cell table:number-columns-repeated="3" office:value-type="float" office:value="2.19726133346558" calcext:value-type="float">
            <text:p>2,19726133346558</text:p>
          </table:table-cell>
          <table:table-cell table:number-columns-repeated="3" office:value-type="float" office:value="2.19726125399272" calcext:value-type="float">
            <text:p>2,19726125399272</text:p>
          </table:table-cell>
          <table:table-cell table:number-columns-repeated="3" office:value-type="float" office:value="2.19726117451986" calcext:value-type="float">
            <text:p>2,19726117451986</text:p>
          </table:table-cell>
          <table:table-cell table:number-columns-repeated="4" office:value-type="float" office:value="2.197261095047" calcext:value-type="float">
            <text:p>2,197261095047</text:p>
          </table:table-cell>
          <table:table-cell table:number-columns-repeated="2" office:value-type="float" office:value="2.19726101557414" calcext:value-type="float">
            <text:p>2,19726101557414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2.77270126342773" calcext:value-type="float">
            <text:p>2,77270126342773</text:p>
          </table:table-cell>
          <table:table-cell office:value-type="float" office:value="2.77270110448202" calcext:value-type="float">
            <text:p>2,77270110448202</text:p>
          </table:table-cell>
          <table:table-cell office:value-type="float" office:value="2.77270102500916" calcext:value-type="float">
            <text:p>2,77270102500916</text:p>
          </table:table-cell>
          <table:table-cell office:value-type="float" office:value="2.7727009455363" calcext:value-type="float">
            <text:p>2,7727009455363</text:p>
          </table:table-cell>
          <table:table-cell office:value-type="float" office:value="2.77270078659058" calcext:value-type="float">
            <text:p>2,77270078659058</text:p>
          </table:table-cell>
          <table:table-cell office:value-type="float" office:value="2.77270070711772" calcext:value-type="float">
            <text:p>2,77270070711772</text:p>
          </table:table-cell>
          <table:table-cell office:value-type="float" office:value="2.77270062764486" calcext:value-type="float">
            <text:p>2,77270062764486</text:p>
          </table:table-cell>
          <table:table-cell office:value-type="float" office:value="2.772700548172" calcext:value-type="float">
            <text:p>2,772700548172</text:p>
          </table:table-cell>
          <table:table-cell office:value-type="float" office:value="2.77270046869914" calcext:value-type="float">
            <text:p>2,77270046869914</text:p>
          </table:table-cell>
          <table:table-cell office:value-type="float" office:value="2.77270030975342" calcext:value-type="float">
            <text:p>2,77270030975342</text:p>
          </table:table-cell>
          <table:table-cell office:value-type="float" office:value="2.77270023028056" calcext:value-type="float">
            <text:p>2,77270023028056</text:p>
          </table:table-cell>
          <table:table-cell office:value-type="float" office:value="2.77270007133484" calcext:value-type="float">
            <text:p>2,77270007133484</text:p>
          </table:table-cell>
          <table:table-cell office:value-type="float" office:value="2.77269999186198" calcext:value-type="float">
            <text:p>2,77269999186198</text:p>
          </table:table-cell>
          <table:table-cell office:value-type="float" office:value="2.77269983291626" calcext:value-type="float">
            <text:p>2,77269983291626</text:p>
          </table:table-cell>
          <table:table-cell office:value-type="float" office:value="2.7726997534434" calcext:value-type="float">
            <text:p>2,7726997534434</text:p>
          </table:table-cell>
          <table:table-cell office:value-type="float" office:value="2.77269967397054" calcext:value-type="float">
            <text:p>2,77269967397054</text:p>
          </table:table-cell>
          <table:table-cell office:value-type="float" office:value="2.77269943555196" calcext:value-type="float">
            <text:p>2,77269943555196</text:p>
          </table:table-cell>
          <table:table-cell office:value-type="float" office:value="2.77269927660624" calcext:value-type="float">
            <text:p>2,77269927660624</text:p>
          </table:table-cell>
          <table:table-cell table:number-columns-repeated="2" office:value-type="float" office:value="2.77269911766052" calcext:value-type="float">
            <text:p>2,77269911766052</text:p>
          </table:table-cell>
          <table:table-cell office:value-type="float" office:value="2.77269887924194" calcext:value-type="float">
            <text:p>2,77269887924194</text:p>
          </table:table-cell>
          <table:table-cell office:value-type="float" office:value="2.77269872029622" calcext:value-type="float">
            <text:p>2,77269872029622</text:p>
          </table:table-cell>
          <table:table-cell table:number-columns-repeated="2" office:value-type="float" office:value="2.77269864082336" calcext:value-type="float">
            <text:p>2,77269864082336</text:p>
          </table:table-cell>
          <table:table-cell office:value-type="float" office:value="2.7726985613505" calcext:value-type="float">
            <text:p>2,7726985613505</text:p>
          </table:table-cell>
          <table:table-cell office:value-type="float" office:value="2.77269848187765" calcext:value-type="float">
            <text:p>2,77269848187765</text:p>
          </table:table-cell>
          <table:table-cell office:value-type="float" office:value="2.77269832293193" calcext:value-type="float">
            <text:p>2,77269832293193</text:p>
          </table:table-cell>
          <table:table-cell office:value-type="float" office:value="2.77269808451335" calcext:value-type="float">
            <text:p>2,77269808451335</text:p>
          </table:table-cell>
          <table:table-cell office:value-type="float" office:value="2.77269800504049" calcext:value-type="float">
            <text:p>2,77269800504049</text:p>
          </table:table-cell>
          <table:table-cell office:value-type="float" office:value="2.77269784609477" calcext:value-type="float">
            <text:p>2,77269784609477</text:p>
          </table:table-cell>
        </table:table-row>
        <table:table-row table:style-name="ro1">
          <table:table-cell office:value-type="string" calcext:value-type="string">
            <text:p>Brussels</text:p>
          </table:table-cell>
          <table:table-cell office:value-type="float" office:value="2.48486887084113" calcext:value-type="float">
            <text:p>2,48486887084113</text:p>
          </table:table-cell>
          <table:table-cell office:value-type="float" office:value="2.48486884435018" calcext:value-type="float">
            <text:p>2,48486884435018</text:p>
          </table:table-cell>
          <table:table-cell table:number-columns-repeated="2" office:value-type="float" office:value="2.48486868540446" calcext:value-type="float">
            <text:p>2,48486868540446</text:p>
          </table:table-cell>
          <table:table-cell office:value-type="float" office:value="2.48486863242255" calcext:value-type="float">
            <text:p>2,48486863242255</text:p>
          </table:table-cell>
          <table:table-cell office:value-type="float" office:value="2.48486857944065" calcext:value-type="float">
            <text:p>2,48486857944065</text:p>
          </table:table-cell>
          <table:table-cell office:value-type="float" office:value="2.48486852645874" calcext:value-type="float">
            <text:p>2,48486852645874</text:p>
          </table:table-cell>
          <table:table-cell table:number-columns-repeated="2" office:value-type="float" office:value="2.48486844698588" calcext:value-type="float">
            <text:p>2,48486844698588</text:p>
          </table:table-cell>
          <table:table-cell office:value-type="float" office:value="2.48486842049493" calcext:value-type="float">
            <text:p>2,48486842049493</text:p>
          </table:table-cell>
          <table:table-cell table:number-columns-repeated="3" office:value-type="float" office:value="2.48486836751302" calcext:value-type="float">
            <text:p>2,48486836751302</text:p>
          </table:table-cell>
          <table:table-cell office:value-type="float" office:value="2.48486831453111" calcext:value-type="float">
            <text:p>2,48486831453111</text:p>
          </table:table-cell>
          <table:table-cell office:value-type="float" office:value="2.48486826154921" calcext:value-type="float">
            <text:p>2,48486826154921</text:p>
          </table:table-cell>
          <table:table-cell table:number-columns-repeated="3" office:value-type="float" office:value="2.48486823505825" calcext:value-type="float">
            <text:p>2,48486823505825</text:p>
          </table:table-cell>
          <table:table-cell office:value-type="float" office:value="2.48486812909444" calcext:value-type="float">
            <text:p>2,48486812909444</text:p>
          </table:table-cell>
          <table:table-cell office:value-type="float" office:value="2.48486807611254" calcext:value-type="float">
            <text:p>2,48486807611254</text:p>
          </table:table-cell>
          <table:table-cell office:value-type="float" office:value="2.48486802313063" calcext:value-type="float">
            <text:p>2,48486802313063</text:p>
          </table:table-cell>
          <table:table-cell office:value-type="float" office:value="2.48486797014872" calcext:value-type="float">
            <text:p>2,48486797014872</text:p>
          </table:table-cell>
          <table:table-cell office:value-type="float" office:value="2.48486794365777" calcext:value-type="float">
            <text:p>2,48486794365777</text:p>
          </table:table-cell>
          <table:table-cell table:number-columns-repeated="3" office:value-type="float" office:value="2.48486791716682" calcext:value-type="float">
            <text:p>2,48486791716682</text:p>
          </table:table-cell>
          <table:table-cell table:number-columns-repeated="2" office:value-type="float" office:value="2.48486783769396" calcext:value-type="float">
            <text:p>2,48486783769396</text:p>
          </table:table-cell>
          <table:table-cell office:value-type="float" office:value="2.48486778471205" calcext:value-type="float">
            <text:p>2,48486778471205</text:p>
          </table:table-cell>
          <table:table-cell office:value-type="float" office:value="2.48486773173014" calcext:value-type="float">
            <text:p>2,48486773173014</text:p>
          </table:table-cell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2.48494052886963" calcext:value-type="float">
            <text:p>2,48494052886963</text:p>
          </table:table-cell>
          <table:table-cell office:value-type="float" office:value="2.48494046926498" calcext:value-type="float">
            <text:p>2,48494046926498</text:p>
          </table:table-cell>
          <table:table-cell office:value-type="float" office:value="2.48494040966034" calcext:value-type="float">
            <text:p>2,48494040966034</text:p>
          </table:table-cell>
          <table:table-cell office:value-type="float" office:value="2.48494029045105" calcext:value-type="float">
            <text:p>2,48494029045105</text:p>
          </table:table-cell>
          <table:table-cell office:value-type="float" office:value="2.48494023084641" calcext:value-type="float">
            <text:p>2,48494023084641</text:p>
          </table:table-cell>
          <table:table-cell office:value-type="float" office:value="2.48494017124176" calcext:value-type="float">
            <text:p>2,48494017124176</text:p>
          </table:table-cell>
          <table:table-cell office:value-type="float" office:value="2.48494011163712" calcext:value-type="float">
            <text:p>2,48494011163712</text:p>
          </table:table-cell>
          <table:table-cell office:value-type="float" office:value="2.48494005203247" calcext:value-type="float">
            <text:p>2,48494005203247</text:p>
          </table:table-cell>
          <table:table-cell office:value-type="float" office:value="2.48493993282318" calcext:value-type="float">
            <text:p>2,48493993282318</text:p>
          </table:table-cell>
          <table:table-cell office:value-type="float" office:value="2.48493987321854" calcext:value-type="float">
            <text:p>2,48493987321854</text:p>
          </table:table-cell>
          <table:table-cell table:number-columns-repeated="2" office:value-type="float" office:value="2.48493981361389" calcext:value-type="float">
            <text:p>2,48493981361389</text:p>
          </table:table-cell>
          <table:table-cell office:value-type="float" office:value="2.4849396944046" calcext:value-type="float">
            <text:p>2,4849396944046</text:p>
          </table:table-cell>
          <table:table-cell office:value-type="float" office:value="2.48493963479996" calcext:value-type="float">
            <text:p>2,48493963479996</text:p>
          </table:table-cell>
          <table:table-cell office:value-type="float" office:value="2.48493957519531" calcext:value-type="float">
            <text:p>2,48493957519531</text:p>
          </table:table-cell>
          <table:table-cell office:value-type="float" office:value="2.48493945598602" calcext:value-type="float">
            <text:p>2,48493945598602</text:p>
          </table:table-cell>
          <table:table-cell table:number-columns-repeated="2" office:value-type="float" office:value="2.48493933677673" calcext:value-type="float">
            <text:p>2,48493933677673</text:p>
          </table:table-cell>
          <table:table-cell table:number-columns-repeated="2" office:value-type="float" office:value="2.48493921756744" calcext:value-type="float">
            <text:p>2,48493921756744</text:p>
          </table:table-cell>
          <table:table-cell office:value-type="float" office:value="2.48493909835815" calcext:value-type="float">
            <text:p>2,48493909835815</text:p>
          </table:table-cell>
          <table:table-cell table:number-columns-repeated="2" office:value-type="float" office:value="2.48493897914886" calcext:value-type="float">
            <text:p>2,48493897914886</text:p>
          </table:table-cell>
          <table:table-cell office:value-type="float" office:value="2.48493885993958" calcext:value-type="float">
            <text:p>2,48493885993958</text:p>
          </table:table-cell>
          <table:table-cell office:value-type="float" office:value="2.48493880033493" calcext:value-type="float">
            <text:p>2,48493880033493</text:p>
          </table:table-cell>
          <table:table-cell office:value-type="float" office:value="2.48493874073029" calcext:value-type="float">
            <text:p>2,48493874073029</text:p>
          </table:table-cell>
          <table:table-cell office:value-type="float" office:value="2.484938621521" calcext:value-type="float">
            <text:p>2,484938621521</text:p>
          </table:table-cell>
          <table:table-cell office:value-type="float" office:value="2.48493856191635" calcext:value-type="float">
            <text:p>2,48493856191635</text:p>
          </table:table-cell>
          <table:table-cell office:value-type="float" office:value="2.48493850231171" calcext:value-type="float">
            <text:p>2,48493850231171</text:p>
          </table:table-cell>
          <table:table-cell office:value-type="float" office:value="2.48493838310242" calcext:value-type="float">
            <text:p>2,48493838310242</text:p>
          </table:table-cell>
        </table:table-row>
        <table:table-row table:style-name="ro1">
          <table:table-cell office:value-type="string" calcext:value-type="string">
            <text:p>Hamburg</text:p>
          </table:table-cell>
          <table:table-cell office:value-type="float" office:value="2.63901539282365" calcext:value-type="float">
            <text:p>2,63901539282365</text:p>
          </table:table-cell>
          <table:table-cell office:value-type="float" office:value="2.63901534947482" calcext:value-type="float">
            <text:p>2,63901534947482</text:p>
          </table:table-cell>
          <table:table-cell table:number-columns-repeated="2" office:value-type="float" office:value="2.63901530612599" calcext:value-type="float">
            <text:p>2,63901530612599</text:p>
          </table:table-cell>
          <table:table-cell office:value-type="float" office:value="2.63901526277716" calcext:value-type="float">
            <text:p>2,63901526277716</text:p>
          </table:table-cell>
          <table:table-cell office:value-type="float" office:value="2.63901521942832" calcext:value-type="float">
            <text:p>2,63901521942832</text:p>
          </table:table-cell>
          <table:table-cell office:value-type="float" office:value="2.63901515440507" calcext:value-type="float">
            <text:p>2,63901515440507</text:p>
          </table:table-cell>
          <table:table-cell office:value-type="float" office:value="2.63901513273066" calcext:value-type="float">
            <text:p>2,63901513273066</text:p>
          </table:table-cell>
          <table:table-cell office:value-type="float" office:value="2.63901511105624" calcext:value-type="float">
            <text:p>2,63901511105624</text:p>
          </table:table-cell>
          <table:table-cell table:number-columns-repeated="2" office:value-type="float" office:value="2.63901502435858" calcext:value-type="float">
            <text:p>2,63901502435858</text:p>
          </table:table-cell>
          <table:table-cell office:value-type="float" office:value="2.63901498100974" calcext:value-type="float">
            <text:p>2,63901498100974</text:p>
          </table:table-cell>
          <table:table-cell office:value-type="float" office:value="2.63901487263766" calcext:value-type="float">
            <text:p>2,63901487263766</text:p>
          </table:table-cell>
          <table:table-cell table:number-columns-repeated="2" office:value-type="float" office:value="2.63901476426558" calcext:value-type="float">
            <text:p>2,63901476426558</text:p>
          </table:table-cell>
          <table:table-cell office:value-type="float" office:value="2.63901467756792" calcext:value-type="float">
            <text:p>2,63901467756792</text:p>
          </table:table-cell>
          <table:table-cell office:value-type="float" office:value="2.6390146558935" calcext:value-type="float">
            <text:p>2,6390146558935</text:p>
          </table:table-cell>
          <table:table-cell office:value-type="float" office:value="2.63901461254467" calcext:value-type="float">
            <text:p>2,63901461254467</text:p>
          </table:table-cell>
          <table:table-cell table:number-columns-repeated="2" office:value-type="float" office:value="2.63901450417259" calcext:value-type="float">
            <text:p>2,63901450417259</text:p>
          </table:table-cell>
          <table:table-cell table:number-columns-repeated="2" office:value-type="float" office:value="2.63901446082375" calcext:value-type="float">
            <text:p>2,63901446082375</text:p>
          </table:table-cell>
          <table:table-cell office:value-type="float" office:value="2.6390143958005" calcext:value-type="float">
            <text:p>2,6390143958005</text:p>
          </table:table-cell>
          <table:table-cell office:value-type="float" office:value="2.63901437412609" calcext:value-type="float">
            <text:p>2,63901437412609</text:p>
          </table:table-cell>
          <table:table-cell office:value-type="float" office:value="2.63901433077726" calcext:value-type="float">
            <text:p>2,63901433077726</text:p>
          </table:table-cell>
          <table:table-cell office:value-type="float" office:value="2.63901430910284" calcext:value-type="float">
            <text:p>2,63901430910284</text:p>
          </table:table-cell>
          <table:table-cell office:value-type="float" office:value="2.63901420073076" calcext:value-type="float">
            <text:p>2,63901420073076</text:p>
          </table:table-cell>
          <table:table-cell office:value-type="float" office:value="2.63901413570751" calcext:value-type="float">
            <text:p>2,63901413570751</text:p>
          </table:table-cell>
          <table:table-cell office:value-type="float" office:value="2.63901409235868" calcext:value-type="float">
            <text:p>2,63901409235868</text:p>
          </table:table-cell>
          <table:table-cell office:value-type="float" office:value="2.63901407068426" calcext:value-type="float">
            <text:p>2,63901407068426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table:number-columns-repeated="8" office:value-type="float" office:value="1.94586968421936" calcext:value-type="float">
            <text:p>1,94586968421936</text:p>
          </table:table-cell>
          <table:table-cell office:value-type="float" office:value="1.94586956501007" calcext:value-type="float">
            <text:p>1,94586956501007</text:p>
          </table:table-cell>
          <table:table-cell table:number-columns-repeated="2" office:value-type="float" office:value="1.94586950540543" calcext:value-type="float">
            <text:p>1,94586950540543</text:p>
          </table:table-cell>
          <table:table-cell table:number-columns-repeated="7" office:value-type="float" office:value="1.94586944580078" calcext:value-type="float">
            <text:p>1,94586944580078</text:p>
          </table:table-cell>
          <table:table-cell table:number-columns-repeated="4" office:value-type="float" office:value="1.94586932659149" calcext:value-type="float">
            <text:p>1,94586932659149</text:p>
          </table:table-cell>
          <table:table-cell table:number-columns-repeated="6" office:value-type="float" office:value="1.94586926698685" calcext:value-type="float">
            <text:p>1,94586926698685</text:p>
          </table:table-cell>
          <table:table-cell table:number-columns-repeated="2" office:value-type="float" office:value="1.9458692073822" calcext:value-type="float">
            <text:p>1,9458692073822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 table:number-columns-repeated="2" office:value-type="float" office:value="2.07949846131461" calcext:value-type="float">
            <text:p>2,07949846131461</text:p>
          </table:table-cell>
          <table:table-cell table:number-columns-repeated="2" office:value-type="float" office:value="2.07949842725481" calcext:value-type="float">
            <text:p>2,07949842725481</text:p>
          </table:table-cell>
          <table:table-cell office:value-type="float" office:value="2.07949832507542" calcext:value-type="float">
            <text:p>2,07949832507542</text:p>
          </table:table-cell>
          <table:table-cell office:value-type="float" office:value="2.07949829101563" calcext:value-type="float">
            <text:p>2,07949829101563</text:p>
          </table:table-cell>
          <table:table-cell office:value-type="float" office:value="2.07949815477644" calcext:value-type="float">
            <text:p>2,07949815477644</text:p>
          </table:table-cell>
          <table:table-cell office:value-type="float" office:value="2.07949825695583" calcext:value-type="float">
            <text:p>2,07949825695583</text:p>
          </table:table-cell>
          <table:table-cell office:value-type="float" office:value="2.07949818883623" calcext:value-type="float">
            <text:p>2,07949818883623</text:p>
          </table:table-cell>
          <table:table-cell office:value-type="float" office:value="2.07949815477644" calcext:value-type="float">
            <text:p>2,07949815477644</text:p>
          </table:table-cell>
          <table:table-cell office:value-type="float" office:value="2.07949812071664" calcext:value-type="float">
            <text:p>2,07949812071664</text:p>
          </table:table-cell>
          <table:table-cell office:value-type="float" office:value="2.07949808665684" calcext:value-type="float">
            <text:p>2,07949808665684</text:p>
          </table:table-cell>
          <table:table-cell office:value-type="float" office:value="2.07949805259705" calcext:value-type="float">
            <text:p>2,07949805259705</text:p>
          </table:table-cell>
          <table:table-cell office:value-type="float" office:value="2.07949798447745" calcext:value-type="float">
            <text:p>2,07949798447745</text:p>
          </table:table-cell>
          <table:table-cell office:value-type="float" office:value="2.07949788229806" calcext:value-type="float">
            <text:p>2,07949788229806</text:p>
          </table:table-cell>
          <table:table-cell office:value-type="float" office:value="2.07949781417847" calcext:value-type="float">
            <text:p>2,07949781417847</text:p>
          </table:table-cell>
          <table:table-cell table:number-columns-repeated="2" office:value-type="float" office:value="2.07949767793928" calcext:value-type="float">
            <text:p>2,07949767793928</text:p>
          </table:table-cell>
          <table:table-cell table:number-columns-repeated="2" office:value-type="float" office:value="2.07949764387948" calcext:value-type="float">
            <text:p>2,07949764387948</text:p>
          </table:table-cell>
          <table:table-cell table:number-columns-repeated="2" office:value-type="float" office:value="2.07949754170009" calcext:value-type="float">
            <text:p>2,07949754170009</text:p>
          </table:table-cell>
          <table:table-cell office:value-type="float" office:value="2.0794974395207" calcext:value-type="float">
            <text:p>2,0794974395207</text:p>
          </table:table-cell>
          <table:table-cell office:value-type="float" office:value="2.07949737140111" calcext:value-type="float">
            <text:p>2,07949737140111</text:p>
          </table:table-cell>
          <table:table-cell office:value-type="float" office:value="2.0794974735805" calcext:value-type="float">
            <text:p>2,0794974735805</text:p>
          </table:table-cell>
          <table:table-cell office:value-type="float" office:value="2.0794974054609" calcext:value-type="float">
            <text:p>2,0794974054609</text:p>
          </table:table-cell>
          <table:table-cell office:value-type="float" office:value="2.07949730328151" calcext:value-type="float">
            <text:p>2,07949730328151</text:p>
          </table:table-cell>
          <table:table-cell table:number-columns-repeated="2" office:value-type="float" office:value="2.07949726922171" calcext:value-type="float">
            <text:p>2,07949726922171</text:p>
          </table:table-cell>
          <table:table-cell office:value-type="float" office:value="2.07949730328151" calcext:value-type="float">
            <text:p>2,07949730328151</text:p>
          </table:table-cell>
        </table:table-row>
        <table:table-row table:style-name="ro1">
          <table:table-cell office:value-type="string" calcext:value-type="string">
            <text:p>Rome</text:p>
          </table:table-cell>
          <table:table-cell table:number-columns-repeated="11" office:value-type="float" office:value="2.07934939861298" calcext:value-type="float">
            <text:p>2,07934939861298</text:p>
          </table:table-cell>
          <table:table-cell table:number-columns-repeated="19" office:value-type="float" office:value="2.0793491601944" calcext:value-type="float">
            <text:p>2,0793491601944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table:number-columns-repeated="4" office:value-type="float" office:value="1.60949937502543" calcext:value-type="float">
            <text:p>1,60949937502543</text:p>
          </table:table-cell>
          <table:table-cell office:value-type="float" office:value="1.609499335289" calcext:value-type="float">
            <text:p>1,609499335289</text:p>
          </table:table-cell>
          <table:table-cell table:number-columns-repeated="4" office:value-type="float" office:value="1.60949929555257" calcext:value-type="float">
            <text:p>1,60949929555257</text:p>
          </table:table-cell>
          <table:table-cell table:number-columns-repeated="3" office:value-type="float" office:value="1.60949921607971" calcext:value-type="float">
            <text:p>1,60949921607971</text:p>
          </table:table-cell>
          <table:table-cell office:value-type="float" office:value="1.60949913660685" calcext:value-type="float">
            <text:p>1,60949913660685</text:p>
          </table:table-cell>
          <table:table-cell office:value-type="float" office:value="1.60949909687042" calcext:value-type="float">
            <text:p>1,60949909687042</text:p>
          </table:table-cell>
          <table:table-cell table:number-columns-repeated="4" office:value-type="float" office:value="1.60949905713399" calcext:value-type="float">
            <text:p>1,60949905713399</text:p>
          </table:table-cell>
          <table:table-cell office:value-type="float" office:value="1.60949901739756" calcext:value-type="float">
            <text:p>1,60949901739756</text:p>
          </table:table-cell>
          <table:table-cell table:number-columns-repeated="2" office:value-type="float" office:value="1.60949905713399" calcext:value-type="float">
            <text:p>1,60949905713399</text:p>
          </table:table-cell>
          <table:table-cell table:number-columns-repeated="2" office:value-type="float" office:value="1.60949897766113" calcext:value-type="float">
            <text:p>1,60949897766113</text:p>
          </table:table-cell>
          <table:table-cell office:value-type="float" office:value="1.60949889818827" calcext:value-type="float">
            <text:p>1,60949889818827</text:p>
          </table:table-cell>
          <table:table-cell table:number-columns-repeated="3" office:value-type="float" office:value="1.60949897766113" calcext:value-type="float">
            <text:p>1,60949897766113</text:p>
          </table:table-cell>
          <table:table-cell office:value-type="float" office:value="1.6094989379247" calcext:value-type="float">
            <text:p>1,6094989379247</text:p>
          </table:table-cell>
          <table:table-cell office:value-type="float" office:value="1.60949889818827" calcext:value-type="float">
            <text:p>1,60949889818827</text:p>
          </table:table-cell>
          <table:table-cell office:value-type="float" office:value="1.60949897766113" calcext:value-type="float">
            <text:p>1,60949897766113</text:p>
          </table:table-cell>
        </table:table-row>
      </table:table>
      <table:table table:name="Softplus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Athens</text:p>
          </table:table-cell>
          <table:table-cell office:value-type="float" office:value="2.86317340532939" calcext:value-type="float">
            <text:p>2,86317340532939</text:p>
          </table:table-cell>
          <table:table-cell office:value-type="float" office:value="2.35214273134867" calcext:value-type="float">
            <text:p>2,35214273134867</text:p>
          </table:table-cell>
          <table:table-cell office:value-type="float" office:value="2.06371529897054" calcext:value-type="float">
            <text:p>2,06371529897054</text:p>
          </table:table-cell>
          <table:table-cell office:value-type="float" office:value="1.72320067882538" calcext:value-type="float">
            <text:p>1,72320067882538</text:p>
          </table:table-cell>
          <table:table-cell office:value-type="float" office:value="1.42901702721914" calcext:value-type="float">
            <text:p>1,42901702721914</text:p>
          </table:table-cell>
          <table:table-cell office:value-type="float" office:value="1.18792426586151" calcext:value-type="float">
            <text:p>1,18792426586151</text:p>
          </table:table-cell>
          <table:table-cell office:value-type="float" office:value="0.970220466454824" calcext:value-type="float">
            <text:p>0,970220466454824</text:p>
          </table:table-cell>
          <table:table-cell office:value-type="float" office:value="0.75978946685791" calcext:value-type="float">
            <text:p>0,75978946685791</text:p>
          </table:table-cell>
          <table:table-cell office:value-type="float" office:value="0.570404996474584" calcext:value-type="float">
            <text:p>0,570404996474584</text:p>
          </table:table-cell>
          <table:table-cell office:value-type="float" office:value="0.423359622557958" calcext:value-type="float">
            <text:p>0,423359622557958</text:p>
          </table:table-cell>
          <table:table-cell office:value-type="float" office:value="0.324521407485008" calcext:value-type="float">
            <text:p>0,324521407485008</text:p>
          </table:table-cell>
          <table:table-cell office:value-type="float" office:value="0.261104375123978" calcext:value-type="float">
            <text:p>0,261104375123978</text:p>
          </table:table-cell>
          <table:table-cell office:value-type="float" office:value="0.218304927150408" calcext:value-type="float">
            <text:p>0,218304927150408</text:p>
          </table:table-cell>
          <table:table-cell office:value-type="float" office:value="0.187490930159887" calcext:value-type="float">
            <text:p>0,187490930159887</text:p>
          </table:table-cell>
          <table:table-cell office:value-type="float" office:value="0.164196997880936" calcext:value-type="float">
            <text:p>0,164196997880936</text:p>
          </table:table-cell>
          <table:table-cell office:value-type="float" office:value="0.145942449569702" calcext:value-type="float">
            <text:p>0,145942449569702</text:p>
          </table:table-cell>
          <table:table-cell office:value-type="float" office:value="0.131238068143527" calcext:value-type="float">
            <text:p>0,131238068143527</text:p>
          </table:table-cell>
          <table:table-cell office:value-type="float" office:value="0.119134090840817" calcext:value-type="float">
            <text:p>0,119134090840817</text:p>
          </table:table-cell>
          <table:table-cell office:value-type="float" office:value="0.108993264536063" calcext:value-type="float">
            <text:p>0,108993264536063</text:p>
          </table:table-cell>
          <table:table-cell office:value-type="float" office:value="0.100373417139053" calcext:value-type="float">
            <text:p>0,100373417139053</text:p>
          </table:table-cell>
          <table:table-cell office:value-type="float" office:value="0.0929564560453097" calcext:value-type="float">
            <text:p>0,0929564560453097</text:p>
          </table:table-cell>
          <table:table-cell office:value-type="float" office:value="0.0865073055028915" calcext:value-type="float">
            <text:p>0,0865073055028915</text:p>
          </table:table-cell>
          <table:table-cell office:value-type="float" office:value="0.0808492650588353" calcext:value-type="float">
            <text:p>0,0808492650588353</text:p>
          </table:table-cell>
          <table:table-cell office:value-type="float" office:value="0.0758461964627107" calcext:value-type="float">
            <text:p>0,0758461964627107</text:p>
          </table:table-cell>
          <table:table-cell office:value-type="float" office:value="0.0713910919924577" calcext:value-type="float">
            <text:p>0,0713910919924577</text:p>
          </table:table-cell>
          <table:table-cell office:value-type="float" office:value="0.0673995465040207" calcext:value-type="float">
            <text:p>0,0673995465040207</text:p>
          </table:table-cell>
          <table:table-cell office:value-type="float" office:value="0.0638037150104841" calcext:value-type="float">
            <text:p>0,0638037150104841</text:p>
          </table:table-cell>
          <table:table-cell office:value-type="float" office:value="0.0605480559170246" calcext:value-type="float">
            <text:p>0,0605480559170246</text:p>
          </table:table-cell>
          <table:table-cell office:value-type="float" office:value="0.0575873292982578" calcext:value-type="float">
            <text:p>0,0575873292982578</text:p>
          </table:table-cell>
          <table:table-cell office:value-type="float" office:value="0.0548835496107737" calcext:value-type="float">
            <text:p>0,0548835496107737</text:p>
          </table:table-cell>
        </table:table-row>
        <table:table-row table:style-name="ro1">
          <table:table-cell office:value-type="string" calcext:value-type="string">
            <text:p>Calais</text:p>
          </table:table-cell>
          <table:table-cell office:value-type="float" office:value="2.51900044083595" calcext:value-type="float">
            <text:p>2,51900044083595</text:p>
          </table:table-cell>
          <table:table-cell office:value-type="float" office:value="2.01949840784073" calcext:value-type="float">
            <text:p>2,01949840784073</text:p>
          </table:table-cell>
          <table:table-cell office:value-type="float" office:value="1.69683659076691" calcext:value-type="float">
            <text:p>1,69683659076691</text:p>
          </table:table-cell>
          <table:table-cell office:value-type="float" office:value="1.29366008937359" calcext:value-type="float">
            <text:p>1,29366008937359</text:p>
          </table:table-cell>
          <table:table-cell office:value-type="float" office:value="0.91524975001812" calcext:value-type="float">
            <text:p>0,91524975001812</text:p>
          </table:table-cell>
          <table:table-cell office:value-type="float" office:value="0.632102832198143" calcext:value-type="float">
            <text:p>0,632102832198143</text:p>
          </table:table-cell>
          <table:table-cell office:value-type="float" office:value="0.45420016348362" calcext:value-type="float">
            <text:p>0,45420016348362</text:p>
          </table:table-cell>
          <table:table-cell office:value-type="float" office:value="0.341821946203709" calcext:value-type="float">
            <text:p>0,341821946203709</text:p>
          </table:table-cell>
          <table:table-cell office:value-type="float" office:value="0.267953023314476" calcext:value-type="float">
            <text:p>0,267953023314476</text:p>
          </table:table-cell>
          <table:table-cell office:value-type="float" office:value="0.217777093872428" calcext:value-type="float">
            <text:p>0,217777093872428</text:p>
          </table:table-cell>
          <table:table-cell office:value-type="float" office:value="0.182277407497168" calcext:value-type="float">
            <text:p>0,182277407497168</text:p>
          </table:table-cell>
          <table:table-cell office:value-type="float" office:value="0.156106265261769" calcext:value-type="float">
            <text:p>0,156106265261769</text:p>
          </table:table-cell>
          <table:table-cell office:value-type="float" office:value="0.136113274842501" calcext:value-type="float">
            <text:p>0,136113274842501</text:p>
          </table:table-cell>
          <table:table-cell office:value-type="float" office:value="0.120386281982064" calcext:value-type="float">
            <text:p>0,120386281982064</text:p>
          </table:table-cell>
          <table:table-cell office:value-type="float" office:value="0.107715032063425" calcext:value-type="float">
            <text:p>0,107715032063425</text:p>
          </table:table-cell>
          <table:table-cell office:value-type="float" office:value="0.0973022803664208" calcext:value-type="float">
            <text:p>0,0973022803664208</text:p>
          </table:table-cell>
          <table:table-cell office:value-type="float" office:value="0.0886031528934836" calcext:value-type="float">
            <text:p>0,0886031528934836</text:p>
          </table:table-cell>
          <table:table-cell office:value-type="float" office:value="0.0812339670956135" calcext:value-type="float">
            <text:p>0,0812339670956135</text:p>
          </table:table-cell>
          <table:table-cell office:value-type="float" office:value="0.0749163618311286" calcext:value-type="float">
            <text:p>0,0749163618311286</text:p>
          </table:table-cell>
          <table:table-cell office:value-type="float" office:value="0.0694445762783289" calcext:value-type="float">
            <text:p>0,0694445762783289</text:p>
          </table:table-cell>
          <table:table-cell office:value-type="float" office:value="0.0646622804924846" calcext:value-type="float">
            <text:p>0,0646622804924846</text:p>
          </table:table-cell>
          <table:table-cell office:value-type="float" office:value="0.0604498377069831" calcext:value-type="float">
            <text:p>0,0604498377069831</text:p>
          </table:table-cell>
          <table:table-cell office:value-type="float" office:value="0.056712687946856" calcext:value-type="float">
            <text:p>0,056712687946856</text:p>
          </table:table-cell>
          <table:table-cell office:value-type="float" office:value="0.0533768860623241" calcext:value-type="float">
            <text:p>0,0533768860623241</text:p>
          </table:table-cell>
          <table:table-cell office:value-type="float" office:value="0.0503822998143733" calcext:value-type="float">
            <text:p>0,0503822998143733</text:p>
          </table:table-cell>
          <table:table-cell office:value-type="float" office:value="0.0476802084594965" calcext:value-type="float">
            <text:p>0,0476802084594965</text:p>
          </table:table-cell>
          <table:table-cell office:value-type="float" office:value="0.0452310610562563" calcext:value-type="float">
            <text:p>0,0452310610562563</text:p>
          </table:table-cell>
          <table:table-cell office:value-type="float" office:value="0.0430015819147229" calcext:value-type="float">
            <text:p>0,0430015819147229</text:p>
          </table:table-cell>
          <table:table-cell office:value-type="float" office:value="0.0409642406739295" calcext:value-type="float">
            <text:p>0,0409642406739295</text:p>
          </table:table-cell>
          <table:table-cell office:value-type="float" office:value="0.0390958478674293" calcext:value-type="float">
            <text:p>0,0390958478674293</text:p>
          </table:table-cell>
        </table:table-row>
        <table:table-row table:style-name="ro1">
          <table:table-cell office:value-type="string" calcext:value-type="string">
            <text:p>Cherbourg</text:p>
          </table:table-cell>
          <table:table-cell office:value-type="float" office:value="3.4002580165863" calcext:value-type="float">
            <text:p>3,4002580165863</text:p>
          </table:table-cell>
          <table:table-cell office:value-type="float" office:value="2.84484977722168" calcext:value-type="float">
            <text:p>2,84484977722168</text:p>
          </table:table-cell>
          <table:table-cell office:value-type="float" office:value="2.47609961032867" calcext:value-type="float">
            <text:p>2,47609961032867</text:p>
          </table:table-cell>
          <table:table-cell office:value-type="float" office:value="2.11905722618103" calcext:value-type="float">
            <text:p>2,11905722618103</text:p>
          </table:table-cell>
          <table:table-cell office:value-type="float" office:value="1.79617789983749" calcext:value-type="float">
            <text:p>1,79617789983749</text:p>
          </table:table-cell>
          <table:table-cell office:value-type="float" office:value="1.51838912963867" calcext:value-type="float">
            <text:p>1,51838912963867</text:p>
          </table:table-cell>
          <table:table-cell office:value-type="float" office:value="1.28705472946167" calcext:value-type="float">
            <text:p>1,28705472946167</text:p>
          </table:table-cell>
          <table:table-cell office:value-type="float" office:value="1.08815536499023" calcext:value-type="float">
            <text:p>1,08815536499023</text:p>
          </table:table-cell>
          <table:table-cell office:value-type="float" office:value="0.90911927819252" calcext:value-type="float">
            <text:p>0,90911927819252</text:p>
          </table:table-cell>
          <table:table-cell office:value-type="float" office:value="0.746685242652893" calcext:value-type="float">
            <text:p>0,746685242652893</text:p>
          </table:table-cell>
          <table:table-cell office:value-type="float" office:value="0.602269321680069" calcext:value-type="float">
            <text:p>0,602269321680069</text:p>
          </table:table-cell>
          <table:table-cell office:value-type="float" office:value="0.478098547458649" calcext:value-type="float">
            <text:p>0,478098547458649</text:p>
          </table:table-cell>
          <table:table-cell office:value-type="float" office:value="0.376728835701942" calcext:value-type="float">
            <text:p>0,376728835701942</text:p>
          </table:table-cell>
          <table:table-cell office:value-type="float" office:value="0.299388563632965" calcext:value-type="float">
            <text:p>0,299388563632965</text:p>
          </table:table-cell>
          <table:table-cell office:value-type="float" office:value="0.243292857706547" calcext:value-type="float">
            <text:p>0,243292857706547</text:p>
          </table:table-cell>
          <table:table-cell office:value-type="float" office:value="0.20288655012846" calcext:value-type="float">
            <text:p>0,20288655012846</text:p>
          </table:table-cell>
          <table:table-cell office:value-type="float" office:value="0.173081506788731" calcext:value-type="float">
            <text:p>0,173081506788731</text:p>
          </table:table-cell>
          <table:table-cell office:value-type="float" office:value="0.150405919551849" calcext:value-type="float">
            <text:p>0,150405919551849</text:p>
          </table:table-cell>
          <table:table-cell office:value-type="float" office:value="0.132657464593649" calcext:value-type="float">
            <text:p>0,132657464593649</text:p>
          </table:table-cell>
          <table:table-cell office:value-type="float" office:value="0.118426294624805" calcext:value-type="float">
            <text:p>0,118426294624805</text:p>
          </table:table-cell>
          <table:table-cell office:value-type="float" office:value="0.106782375276089" calcext:value-type="float">
            <text:p>0,106782375276089</text:p>
          </table:table-cell>
          <table:table-cell office:value-type="float" office:value="0.0970922164618969" calcext:value-type="float">
            <text:p>0,0970922164618969</text:p>
          </table:table-cell>
          <table:table-cell office:value-type="float" office:value="0.0889106906950474" calcext:value-type="float">
            <text:p>0,0889106906950474</text:p>
          </table:table-cell>
          <table:table-cell office:value-type="float" office:value="0.0819172389805317" calcext:value-type="float">
            <text:p>0,0819172389805317</text:p>
          </table:table-cell>
          <table:table-cell office:value-type="float" office:value="0.0758753381669521" calcext:value-type="float">
            <text:p>0,0758753381669521</text:p>
          </table:table-cell>
          <table:table-cell office:value-type="float" office:value="0.070606479793787" calcext:value-type="float">
            <text:p>0,070606479793787</text:p>
          </table:table-cell>
          <table:table-cell office:value-type="float" office:value="0.0659742496907711" calcext:value-type="float">
            <text:p>0,0659742496907711</text:p>
          </table:table-cell>
          <table:table-cell office:value-type="float" office:value="0.0618720352649689" calcext:value-type="float">
            <text:p>0,0618720352649689</text:p>
          </table:table-cell>
          <table:table-cell office:value-type="float" office:value="0.0582154929637909" calcext:value-type="float">
            <text:p>0,0582154929637909</text:p>
          </table:table-cell>
          <table:table-cell office:value-type="float" office:value="0.0549373283982277" calcext:value-type="float">
            <text:p>0,0549373283982277</text:p>
          </table:table-cell>
        </table:table-row>
        <table:table-row table:style-name="ro1">
          <table:table-cell office:value-type="string" calcext:value-type="string">
            <text:p>Cologne</text:p>
          </table:table-cell>
          <table:table-cell office:value-type="float" office:value="3.11204642057419" calcext:value-type="float">
            <text:p>3,11204642057419</text:p>
          </table:table-cell>
          <table:table-cell office:value-type="float" office:value="2.81235399842262" calcext:value-type="float">
            <text:p>2,81235399842262</text:p>
          </table:table-cell>
          <table:table-cell office:value-type="float" office:value="2.5123031437397" calcext:value-type="float">
            <text:p>2,5123031437397</text:p>
          </table:table-cell>
          <table:table-cell office:value-type="float" office:value="2.26399414986372" calcext:value-type="float">
            <text:p>2,26399414986372</text:p>
          </table:table-cell>
          <table:table-cell office:value-type="float" office:value="2.03843791782856" calcext:value-type="float">
            <text:p>2,03843791782856</text:p>
          </table:table-cell>
          <table:table-cell office:value-type="float" office:value="1.82429997622967" calcext:value-type="float">
            <text:p>1,82429997622967</text:p>
          </table:table-cell>
          <table:table-cell office:value-type="float" office:value="1.61522034555674" calcext:value-type="float">
            <text:p>1,61522034555674</text:p>
          </table:table-cell>
          <table:table-cell office:value-type="float" office:value="1.40825559943914" calcext:value-type="float">
            <text:p>1,40825559943914</text:p>
          </table:table-cell>
          <table:table-cell office:value-type="float" office:value="1.20410951972008" calcext:value-type="float">
            <text:p>1,20410951972008</text:p>
          </table:table-cell>
          <table:table-cell office:value-type="float" office:value="1.00754404067993" calcext:value-type="float">
            <text:p>1,00754404067993</text:p>
          </table:table-cell>
          <table:table-cell office:value-type="float" office:value="0.826603271067143" calcext:value-type="float">
            <text:p>0,826603271067143</text:p>
          </table:table-cell>
          <table:table-cell office:value-type="float" office:value="0.669687010347843" calcext:value-type="float">
            <text:p>0,669687010347843</text:p>
          </table:table-cell>
          <table:table-cell office:value-type="float" office:value="0.541400298476219" calcext:value-type="float">
            <text:p>0,541400298476219</text:p>
          </table:table-cell>
          <table:table-cell office:value-type="float" office:value="0.440292345359921" calcext:value-type="float">
            <text:p>0,440292345359921</text:p>
          </table:table-cell>
          <table:table-cell office:value-type="float" office:value="0.360820237547159" calcext:value-type="float">
            <text:p>0,360820237547159</text:p>
          </table:table-cell>
          <table:table-cell office:value-type="float" office:value="0.297519221901894" calcext:value-type="float">
            <text:p>0,297519221901894</text:p>
          </table:table-cell>
          <table:table-cell office:value-type="float" office:value="0.246971417218447" calcext:value-type="float">
            <text:p>0,246971417218447</text:p>
          </table:table-cell>
          <table:table-cell office:value-type="float" office:value="0.207034051418304" calcext:value-type="float">
            <text:p>0,207034051418304</text:p>
          </table:table-cell>
          <table:table-cell office:value-type="float" office:value="0.17579918820411" calcext:value-type="float">
            <text:p>0,17579918820411</text:p>
          </table:table-cell>
          <table:table-cell office:value-type="float" office:value="0.151389725506306" calcext:value-type="float">
            <text:p>0,151389725506306</text:p>
          </table:table-cell>
          <table:table-cell office:value-type="float" office:value="0.132154752500355" calcext:value-type="float">
            <text:p>0,132154752500355</text:p>
          </table:table-cell>
          <table:table-cell office:value-type="float" office:value="0.116791334934533" calcext:value-type="float">
            <text:p>0,116791334934533</text:p>
          </table:table-cell>
          <table:table-cell office:value-type="float" office:value="0.104331508278847" calcext:value-type="float">
            <text:p>0,104331508278847</text:p>
          </table:table-cell>
          <table:table-cell office:value-type="float" office:value="0.0940733216702938" calcext:value-type="float">
            <text:p>0,0940733216702938</text:p>
          </table:table-cell>
          <table:table-cell office:value-type="float" office:value="0.0855085323564708" calcext:value-type="float">
            <text:p>0,0855085323564708</text:p>
          </table:table-cell>
          <table:table-cell office:value-type="float" office:value="0.0782666611485183" calcext:value-type="float">
            <text:p>0,0782666611485183</text:p>
          </table:table-cell>
          <table:table-cell office:value-type="float" office:value="0.0720735313370824" calcext:value-type="float">
            <text:p>0,0720735313370824</text:p>
          </table:table-cell>
          <table:table-cell office:value-type="float" office:value="0.0667237564921379" calcext:value-type="float">
            <text:p>0,0667237564921379</text:p>
          </table:table-cell>
          <table:table-cell office:value-type="float" office:value="0.0620607398450375" calcext:value-type="float">
            <text:p>0,0620607398450375</text:p>
          </table:table-cell>
          <table:table-cell office:value-type="float" office:value="0.0579636814072728" calcext:value-type="float">
            <text:p>0,0579636814072728</text:p>
          </table:table-cell>
        </table:table-row>
        <table:table-row table:style-name="ro1">
          <table:table-cell office:value-type="string" calcext:value-type="string">
            <text:p>Geneva</text:p>
          </table:table-cell>
          <table:table-cell office:value-type="float" office:value="0.691159065812826" calcext:value-type="float">
            <text:p>0,691159065812826</text:p>
          </table:table-cell>
          <table:table-cell office:value-type="float" office:value="0.0525704845786095" calcext:value-type="float">
            <text:p>0,0525704845786095</text:p>
          </table:table-cell>
          <table:table-cell office:value-type="float" office:value="0.0298104644753039" calcext:value-type="float">
            <text:p>0,0298104644753039</text:p>
          </table:table-cell>
          <table:table-cell office:value-type="float" office:value="0.020927248056978" calcext:value-type="float">
            <text:p>0,020927248056978</text:p>
          </table:table-cell>
          <table:table-cell office:value-type="float" office:value="0.0161396311596036" calcext:value-type="float">
            <text:p>0,0161396311596036</text:p>
          </table:table-cell>
          <table:table-cell office:value-type="float" office:value="0.0131368052680045" calcext:value-type="float">
            <text:p>0,0131368052680045</text:p>
          </table:table-cell>
          <table:table-cell office:value-type="float" office:value="0.0110752428881824" calcext:value-type="float">
            <text:p>0,0110752428881824</text:p>
          </table:table-cell>
          <table:table-cell office:value-type="float" office:value="0.0095716945361346" calcext:value-type="float">
            <text:p>0,0095716945361346</text:p>
          </table:table-cell>
          <table:table-cell office:value-type="float" office:value="0.00842634052969515" calcext:value-type="float">
            <text:p>0,00842634052969515</text:p>
          </table:table-cell>
          <table:table-cell office:value-type="float" office:value="0.00752478232607245" calcext:value-type="float">
            <text:p>0,00752478232607245</text:p>
          </table:table-cell>
          <table:table-cell office:value-type="float" office:value="0.0067966477945447" calcext:value-type="float">
            <text:p>0,0067966477945447</text:p>
          </table:table-cell>
          <table:table-cell office:value-type="float" office:value="0.00619623484089971" calcext:value-type="float">
            <text:p>0,00619623484089971</text:p>
          </table:table-cell>
          <table:table-cell office:value-type="float" office:value="0.00569274963345379" calcext:value-type="float">
            <text:p>0,00569274963345379</text:p>
          </table:table-cell>
          <table:table-cell office:value-type="float" office:value="0.00526437221560627" calcext:value-type="float">
            <text:p>0,00526437221560627</text:p>
          </table:table-cell>
          <table:table-cell office:value-type="float" office:value="0.00489562994334847" calcext:value-type="float">
            <text:p>0,00489562994334847</text:p>
          </table:table-cell>
          <table:table-cell office:value-type="float" office:value="0.00457484158687294" calcext:value-type="float">
            <text:p>0,00457484158687294</text:p>
          </table:table-cell>
          <table:table-cell office:value-type="float" office:value="0.00429315096698701" calcext:value-type="float">
            <text:p>0,00429315096698701</text:p>
          </table:table-cell>
          <table:table-cell office:value-type="float" office:value="0.00404388306196779" calcext:value-type="float">
            <text:p>0,00404388306196779</text:p>
          </table:table-cell>
          <table:table-cell office:value-type="float" office:value="0.00382171833189204" calcext:value-type="float">
            <text:p>0,00382171833189204</text:p>
          </table:table-cell>
          <table:table-cell office:value-type="float" office:value="0.0036226068623364" calcext:value-type="float">
            <text:p>0,0036226068623364</text:p>
          </table:table-cell>
          <table:table-cell office:value-type="float" office:value="0.00344293884700164" calcext:value-type="float">
            <text:p>0,00344293884700164</text:p>
          </table:table-cell>
          <table:table-cell office:value-type="float" office:value="0.0032802001805976" calcext:value-type="float">
            <text:p>0,0032802001805976</text:p>
          </table:table-cell>
          <table:table-cell office:value-type="float" office:value="0.00313196278875694" calcext:value-type="float">
            <text:p>0,00313196278875694</text:p>
          </table:table-cell>
          <table:table-cell office:value-type="float" office:value="0.00299645034829155" calcext:value-type="float">
            <text:p>0,00299645034829155</text:p>
          </table:table-cell>
          <table:table-cell office:value-type="float" office:value="0.00287209317320958" calcext:value-type="float">
            <text:p>0,00287209317320958</text:p>
          </table:table-cell>
          <table:table-cell office:value-type="float" office:value="0.00275758770294487" calcext:value-type="float">
            <text:p>0,00275758770294487</text:p>
          </table:table-cell>
          <table:table-cell office:value-type="float" office:value="0.00265165913151577" calcext:value-type="float">
            <text:p>0,00265165913151577</text:p>
          </table:table-cell>
          <table:table-cell office:value-type="float" office:value="0.00255356717389077" calcext:value-type="float">
            <text:p>0,00255356717389077</text:p>
          </table:table-cell>
          <table:table-cell office:value-type="float" office:value="0.00246239244006574" calcext:value-type="float">
            <text:p>0,00246239244006574</text:p>
          </table:table-cell>
          <table:table-cell office:value-type="float" office:value="0.00237748277140781" calcext:value-type="float">
            <text:p>0,00237748277140781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2.67930291593075" calcext:value-type="float">
            <text:p>2,67930291593075</text:p>
          </table:table-cell>
          <table:table-cell office:value-type="float" office:value="1.83973131328821" calcext:value-type="float">
            <text:p>1,83973131328821</text:p>
          </table:table-cell>
          <table:table-cell office:value-type="float" office:value="1.57260002568364" calcext:value-type="float">
            <text:p>1,57260002568364</text:p>
          </table:table-cell>
          <table:table-cell office:value-type="float" office:value="1.26030416414142" calcext:value-type="float">
            <text:p>1,26030416414142</text:p>
          </table:table-cell>
          <table:table-cell office:value-type="float" office:value="0.962935373187065" calcext:value-type="float">
            <text:p>0,962935373187065</text:p>
          </table:table-cell>
          <table:table-cell office:value-type="float" office:value="0.71397384814918" calcext:value-type="float">
            <text:p>0,71397384814918</text:p>
          </table:table-cell>
          <table:table-cell office:value-type="float" office:value="0.517327988520265" calcext:value-type="float">
            <text:p>0,517327988520265</text:p>
          </table:table-cell>
          <table:table-cell office:value-type="float" office:value="0.37168818898499" calcext:value-type="float">
            <text:p>0,37168818898499</text:p>
          </table:table-cell>
          <table:table-cell office:value-type="float" office:value="0.274084579199553" calcext:value-type="float">
            <text:p>0,274084579199553</text:p>
          </table:table-cell>
          <table:table-cell office:value-type="float" office:value="0.212425155565143" calcext:value-type="float">
            <text:p>0,212425155565143</text:p>
          </table:table-cell>
          <table:table-cell office:value-type="float" office:value="0.172310376539826" calcext:value-type="float">
            <text:p>0,172310376539826</text:p>
          </table:table-cell>
          <table:table-cell office:value-type="float" office:value="0.14453243650496" calcext:value-type="float">
            <text:p>0,14453243650496</text:p>
          </table:table-cell>
          <table:table-cell office:value-type="float" office:value="0.124226907268167" calcext:value-type="float">
            <text:p>0,124226907268167</text:p>
          </table:table-cell>
          <table:table-cell office:value-type="float" office:value="0.108752517029643" calcext:value-type="float">
            <text:p>0,108752517029643</text:p>
          </table:table-cell>
          <table:table-cell office:value-type="float" office:value="0.0965754520148039" calcext:value-type="float">
            <text:p>0,0965754520148039</text:p>
          </table:table-cell>
          <table:table-cell office:value-type="float" office:value="0.086748237721622" calcext:value-type="float">
            <text:p>0,086748237721622</text:p>
          </table:table-cell>
          <table:table-cell office:value-type="float" office:value="0.0786538384854794" calcext:value-type="float">
            <text:p>0,0786538384854794</text:p>
          </table:table-cell>
          <table:table-cell office:value-type="float" office:value="0.0718738250434399" calcext:value-type="float">
            <text:p>0,0718738250434399</text:p>
          </table:table-cell>
          <table:table-cell office:value-type="float" office:value="0.0661148186773062" calcext:value-type="float">
            <text:p>0,0661148186773062</text:p>
          </table:table-cell>
          <table:table-cell office:value-type="float" office:value="0.0611640186980367" calcext:value-type="float">
            <text:p>0,0611640186980367</text:p>
          </table:table-cell>
          <table:table-cell office:value-type="float" office:value="0.0568643044680357" calcext:value-type="float">
            <text:p>0,0568643044680357</text:p>
          </table:table-cell>
          <table:table-cell office:value-type="float" office:value="0.0530966036021709" calcext:value-type="float">
            <text:p>0,0530966036021709</text:p>
          </table:table-cell>
          <table:table-cell office:value-type="float" office:value="0.049769108183682" calcext:value-type="float">
            <text:p>0,049769108183682</text:p>
          </table:table-cell>
          <table:table-cell office:value-type="float" office:value="0.046809951774776" calcext:value-type="float">
            <text:p>0,046809951774776</text:p>
          </table:table-cell>
          <table:table-cell office:value-type="float" office:value="0.0441620303317905" calcext:value-type="float">
            <text:p>0,0441620303317905</text:p>
          </table:table-cell>
          <table:table-cell office:value-type="float" office:value="0.0417793500237167" calcext:value-type="float">
            <text:p>0,0417793500237167</text:p>
          </table:table-cell>
          <table:table-cell office:value-type="float" office:value="0.0396246495656669" calcext:value-type="float">
            <text:p>0,0396246495656669</text:p>
          </table:table-cell>
          <table:table-cell office:value-type="float" office:value="0.0376673014834523" calcext:value-type="float">
            <text:p>0,0376673014834523</text:p>
          </table:table-cell>
          <table:table-cell office:value-type="float" office:value="0.0358818802051246" calcext:value-type="float">
            <text:p>0,0358818802051246</text:p>
          </table:table-cell>
          <table:table-cell office:value-type="float" office:value="0.0342469061724842" calcext:value-type="float">
            <text:p>0,0342469061724842</text:p>
          </table:table-cell>
        </table:table-row>
        <table:table-row table:style-name="ro1">
          <table:table-cell office:value-type="string" calcext:value-type="string">
            <text:p>Hook of Holland</text:p>
          </table:table-cell>
          <table:table-cell office:value-type="float" office:value="1.722252715379" calcext:value-type="float">
            <text:p>1,722252715379</text:p>
          </table:table-cell>
          <table:table-cell office:value-type="float" office:value="1.22071499750018" calcext:value-type="float">
            <text:p>1,22071499750018</text:p>
          </table:table-cell>
          <table:table-cell office:value-type="float" office:value="0.974512351676822" calcext:value-type="float">
            <text:p>0,974512351676822</text:p>
          </table:table-cell>
          <table:table-cell office:value-type="float" office:value="0.717159382998943" calcext:value-type="float">
            <text:p>0,717159382998943</text:p>
          </table:table-cell>
          <table:table-cell office:value-type="float" office:value="0.461544604972005" calcext:value-type="float">
            <text:p>0,461544604972005</text:p>
          </table:table-cell>
          <table:table-cell office:value-type="float" office:value="0.261212171986699" calcext:value-type="float">
            <text:p>0,261212171986699</text:p>
          </table:table-cell>
          <table:table-cell office:value-type="float" office:value="0.163795945234597" calcext:value-type="float">
            <text:p>0,163795945234597</text:p>
          </table:table-cell>
          <table:table-cell office:value-type="float" office:value="0.124552597291768" calcext:value-type="float">
            <text:p>0,124552597291768</text:p>
          </table:table-cell>
          <table:table-cell office:value-type="float" office:value="0.101598963141441" calcext:value-type="float">
            <text:p>0,101598963141441</text:p>
          </table:table-cell>
          <table:table-cell office:value-type="float" office:value="0.0858062384650111" calcext:value-type="float">
            <text:p>0,0858062384650111</text:p>
          </table:table-cell>
          <table:table-cell office:value-type="float" office:value="0.0741949127987027" calcext:value-type="float">
            <text:p>0,0741949127987027</text:p>
          </table:table-cell>
          <table:table-cell office:value-type="float" office:value="0.0652720239013434" calcext:value-type="float">
            <text:p>0,0652720239013434</text:p>
          </table:table-cell>
          <table:table-cell office:value-type="float" office:value="0.0581920305266976" calcext:value-type="float">
            <text:p>0,0581920305266976</text:p>
          </table:table-cell>
          <table:table-cell office:value-type="float" office:value="0.0524357403628528" calcext:value-type="float">
            <text:p>0,0524357403628528</text:p>
          </table:table-cell>
          <table:table-cell office:value-type="float" office:value="0.0476634530350566" calcext:value-type="float">
            <text:p>0,0476634530350566</text:p>
          </table:table-cell>
          <table:table-cell office:value-type="float" office:value="0.0436436962336302" calcext:value-type="float">
            <text:p>0,0436436962336302</text:p>
          </table:table-cell>
          <table:table-cell office:value-type="float" office:value="0.0402126382105053" calcext:value-type="float">
            <text:p>0,0402126382105053</text:p>
          </table:table-cell>
          <table:table-cell office:value-type="float" office:value="0.0372509732842445" calcext:value-type="float">
            <text:p>0,0372509732842445</text:p>
          </table:table-cell>
          <table:table-cell office:value-type="float" office:value="0.0346692381426692" calcext:value-type="float">
            <text:p>0,0346692381426692</text:p>
          </table:table-cell>
          <table:table-cell office:value-type="float" office:value="0.0324000269174576" calcext:value-type="float">
            <text:p>0,0324000269174576</text:p>
          </table:table-cell>
          <table:table-cell office:value-type="float" office:value="0.0303904549218714" calcext:value-type="float">
            <text:p>0,0303904549218714</text:p>
          </table:table-cell>
          <table:table-cell office:value-type="float" office:value="0.0285989693365991" calcext:value-type="float">
            <text:p>0,0285989693365991</text:p>
          </table:table-cell>
          <table:table-cell office:value-type="float" office:value="0.0269926455803216" calcext:value-type="float">
            <text:p>0,0269926455803216</text:p>
          </table:table-cell>
          <table:table-cell office:value-type="float" office:value="0.0255446573719382" calcext:value-type="float">
            <text:p>0,0255446573719382</text:p>
          </table:table-cell>
          <table:table-cell office:value-type="float" office:value="0.0242331281770021" calcext:value-type="float">
            <text:p>0,0242331281770021</text:p>
          </table:table-cell>
          <table:table-cell office:value-type="float" office:value="0.0230400308500975" calcext:value-type="float">
            <text:p>0,0230400308500975</text:p>
          </table:table-cell>
          <table:table-cell office:value-type="float" office:value="0.0219503189437091" calcext:value-type="float">
            <text:p>0,0219503189437091</text:p>
          </table:table-cell>
          <table:table-cell office:value-type="float" office:value="0.0209514615125954" calcext:value-type="float">
            <text:p>0,0209514615125954</text:p>
          </table:table-cell>
          <table:table-cell office:value-type="float" office:value="0.020032771397382" calcext:value-type="float">
            <text:p>0,020032771397382</text:p>
          </table:table-cell>
          <table:table-cell office:value-type="float" office:value="0.0191851931158453" calcext:value-type="float">
            <text:p>0,0191851931158453</text:p>
          </table:table-cell>
        </table:table-row>
        <table:table-row table:style-name="ro1">
          <table:table-cell office:value-type="string" calcext:value-type="string">
            <text:p>Lisbon</text:p>
          </table:table-cell>
          <table:table-cell office:value-type="float" office:value="0.324206415563822" calcext:value-type="float">
            <text:p>0,324206415563822</text:p>
          </table:table-cell>
          <table:table-cell office:value-type="float" office:value="0.0358536455780268" calcext:value-type="float">
            <text:p>0,0358536455780268</text:p>
          </table:table-cell>
          <table:table-cell office:value-type="float" office:value="0.0215081136673689" calcext:value-type="float">
            <text:p>0,0215081136673689</text:p>
          </table:table-cell>
          <table:table-cell office:value-type="float" office:value="0.0154356108978391" calcext:value-type="float">
            <text:p>0,0154356108978391</text:p>
          </table:table-cell>
          <table:table-cell office:value-type="float" office:value="0.0120511742308736" calcext:value-type="float">
            <text:p>0,0120511742308736</text:p>
          </table:table-cell>
          <table:table-cell office:value-type="float" office:value="0.00988755896687508" calcext:value-type="float">
            <text:p>0,00988755896687508</text:p>
          </table:table-cell>
          <table:table-cell office:value-type="float" office:value="0.00838348083198071" calcext:value-type="float">
            <text:p>0,00838348083198071</text:p>
          </table:table-cell>
          <table:table-cell office:value-type="float" office:value="0.00727671319618821" calcext:value-type="float">
            <text:p>0,00727671319618821</text:p>
          </table:table-cell>
          <table:table-cell office:value-type="float" office:value="0.00642789909616113" calcext:value-type="float">
            <text:p>0,00642789909616113</text:p>
          </table:table-cell>
          <table:table-cell office:value-type="float" office:value="0.00575622795149684" calcext:value-type="float">
            <text:p>0,00575622795149684</text:p>
          </table:table-cell>
          <table:table-cell office:value-type="float" office:value="0.00521142729558051" calcext:value-type="float">
            <text:p>0,00521142729558051</text:p>
          </table:table-cell>
          <table:table-cell office:value-type="float" office:value="0.00476061198860407" calcext:value-type="float">
            <text:p>0,00476061198860407</text:p>
          </table:table-cell>
          <table:table-cell office:value-type="float" office:value="0.00438140258193016" calcext:value-type="float">
            <text:p>0,00438140258193016</text:p>
          </table:table-cell>
          <table:table-cell office:value-type="float" office:value="0.004057961050421" calcext:value-type="float">
            <text:p>0,004057961050421</text:p>
          </table:table-cell>
          <table:table-cell office:value-type="float" office:value="0.00377887776121497" calcext:value-type="float">
            <text:p>0,00377887776121497</text:p>
          </table:table-cell>
          <table:table-cell office:value-type="float" office:value="0.0035355725325644" calcext:value-type="float">
            <text:p>0,0035355725325644</text:p>
          </table:table-cell>
          <table:table-cell office:value-type="float" office:value="0.0033216118812561" calcext:value-type="float">
            <text:p>0,0033216118812561</text:p>
          </table:table-cell>
          <table:table-cell office:value-type="float" office:value="0.00313200331293047" calcext:value-type="float">
            <text:p>0,00313200331293047</text:p>
          </table:table-cell>
          <table:table-cell office:value-type="float" office:value="0.00296267422381789" calcext:value-type="float">
            <text:p>0,00296267422381789</text:p>
          </table:table-cell>
          <table:table-cell office:value-type="float" office:value="0.00281071248464286" calcext:value-type="float">
            <text:p>0,00281071248464286</text:p>
          </table:table-cell>
          <table:table-cell office:value-type="float" office:value="0.00267351171933115" calcext:value-type="float">
            <text:p>0,00267351171933115</text:p>
          </table:table-cell>
          <table:table-cell office:value-type="float" office:value="0.00254905775655061" calcext:value-type="float">
            <text:p>0,00254905775655061</text:p>
          </table:table-cell>
          <table:table-cell office:value-type="float" office:value="0.00243561994284391" calcext:value-type="float">
            <text:p>0,00243561994284391</text:p>
          </table:table-cell>
          <table:table-cell office:value-type="float" office:value="0.00233175174798816" calcext:value-type="float">
            <text:p>0,00233175174798816</text:p>
          </table:table-cell>
          <table:table-cell office:value-type="float" office:value="0.00223638617899269" calcext:value-type="float">
            <text:p>0,00223638617899269</text:p>
          </table:table-cell>
          <table:table-cell office:value-type="float" office:value="0.00214840804692358" calcext:value-type="float">
            <text:p>0,00214840804692358</text:p>
          </table:table-cell>
          <table:table-cell office:value-type="float" office:value="0.00206712950021029" calcext:value-type="float">
            <text:p>0,00206712950021029</text:p>
          </table:table-cell>
          <table:table-cell office:value-type="float" office:value="0.00199176734313369" calcext:value-type="float">
            <text:p>0,00199176734313369</text:p>
          </table:table-cell>
          <table:table-cell office:value-type="float" office:value="0.00192163311876357" calcext:value-type="float">
            <text:p>0,00192163311876357</text:p>
          </table:table-cell>
          <table:table-cell office:value-type="float" office:value="0.00185615692753345" calcext:value-type="float">
            <text:p>0,00185615692753345</text:p>
          </table:table-cell>
        </table:table-row>
        <table:table-row table:style-name="ro1">
          <table:table-cell office:value-type="string" calcext:value-type="string">
            <text:p>Lyons</text:p>
          </table:table-cell>
          <table:table-cell office:value-type="float" office:value="2.68627910457906" calcext:value-type="float">
            <text:p>2,68627910457906</text:p>
          </table:table-cell>
          <table:table-cell office:value-type="float" office:value="2.09619709636484" calcext:value-type="float">
            <text:p>2,09619709636484</text:p>
          </table:table-cell>
          <table:table-cell office:value-type="float" office:value="1.68138651869127" calcext:value-type="float">
            <text:p>1,68138651869127</text:p>
          </table:table-cell>
          <table:table-cell office:value-type="float" office:value="1.34540347187292" calcext:value-type="float">
            <text:p>1,34540347187292</text:p>
          </table:table-cell>
          <table:table-cell office:value-type="float" office:value="1.05867639361393" calcext:value-type="float">
            <text:p>1,05867639361393</text:p>
          </table:table-cell>
          <table:table-cell office:value-type="float" office:value="0.818992421385788" calcext:value-type="float">
            <text:p>0,818992421385788</text:p>
          </table:table-cell>
          <table:table-cell office:value-type="float" office:value="0.633565465964022" calcext:value-type="float">
            <text:p>0,633565465964022</text:p>
          </table:table-cell>
          <table:table-cell office:value-type="float" office:value="0.496240306468237" calcext:value-type="float">
            <text:p>0,496240306468237</text:p>
          </table:table-cell>
          <table:table-cell office:value-type="float" office:value="0.393855780895267" calcext:value-type="float">
            <text:p>0,393855780895267</text:p>
          </table:table-cell>
          <table:table-cell office:value-type="float" office:value="0.315443603765397" calcext:value-type="float">
            <text:p>0,315443603765397</text:p>
          </table:table-cell>
          <table:table-cell office:value-type="float" office:value="0.253157261404253" calcext:value-type="float">
            <text:p>0,253157261404253</text:p>
          </table:table-cell>
          <table:table-cell office:value-type="float" office:value="0.202463705003971" calcext:value-type="float">
            <text:p>0,202463705003971</text:p>
          </table:table-cell>
          <table:table-cell office:value-type="float" office:value="0.161629995863353" calcext:value-type="float">
            <text:p>0,161629995863353</text:p>
          </table:table-cell>
          <table:table-cell office:value-type="float" office:value="0.129865678293364" calcext:value-type="float">
            <text:p>0,129865678293364</text:p>
          </table:table-cell>
          <table:table-cell office:value-type="float" office:value="0.105914960038804" calcext:value-type="float">
            <text:p>0,105914960038804</text:p>
          </table:table-cell>
          <table:table-cell office:value-type="float" office:value="0.088058861504708" calcext:value-type="float">
            <text:p>0,088058861504708</text:p>
          </table:table-cell>
          <table:table-cell office:value-type="float" office:value="0.0746477183309339" calcext:value-type="float">
            <text:p>0,0746477183309339</text:p>
          </table:table-cell>
          <table:table-cell office:value-type="float" office:value="0.0643930343822354" calcext:value-type="float">
            <text:p>0,0643930343822354</text:p>
          </table:table-cell>
          <table:table-cell office:value-type="float" office:value="0.0563831966636436" calcext:value-type="float">
            <text:p>0,0563831966636436</text:p>
          </table:table-cell>
          <table:table-cell office:value-type="float" office:value="0.0499949024191925" calcext:value-type="float">
            <text:p>0,0499949024191925</text:p>
          </table:table-cell>
          <table:table-cell office:value-type="float" office:value="0.0448025334626436" calcext:value-type="float">
            <text:p>0,0448025334626436</text:p>
          </table:table-cell>
          <table:table-cell office:value-type="float" office:value="0.0405114561851536" calcext:value-type="float">
            <text:p>0,0405114561851536</text:p>
          </table:table-cell>
          <table:table-cell office:value-type="float" office:value="0.0369132630349625" calcext:value-type="float">
            <text:p>0,0369132630349625</text:p>
          </table:table-cell>
          <table:table-cell office:value-type="float" office:value="0.0338577282215868" calcext:value-type="float">
            <text:p>0,0338577282215868</text:p>
          </table:table-cell>
          <table:table-cell office:value-type="float" office:value="0.0312341468497401" calcext:value-type="float">
            <text:p>0,0312341468497401</text:p>
          </table:table-cell>
          <table:table-cell office:value-type="float" office:value="0.0289594612217375" calcext:value-type="float">
            <text:p>0,0289594612217375</text:p>
          </table:table-cell>
          <table:table-cell office:value-type="float" office:value="0.0269703436199398" calcext:value-type="float">
            <text:p>0,0269703436199398</text:p>
          </table:table-cell>
          <table:table-cell office:value-type="float" office:value="0.0252175288097489" calcext:value-type="float">
            <text:p>0,0252175288097489</text:p>
          </table:table-cell>
          <table:table-cell office:value-type="float" office:value="0.0236623499409429" calcext:value-type="float">
            <text:p>0,0236623499409429</text:p>
          </table:table-cell>
          <table:table-cell office:value-type="float" office:value="0.022274150734856" calcext:value-type="float">
            <text:p>0,022274150734856</text:p>
          </table:table-cell>
        </table:table-row>
        <table:table-row table:style-name="ro1">
          <table:table-cell office:value-type="string" calcext:value-type="string">
            <text:p>Marseilles</text:p>
          </table:table-cell>
          <table:table-cell office:value-type="float" office:value="2.49721543490887" calcext:value-type="float">
            <text:p>2,49721543490887</text:p>
          </table:table-cell>
          <table:table-cell office:value-type="float" office:value="1.64186194166541" calcext:value-type="float">
            <text:p>1,64186194166541</text:p>
          </table:table-cell>
          <table:table-cell office:value-type="float" office:value="1.14466986370583" calcext:value-type="float">
            <text:p>1,14466986370583</text:p>
          </table:table-cell>
          <table:table-cell office:value-type="float" office:value="0.657482532163461" calcext:value-type="float">
            <text:p>0,657482532163461</text:p>
          </table:table-cell>
          <table:table-cell office:value-type="float" office:value="0.333200729762514" calcext:value-type="float">
            <text:p>0,333200729762514</text:p>
          </table:table-cell>
          <table:table-cell office:value-type="float" office:value="0.220528782034914" calcext:value-type="float">
            <text:p>0,220528782034914</text:p>
          </table:table-cell>
          <table:table-cell office:value-type="float" office:value="0.163727417588234" calcext:value-type="float">
            <text:p>0,163727417588234</text:p>
          </table:table-cell>
          <table:table-cell office:value-type="float" office:value="0.128717282166084" calcext:value-type="float">
            <text:p>0,128717282166084</text:p>
          </table:table-cell>
          <table:table-cell office:value-type="float" office:value="0.104477932055791" calcext:value-type="float">
            <text:p>0,104477932055791</text:p>
          </table:table-cell>
          <table:table-cell office:value-type="float" office:value="0.0868659013261398" calcext:value-type="float">
            <text:p>0,0868659013261398</text:p>
          </table:table-cell>
          <table:table-cell office:value-type="float" office:value="0.0737154961874088" calcext:value-type="float">
            <text:p>0,0737154961874088</text:p>
          </table:table-cell>
          <table:table-cell office:value-type="float" office:value="0.0636557588974635" calcext:value-type="float">
            <text:p>0,0636557588974635</text:p>
          </table:table-cell>
          <table:table-cell office:value-type="float" office:value="0.055781344572703" calcext:value-type="float">
            <text:p>0,055781344572703</text:p>
          </table:table-cell>
          <table:table-cell office:value-type="float" office:value="0.0494866619507472" calcext:value-type="float">
            <text:p>0,0494866619507472</text:p>
          </table:table-cell>
          <table:table-cell office:value-type="float" office:value="0.0443601726243893" calcext:value-type="float">
            <text:p>0,0443601726243893</text:p>
          </table:table-cell>
          <table:table-cell office:value-type="float" office:value="0.040116618697842" calcext:value-type="float">
            <text:p>0,040116618697842</text:p>
          </table:table-cell>
          <table:table-cell office:value-type="float" office:value="0.0365537364656727" calcext:value-type="float">
            <text:p>0,0365537364656727</text:p>
          </table:table-cell>
          <table:table-cell office:value-type="float" office:value="0.0335250664502382" calcext:value-type="float">
            <text:p>0,0335250664502382</text:p>
          </table:table-cell>
          <table:table-cell office:value-type="float" office:value="0.0309225764746467" calcext:value-type="float">
            <text:p>0,0309225764746467</text:p>
          </table:table-cell>
          <table:table-cell office:value-type="float" office:value="0.0286647131045659" calcext:value-type="float">
            <text:p>0,0286647131045659</text:p>
          </table:table-cell>
          <table:table-cell office:value-type="float" office:value="0.0266892745470007" calcext:value-type="float">
            <text:p>0,0266892745470007</text:p>
          </table:table-cell>
          <table:table-cell office:value-type="float" office:value="0.0249479602401455" calcext:value-type="float">
            <text:p>0,0249479602401455</text:p>
          </table:table-cell>
          <table:table-cell office:value-type="float" office:value="0.023402586268882" calcext:value-type="float">
            <text:p>0,023402586268882</text:p>
          </table:table-cell>
          <table:table-cell office:value-type="float" office:value="0.0220227645089229" calcext:value-type="float">
            <text:p>0,0220227645089229</text:p>
          </table:table-cell>
          <table:table-cell office:value-type="float" office:value="0.0207840182508032" calcext:value-type="float">
            <text:p>0,0207840182508032</text:p>
          </table:table-cell>
          <table:table-cell office:value-type="float" office:value="0.0196663833533724" calcext:value-type="float">
            <text:p>0,0196663833533724</text:p>
          </table:table-cell>
          <table:table-cell office:value-type="float" office:value="0.0186533938782911" calcext:value-type="float">
            <text:p>0,0186533938782911</text:p>
          </table:table-cell>
          <table:table-cell office:value-type="float" office:value="0.0177314770407975" calcext:value-type="float">
            <text:p>0,0177314770407975</text:p>
          </table:table-cell>
          <table:table-cell office:value-type="float" office:value="0.0168892039606969" calcext:value-type="float">
            <text:p>0,0168892039606969</text:p>
          </table:table-cell>
          <table:table-cell office:value-type="float" office:value="0.0161169470908741" calcext:value-type="float">
            <text:p>0,0161169470908741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.20753113999963" calcext:value-type="float">
            <text:p>1,20753113999963</text:p>
          </table:table-cell>
          <table:table-cell office:value-type="float" office:value="1.21604654863477" calcext:value-type="float">
            <text:p>1,21604654863477</text:p>
          </table:table-cell>
          <table:table-cell office:value-type="float" office:value="1.05902734510601" calcext:value-type="float">
            <text:p>1,05902734510601</text:p>
          </table:table-cell>
          <table:table-cell office:value-type="float" office:value="0.930979764088988" calcext:value-type="float">
            <text:p>0,930979764088988</text:p>
          </table:table-cell>
          <table:table-cell office:value-type="float" office:value="0.815942763350904" calcext:value-type="float">
            <text:p>0,815942763350904</text:p>
          </table:table-cell>
          <table:table-cell office:value-type="float" office:value="0.708430454321206" calcext:value-type="float">
            <text:p>0,708430454321206</text:p>
          </table:table-cell>
          <table:table-cell office:value-type="float" office:value="0.607627513632178" calcext:value-type="float">
            <text:p>0,607627513632178</text:p>
          </table:table-cell>
          <table:table-cell office:value-type="float" office:value="0.514808182604611" calcext:value-type="float">
            <text:p>0,514808182604611</text:p>
          </table:table-cell>
          <table:table-cell office:value-type="float" office:value="0.431167599372566" calcext:value-type="float">
            <text:p>0,431167599372566</text:p>
          </table:table-cell>
          <table:table-cell office:value-type="float" office:value="0.356441203504801" calcext:value-type="float">
            <text:p>0,356441203504801</text:p>
          </table:table-cell>
          <table:table-cell office:value-type="float" office:value="0.289816056750715" calcext:value-type="float">
            <text:p>0,289816056750715</text:p>
          </table:table-cell>
          <table:table-cell office:value-type="float" office:value="0.231463242415339" calcext:value-type="float">
            <text:p>0,231463242415339</text:p>
          </table:table-cell>
          <table:table-cell office:value-type="float" office:value="0.182650919537991" calcext:value-type="float">
            <text:p>0,182650919537991</text:p>
          </table:table-cell>
          <table:table-cell office:value-type="float" office:value="0.144308798201382" calcext:value-type="float">
            <text:p>0,144308798201382</text:p>
          </table:table-cell>
          <table:table-cell office:value-type="float" office:value="0.115659774281085" calcext:value-type="float">
            <text:p>0,115659774281085</text:p>
          </table:table-cell>
          <table:table-cell office:value-type="float" office:value="0.094650826882571" calcext:value-type="float">
            <text:p>0,094650826882571</text:p>
          </table:table-cell>
          <table:table-cell office:value-type="float" office:value="0.0791330922394991" calcext:value-type="float">
            <text:p>0,0791330922394991</text:p>
          </table:table-cell>
          <table:table-cell office:value-type="float" office:value="0.0674491467885673" calcext:value-type="float">
            <text:p>0,0674491467885673</text:p>
          </table:table-cell>
          <table:table-cell office:value-type="float" office:value="0.0584547646343708" calcext:value-type="float">
            <text:p>0,0584547646343708</text:p>
          </table:table-cell>
          <table:table-cell office:value-type="float" office:value="0.0513796981889755" calcext:value-type="float">
            <text:p>0,0513796981889755</text:p>
          </table:table-cell>
          <table:table-cell office:value-type="float" office:value="0.0457032177597284" calcext:value-type="float">
            <text:p>0,0457032177597284</text:p>
          </table:table-cell>
          <table:table-cell office:value-type="float" office:value="0.041067251143977" calcext:value-type="float">
            <text:p>0,041067251143977</text:p>
          </table:table-cell>
          <table:table-cell office:value-type="float" office:value="0.0372214831411839" calcext:value-type="float">
            <text:p>0,0372214831411839</text:p>
          </table:table-cell>
          <table:table-cell office:value-type="float" office:value="0.0339870118536055" calcext:value-type="float">
            <text:p>0,0339870118536055</text:p>
          </table:table-cell>
          <table:table-cell office:value-type="float" office:value="0.0312335531692952" calcext:value-type="float">
            <text:p>0,0312335531692952</text:p>
          </table:table-cell>
          <table:table-cell office:value-type="float" office:value="0.0288643228821456" calcext:value-type="float">
            <text:p>0,0288643228821456</text:p>
          </table:table-cell>
          <table:table-cell office:value-type="float" office:value="0.0268065136857331" calcext:value-type="float">
            <text:p>0,0268065136857331</text:p>
          </table:table-cell>
          <table:table-cell office:value-type="float" office:value="0.0250040626619011" calcext:value-type="float">
            <text:p>0,0250040626619011</text:p>
          </table:table-cell>
          <table:table-cell office:value-type="float" office:value="0.0234133766498417" calcext:value-type="float">
            <text:p>0,0234133766498417</text:p>
          </table:table-cell>
          <table:table-cell office:value-type="float" office:value="0.0220001677051187" calcext:value-type="float">
            <text:p>0,0220001677051187</text:p>
          </table:table-cell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2.7328085899353" calcext:value-type="float">
            <text:p>2,7328085899353</text:p>
          </table:table-cell>
          <table:table-cell office:value-type="float" office:value="0.288890510797501" calcext:value-type="float">
            <text:p>0,288890510797501</text:p>
          </table:table-cell>
          <table:table-cell office:value-type="float" office:value="0.120267763733864" calcext:value-type="float">
            <text:p>0,120267763733864</text:p>
          </table:table-cell>
          <table:table-cell office:value-type="float" office:value="0.0793657749891281" calcext:value-type="float">
            <text:p>0,0793657749891281</text:p>
          </table:table-cell>
          <table:table-cell office:value-type="float" office:value="0.0597000271081924" calcext:value-type="float">
            <text:p>0,0597000271081924</text:p>
          </table:table-cell>
          <table:table-cell office:value-type="float" office:value="0.0479847341775894" calcext:value-type="float">
            <text:p>0,0479847341775894</text:p>
          </table:table-cell>
          <table:table-cell office:value-type="float" office:value="0.0401680544018745" calcext:value-type="float">
            <text:p>0,0401680544018745</text:p>
          </table:table-cell>
          <table:table-cell office:value-type="float" office:value="0.0345664322376251" calcext:value-type="float">
            <text:p>0,0345664322376251</text:p>
          </table:table-cell>
          <table:table-cell office:value-type="float" office:value="0.0303488317877054" calcext:value-type="float">
            <text:p>0,0303488317877054</text:p>
          </table:table-cell>
          <table:table-cell office:value-type="float" office:value="0.0270553734153509" calcext:value-type="float">
            <text:p>0,0270553734153509</text:p>
          </table:table-cell>
          <table:table-cell office:value-type="float" office:value="0.0244108662009239" calcext:value-type="float">
            <text:p>0,0244108662009239</text:p>
          </table:table-cell>
          <table:table-cell office:value-type="float" office:value="0.0222394540905952" calcext:value-type="float">
            <text:p>0,0222394540905952</text:p>
          </table:table-cell>
          <table:table-cell office:value-type="float" office:value="0.0204241741448641" calcext:value-type="float">
            <text:p>0,0204241741448641</text:p>
          </table:table-cell>
          <table:table-cell office:value-type="float" office:value="0.0188838075846434" calcext:value-type="float">
            <text:p>0,0188838075846434</text:p>
          </table:table-cell>
          <table:table-cell office:value-type="float" office:value="0.0175598952919245" calcext:value-type="float">
            <text:p>0,0175598952919245</text:p>
          </table:table-cell>
          <table:table-cell office:value-type="float" office:value="0.0164097957313061" calcext:value-type="float">
            <text:p>0,0164097957313061</text:p>
          </table:table-cell>
          <table:table-cell office:value-type="float" office:value="0.0154012432321906" calcext:value-type="float">
            <text:p>0,0154012432321906</text:p>
          </table:table-cell>
          <table:table-cell office:value-type="float" office:value="0.0145095232874155" calcext:value-type="float">
            <text:p>0,0145095232874155</text:p>
          </table:table-cell>
          <table:table-cell office:value-type="float" office:value="0.0137154310941696" calcext:value-type="float">
            <text:p>0,0137154310941696</text:p>
          </table:table-cell>
          <table:table-cell office:value-type="float" office:value="0.0130037860944867" calcext:value-type="float">
            <text:p>0,0130037860944867</text:p>
          </table:table-cell>
          <table:table-cell office:value-type="float" office:value="0.0123620480298996" calcext:value-type="float">
            <text:p>0,0123620480298996</text:p>
          </table:table-cell>
          <table:table-cell office:value-type="float" office:value="0.0117808096110821" calcext:value-type="float">
            <text:p>0,0117808096110821</text:p>
          </table:table-cell>
          <table:table-cell office:value-type="float" office:value="0.0112515706568956" calcext:value-type="float">
            <text:p>0,0112515706568956</text:p>
          </table:table-cell>
          <table:table-cell office:value-type="float" office:value="0.0107678100466728" calcext:value-type="float">
            <text:p>0,0107678100466728</text:p>
          </table:table-cell>
          <table:table-cell office:value-type="float" office:value="0.0103239314630628" calcext:value-type="float">
            <text:p>0,0103239314630628</text:p>
          </table:table-cell>
          <table:table-cell office:value-type="float" office:value="0.00991491228342056" calcext:value-type="float">
            <text:p>0,00991491228342056</text:p>
          </table:table-cell>
          <table:table-cell office:value-type="float" office:value="0.00953713431954384" calcext:value-type="float">
            <text:p>0,00953713431954384</text:p>
          </table:table-cell>
          <table:table-cell office:value-type="float" office:value="0.00918685458600521" calcext:value-type="float">
            <text:p>0,00918685458600521</text:p>
          </table:table-cell>
          <table:table-cell office:value-type="float" office:value="0.00886150170117617" calcext:value-type="float">
            <text:p>0,00886150170117617</text:p>
          </table:table-cell>
          <table:table-cell office:value-type="float" office:value="0.00855826307088137" calcext:value-type="float">
            <text:p>0,00855826307088137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1.34297752380371" calcext:value-type="float">
            <text:p>1,34297752380371</text:p>
          </table:table-cell>
          <table:table-cell office:value-type="float" office:value="0.152734965085983" calcext:value-type="float">
            <text:p>0,152734965085983</text:p>
          </table:table-cell>
          <table:table-cell office:value-type="float" office:value="0.0919002071022987" calcext:value-type="float">
            <text:p>0,0919002071022987</text:p>
          </table:table-cell>
          <table:table-cell office:value-type="float" office:value="0.0665802210569382" calcext:value-type="float">
            <text:p>0,0665802210569382</text:p>
          </table:table-cell>
          <table:table-cell office:value-type="float" office:value="0.0524116046726704" calcext:value-type="float">
            <text:p>0,0524116046726704</text:p>
          </table:table-cell>
          <table:table-cell office:value-type="float" office:value="0.0432915166020393" calcext:value-type="float">
            <text:p>0,0432915166020393</text:p>
          </table:table-cell>
          <table:table-cell office:value-type="float" office:value="0.0369084402918816" calcext:value-type="float">
            <text:p>0,0369084402918816</text:p>
          </table:table-cell>
          <table:table-cell office:value-type="float" office:value="0.0321823321282864" calcext:value-type="float">
            <text:p>0,0321823321282864</text:p>
          </table:table-cell>
          <table:table-cell office:value-type="float" office:value="0.0285381469875574" calcext:value-type="float">
            <text:p>0,0285381469875574</text:p>
          </table:table-cell>
          <table:table-cell office:value-type="float" office:value="0.0256399996578693" calcext:value-type="float">
            <text:p>0,0256399996578693</text:p>
          </table:table-cell>
          <table:table-cell office:value-type="float" office:value="0.0232792217284441" calcext:value-type="float">
            <text:p>0,0232792217284441</text:p>
          </table:table-cell>
          <table:table-cell office:value-type="float" office:value="0.0213183388113976" calcext:value-type="float">
            <text:p>0,0213183388113976</text:p>
          </table:table-cell>
          <table:table-cell office:value-type="float" office:value="0.0196630544960499" calcext:value-type="float">
            <text:p>0,0196630544960499</text:p>
          </table:table-cell>
          <table:table-cell office:value-type="float" office:value="0.0182471200823784" calcext:value-type="float">
            <text:p>0,0182471200823784</text:p>
          </table:table-cell>
          <table:table-cell office:value-type="float" office:value="0.0170216355472803" calcext:value-type="float">
            <text:p>0,0170216355472803</text:p>
          </table:table-cell>
          <table:table-cell office:value-type="float" office:value="0.015950582921505" calcext:value-type="float">
            <text:p>0,015950582921505</text:p>
          </table:table-cell>
          <table:table-cell office:value-type="float" office:value="0.0150066260248423" calcext:value-type="float">
            <text:p>0,0150066260248423</text:p>
          </table:table-cell>
          <table:table-cell office:value-type="float" office:value="0.0141681507229805" calcext:value-type="float">
            <text:p>0,0141681507229805</text:p>
          </table:table-cell>
          <table:table-cell office:value-type="float" office:value="0.0134183662012219" calcext:value-type="float">
            <text:p>0,0134183662012219</text:p>
          </table:table-cell>
          <table:table-cell office:value-type="float" office:value="0.012743704020977" calcext:value-type="float">
            <text:p>0,012743704020977</text:p>
          </table:table-cell>
          <table:table-cell office:value-type="float" office:value="0.0121337147429585" calcext:value-type="float">
            <text:p>0,0121337147429585</text:p>
          </table:table-cell>
          <table:table-cell office:value-type="float" office:value="0.0115794464945793" calcext:value-type="float">
            <text:p>0,0115794464945793</text:p>
          </table:table-cell>
          <table:table-cell office:value-type="float" office:value="0.0110735623165965" calcext:value-type="float">
            <text:p>0,0110735623165965</text:p>
          </table:table-cell>
          <table:table-cell office:value-type="float" office:value="0.0106097683310509" calcext:value-type="float">
            <text:p>0,0106097683310509</text:p>
          </table:table-cell>
          <table:table-cell office:value-type="float" office:value="0.0101832831278443" calcext:value-type="float">
            <text:p>0,0101832831278443</text:p>
          </table:table-cell>
          <table:table-cell office:value-type="float" office:value="0.00978978909552097" calcext:value-type="float">
            <text:p>0,00978978909552097</text:p>
          </table:table-cell>
          <table:table-cell office:value-type="float" office:value="0.00942542683333159" calcext:value-type="float">
            <text:p>0,00942542683333159</text:p>
          </table:table-cell>
          <table:table-cell office:value-type="float" office:value="0.0090871574357152" calcext:value-type="float">
            <text:p>0,0090871574357152</text:p>
          </table:table-cell>
          <table:table-cell office:value-type="float" office:value="0.00877217017114162" calcext:value-type="float">
            <text:p>0,00877217017114162</text:p>
          </table:table-cell>
          <table:table-cell office:value-type="float" office:value="0.00847812462598085" calcext:value-type="float">
            <text:p>0,00847812462598085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4.0777473449707" calcext:value-type="float">
            <text:p>4,0777473449707</text:p>
          </table:table-cell>
          <table:table-cell office:value-type="float" office:value="0.961532354354858" calcext:value-type="float">
            <text:p>0,961532354354858</text:p>
          </table:table-cell>
          <table:table-cell office:value-type="float" office:value="0.159288495779037" calcext:value-type="float">
            <text:p>0,159288495779037</text:p>
          </table:table-cell>
          <table:table-cell office:value-type="float" office:value="0.0957448929548264" calcext:value-type="float">
            <text:p>0,0957448929548264</text:p>
          </table:table-cell>
          <table:table-cell office:value-type="float" office:value="0.0692058801651001" calcext:value-type="float">
            <text:p>0,0692058801651001</text:p>
          </table:table-cell>
          <table:table-cell office:value-type="float" office:value="0.0543700940907002" calcext:value-type="float">
            <text:p>0,0543700940907002</text:p>
          </table:table-cell>
          <table:table-cell office:value-type="float" office:value="0.0448351167142391" calcext:value-type="float">
            <text:p>0,0448351167142391</text:p>
          </table:table-cell>
          <table:table-cell office:value-type="float" office:value="0.0381710827350616" calcext:value-type="float">
            <text:p>0,0381710827350616</text:p>
          </table:table-cell>
          <table:table-cell office:value-type="float" office:value="0.0332434140145779" calcext:value-type="float">
            <text:p>0,0332434140145779</text:p>
          </table:table-cell>
          <table:table-cell office:value-type="float" office:value="0.0294481236487627" calcext:value-type="float">
            <text:p>0,0294481236487627</text:p>
          </table:table-cell>
          <table:table-cell office:value-type="float" office:value="0.026433389633894" calcext:value-type="float">
            <text:p>0,026433389633894</text:p>
          </table:table-cell>
          <table:table-cell office:value-type="float" office:value="0.0239797551184893" calcext:value-type="float">
            <text:p>0,0239797551184893</text:p>
          </table:table-cell>
          <table:table-cell office:value-type="float" office:value="0.02194351144135" calcext:value-type="float">
            <text:p>0,02194351144135</text:p>
          </table:table-cell>
          <table:table-cell office:value-type="float" office:value="0.0202261786907911" calcext:value-type="float">
            <text:p>0,0202261786907911</text:p>
          </table:table-cell>
          <table:table-cell office:value-type="float" office:value="0.0187579300254583" calcext:value-type="float">
            <text:p>0,0187579300254583</text:p>
          </table:table-cell>
          <table:table-cell office:value-type="float" office:value="0.017488207668066" calcext:value-type="float">
            <text:p>0,017488207668066</text:p>
          </table:table-cell>
          <table:table-cell office:value-type="float" office:value="0.0163793060928583" calcext:value-type="float">
            <text:p>0,0163793060928583</text:p>
          </table:table-cell>
          <table:table-cell office:value-type="float" office:value="0.0154021820053458" calcext:value-type="float">
            <text:p>0,0154021820053458</text:p>
          </table:table-cell>
          <table:table-cell office:value-type="float" office:value="0.0145347835496068" calcext:value-type="float">
            <text:p>0,0145347835496068</text:p>
          </table:table-cell>
          <table:table-cell office:value-type="float" office:value="0.0137597601860762" calcext:value-type="float">
            <text:p>0,0137597601860762</text:p>
          </table:table-cell>
          <table:table-cell office:value-type="float" office:value="0.0130628542974591" calcext:value-type="float">
            <text:p>0,0130628542974591</text:p>
          </table:table-cell>
          <table:table-cell office:value-type="float" office:value="0.0124326925724745" calcext:value-type="float">
            <text:p>0,0124326925724745</text:p>
          </table:table-cell>
          <table:table-cell office:value-type="float" office:value="0.0118605652824044" calcext:value-type="float">
            <text:p>0,0118605652824044</text:p>
          </table:table-cell>
          <table:table-cell office:value-type="float" office:value="0.0113384407013655" calcext:value-type="float">
            <text:p>0,0113384407013655</text:p>
          </table:table-cell>
          <table:table-cell office:value-type="float" office:value="0.0108600286766887" calcext:value-type="float">
            <text:p>0,0108600286766887</text:p>
          </table:table-cell>
          <table:table-cell office:value-type="float" office:value="0.0104203205555677" calcext:value-type="float">
            <text:p>0,0104203205555677</text:p>
          </table:table-cell>
          <table:table-cell office:value-type="float" office:value="0.010014409199357" calcext:value-type="float">
            <text:p>0,010014409199357</text:p>
          </table:table-cell>
          <table:table-cell office:value-type="float" office:value="0.00963914860039949" calcext:value-type="float">
            <text:p>0,00963914860039949</text:p>
          </table:table-cell>
          <table:table-cell office:value-type="float" office:value="0.00929055735468864" calcext:value-type="float">
            <text:p>0,00929055735468864</text:p>
          </table:table-cell>
          <table:table-cell office:value-type="float" office:value="0.00896618328988552" calcext:value-type="float">
            <text:p>0,00896618328988552</text:p>
          </table:table-cell>
        </table:table-row>
        <table:table-row table:style-name="ro1">
          <table:table-cell office:value-type="string" calcext:value-type="string">
            <text:p>Brussels</text:p>
          </table:table-cell>
          <table:table-cell office:value-type="float" office:value="2.92614752352238" calcext:value-type="float">
            <text:p>2,92614752352238</text:p>
          </table:table-cell>
          <table:table-cell office:value-type="float" office:value="2.44236151874065" calcext:value-type="float">
            <text:p>2,44236151874065</text:p>
          </table:table-cell>
          <table:table-cell office:value-type="float" office:value="2.00804089009762" calcext:value-type="float">
            <text:p>2,00804089009762</text:p>
          </table:table-cell>
          <table:table-cell office:value-type="float" office:value="1.65334856212139" calcext:value-type="float">
            <text:p>1,65334856212139</text:p>
          </table:table-cell>
          <table:table-cell office:value-type="float" office:value="1.36130800843239" calcext:value-type="float">
            <text:p>1,36130800843239</text:p>
          </table:table-cell>
          <table:table-cell office:value-type="float" office:value="1.12179087996483" calcext:value-type="float">
            <text:p>1,12179087996483</text:p>
          </table:table-cell>
          <table:table-cell office:value-type="float" office:value="0.924683511257172" calcext:value-type="float">
            <text:p>0,924683511257172</text:p>
          </table:table-cell>
          <table:table-cell office:value-type="float" office:value="0.759806019067764" calcext:value-type="float">
            <text:p>0,759806019067764</text:p>
          </table:table-cell>
          <table:table-cell office:value-type="float" office:value="0.619829459488392" calcext:value-type="float">
            <text:p>0,619829459488392</text:p>
          </table:table-cell>
          <table:table-cell office:value-type="float" office:value="0.500659304112196" calcext:value-type="float">
            <text:p>0,500659304112196</text:p>
          </table:table-cell>
          <table:table-cell office:value-type="float" office:value="0.400912493094802" calcext:value-type="float">
            <text:p>0,400912493094802</text:p>
          </table:table-cell>
          <table:table-cell office:value-type="float" office:value="0.320316217839718" calcext:value-type="float">
            <text:p>0,320316217839718</text:p>
          </table:table-cell>
          <table:table-cell office:value-type="float" office:value="0.257662502676249" calcext:value-type="float">
            <text:p>0,257662502676249</text:p>
          </table:table-cell>
          <table:table-cell office:value-type="float" office:value="0.210227444954216" calcext:value-type="float">
            <text:p>0,210227444954216</text:p>
          </table:table-cell>
          <table:table-cell office:value-type="float" office:value="0.174633477814496" calcext:value-type="float">
            <text:p>0,174633477814496</text:p>
          </table:table-cell>
          <table:table-cell office:value-type="float" office:value="0.147763481736183" calcext:value-type="float">
            <text:p>0,147763481736183</text:p>
          </table:table-cell>
          <table:table-cell office:value-type="float" office:value="0.127165825851262" calcext:value-type="float">
            <text:p>0,127165825851262</text:p>
          </table:table-cell>
          <table:table-cell office:value-type="float" office:value="0.111070399358869" calcext:value-type="float">
            <text:p>0,111070399358869</text:p>
          </table:table-cell>
          <table:table-cell office:value-type="float" office:value="0.0982448734343052" calcext:value-type="float">
            <text:p>0,0982448734343052</text:p>
          </table:table-cell>
          <table:table-cell office:value-type="float" office:value="0.0878374611958861" calcext:value-type="float">
            <text:p>0,0878374611958861</text:p>
          </table:table-cell>
          <table:table-cell office:value-type="float" office:value="0.0792532969266176" calcext:value-type="float">
            <text:p>0,0792532969266176</text:p>
          </table:table-cell>
          <table:table-cell office:value-type="float" office:value="0.0720701208338141" calcext:value-type="float">
            <text:p>0,0720701208338141</text:p>
          </table:table-cell>
          <table:table-cell office:value-type="float" office:value="0.0659830996766686" calcext:value-type="float">
            <text:p>0,0659830996766686</text:p>
          </table:table-cell>
          <table:table-cell office:value-type="float" office:value="0.0607671676203609" calcext:value-type="float">
            <text:p>0,0607671676203609</text:p>
          </table:table-cell>
          <table:table-cell office:value-type="float" office:value="0.0562537211924791" calcext:value-type="float">
            <text:p>0,0562537211924791</text:p>
          </table:table-cell>
          <table:table-cell office:value-type="float" office:value="0.0523138823918998" calcext:value-type="float">
            <text:p>0,0523138823918998</text:p>
          </table:table-cell>
          <table:table-cell office:value-type="float" office:value="0.048848269879818" calcext:value-type="float">
            <text:p>0,048848269879818</text:p>
          </table:table-cell>
          <table:table-cell office:value-type="float" office:value="0.0457784191705287" calcext:value-type="float">
            <text:p>0,0457784191705287</text:p>
          </table:table-cell>
          <table:table-cell office:value-type="float" office:value="0.0430421777069569" calcext:value-type="float">
            <text:p>0,0430421777069569</text:p>
          </table:table-cell>
          <table:table-cell office:value-type="float" office:value="0.040589661616832" calcext:value-type="float">
            <text:p>0,040589661616832</text:p>
          </table:table-cell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2.22010374069214" calcext:value-type="float">
            <text:p>2,22010374069214</text:p>
          </table:table-cell>
          <table:table-cell office:value-type="float" office:value="0.204748004674912" calcext:value-type="float">
            <text:p>0,204748004674912</text:p>
          </table:table-cell>
          <table:table-cell office:value-type="float" office:value="0.103635706007481" calcext:value-type="float">
            <text:p>0,103635706007481</text:p>
          </table:table-cell>
          <table:table-cell office:value-type="float" office:value="0.0712177157402039" calcext:value-type="float">
            <text:p>0,0712177157402039</text:p>
          </table:table-cell>
          <table:table-cell office:value-type="float" office:value="0.0545845814049244" calcext:value-type="float">
            <text:p>0,0545845814049244</text:p>
          </table:table-cell>
          <table:table-cell office:value-type="float" office:value="0.0443569608032703" calcext:value-type="float">
            <text:p>0,0443569608032703</text:p>
          </table:table-cell>
          <table:table-cell office:value-type="float" office:value="0.0374007374048233" calcext:value-type="float">
            <text:p>0,0374007374048233</text:p>
          </table:table-cell>
          <table:table-cell office:value-type="float" office:value="0.0323509685695171" calcext:value-type="float">
            <text:p>0,0323509685695171</text:p>
          </table:table-cell>
          <table:table-cell office:value-type="float" office:value="0.0285130050033331" calcext:value-type="float">
            <text:p>0,0285130050033331</text:p>
          </table:table-cell>
          <table:table-cell office:value-type="float" office:value="0.0254948660731316" calcext:value-type="float">
            <text:p>0,0254948660731316</text:p>
          </table:table-cell>
          <table:table-cell office:value-type="float" office:value="0.023057796061039" calcext:value-type="float">
            <text:p>0,023057796061039</text:p>
          </table:table-cell>
          <table:table-cell office:value-type="float" office:value="0.021047804504633" calcext:value-type="float">
            <text:p>0,021047804504633</text:p>
          </table:table-cell>
          <table:table-cell office:value-type="float" office:value="0.0193612035363913" calcext:value-type="float">
            <text:p>0,0193612035363913</text:p>
          </table:table-cell>
          <table:table-cell office:value-type="float" office:value="0.017925638705492" calcext:value-type="float">
            <text:p>0,017925638705492</text:p>
          </table:table-cell>
          <table:table-cell office:value-type="float" office:value="0.0166887398809195" calcext:value-type="float">
            <text:p>0,0166887398809195</text:p>
          </table:table-cell>
          <table:table-cell office:value-type="float" office:value="0.0156114613637328" calcext:value-type="float">
            <text:p>0,0156114613637328</text:p>
          </table:table-cell>
          <table:table-cell office:value-type="float" office:value="0.0146650709211826" calcext:value-type="float">
            <text:p>0,0146650709211826</text:p>
          </table:table-cell>
          <table:table-cell office:value-type="float" office:value="0.0138268964365125" calcext:value-type="float">
            <text:p>0,0138268964365125</text:p>
          </table:table-cell>
          <table:table-cell office:value-type="float" office:value="0.0130790919065475" calcext:value-type="float">
            <text:p>0,0130790919065475</text:p>
          </table:table-cell>
          <table:table-cell office:value-type="float" office:value="0.0124083207920194" calcext:value-type="float">
            <text:p>0,0124083207920194</text:p>
          </table:table-cell>
          <table:table-cell office:value-type="float" office:value="0.0118027217686176" calcext:value-type="float">
            <text:p>0,0118027217686176</text:p>
          </table:table-cell>
          <table:table-cell office:value-type="float" office:value="0.0112534565851092" calcext:value-type="float">
            <text:p>0,0112534565851092</text:p>
          </table:table-cell>
          <table:table-cell office:value-type="float" office:value="0.0107528325170279" calcext:value-type="float">
            <text:p>0,0107528325170279</text:p>
          </table:table-cell>
          <table:table-cell office:value-type="float" office:value="0.0102949067950249" calcext:value-type="float">
            <text:p>0,0102949067950249</text:p>
          </table:table-cell>
          <table:table-cell office:value-type="float" office:value="0.0098741902038455" calcext:value-type="float">
            <text:p>0,0098741902038455</text:p>
          </table:table-cell>
          <table:table-cell office:value-type="float" office:value="0.00948659610003233" calcext:value-type="float">
            <text:p>0,00948659610003233</text:p>
          </table:table-cell>
          <table:table-cell office:value-type="float" office:value="0.00912802945822477" calcext:value-type="float">
            <text:p>0,00912802945822477</text:p>
          </table:table-cell>
          <table:table-cell office:value-type="float" office:value="0.00879556778818369" calcext:value-type="float">
            <text:p>0,00879556778818369</text:p>
          </table:table-cell>
          <table:table-cell office:value-type="float" office:value="0.00848628114908934" calcext:value-type="float">
            <text:p>0,00848628114908934</text:p>
          </table:table-cell>
          <table:table-cell office:value-type="float" office:value="0.00819806288927794" calcext:value-type="float">
            <text:p>0,00819806288927794</text:p>
          </table:table-cell>
        </table:table-row>
        <table:table-row table:style-name="ro1">
          <table:table-cell office:value-type="string" calcext:value-type="string">
            <text:p>Hamburg</text:p>
          </table:table-cell>
          <table:table-cell office:value-type="float" office:value="3.05566567182541" calcext:value-type="float">
            <text:p>3,05566567182541</text:p>
          </table:table-cell>
          <table:table-cell office:value-type="float" office:value="1.70893103070557" calcext:value-type="float">
            <text:p>1,70893103070557</text:p>
          </table:table-cell>
          <table:table-cell office:value-type="float" office:value="1.45398507267237" calcext:value-type="float">
            <text:p>1,45398507267237</text:p>
          </table:table-cell>
          <table:table-cell office:value-type="float" office:value="1.2382588814944" calcext:value-type="float">
            <text:p>1,2382588814944</text:p>
          </table:table-cell>
          <table:table-cell office:value-type="float" office:value="1.02946303971112" calcext:value-type="float">
            <text:p>1,02946303971112</text:p>
          </table:table-cell>
          <table:table-cell office:value-type="float" office:value="0.820810643956065" calcext:value-type="float">
            <text:p>0,820810643956065</text:p>
          </table:table-cell>
          <table:table-cell office:value-type="float" office:value="0.620089532807469" calcext:value-type="float">
            <text:p>0,620089532807469</text:p>
          </table:table-cell>
          <table:table-cell office:value-type="float" office:value="0.454065281897783" calcext:value-type="float">
            <text:p>0,454065281897783</text:p>
          </table:table-cell>
          <table:table-cell office:value-type="float" office:value="0.342817854136229" calcext:value-type="float">
            <text:p>0,342817854136229</text:p>
          </table:table-cell>
          <table:table-cell office:value-type="float" office:value="0.265810281038284" calcext:value-type="float">
            <text:p>0,265810281038284</text:p>
          </table:table-cell>
          <table:table-cell office:value-type="float" office:value="0.205563357099891" calcext:value-type="float">
            <text:p>0,205563357099891</text:p>
          </table:table-cell>
          <table:table-cell office:value-type="float" office:value="0.161255218088627" calcext:value-type="float">
            <text:p>0,161255218088627</text:p>
          </table:table-cell>
          <table:table-cell office:value-type="float" office:value="0.130419590510428" calcext:value-type="float">
            <text:p>0,130419590510428</text:p>
          </table:table-cell>
          <table:table-cell office:value-type="float" office:value="0.108807977288961" calcext:value-type="float">
            <text:p>0,108807977288961</text:p>
          </table:table-cell>
          <table:table-cell office:value-type="float" office:value="0.093098271638155" calcext:value-type="float">
            <text:p>0,093098271638155</text:p>
          </table:table-cell>
          <table:table-cell office:value-type="float" office:value="0.0812294222414494" calcext:value-type="float">
            <text:p>0,0812294222414494</text:p>
          </table:table-cell>
          <table:table-cell office:value-type="float" office:value="0.0719626499339938" calcext:value-type="float">
            <text:p>0,0719626499339938</text:p>
          </table:table-cell>
          <table:table-cell office:value-type="float" office:value="0.0645311470143497" calcext:value-type="float">
            <text:p>0,0645311470143497</text:p>
          </table:table-cell>
          <table:table-cell office:value-type="float" office:value="0.0584401269443333" calcext:value-type="float">
            <text:p>0,0584401269443333</text:p>
          </table:table-cell>
          <table:table-cell office:value-type="float" office:value="0.0533578391186893" calcext:value-type="float">
            <text:p>0,0533578391186893</text:p>
          </table:table-cell>
          <table:table-cell office:value-type="float" office:value="0.0490533504635096" calcext:value-type="float">
            <text:p>0,0490533504635096</text:p>
          </table:table-cell>
          <table:table-cell office:value-type="float" office:value="0.045361373340711" calcext:value-type="float">
            <text:p>0,045361373340711</text:p>
          </table:table-cell>
          <table:table-cell office:value-type="float" office:value="0.0421605636365712" calcext:value-type="float">
            <text:p>0,0421605636365712</text:p>
          </table:table-cell>
          <table:table-cell office:value-type="float" office:value="0.0393594850320369" calcext:value-type="float">
            <text:p>0,0393594850320369</text:p>
          </table:table-cell>
          <table:table-cell office:value-type="float" office:value="0.0368880943860859" calcext:value-type="float">
            <text:p>0,0368880943860859</text:p>
          </table:table-cell>
          <table:table-cell office:value-type="float" office:value="0.0346921624150127" calcext:value-type="float">
            <text:p>0,0346921624150127</text:p>
          </table:table-cell>
          <table:table-cell office:value-type="float" office:value="0.032728357007727" calcext:value-type="float">
            <text:p>0,032728357007727</text:p>
          </table:table-cell>
          <table:table-cell office:value-type="float" office:value="0.0309619584586471" calcext:value-type="float">
            <text:p>0,0309619584586471</text:p>
          </table:table-cell>
          <table:table-cell office:value-type="float" office:value="0.0293652378022671" calcext:value-type="float">
            <text:p>0,0293652378022671</text:p>
          </table:table-cell>
          <table:table-cell office:value-type="float" office:value="0.0279150074347854" calcext:value-type="float">
            <text:p>0,0279150074347854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2.81639218330383" calcext:value-type="float">
            <text:p>2,81639218330383</text:p>
          </table:table-cell>
          <table:table-cell office:value-type="float" office:value="2.54474345842997" calcext:value-type="float">
            <text:p>2,54474345842997</text:p>
          </table:table-cell>
          <table:table-cell office:value-type="float" office:value="2.41090901692708" calcext:value-type="float">
            <text:p>2,41090901692708</text:p>
          </table:table-cell>
          <table:table-cell office:value-type="float" office:value="2.11705072720846" calcext:value-type="float">
            <text:p>2,11705072720846</text:p>
          </table:table-cell>
          <table:table-cell office:value-type="float" office:value="1.83018803596497" calcext:value-type="float">
            <text:p>1,83018803596497</text:p>
          </table:table-cell>
          <table:table-cell office:value-type="float" office:value="1.56293797492981" calcext:value-type="float">
            <text:p>1,56293797492981</text:p>
          </table:table-cell>
          <table:table-cell office:value-type="float" office:value="1.32123549779256" calcext:value-type="float">
            <text:p>1,32123549779256</text:p>
          </table:table-cell>
          <table:table-cell office:value-type="float" office:value="1.10688559214274" calcext:value-type="float">
            <text:p>1,10688559214274</text:p>
          </table:table-cell>
          <table:table-cell office:value-type="float" office:value="0.914543171723684" calcext:value-type="float">
            <text:p>0,914543171723684</text:p>
          </table:table-cell>
          <table:table-cell office:value-type="float" office:value="0.739419351021449" calcext:value-type="float">
            <text:p>0,739419351021449</text:p>
          </table:table-cell>
          <table:table-cell office:value-type="float" office:value="0.584435443083445" calcext:value-type="float">
            <text:p>0,584435443083445</text:p>
          </table:table-cell>
          <table:table-cell office:value-type="float" office:value="0.457074662049611" calcext:value-type="float">
            <text:p>0,457074662049611</text:p>
          </table:table-cell>
          <table:table-cell office:value-type="float" office:value="0.361472646395365" calcext:value-type="float">
            <text:p>0,361472646395365</text:p>
          </table:table-cell>
          <table:table-cell office:value-type="float" office:value="0.293666203816732" calcext:value-type="float">
            <text:p>0,293666203816732</text:p>
          </table:table-cell>
          <table:table-cell office:value-type="float" office:value="0.245489006241163" calcext:value-type="float">
            <text:p>0,245489006241163</text:p>
          </table:table-cell>
          <table:table-cell office:value-type="float" office:value="0.210113704204559" calcext:value-type="float">
            <text:p>0,210113704204559</text:p>
          </table:table-cell>
          <table:table-cell office:value-type="float" office:value="0.183195074399312" calcext:value-type="float">
            <text:p>0,183195074399312</text:p>
          </table:table-cell>
          <table:table-cell office:value-type="float" office:value="0.1620780924956" calcext:value-type="float">
            <text:p>0,1620780924956</text:p>
          </table:table-cell>
          <table:table-cell office:value-type="float" office:value="0.145092872281869" calcext:value-type="float">
            <text:p>0,145092872281869</text:p>
          </table:table-cell>
          <table:table-cell office:value-type="float" office:value="0.131147891283035" calcext:value-type="float">
            <text:p>0,131147891283035</text:p>
          </table:table-cell>
          <table:table-cell office:value-type="float" office:value="0.119502385457357" calcext:value-type="float">
            <text:p>0,119502385457357</text:p>
          </table:table-cell>
          <table:table-cell office:value-type="float" office:value="0.109637496372064" calcext:value-type="float">
            <text:p>0,109637496372064</text:p>
          </table:table-cell>
          <table:table-cell office:value-type="float" office:value="0.101178646087646" calcext:value-type="float">
            <text:p>0,101178646087646</text:p>
          </table:table-cell>
          <table:table-cell office:value-type="float" office:value="0.0938493609428406" calcext:value-type="float">
            <text:p>0,0938493609428406</text:p>
          </table:table-cell>
          <table:table-cell office:value-type="float" office:value="0.0874406695365906" calcext:value-type="float">
            <text:p>0,0874406695365906</text:p>
          </table:table-cell>
          <table:table-cell office:value-type="float" office:value="0.0817920863628388" calcext:value-type="float">
            <text:p>0,0817920863628388</text:p>
          </table:table-cell>
          <table:table-cell office:value-type="float" office:value="0.076778252919515" calcext:value-type="float">
            <text:p>0,076778252919515</text:p>
          </table:table-cell>
          <table:table-cell office:value-type="float" office:value="0.0722999361654123" calcext:value-type="float">
            <text:p>0,0722999361654123</text:p>
          </table:table-cell>
          <table:table-cell office:value-type="float" office:value="0.068277166535457" calcext:value-type="float">
            <text:p>0,068277166535457</text:p>
          </table:table-cell>
          <table:table-cell office:value-type="float" office:value="0.0646451972424984" calcext:value-type="float">
            <text:p>0,0646451972424984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 office:value-type="float" office:value="2.5698460915259" calcext:value-type="float">
            <text:p>2,5698460915259</text:p>
          </table:table-cell>
          <table:table-cell office:value-type="float" office:value="1.83405588993004" calcext:value-type="float">
            <text:p>1,83405588993004</text:p>
          </table:table-cell>
          <table:table-cell office:value-type="float" office:value="1.46791441099984" calcext:value-type="float">
            <text:p>1,46791441099984</text:p>
          </table:table-cell>
          <table:table-cell office:value-type="float" office:value="1.15358075499535" calcext:value-type="float">
            <text:p>1,15358075499535</text:p>
          </table:table-cell>
          <table:table-cell office:value-type="float" office:value="0.904531065906797" calcext:value-type="float">
            <text:p>0,904531065906797</text:p>
          </table:table-cell>
          <table:table-cell office:value-type="float" office:value="0.711346454918385" calcext:value-type="float">
            <text:p>0,711346454918385</text:p>
          </table:table-cell>
          <table:table-cell office:value-type="float" office:value="0.551855933453356" calcext:value-type="float">
            <text:p>0,551855933453356</text:p>
          </table:table-cell>
          <table:table-cell office:value-type="float" office:value="0.420543578054224" calcext:value-type="float">
            <text:p>0,420543578054224</text:p>
          </table:table-cell>
          <table:table-cell office:value-type="float" office:value="0.316853567957878" calcext:value-type="float">
            <text:p>0,316853567957878</text:p>
          </table:table-cell>
          <table:table-cell office:value-type="float" office:value="0.2400043542896" calcext:value-type="float">
            <text:p>0,2400043542896</text:p>
          </table:table-cell>
          <table:table-cell office:value-type="float" office:value="0.186855124575751" calcext:value-type="float">
            <text:p>0,186855124575751</text:p>
          </table:table-cell>
          <table:table-cell office:value-type="float" office:value="0.150814351758787" calcext:value-type="float">
            <text:p>0,150814351758787</text:p>
          </table:table-cell>
          <table:table-cell office:value-type="float" office:value="0.125610934836524" calcext:value-type="float">
            <text:p>0,125610934836524</text:p>
          </table:table-cell>
          <table:table-cell office:value-type="float" office:value="0.107204045568194" calcext:value-type="float">
            <text:p>0,107204045568194</text:p>
          </table:table-cell>
          <table:table-cell office:value-type="float" office:value="0.0932391301861831" calcext:value-type="float">
            <text:p>0,0932391301861831</text:p>
          </table:table-cell>
          <table:table-cell office:value-type="float" office:value="0.0823120288550854" calcext:value-type="float">
            <text:p>0,0823120288550854</text:p>
          </table:table-cell>
          <table:table-cell office:value-type="float" office:value="0.073545265942812" calcext:value-type="float">
            <text:p>0,073545265942812</text:p>
          </table:table-cell>
          <table:table-cell office:value-type="float" office:value="0.0663666629365512" calcext:value-type="float">
            <text:p>0,0663666629365512</text:p>
          </table:table-cell>
          <table:table-cell office:value-type="float" office:value="0.0603869874030352" calcext:value-type="float">
            <text:p>0,0603869874030352</text:p>
          </table:table-cell>
          <table:table-cell office:value-type="float" office:value="0.0553342338119234" calcext:value-type="float">
            <text:p>0,0553342338119234</text:p>
          </table:table-cell>
          <table:table-cell office:value-type="float" office:value="0.0510118643620185" calcext:value-type="float">
            <text:p>0,0510118643620185</text:p>
          </table:table-cell>
          <table:table-cell office:value-type="float" office:value="0.0472749641963414" calcext:value-type="float">
            <text:p>0,0472749641963414</text:p>
          </table:table-cell>
          <table:table-cell office:value-type="float" office:value="0.044014338137848" calcext:value-type="float">
            <text:p>0,044014338137848</text:p>
          </table:table-cell>
          <table:table-cell office:value-type="float" office:value="0.0411458930798939" calcext:value-type="float">
            <text:p>0,0411458930798939</text:p>
          </table:table-cell>
          <table:table-cell office:value-type="float" office:value="0.038604417017528" calcext:value-type="float">
            <text:p>0,038604417017528</text:p>
          </table:table-cell>
          <table:table-cell office:value-type="float" office:value="0.0363380847764867" calcext:value-type="float">
            <text:p>0,0363380847764867</text:p>
          </table:table-cell>
          <table:table-cell office:value-type="float" office:value="0.0343053614986794" calcext:value-type="float">
            <text:p>0,0343053614986794</text:p>
          </table:table-cell>
          <table:table-cell office:value-type="float" office:value="0.0324726557093007" calcext:value-type="float">
            <text:p>0,0324726557093007</text:p>
          </table:table-cell>
          <table:table-cell office:value-type="float" office:value="0.0308124929932611" calcext:value-type="float">
            <text:p>0,0308124929932611</text:p>
          </table:table-cell>
          <table:table-cell office:value-type="float" office:value="0.0293021102302841" calcext:value-type="float">
            <text:p>0,0293021102302841</text:p>
          </table:table-cell>
        </table:table-row>
        <table:table-row table:style-name="ro1">
          <table:table-cell office:value-type="string" calcext:value-type="string">
            <text:p>Rome</text:p>
          </table:table-cell>
          <table:table-cell office:value-type="float" office:value="2.10524730881055" calcext:value-type="float">
            <text:p>2,10524730881055</text:p>
          </table:table-cell>
          <table:table-cell office:value-type="float" office:value="1.68068577845891" calcext:value-type="float">
            <text:p>1,68068577845891</text:p>
          </table:table-cell>
          <table:table-cell office:value-type="float" office:value="1.40730559577545" calcext:value-type="float">
            <text:p>1,40730559577545</text:p>
          </table:table-cell>
          <table:table-cell office:value-type="float" office:value="1.10599619646867" calcext:value-type="float">
            <text:p>1,10599619646867</text:p>
          </table:table-cell>
          <table:table-cell office:value-type="float" office:value="0.793236347536246" calcext:value-type="float">
            <text:p>0,793236347536246</text:p>
          </table:table-cell>
          <table:table-cell office:value-type="float" office:value="0.498293220996857" calcext:value-type="float">
            <text:p>0,498293220996857</text:p>
          </table:table-cell>
          <table:table-cell office:value-type="float" office:value="0.290043947597345" calcext:value-type="float">
            <text:p>0,290043947597345</text:p>
          </table:table-cell>
          <table:table-cell office:value-type="float" office:value="0.195319995284081" calcext:value-type="float">
            <text:p>0,195319995284081</text:p>
          </table:table-cell>
          <table:table-cell office:value-type="float" office:value="0.153172239661217" calcext:value-type="float">
            <text:p>0,153172239661217</text:p>
          </table:table-cell>
          <table:table-cell office:value-type="float" office:value="0.126982279121876" calcext:value-type="float">
            <text:p>0,126982279121876</text:p>
          </table:table-cell>
          <table:table-cell office:value-type="float" office:value="0.108535504589478" calcext:value-type="float">
            <text:p>0,108535504589478</text:p>
          </table:table-cell>
          <table:table-cell office:value-type="float" office:value="0.0947268332044284" calcext:value-type="float">
            <text:p>0,0947268332044284</text:p>
          </table:table-cell>
          <table:table-cell office:value-type="float" office:value="0.0839625708758831" calcext:value-type="float">
            <text:p>0,0839625708758831</text:p>
          </table:table-cell>
          <table:table-cell office:value-type="float" office:value="0.0753206337491671" calcext:value-type="float">
            <text:p>0,0753206337491671</text:p>
          </table:table-cell>
          <table:table-cell office:value-type="float" office:value="0.068223662674427" calcext:value-type="float">
            <text:p>0,068223662674427</text:p>
          </table:table-cell>
          <table:table-cell office:value-type="float" office:value="0.0622895509004593" calcext:value-type="float">
            <text:p>0,0622895509004593</text:p>
          </table:table-cell>
          <table:table-cell office:value-type="float" office:value="0.0572540300587813" calcext:value-type="float">
            <text:p>0,0572540300587813</text:p>
          </table:table-cell>
          <table:table-cell office:value-type="float" office:value="0.0529276132583618" calcext:value-type="float">
            <text:p>0,0529276132583618</text:p>
          </table:table-cell>
          <table:table-cell office:value-type="float" office:value="0.0491717557112376" calcext:value-type="float">
            <text:p>0,0491717557112376</text:p>
          </table:table-cell>
          <table:table-cell office:value-type="float" office:value="0.0458812396973372" calcext:value-type="float">
            <text:p>0,0458812396973372</text:p>
          </table:table-cell>
          <table:table-cell office:value-type="float" office:value="0.0429753363132477" calcext:value-type="float">
            <text:p>0,0429753363132477</text:p>
          </table:table-cell>
          <table:table-cell office:value-type="float" office:value="0.0403913830717405" calcext:value-type="float">
            <text:p>0,0403913830717405</text:p>
          </table:table-cell>
          <table:table-cell office:value-type="float" office:value="0.0380792977909247" calcext:value-type="float">
            <text:p>0,0380792977909247</text:p>
          </table:table-cell>
          <table:table-cell office:value-type="float" office:value="0.0359990429133177" calcext:value-type="float">
            <text:p>0,0359990429133177</text:p>
          </table:table-cell>
          <table:table-cell office:value-type="float" office:value="0.0341181463251511" calcext:value-type="float">
            <text:p>0,0341181463251511</text:p>
          </table:table-cell>
          <table:table-cell office:value-type="float" office:value="0.0324096127102772" calcext:value-type="float">
            <text:p>0,0324096127102772</text:p>
          </table:table-cell>
          <table:table-cell office:value-type="float" office:value="0.030851220091184" calcext:value-type="float">
            <text:p>0,030851220091184</text:p>
          </table:table-cell>
          <table:table-cell office:value-type="float" office:value="0.0294246431440115" calcext:value-type="float">
            <text:p>0,0294246431440115</text:p>
          </table:table-cell>
          <table:table-cell office:value-type="float" office:value="0.0281141344457865" calcext:value-type="float">
            <text:p>0,0281141344457865</text:p>
          </table:table-cell>
          <table:table-cell office:value-type="float" office:value="0.0269061140716076" calcext:value-type="float">
            <text:p>0,0269061140716076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0.935336435834567" calcext:value-type="float">
            <text:p>0,935336435834567</text:p>
          </table:table-cell>
          <table:table-cell office:value-type="float" office:value="0.0665887122352918" calcext:value-type="float">
            <text:p>0,0665887122352918</text:p>
          </table:table-cell>
          <table:table-cell office:value-type="float" office:value="0.0378407761454582" calcext:value-type="float">
            <text:p>0,0378407761454582</text:p>
          </table:table-cell>
          <table:table-cell office:value-type="float" office:value="0.0266775178412596" calcext:value-type="float">
            <text:p>0,0266775178412596</text:p>
          </table:table-cell>
          <table:table-cell office:value-type="float" office:value="0.0206471060713132" calcext:value-type="float">
            <text:p>0,0206471060713132</text:p>
          </table:table-cell>
          <table:table-cell office:value-type="float" office:value="0.016854011764129" calcext:value-type="float">
            <text:p>0,016854011764129</text:p>
          </table:table-cell>
          <table:table-cell office:value-type="float" office:value="0.0142431342974305" calcext:value-type="float">
            <text:p>0,0142431342974305</text:p>
          </table:table-cell>
          <table:table-cell office:value-type="float" office:value="0.0123345407967766" calcext:value-type="float">
            <text:p>0,0123345407967766</text:p>
          </table:table-cell>
          <table:table-cell office:value-type="float" office:value="0.0108777144923806" calcext:value-type="float">
            <text:p>0,0108777144923806</text:p>
          </table:table-cell>
          <table:table-cell office:value-type="float" office:value="0.00972889643162489" calcext:value-type="float">
            <text:p>0,00972889643162489</text:p>
          </table:table-cell>
          <table:table-cell office:value-type="float" office:value="0.00879960724463066" calcext:value-type="float">
            <text:p>0,00879960724463066</text:p>
          </table:table-cell>
          <table:table-cell office:value-type="float" office:value="0.0080321729183197" calcext:value-type="float">
            <text:p>0,0080321729183197</text:p>
          </table:table-cell>
          <table:table-cell office:value-type="float" office:value="0.00738780526444316" calcext:value-type="float">
            <text:p>0,00738780526444316</text:p>
          </table:table-cell>
          <table:table-cell office:value-type="float" office:value="0.00683892238885164" calcext:value-type="float">
            <text:p>0,00683892238885164</text:p>
          </table:table-cell>
          <table:table-cell office:value-type="float" office:value="0.00636582433556517" calcext:value-type="float">
            <text:p>0,00636582433556517</text:p>
          </table:table-cell>
          <table:table-cell office:value-type="float" office:value="0.00595384587844213" calcext:value-type="float">
            <text:p>0,00595384587844213</text:p>
          </table:table-cell>
          <table:table-cell office:value-type="float" office:value="0.00559184172501167" calcext:value-type="float">
            <text:p>0,00559184172501167</text:p>
          </table:table-cell>
          <table:table-cell office:value-type="float" office:value="0.00527121002475421" calcext:value-type="float">
            <text:p>0,00527121002475421</text:p>
          </table:table-cell>
          <table:table-cell office:value-type="float" office:value="0.00498519046232104" calcext:value-type="float">
            <text:p>0,00498519046232104</text:p>
          </table:table-cell>
          <table:table-cell office:value-type="float" office:value="0.00472859246656299" calcext:value-type="float">
            <text:p>0,00472859246656299</text:p>
          </table:table-cell>
          <table:table-cell office:value-type="float" office:value="0.00449696850652496" calcext:value-type="float">
            <text:p>0,00449696850652496</text:p>
          </table:table-cell>
          <table:table-cell office:value-type="float" office:value="0.00428697327151895" calcext:value-type="float">
            <text:p>0,00428697327151895</text:p>
          </table:table-cell>
          <table:table-cell office:value-type="float" office:value="0.00409557344391942" calcext:value-type="float">
            <text:p>0,00409557344391942</text:p>
          </table:table-cell>
          <table:table-cell office:value-type="float" office:value="0.0039205231393377" calcext:value-type="float">
            <text:p>0,0039205231393377</text:p>
          </table:table-cell>
          <table:table-cell office:value-type="float" office:value="0.00375981233082712" calcext:value-type="float">
            <text:p>0,00375981233082712</text:p>
          </table:table-cell>
          <table:table-cell office:value-type="float" office:value="0.00361162672440211" calcext:value-type="float">
            <text:p>0,00361162672440211</text:p>
          </table:table-cell>
          <table:table-cell office:value-type="float" office:value="0.00347458594478667" calcext:value-type="float">
            <text:p>0,00347458594478667</text:p>
          </table:table-cell>
          <table:table-cell office:value-type="float" office:value="0.00334762517983715" calcext:value-type="float">
            <text:p>0,00334762517983715</text:p>
          </table:table-cell>
          <table:table-cell office:value-type="float" office:value="0.00322952059408029" calcext:value-type="float">
            <text:p>0,00322952059408029</text:p>
          </table:table-cell>
          <table:table-cell office:value-type="float" office:value="0.00311940388443569" calcext:value-type="float">
            <text:p>0,00311940388443569</text:p>
          </table:table-cell>
        </table:table-row>
      </table:table>
      <table:table table:name="Softsign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Athens</text:p>
          </table:table-cell>
          <table:table-cell office:value-type="float" office:value="2.49877158800761" calcext:value-type="float">
            <text:p>2,49877158800761</text:p>
          </table:table-cell>
          <table:table-cell office:value-type="float" office:value="2.49720207850138" calcext:value-type="float">
            <text:p>2,49720207850138</text:p>
          </table:table-cell>
          <table:table-cell office:value-type="float" office:value="2.49567111333211" calcext:value-type="float">
            <text:p>2,49567111333211</text:p>
          </table:table-cell>
          <table:table-cell office:value-type="float" office:value="2.49417511622111" calcext:value-type="float">
            <text:p>2,49417511622111</text:p>
          </table:table-cell>
          <table:table-cell office:value-type="float" office:value="2.49271090825399" calcext:value-type="float">
            <text:p>2,49271090825399</text:p>
          </table:table-cell>
          <table:table-cell office:value-type="float" office:value="2.49127642313639" calcext:value-type="float">
            <text:p>2,49127642313639</text:p>
          </table:table-cell>
          <table:table-cell office:value-type="float" office:value="2.4898685614268" calcext:value-type="float">
            <text:p>2,4898685614268</text:p>
          </table:table-cell>
          <table:table-cell office:value-type="float" office:value="2.48848517735799" calcext:value-type="float">
            <text:p>2,48848517735799</text:p>
          </table:table-cell>
          <table:table-cell office:value-type="float" office:value="2.48712420463562" calcext:value-type="float">
            <text:p>2,48712420463562</text:p>
          </table:table-cell>
          <table:table-cell office:value-type="float" office:value="2.48578310012817" calcext:value-type="float">
            <text:p>2,48578310012817</text:p>
          </table:table-cell>
          <table:table-cell office:value-type="float" office:value="2.48446051279704" calcext:value-type="float">
            <text:p>2,48446051279704</text:p>
          </table:table-cell>
          <table:table-cell office:value-type="float" office:value="2.48315397898356" calcext:value-type="float">
            <text:p>2,48315397898356</text:p>
          </table:table-cell>
          <table:table-cell office:value-type="float" office:value="2.48186214764913" calcext:value-type="float">
            <text:p>2,48186214764913</text:p>
          </table:table-cell>
          <table:table-cell office:value-type="float" office:value="2.48058303197225" calcext:value-type="float">
            <text:p>2,48058303197225</text:p>
          </table:table-cell>
          <table:table-cell office:value-type="float" office:value="2.47931536038717" calcext:value-type="float">
            <text:p>2,47931536038717</text:p>
          </table:table-cell>
          <table:table-cell office:value-type="float" office:value="2.47805706659953" calcext:value-type="float">
            <text:p>2,47805706659953</text:p>
          </table:table-cell>
          <table:table-cell office:value-type="float" office:value="2.47680679957072" calcext:value-type="float">
            <text:p>2,47680679957072</text:p>
          </table:table-cell>
          <table:table-cell office:value-type="float" office:value="2.47556296984355" calcext:value-type="float">
            <text:p>2,47556296984355</text:p>
          </table:table-cell>
          <table:table-cell office:value-type="float" office:value="2.47432398796082" calcext:value-type="float">
            <text:p>2,47432398796082</text:p>
          </table:table-cell>
          <table:table-cell office:value-type="float" office:value="2.47308842341105" calcext:value-type="float">
            <text:p>2,47308842341105</text:p>
          </table:table-cell>
          <table:table-cell office:value-type="float" office:value="2.47185476620992" calcext:value-type="float">
            <text:p>2,47185476620992</text:p>
          </table:table-cell>
          <table:table-cell office:value-type="float" office:value="2.47062158584595" calcext:value-type="float">
            <text:p>2,47062158584595</text:p>
          </table:table-cell>
          <table:table-cell office:value-type="float" office:value="2.46938800811768" calcext:value-type="float">
            <text:p>2,46938800811768</text:p>
          </table:table-cell>
          <table:table-cell office:value-type="float" office:value="2.46815212567647" calcext:value-type="float">
            <text:p>2,46815212567647</text:p>
          </table:table-cell>
          <table:table-cell office:value-type="float" office:value="2.46691274642944" calcext:value-type="float">
            <text:p>2,46691274642944</text:p>
          </table:table-cell>
          <table:table-cell office:value-type="float" office:value="2.46566812197367" calcext:value-type="float">
            <text:p>2,46566812197367</text:p>
          </table:table-cell>
          <table:table-cell office:value-type="float" office:value="2.46441642443339" calcext:value-type="float">
            <text:p>2,46441642443339</text:p>
          </table:table-cell>
          <table:table-cell office:value-type="float" office:value="2.4631564617157" calcext:value-type="float">
            <text:p>2,4631564617157</text:p>
          </table:table-cell>
          <table:table-cell office:value-type="float" office:value="2.46188696225484" calcext:value-type="float">
            <text:p>2,46188696225484</text:p>
          </table:table-cell>
          <table:table-cell office:value-type="float" office:value="2.46060633659363" calcext:value-type="float">
            <text:p>2,46060633659363</text:p>
          </table:table-cell>
        </table:table-row>
        <table:table-row table:style-name="ro1">
          <table:table-cell office:value-type="string" calcext:value-type="string">
            <text:p>Calais</text:p>
          </table:table-cell>
          <table:table-cell office:value-type="float" office:value="2.56493252515793" calcext:value-type="float">
            <text:p>2,56493252515793</text:p>
          </table:table-cell>
          <table:table-cell office:value-type="float" office:value="2.56384980678558" calcext:value-type="float">
            <text:p>2,56384980678558</text:p>
          </table:table-cell>
          <table:table-cell office:value-type="float" office:value="2.56280374526978" calcext:value-type="float">
            <text:p>2,56280374526978</text:p>
          </table:table-cell>
          <table:table-cell office:value-type="float" office:value="2.56179112195969" calcext:value-type="float">
            <text:p>2,56179112195969</text:p>
          </table:table-cell>
          <table:table-cell office:value-type="float" office:value="2.5608087182045" calcext:value-type="float">
            <text:p>2,5608087182045</text:p>
          </table:table-cell>
          <table:table-cell office:value-type="float" office:value="2.55985403060913" calcext:value-type="float">
            <text:p>2,55985403060913</text:p>
          </table:table-cell>
          <table:table-cell office:value-type="float" office:value="2.55892467498779" calcext:value-type="float">
            <text:p>2,55892467498779</text:p>
          </table:table-cell>
          <table:table-cell office:value-type="float" office:value="2.5580188035965" calcext:value-type="float">
            <text:p>2,5580188035965</text:p>
          </table:table-cell>
          <table:table-cell office:value-type="float" office:value="2.55713540315628" calcext:value-type="float">
            <text:p>2,55713540315628</text:p>
          </table:table-cell>
          <table:table-cell office:value-type="float" office:value="2.55627280473709" calcext:value-type="float">
            <text:p>2,55627280473709</text:p>
          </table:table-cell>
          <table:table-cell office:value-type="float" office:value="2.5554291009903" calcext:value-type="float">
            <text:p>2,5554291009903</text:p>
          </table:table-cell>
          <table:table-cell office:value-type="float" office:value="2.55460262298584" calcext:value-type="float">
            <text:p>2,55460262298584</text:p>
          </table:table-cell>
          <table:table-cell office:value-type="float" office:value="2.55379164218903" calcext:value-type="float">
            <text:p>2,55379164218903</text:p>
          </table:table-cell>
          <table:table-cell office:value-type="float" office:value="2.55299437046051" calcext:value-type="float">
            <text:p>2,55299437046051</text:p>
          </table:table-cell>
          <table:table-cell office:value-type="float" office:value="2.55220913887024" calcext:value-type="float">
            <text:p>2,55220913887024</text:p>
          </table:table-cell>
          <table:table-cell office:value-type="float" office:value="2.55143427848816" calcext:value-type="float">
            <text:p>2,55143427848816</text:p>
          </table:table-cell>
          <table:table-cell office:value-type="float" office:value="2.5506688952446" calcext:value-type="float">
            <text:p>2,5506688952446</text:p>
          </table:table-cell>
          <table:table-cell office:value-type="float" office:value="2.54991126060486" calcext:value-type="float">
            <text:p>2,54991126060486</text:p>
          </table:table-cell>
          <table:table-cell office:value-type="float" office:value="2.54916036128998" calcext:value-type="float">
            <text:p>2,54916036128998</text:p>
          </table:table-cell>
          <table:table-cell office:value-type="float" office:value="2.54841494560242" calcext:value-type="float">
            <text:p>2,54841494560242</text:p>
          </table:table-cell>
          <table:table-cell office:value-type="float" office:value="2.54767405986786" calcext:value-type="float">
            <text:p>2,54767405986786</text:p>
          </table:table-cell>
          <table:table-cell office:value-type="float" office:value="2.54693686962128" calcext:value-type="float">
            <text:p>2,54693686962128</text:p>
          </table:table-cell>
          <table:table-cell office:value-type="float" office:value="2.54620313644409" calcext:value-type="float">
            <text:p>2,54620313644409</text:p>
          </table:table-cell>
          <table:table-cell office:value-type="float" office:value="2.54547196626663" calcext:value-type="float">
            <text:p>2,54547196626663</text:p>
          </table:table-cell>
          <table:table-cell office:value-type="float" office:value="2.54474240541458" calcext:value-type="float">
            <text:p>2,54474240541458</text:p>
          </table:table-cell>
          <table:table-cell office:value-type="float" office:value="2.54401361942291" calcext:value-type="float">
            <text:p>2,54401361942291</text:p>
          </table:table-cell>
          <table:table-cell office:value-type="float" office:value="2.54328465461731" calcext:value-type="float">
            <text:p>2,54328465461731</text:p>
          </table:table-cell>
          <table:table-cell office:value-type="float" office:value="2.54255467653275" calcext:value-type="float">
            <text:p>2,54255467653275</text:p>
          </table:table-cell>
          <table:table-cell office:value-type="float" office:value="2.54182267189026" calcext:value-type="float">
            <text:p>2,54182267189026</text:p>
          </table:table-cell>
          <table:table-cell office:value-type="float" office:value="2.54108774662018" calcext:value-type="float">
            <text:p>2,54108774662018</text:p>
          </table:table-cell>
        </table:table-row>
        <table:table-row table:style-name="ro1">
          <table:table-cell office:value-type="string" calcext:value-type="string">
            <text:p>Cherbourg</text:p>
          </table:table-cell>
          <table:table-cell office:value-type="float" office:value="2.19939478238424" calcext:value-type="float">
            <text:p>2,19939478238424</text:p>
          </table:table-cell>
          <table:table-cell office:value-type="float" office:value="2.19806753264533" calcext:value-type="float">
            <text:p>2,19806753264533</text:p>
          </table:table-cell>
          <table:table-cell office:value-type="float" office:value="2.19678288035923" calcext:value-type="float">
            <text:p>2,19678288035923</text:p>
          </table:table-cell>
          <table:table-cell office:value-type="float" office:value="2.19553563329909" calcext:value-type="float">
            <text:p>2,19553563329909</text:p>
          </table:table-cell>
          <table:table-cell office:value-type="float" office:value="2.19432091712952" calcext:value-type="float">
            <text:p>2,19432091712952</text:p>
          </table:table-cell>
          <table:table-cell office:value-type="float" office:value="2.19313444031609" calcext:value-type="float">
            <text:p>2,19313444031609</text:p>
          </table:table-cell>
          <table:table-cell office:value-type="float" office:value="2.19197246763441" calcext:value-type="float">
            <text:p>2,19197246763441</text:p>
          </table:table-cell>
          <table:table-cell office:value-type="float" office:value="2.19083123736911" calcext:value-type="float">
            <text:p>2,19083123736911</text:p>
          </table:table-cell>
          <table:table-cell office:value-type="float" office:value="2.18970765007867" calcext:value-type="float">
            <text:p>2,18970765007867</text:p>
          </table:table-cell>
          <table:table-cell office:value-type="float" office:value="2.18859844737583" calcext:value-type="float">
            <text:p>2,18859844737583</text:p>
          </table:table-cell>
          <table:table-cell office:value-type="float" office:value="2.1875007947286" calcext:value-type="float">
            <text:p>2,1875007947286</text:p>
          </table:table-cell>
          <table:table-cell office:value-type="float" office:value="2.18641193707784" calcext:value-type="float">
            <text:p>2,18641193707784</text:p>
          </table:table-cell>
          <table:table-cell office:value-type="float" office:value="2.18532933129205" calcext:value-type="float">
            <text:p>2,18532933129205</text:p>
          </table:table-cell>
          <table:table-cell office:value-type="float" office:value="2.18425059318543" calcext:value-type="float">
            <text:p>2,18425059318543</text:p>
          </table:table-cell>
          <table:table-cell office:value-type="float" office:value="2.18317341804504" calcext:value-type="float">
            <text:p>2,18317341804504</text:p>
          </table:table-cell>
          <table:table-cell office:value-type="float" office:value="2.18209520975749" calcext:value-type="float">
            <text:p>2,18209520975749</text:p>
          </table:table-cell>
          <table:table-cell office:value-type="float" office:value="2.18101329273648" calcext:value-type="float">
            <text:p>2,18101329273648</text:p>
          </table:table-cell>
          <table:table-cell office:value-type="float" office:value="2.17992480595907" calcext:value-type="float">
            <text:p>2,17992480595907</text:p>
          </table:table-cell>
          <table:table-cell office:value-type="float" office:value="2.17882776260376" calcext:value-type="float">
            <text:p>2,17882776260376</text:p>
          </table:table-cell>
          <table:table-cell office:value-type="float" office:value="2.17772311634488" calcext:value-type="float">
            <text:p>2,17772311634488</text:p>
          </table:table-cell>
          <table:table-cell office:value-type="float" office:value="2.17660938368903" calcext:value-type="float">
            <text:p>2,17660938368903</text:p>
          </table:table-cell>
          <table:table-cell office:value-type="float" office:value="2.17548431290521" calcext:value-type="float">
            <text:p>2,17548431290521</text:p>
          </table:table-cell>
          <table:table-cell office:value-type="float" office:value="2.17434528138902" calcext:value-type="float">
            <text:p>2,17434528138902</text:p>
          </table:table-cell>
          <table:table-cell office:value-type="float" office:value="2.17318979899089" calcext:value-type="float">
            <text:p>2,17318979899089</text:p>
          </table:table-cell>
          <table:table-cell office:value-type="float" office:value="2.17201516363356" calcext:value-type="float">
            <text:p>2,17201516363356</text:p>
          </table:table-cell>
          <table:table-cell office:value-type="float" office:value="2.17081830236647" calcext:value-type="float">
            <text:p>2,17081830236647</text:p>
          </table:table-cell>
          <table:table-cell office:value-type="float" office:value="2.16959603627523" calcext:value-type="float">
            <text:p>2,16959603627523</text:p>
          </table:table-cell>
          <table:table-cell office:value-type="float" office:value="2.16834568977356" calcext:value-type="float">
            <text:p>2,16834568977356</text:p>
          </table:table-cell>
          <table:table-cell office:value-type="float" office:value="2.16706617673238" calcext:value-type="float">
            <text:p>2,16706617673238</text:p>
          </table:table-cell>
          <table:table-cell office:value-type="float" office:value="2.16575362947252" calcext:value-type="float">
            <text:p>2,16575362947252</text:p>
          </table:table-cell>
        </table:table-row>
        <table:table-row table:style-name="ro1">
          <table:table-cell office:value-type="string" calcext:value-type="string">
            <text:p>Cologne</text:p>
          </table:table-cell>
          <table:table-cell office:value-type="float" office:value="2.48964357376099" calcext:value-type="float">
            <text:p>2,48964357376099</text:p>
          </table:table-cell>
          <table:table-cell office:value-type="float" office:value="2.48815112113953" calcext:value-type="float">
            <text:p>2,48815112113953</text:p>
          </table:table-cell>
          <table:table-cell office:value-type="float" office:value="2.48672113418579" calcext:value-type="float">
            <text:p>2,48672113418579</text:p>
          </table:table-cell>
          <table:table-cell office:value-type="float" office:value="2.48534841537476" calcext:value-type="float">
            <text:p>2,48534841537476</text:p>
          </table:table-cell>
          <table:table-cell office:value-type="float" office:value="2.48402676582336" calcext:value-type="float">
            <text:p>2,48402676582336</text:p>
          </table:table-cell>
          <table:table-cell office:value-type="float" office:value="2.48275055885315" calcext:value-type="float">
            <text:p>2,48275055885315</text:p>
          </table:table-cell>
          <table:table-cell office:value-type="float" office:value="2.48151473999023" calcext:value-type="float">
            <text:p>2,48151473999023</text:p>
          </table:table-cell>
          <table:table-cell office:value-type="float" office:value="2.48031520843506" calcext:value-type="float">
            <text:p>2,48031520843506</text:p>
          </table:table-cell>
          <table:table-cell office:value-type="float" office:value="2.4791485786438" calcext:value-type="float">
            <text:p>2,4791485786438</text:p>
          </table:table-cell>
          <table:table-cell office:value-type="float" office:value="2.47801117897034" calcext:value-type="float">
            <text:p>2,47801117897034</text:p>
          </table:table-cell>
          <table:table-cell office:value-type="float" office:value="2.47689971923828" calcext:value-type="float">
            <text:p>2,47689971923828</text:p>
          </table:table-cell>
          <table:table-cell office:value-type="float" office:value="2.4758113861084" calcext:value-type="float">
            <text:p>2,4758113861084</text:p>
          </table:table-cell>
          <table:table-cell office:value-type="float" office:value="2.47474322319031" calcext:value-type="float">
            <text:p>2,47474322319031</text:p>
          </table:table-cell>
          <table:table-cell office:value-type="float" office:value="2.47369303703308" calcext:value-type="float">
            <text:p>2,47369303703308</text:p>
          </table:table-cell>
          <table:table-cell office:value-type="float" office:value="2.47265839576721" calcext:value-type="float">
            <text:p>2,47265839576721</text:p>
          </table:table-cell>
          <table:table-cell office:value-type="float" office:value="2.4716372013092" calcext:value-type="float">
            <text:p>2,4716372013092</text:p>
          </table:table-cell>
          <table:table-cell office:value-type="float" office:value="2.47062735557556" calcext:value-type="float">
            <text:p>2,47062735557556</text:p>
          </table:table-cell>
          <table:table-cell office:value-type="float" office:value="2.46962676048279" calcext:value-type="float">
            <text:p>2,46962676048279</text:p>
          </table:table-cell>
          <table:table-cell office:value-type="float" office:value="2.4686333656311" calcext:value-type="float">
            <text:p>2,4686333656311</text:p>
          </table:table-cell>
          <table:table-cell office:value-type="float" office:value="2.46764574050903" calcext:value-type="float">
            <text:p>2,46764574050903</text:p>
          </table:table-cell>
          <table:table-cell office:value-type="float" office:value="2.4666615486145" calcext:value-type="float">
            <text:p>2,4666615486145</text:p>
          </table:table-cell>
          <table:table-cell office:value-type="float" office:value="2.46567916870117" calcext:value-type="float">
            <text:p>2,46567916870117</text:p>
          </table:table-cell>
          <table:table-cell office:value-type="float" office:value="2.46469669342041" calcext:value-type="float">
            <text:p>2,46469669342041</text:p>
          </table:table-cell>
          <table:table-cell office:value-type="float" office:value="2.46371541023254" calcext:value-type="float">
            <text:p>2,46371541023254</text:p>
          </table:table-cell>
          <table:table-cell office:value-type="float" office:value="2.46273727416992" calcext:value-type="float">
            <text:p>2,46273727416992</text:p>
          </table:table-cell>
          <table:table-cell office:value-type="float" office:value="2.46176104545593" calcext:value-type="float">
            <text:p>2,46176104545593</text:p>
          </table:table-cell>
          <table:table-cell office:value-type="float" office:value="2.46078524589539" calcext:value-type="float">
            <text:p>2,46078524589539</text:p>
          </table:table-cell>
          <table:table-cell office:value-type="float" office:value="2.45980863571167" calcext:value-type="float">
            <text:p>2,45980863571167</text:p>
          </table:table-cell>
          <table:table-cell office:value-type="float" office:value="2.45882968902588" calcext:value-type="float">
            <text:p>2,45882968902588</text:p>
          </table:table-cell>
          <table:table-cell office:value-type="float" office:value="2.45784697532654" calcext:value-type="float">
            <text:p>2,45784697532654</text:p>
          </table:table-cell>
        </table:table-row>
        <table:table-row table:style-name="ro1">
          <table:table-cell office:value-type="string" calcext:value-type="string">
            <text:p>Geneva</text:p>
          </table:table-cell>
          <table:table-cell office:value-type="float" office:value="2.06790471076965" calcext:value-type="float">
            <text:p>2,06790471076965</text:p>
          </table:table-cell>
          <table:table-cell office:value-type="float" office:value="2.06591071401324" calcext:value-type="float">
            <text:p>2,06591071401324</text:p>
          </table:table-cell>
          <table:table-cell office:value-type="float" office:value="2.0639169556754" calcext:value-type="float">
            <text:p>2,0639169556754</text:p>
          </table:table-cell>
          <table:table-cell office:value-type="float" office:value="2.06191171918597" calcext:value-type="float">
            <text:p>2,06191171918597</text:p>
          </table:table-cell>
          <table:table-cell office:value-type="float" office:value="2.05988277707781" calcext:value-type="float">
            <text:p>2,05988277707781</text:p>
          </table:table-cell>
          <table:table-cell office:value-type="float" office:value="2.05781657355172" calcext:value-type="float">
            <text:p>2,05781657355172</text:p>
          </table:table-cell>
          <table:table-cell office:value-type="float" office:value="2.05569812229701" calcext:value-type="float">
            <text:p>2,05569812229701</text:p>
          </table:table-cell>
          <table:table-cell office:value-type="float" office:value="2.05350957598005" calcext:value-type="float">
            <text:p>2,05350957598005</text:p>
          </table:table-cell>
          <table:table-cell office:value-type="float" office:value="2.05123056684222" calcext:value-type="float">
            <text:p>2,05123056684222</text:p>
          </table:table-cell>
          <table:table-cell office:value-type="float" office:value="2.04883558409555" calcext:value-type="float">
            <text:p>2,04883558409555</text:p>
          </table:table-cell>
          <table:table-cell office:value-type="float" office:value="2.04629128319877" calcext:value-type="float">
            <text:p>2,04629128319877</text:p>
          </table:table-cell>
          <table:table-cell office:value-type="float" office:value="2.04355270521981" calcext:value-type="float">
            <text:p>2,04355270521981</text:p>
          </table:table-cell>
          <table:table-cell office:value-type="float" office:value="2.04057315417698" calcext:value-type="float">
            <text:p>2,04057315417698</text:p>
          </table:table-cell>
          <table:table-cell office:value-type="float" office:value="2.03736908095224" calcext:value-type="float">
            <text:p>2,03736908095224</text:p>
          </table:table-cell>
          <table:table-cell office:value-type="float" office:value="2.03393959999084" calcext:value-type="float">
            <text:p>2,03393959999084</text:p>
          </table:table-cell>
          <table:table-cell office:value-type="float" office:value="2.03025129863194" calcext:value-type="float">
            <text:p>2,03025129863194</text:p>
          </table:table-cell>
          <table:table-cell office:value-type="float" office:value="2.02625060081482" calcext:value-type="float">
            <text:p>2,02625060081482</text:p>
          </table:table-cell>
          <table:table-cell office:value-type="float" office:value="2.02185707432883" calcext:value-type="float">
            <text:p>2,02185707432883</text:p>
          </table:table-cell>
          <table:table-cell office:value-type="float" office:value="2.01695849214281" calcext:value-type="float">
            <text:p>2,01695849214281</text:p>
          </table:table-cell>
          <table:table-cell office:value-type="float" office:value="2.01139451776232" calcext:value-type="float">
            <text:p>2,01139451776232</text:p>
          </table:table-cell>
          <table:table-cell office:value-type="float" office:value="2.00492942333221" calcext:value-type="float">
            <text:p>2,00492942333221</text:p>
          </table:table-cell>
          <table:table-cell office:value-type="float" office:value="1.9971969468253" calcext:value-type="float">
            <text:p>1,9971969468253</text:p>
          </table:table-cell>
          <table:table-cell office:value-type="float" office:value="1.98775250571115" calcext:value-type="float">
            <text:p>1,98775250571115</text:p>
          </table:table-cell>
          <table:table-cell office:value-type="float" office:value="1.97581023829324" calcext:value-type="float">
            <text:p>1,97581023829324</text:p>
          </table:table-cell>
          <table:table-cell office:value-type="float" office:value="1.95988929271698" calcext:value-type="float">
            <text:p>1,95988929271698</text:p>
          </table:table-cell>
          <table:table-cell office:value-type="float" office:value="1.93648144177028" calcext:value-type="float">
            <text:p>1,93648144177028</text:p>
          </table:table-cell>
          <table:table-cell office:value-type="float" office:value="1.89447506836482" calcext:value-type="float">
            <text:p>1,89447506836482</text:p>
          </table:table-cell>
          <table:table-cell office:value-type="float" office:value="1.78566437108176" calcext:value-type="float">
            <text:p>1,78566437108176</text:p>
          </table:table-cell>
          <table:table-cell office:value-type="float" office:value="1.58882771219526" calcext:value-type="float">
            <text:p>1,58882771219526</text:p>
          </table:table-cell>
          <table:table-cell office:value-type="float" office:value="1.50595513411931" calcext:value-type="float">
            <text:p>1,50595513411931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2.71306006113688" calcext:value-type="float">
            <text:p>2,71306006113688</text:p>
          </table:table-cell>
          <table:table-cell office:value-type="float" office:value="2.71163662274679" calcext:value-type="float">
            <text:p>2,71163662274679</text:p>
          </table:table-cell>
          <table:table-cell office:value-type="float" office:value="2.7102868159612" calcext:value-type="float">
            <text:p>2,7102868159612</text:p>
          </table:table-cell>
          <table:table-cell office:value-type="float" office:value="2.7090007464091" calcext:value-type="float">
            <text:p>2,7090007464091</text:p>
          </table:table-cell>
          <table:table-cell office:value-type="float" office:value="2.70776991049449" calcext:value-type="float">
            <text:p>2,70776991049449</text:p>
          </table:table-cell>
          <table:table-cell office:value-type="float" office:value="2.70658787091573" calcext:value-type="float">
            <text:p>2,70658787091573</text:p>
          </table:table-cell>
          <table:table-cell office:value-type="float" office:value="2.70544842878977" calcext:value-type="float">
            <text:p>2,70544842878977</text:p>
          </table:table-cell>
          <table:table-cell office:value-type="float" office:value="2.70434701442719" calcext:value-type="float">
            <text:p>2,70434701442719</text:p>
          </table:table-cell>
          <table:table-cell office:value-type="float" office:value="2.70327905813853" calcext:value-type="float">
            <text:p>2,70327905813853</text:p>
          </table:table-cell>
          <table:table-cell office:value-type="float" office:value="2.70224098364512" calcext:value-type="float">
            <text:p>2,70224098364512</text:p>
          </table:table-cell>
          <table:table-cell office:value-type="float" office:value="2.70122953255971" calcext:value-type="float">
            <text:p>2,70122953255971</text:p>
          </table:table-cell>
          <table:table-cell office:value-type="float" office:value="2.70024164517721" calcext:value-type="float">
            <text:p>2,70024164517721</text:p>
          </table:table-cell>
          <table:table-cell office:value-type="float" office:value="2.69927485783895" calcext:value-type="float">
            <text:p>2,69927485783895</text:p>
          </table:table-cell>
          <table:table-cell office:value-type="float" office:value="2.69832686583201" calcext:value-type="float">
            <text:p>2,69832686583201</text:p>
          </table:table-cell>
          <table:table-cell office:value-type="float" office:value="2.69739548365275" calcext:value-type="float">
            <text:p>2,69739548365275</text:p>
          </table:table-cell>
          <table:table-cell office:value-type="float" office:value="2.69647868474325" calcext:value-type="float">
            <text:p>2,69647868474325</text:p>
          </table:table-cell>
          <table:table-cell office:value-type="float" office:value="2.69557476043701" calcext:value-type="float">
            <text:p>2,69557476043701</text:p>
          </table:table-cell>
          <table:table-cell office:value-type="float" office:value="2.69468196233114" calcext:value-type="float">
            <text:p>2,69468196233114</text:p>
          </table:table-cell>
          <table:table-cell office:value-type="float" office:value="2.69379885991414" calcext:value-type="float">
            <text:p>2,69379885991414</text:p>
          </table:table-cell>
          <table:table-cell office:value-type="float" office:value="2.6929239432017" calcext:value-type="float">
            <text:p>2,6929239432017</text:p>
          </table:table-cell>
          <table:table-cell office:value-type="float" office:value="2.69205546379089" calcext:value-type="float">
            <text:p>2,69205546379089</text:p>
          </table:table-cell>
          <table:table-cell office:value-type="float" office:value="2.69119242827098" calcext:value-type="float">
            <text:p>2,69119242827098</text:p>
          </table:table-cell>
          <table:table-cell office:value-type="float" office:value="2.69033328692118" calcext:value-type="float">
            <text:p>2,69033328692118</text:p>
          </table:table-cell>
          <table:table-cell office:value-type="float" office:value="2.68947815895081" calcext:value-type="float">
            <text:p>2,68947815895081</text:p>
          </table:table-cell>
          <table:table-cell office:value-type="float" office:value="2.68862660725911" calcext:value-type="float">
            <text:p>2,68862660725911</text:p>
          </table:table-cell>
          <table:table-cell office:value-type="float" office:value="2.68777759869893" calcext:value-type="float">
            <text:p>2,68777759869893</text:p>
          </table:table-cell>
          <table:table-cell office:value-type="float" office:value="2.68693013985952" calcext:value-type="float">
            <text:p>2,68693013985952</text:p>
          </table:table-cell>
          <table:table-cell office:value-type="float" office:value="2.68608299891154" calcext:value-type="float">
            <text:p>2,68608299891154</text:p>
          </table:table-cell>
          <table:table-cell office:value-type="float" office:value="2.68523526191711" calcext:value-type="float">
            <text:p>2,68523526191711</text:p>
          </table:table-cell>
          <table:table-cell office:value-type="float" office:value="2.68438585599264" calcext:value-type="float">
            <text:p>2,68438585599264</text:p>
          </table:table-cell>
        </table:table-row>
        <table:table-row table:style-name="ro1">
          <table:table-cell office:value-type="string" calcext:value-type="string">
            <text:p>Hook of Holland</text:p>
          </table:table-cell>
          <table:table-cell office:value-type="float" office:value="2.08496324221293" calcext:value-type="float">
            <text:p>2,08496324221293</text:p>
          </table:table-cell>
          <table:table-cell office:value-type="float" office:value="2.08442544937134" calcext:value-type="float">
            <text:p>2,08442544937134</text:p>
          </table:table-cell>
          <table:table-cell office:value-type="float" office:value="2.08389131228129" calcext:value-type="float">
            <text:p>2,08389131228129</text:p>
          </table:table-cell>
          <table:table-cell office:value-type="float" office:value="2.08336091041565" calcext:value-type="float">
            <text:p>2,08336091041565</text:p>
          </table:table-cell>
          <table:table-cell office:value-type="float" office:value="2.08283384641012" calcext:value-type="float">
            <text:p>2,08283384641012</text:p>
          </table:table-cell>
          <table:table-cell office:value-type="float" office:value="2.08230964342753" calcext:value-type="float">
            <text:p>2,08230964342753</text:p>
          </table:table-cell>
          <table:table-cell office:value-type="float" office:value="2.0817883014679" calcext:value-type="float">
            <text:p>2,0817883014679</text:p>
          </table:table-cell>
          <table:table-cell office:value-type="float" office:value="2.08126942316691" calcext:value-type="float">
            <text:p>2,08126942316691</text:p>
          </table:table-cell>
          <table:table-cell office:value-type="float" office:value="2.08075284957886" calcext:value-type="float">
            <text:p>2,08075284957886</text:p>
          </table:table-cell>
          <table:table-cell office:value-type="float" office:value="2.0802382628123" calcext:value-type="float">
            <text:p>2,0802382628123</text:p>
          </table:table-cell>
          <table:table-cell office:value-type="float" office:value="2.07972534497579" calcext:value-type="float">
            <text:p>2,07972534497579</text:p>
          </table:table-cell>
          <table:table-cell office:value-type="float" office:value="2.07921401659648" calcext:value-type="float">
            <text:p>2,07921401659648</text:p>
          </table:table-cell>
          <table:table-cell office:value-type="float" office:value="2.0787038008372" calcext:value-type="float">
            <text:p>2,0787038008372</text:p>
          </table:table-cell>
          <table:table-cell office:value-type="float" office:value="2.0781946182251" calcext:value-type="float">
            <text:p>2,0781946182251</text:p>
          </table:table-cell>
          <table:table-cell office:value-type="float" office:value="2.07768654823303" calcext:value-type="float">
            <text:p>2,07768654823303</text:p>
          </table:table-cell>
          <table:table-cell office:value-type="float" office:value="2.07717887560527" calcext:value-type="float">
            <text:p>2,07717887560527</text:p>
          </table:table-cell>
          <table:table-cell office:value-type="float" office:value="2.07667144139608" calcext:value-type="float">
            <text:p>2,07667144139608</text:p>
          </table:table-cell>
          <table:table-cell office:value-type="float" office:value="2.07616416613261" calcext:value-type="float">
            <text:p>2,07616416613261</text:p>
          </table:table-cell>
          <table:table-cell office:value-type="float" office:value="2.07565681139628" calcext:value-type="float">
            <text:p>2,07565681139628</text:p>
          </table:table-cell>
          <table:table-cell office:value-type="float" office:value="2.07514929771423" calcext:value-type="float">
            <text:p>2,07514929771423</text:p>
          </table:table-cell>
          <table:table-cell office:value-type="float" office:value="2.07464083035787" calcext:value-type="float">
            <text:p>2,07464083035787</text:p>
          </table:table-cell>
          <table:table-cell office:value-type="float" office:value="2.07413180669149" calcext:value-type="float">
            <text:p>2,07413180669149</text:p>
          </table:table-cell>
          <table:table-cell office:value-type="float" office:value="2.07362174987793" calcext:value-type="float">
            <text:p>2,07362174987793</text:p>
          </table:table-cell>
          <table:table-cell office:value-type="float" office:value="2.0731102625529" calcext:value-type="float">
            <text:p>2,0731102625529</text:p>
          </table:table-cell>
          <table:table-cell office:value-type="float" office:value="2.07259718577067" calcext:value-type="float">
            <text:p>2,07259718577067</text:p>
          </table:table-cell>
          <table:table-cell office:value-type="float" office:value="2.07208267847697" calcext:value-type="float">
            <text:p>2,07208267847697</text:p>
          </table:table-cell>
          <table:table-cell office:value-type="float" office:value="2.07156578699748" calcext:value-type="float">
            <text:p>2,07156578699748</text:p>
          </table:table-cell>
          <table:table-cell office:value-type="float" office:value="2.07104659080505" calcext:value-type="float">
            <text:p>2,07104659080505</text:p>
          </table:table-cell>
          <table:table-cell office:value-type="float" office:value="2.07052485148112" calcext:value-type="float">
            <text:p>2,07052485148112</text:p>
          </table:table-cell>
          <table:table-cell office:value-type="float" office:value="2.0700003306071" calcext:value-type="float">
            <text:p>2,0700003306071</text:p>
          </table:table-cell>
        </table:table-row>
        <table:table-row table:style-name="ro1">
          <table:table-cell office:value-type="string" calcext:value-type="string">
            <text:p>Lisbon</text:p>
          </table:table-cell>
          <table:table-cell office:value-type="float" office:value="2.48687855402629" calcext:value-type="float">
            <text:p>2,48687855402629</text:p>
          </table:table-cell>
          <table:table-cell office:value-type="float" office:value="2.48592766125997" calcext:value-type="float">
            <text:p>2,48592766125997</text:p>
          </table:table-cell>
          <table:table-cell office:value-type="float" office:value="2.48500506083171" calcext:value-type="float">
            <text:p>2,48500506083171</text:p>
          </table:table-cell>
          <table:table-cell office:value-type="float" office:value="2.48410852750142" calcext:value-type="float">
            <text:p>2,48410852750142</text:p>
          </table:table-cell>
          <table:table-cell office:value-type="float" office:value="2.48323623339335" calcext:value-type="float">
            <text:p>2,48323623339335</text:p>
          </table:table-cell>
          <table:table-cell office:value-type="float" office:value="2.48238698641459" calcext:value-type="float">
            <text:p>2,48238698641459</text:p>
          </table:table-cell>
          <table:table-cell office:value-type="float" office:value="2.48155919710795" calcext:value-type="float">
            <text:p>2,48155919710795</text:p>
          </table:table-cell>
          <table:table-cell office:value-type="float" office:value="2.48075175285339" calcext:value-type="float">
            <text:p>2,48075175285339</text:p>
          </table:table-cell>
          <table:table-cell office:value-type="float" office:value="2.47996306419373" calcext:value-type="float">
            <text:p>2,47996306419373</text:p>
          </table:table-cell>
          <table:table-cell office:value-type="float" office:value="2.47919241587321" calcext:value-type="float">
            <text:p>2,47919241587321</text:p>
          </table:table-cell>
          <table:table-cell office:value-type="float" office:value="2.47843869527181" calcext:value-type="float">
            <text:p>2,47843869527181</text:p>
          </table:table-cell>
          <table:table-cell office:value-type="float" office:value="2.47770078976949" calcext:value-type="float">
            <text:p>2,47770078976949</text:p>
          </table:table-cell>
          <table:table-cell office:value-type="float" office:value="2.47697790463765" calcext:value-type="float">
            <text:p>2,47697790463765</text:p>
          </table:table-cell>
          <table:table-cell office:value-type="float" office:value="2.47626940409342" calcext:value-type="float">
            <text:p>2,47626940409342</text:p>
          </table:table-cell>
          <table:table-cell office:value-type="float" office:value="2.47557441393534" calcext:value-type="float">
            <text:p>2,47557441393534</text:p>
          </table:table-cell>
          <table:table-cell office:value-type="float" office:value="2.4748919804891" calcext:value-type="float">
            <text:p>2,4748919804891</text:p>
          </table:table-cell>
          <table:table-cell office:value-type="float" office:value="2.47422170639038" calcext:value-type="float">
            <text:p>2,47422170639038</text:p>
          </table:table-cell>
          <table:table-cell office:value-type="float" office:value="2.47356311480204" calcext:value-type="float">
            <text:p>2,47356311480204</text:p>
          </table:table-cell>
          <table:table-cell office:value-type="float" office:value="2.47291525204976" calcext:value-type="float">
            <text:p>2,47291525204976</text:p>
          </table:table-cell>
          <table:table-cell office:value-type="float" office:value="2.47227756182353" calcext:value-type="float">
            <text:p>2,47227756182353</text:p>
          </table:table-cell>
          <table:table-cell office:value-type="float" office:value="2.47164988517761" calcext:value-type="float">
            <text:p>2,47164988517761</text:p>
          </table:table-cell>
          <table:table-cell office:value-type="float" office:value="2.47103134791056" calcext:value-type="float">
            <text:p>2,47103134791056</text:p>
          </table:table-cell>
          <table:table-cell office:value-type="float" office:value="2.47042187054952" calcext:value-type="float">
            <text:p>2,47042187054952</text:p>
          </table:table-cell>
          <table:table-cell office:value-type="float" office:value="2.46982065836589" calcext:value-type="float">
            <text:p>2,46982065836589</text:p>
          </table:table-cell>
          <table:table-cell office:value-type="float" office:value="2.46922747294108" calcext:value-type="float">
            <text:p>2,46922747294108</text:p>
          </table:table-cell>
          <table:table-cell office:value-type="float" office:value="2.46864183743795" calcext:value-type="float">
            <text:p>2,46864183743795</text:p>
          </table:table-cell>
          <table:table-cell office:value-type="float" office:value="2.46806343396505" calcext:value-type="float">
            <text:p>2,46806343396505</text:p>
          </table:table-cell>
          <table:table-cell office:value-type="float" office:value="2.46749178568522" calcext:value-type="float">
            <text:p>2,46749178568522</text:p>
          </table:table-cell>
          <table:table-cell office:value-type="float" office:value="2.46692681312561" calcext:value-type="float">
            <text:p>2,46692681312561</text:p>
          </table:table-cell>
          <table:table-cell office:value-type="float" office:value="2.4663679599762" calcext:value-type="float">
            <text:p>2,4663679599762</text:p>
          </table:table-cell>
        </table:table-row>
        <table:table-row table:style-name="ro1">
          <table:table-cell office:value-type="string" calcext:value-type="string">
            <text:p>Lyons</text:p>
          </table:table-cell>
          <table:table-cell office:value-type="float" office:value="2.30089657123272" calcext:value-type="float">
            <text:p>2,30089657123272</text:p>
          </table:table-cell>
          <table:table-cell office:value-type="float" office:value="2.29961316402142" calcext:value-type="float">
            <text:p>2,29961316402142</text:p>
          </table:table-cell>
          <table:table-cell office:value-type="float" office:value="2.29835198475764" calcext:value-type="float">
            <text:p>2,29835198475764</text:p>
          </table:table-cell>
          <table:table-cell office:value-type="float" office:value="2.2971090903649" calcext:value-type="float">
            <text:p>2,2971090903649</text:p>
          </table:table-cell>
          <table:table-cell office:value-type="float" office:value="2.29588031768799" calcext:value-type="float">
            <text:p>2,29588031768799</text:p>
          </table:table-cell>
          <table:table-cell office:value-type="float" office:value="2.29466207210834" calcext:value-type="float">
            <text:p>2,29466207210834</text:p>
          </table:table-cell>
          <table:table-cell office:value-type="float" office:value="2.29345055726858" calcext:value-type="float">
            <text:p>2,29345055726858</text:p>
          </table:table-cell>
          <table:table-cell office:value-type="float" office:value="2.29224227024959" calcext:value-type="float">
            <text:p>2,29224227024959</text:p>
          </table:table-cell>
          <table:table-cell office:value-type="float" office:value="2.29103381817157" calcext:value-type="float">
            <text:p>2,29103381817157</text:p>
          </table:table-cell>
          <table:table-cell office:value-type="float" office:value="2.28982142301706" calcext:value-type="float">
            <text:p>2,28982142301706</text:p>
          </table:table-cell>
          <table:table-cell office:value-type="float" office:value="2.28860169190627" calcext:value-type="float">
            <text:p>2,28860169190627</text:p>
          </table:table-cell>
          <table:table-cell office:value-type="float" office:value="2.2873706817627" calcext:value-type="float">
            <text:p>2,2873706817627</text:p>
          </table:table-cell>
          <table:table-cell office:value-type="float" office:value="2.28612518310547" calcext:value-type="float">
            <text:p>2,28612518310547</text:p>
          </table:table-cell>
          <table:table-cell office:value-type="float" office:value="2.28486156463623" calcext:value-type="float">
            <text:p>2,28486156463623</text:p>
          </table:table-cell>
          <table:table-cell office:value-type="float" office:value="2.28357580991892" calcext:value-type="float">
            <text:p>2,28357580991892</text:p>
          </table:table-cell>
          <table:table-cell office:value-type="float" office:value="2.28226595658522" calcext:value-type="float">
            <text:p>2,28226595658522</text:p>
          </table:table-cell>
          <table:table-cell office:value-type="float" office:value="2.28092978550838" calcext:value-type="float">
            <text:p>2,28092978550838</text:p>
          </table:table-cell>
          <table:table-cell office:value-type="float" office:value="2.27956221653865" calcext:value-type="float">
            <text:p>2,27956221653865</text:p>
          </table:table-cell>
          <table:table-cell office:value-type="float" office:value="2.27815771102905" calcext:value-type="float">
            <text:p>2,27815771102905</text:p>
          </table:table-cell>
          <table:table-cell office:value-type="float" office:value="2.27670985001784" calcext:value-type="float">
            <text:p>2,27670985001784</text:p>
          </table:table-cell>
          <table:table-cell office:value-type="float" office:value="2.27521144426786" calcext:value-type="float">
            <text:p>2,27521144426786</text:p>
          </table:table-cell>
          <table:table-cell office:value-type="float" office:value="2.27365477268512" calcext:value-type="float">
            <text:p>2,27365477268512</text:p>
          </table:table-cell>
          <table:table-cell office:value-type="float" office:value="2.27203194911663" calcext:value-type="float">
            <text:p>2,27203194911663</text:p>
          </table:table-cell>
          <table:table-cell office:value-type="float" office:value="2.27033231808589" calcext:value-type="float">
            <text:p>2,27033231808589</text:p>
          </table:table-cell>
          <table:table-cell office:value-type="float" office:value="2.26854320672842" calcext:value-type="float">
            <text:p>2,26854320672842</text:p>
          </table:table-cell>
          <table:table-cell office:value-type="float" office:value="2.26664931957538" calcext:value-type="float">
            <text:p>2,26664931957538</text:p>
          </table:table-cell>
          <table:table-cell office:value-type="float" office:value="2.26463314203116" calcext:value-type="float">
            <text:p>2,26463314203116</text:p>
          </table:table-cell>
          <table:table-cell office:value-type="float" office:value="2.26247218938974" calcext:value-type="float">
            <text:p>2,26247218938974</text:p>
          </table:table-cell>
          <table:table-cell office:value-type="float" office:value="2.26013706280635" calcext:value-type="float">
            <text:p>2,26013706280635</text:p>
          </table:table-cell>
          <table:table-cell office:value-type="float" office:value="2.25758961530832" calcext:value-type="float">
            <text:p>2,25758961530832</text:p>
          </table:table-cell>
        </table:table-row>
        <table:table-row table:style-name="ro1">
          <table:table-cell office:value-type="string" calcext:value-type="string">
            <text:p>Marseilles</text:p>
          </table:table-cell>
          <table:table-cell office:value-type="float" office:value="1.38347421089808" calcext:value-type="float">
            <text:p>1,38347421089808</text:p>
          </table:table-cell>
          <table:table-cell office:value-type="float" office:value="1.38282924890518" calcext:value-type="float">
            <text:p>1,38282924890518</text:p>
          </table:table-cell>
          <table:table-cell office:value-type="float" office:value="1.38218261798223" calcext:value-type="float">
            <text:p>1,38218261798223</text:p>
          </table:table-cell>
          <table:table-cell office:value-type="float" office:value="1.38153344392777" calcext:value-type="float">
            <text:p>1,38153344392777</text:p>
          </table:table-cell>
          <table:table-cell office:value-type="float" office:value="1.38088083267212" calcext:value-type="float">
            <text:p>1,38088083267212</text:p>
          </table:table-cell>
          <table:table-cell office:value-type="float" office:value="1.38022398948669" calcext:value-type="float">
            <text:p>1,38022398948669</text:p>
          </table:table-cell>
          <table:table-cell office:value-type="float" office:value="1.37956180175145" calcext:value-type="float">
            <text:p>1,37956180175145</text:p>
          </table:table-cell>
          <table:table-cell office:value-type="float" office:value="1.37889363368352" calcext:value-type="float">
            <text:p>1,37889363368352</text:p>
          </table:table-cell>
          <table:table-cell office:value-type="float" office:value="1.37821835279465" calcext:value-type="float">
            <text:p>1,37821835279465</text:p>
          </table:table-cell>
          <table:table-cell office:value-type="float" office:value="1.37753488620122" calcext:value-type="float">
            <text:p>1,37753488620122</text:p>
          </table:table-cell>
          <table:table-cell office:value-type="float" office:value="1.37684231996536" calcext:value-type="float">
            <text:p>1,37684231996536</text:p>
          </table:table-cell>
          <table:table-cell office:value-type="float" office:value="1.37613940238953" calcext:value-type="float">
            <text:p>1,37613940238953</text:p>
          </table:table-cell>
          <table:table-cell office:value-type="float" office:value="1.37542500098546" calcext:value-type="float">
            <text:p>1,37542500098546</text:p>
          </table:table-cell>
          <table:table-cell office:value-type="float" office:value="1.37469806273778" calcext:value-type="float">
            <text:p>1,37469806273778</text:p>
          </table:table-cell>
          <table:table-cell office:value-type="float" office:value="1.37395763397217" calcext:value-type="float">
            <text:p>1,37395763397217</text:p>
          </table:table-cell>
          <table:table-cell office:value-type="float" office:value="1.37320228417714" calcext:value-type="float">
            <text:p>1,37320228417714</text:p>
          </table:table-cell>
          <table:table-cell office:value-type="float" office:value="1.37243058284124" calcext:value-type="float">
            <text:p>1,37243058284124</text:p>
          </table:table-cell>
          <table:table-cell office:value-type="float" office:value="1.37164082129796" calcext:value-type="float">
            <text:p>1,37164082129796</text:p>
          </table:table-cell>
          <table:table-cell office:value-type="float" office:value="1.37083113193512" calcext:value-type="float">
            <text:p>1,37083113193512</text:p>
          </table:table-cell>
          <table:table-cell office:value-type="float" office:value="1.36999968687693" calcext:value-type="float">
            <text:p>1,36999968687693</text:p>
          </table:table-cell>
          <table:table-cell office:value-type="float" office:value="1.36914416154226" calcext:value-type="float">
            <text:p>1,36914416154226</text:p>
          </table:table-cell>
          <table:table-cell office:value-type="float" office:value="1.36826227108638" calcext:value-type="float">
            <text:p>1,36826227108638</text:p>
          </table:table-cell>
          <table:table-cell office:value-type="float" office:value="1.36735121409098" calcext:value-type="float">
            <text:p>1,36735121409098</text:p>
          </table:table-cell>
          <table:table-cell office:value-type="float" office:value="1.36640816926956" calcext:value-type="float">
            <text:p>1,36640816926956</text:p>
          </table:table-cell>
          <table:table-cell office:value-type="float" office:value="1.36542960007985" calcext:value-type="float">
            <text:p>1,36542960007985</text:p>
          </table:table-cell>
          <table:table-cell office:value-type="float" office:value="1.36441181103388" calcext:value-type="float">
            <text:p>1,36441181103388</text:p>
          </table:table-cell>
          <table:table-cell office:value-type="float" office:value="1.36335031191508" calcext:value-type="float">
            <text:p>1,36335031191508</text:p>
          </table:table-cell>
          <table:table-cell office:value-type="float" office:value="1.362240254879" calcext:value-type="float">
            <text:p>1,362240254879</text:p>
          </table:table-cell>
          <table:table-cell office:value-type="float" office:value="1.36107577880224" calcext:value-type="float">
            <text:p>1,36107577880224</text:p>
          </table:table-cell>
          <table:table-cell office:value-type="float" office:value="1.35985032717387" calcext:value-type="float">
            <text:p>1,35985032717387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.08780627250671" calcext:value-type="float">
            <text:p>2,08780627250671</text:p>
          </table:table-cell>
          <table:table-cell office:value-type="float" office:value="2.08571081161499" calcext:value-type="float">
            <text:p>2,08571081161499</text:p>
          </table:table-cell>
          <table:table-cell office:value-type="float" office:value="2.08374211788178" calcext:value-type="float">
            <text:p>2,08374211788178</text:p>
          </table:table-cell>
          <table:table-cell office:value-type="float" office:value="2.08188138008118" calcext:value-type="float">
            <text:p>2,08188138008118</text:p>
          </table:table-cell>
          <table:table-cell office:value-type="float" office:value="2.08011291027069" calcext:value-type="float">
            <text:p>2,08011291027069</text:p>
          </table:table-cell>
          <table:table-cell office:value-type="float" office:value="2.07842383384705" calcext:value-type="float">
            <text:p>2,07842383384705</text:p>
          </table:table-cell>
          <table:table-cell office:value-type="float" office:value="2.07680323123932" calcext:value-type="float">
            <text:p>2,07680323123932</text:p>
          </table:table-cell>
          <table:table-cell office:value-type="float" office:value="2.07524185180664" calcext:value-type="float">
            <text:p>2,07524185180664</text:p>
          </table:table-cell>
          <table:table-cell office:value-type="float" office:value="2.07373168468475" calcext:value-type="float">
            <text:p>2,07373168468475</text:p>
          </table:table-cell>
          <table:table-cell office:value-type="float" office:value="2.07226586341858" calcext:value-type="float">
            <text:p>2,07226586341858</text:p>
          </table:table-cell>
          <table:table-cell office:value-type="float" office:value="2.07083811759949" calcext:value-type="float">
            <text:p>2,07083811759949</text:p>
          </table:table-cell>
          <table:table-cell office:value-type="float" office:value="2.06944296360016" calcext:value-type="float">
            <text:p>2,06944296360016</text:p>
          </table:table-cell>
          <table:table-cell office:value-type="float" office:value="2.06807539463043" calcext:value-type="float">
            <text:p>2,06807539463043</text:p>
          </table:table-cell>
          <table:table-cell office:value-type="float" office:value="2.06673099994659" calcext:value-type="float">
            <text:p>2,06673099994659</text:p>
          </table:table-cell>
          <table:table-cell office:value-type="float" office:value="2.0654066324234" calcext:value-type="float">
            <text:p>2,0654066324234</text:p>
          </table:table-cell>
          <table:table-cell office:value-type="float" office:value="2.06409986019135" calcext:value-type="float">
            <text:p>2,06409986019135</text:p>
          </table:table-cell>
          <table:table-cell office:value-type="float" office:value="2.06280741691589" calcext:value-type="float">
            <text:p>2,06280741691589</text:p>
          </table:table-cell>
          <table:table-cell office:value-type="float" office:value="2.06152606010437" calcext:value-type="float">
            <text:p>2,06152606010437</text:p>
          </table:table-cell>
          <table:table-cell office:value-type="float" office:value="2.06025264263153" calcext:value-type="float">
            <text:p>2,06025264263153</text:p>
          </table:table-cell>
          <table:table-cell office:value-type="float" office:value="2.05898406505585" calcext:value-type="float">
            <text:p>2,05898406505585</text:p>
          </table:table-cell>
          <table:table-cell office:value-type="float" office:value="2.05771751403809" calcext:value-type="float">
            <text:p>2,05771751403809</text:p>
          </table:table-cell>
          <table:table-cell office:value-type="float" office:value="2.05645005702972" calcext:value-type="float">
            <text:p>2,05645005702972</text:p>
          </table:table-cell>
          <table:table-cell office:value-type="float" office:value="2.05517876148224" calcext:value-type="float">
            <text:p>2,05517876148224</text:p>
          </table:table-cell>
          <table:table-cell office:value-type="float" office:value="2.05390069484711" calcext:value-type="float">
            <text:p>2,05390069484711</text:p>
          </table:table-cell>
          <table:table-cell office:value-type="float" office:value="2.0526127576828" calcext:value-type="float">
            <text:p>2,0526127576828</text:p>
          </table:table-cell>
          <table:table-cell office:value-type="float" office:value="2.05131175518036" calcext:value-type="float">
            <text:p>2,05131175518036</text:p>
          </table:table-cell>
          <table:table-cell office:value-type="float" office:value="2.04999444484711" calcext:value-type="float">
            <text:p>2,04999444484711</text:p>
          </table:table-cell>
          <table:table-cell office:value-type="float" office:value="2.04865736961365" calcext:value-type="float">
            <text:p>2,04865736961365</text:p>
          </table:table-cell>
          <table:table-cell office:value-type="float" office:value="2.04729690551758" calcext:value-type="float">
            <text:p>2,04729690551758</text:p>
          </table:table-cell>
          <table:table-cell office:value-type="float" office:value="2.0459091424942" calcext:value-type="float">
            <text:p>2,0459091424942</text:p>
          </table:table-cell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1.95859205722809" calcext:value-type="float">
            <text:p>1,95859205722809</text:p>
          </table:table-cell>
          <table:table-cell office:value-type="float" office:value="1.95687586069107" calcext:value-type="float">
            <text:p>1,95687586069107</text:p>
          </table:table-cell>
          <table:table-cell office:value-type="float" office:value="1.95520508289337" calcext:value-type="float">
            <text:p>1,95520508289337</text:p>
          </table:table-cell>
          <table:table-cell office:value-type="float" office:value="1.95357620716095" calcext:value-type="float">
            <text:p>1,95357620716095</text:p>
          </table:table-cell>
          <table:table-cell office:value-type="float" office:value="1.95198619365692" calcext:value-type="float">
            <text:p>1,95198619365692</text:p>
          </table:table-cell>
          <table:table-cell office:value-type="float" office:value="1.95043224096298" calcext:value-type="float">
            <text:p>1,95043224096298</text:p>
          </table:table-cell>
          <table:table-cell office:value-type="float" office:value="1.94891166687012" calcext:value-type="float">
            <text:p>1,94891166687012</text:p>
          </table:table-cell>
          <table:table-cell office:value-type="float" office:value="1.94742214679718" calcext:value-type="float">
            <text:p>1,94742214679718</text:p>
          </table:table-cell>
          <table:table-cell office:value-type="float" office:value="1.94596147537231" calcext:value-type="float">
            <text:p>1,94596147537231</text:p>
          </table:table-cell>
          <table:table-cell office:value-type="float" office:value="1.94452738761902" calcext:value-type="float">
            <text:p>1,94452738761902</text:p>
          </table:table-cell>
          <table:table-cell office:value-type="float" office:value="1.94311791658402" calcext:value-type="float">
            <text:p>1,94311791658402</text:p>
          </table:table-cell>
          <table:table-cell office:value-type="float" office:value="1.94173109531403" calcext:value-type="float">
            <text:p>1,94173109531403</text:p>
          </table:table-cell>
          <table:table-cell office:value-type="float" office:value="1.94036501646042" calcext:value-type="float">
            <text:p>1,94036501646042</text:p>
          </table:table-cell>
          <table:table-cell office:value-type="float" office:value="1.93901836872101" calcext:value-type="float">
            <text:p>1,93901836872101</text:p>
          </table:table-cell>
          <table:table-cell office:value-type="float" office:value="1.93768906593323" calcext:value-type="float">
            <text:p>1,93768906593323</text:p>
          </table:table-cell>
          <table:table-cell office:value-type="float" office:value="1.93637591600418" calcext:value-type="float">
            <text:p>1,93637591600418</text:p>
          </table:table-cell>
          <table:table-cell office:value-type="float" office:value="1.93507730960846" calcext:value-type="float">
            <text:p>1,93507730960846</text:p>
          </table:table-cell>
          <table:table-cell office:value-type="float" office:value="1.93379187583923" calcext:value-type="float">
            <text:p>1,93379187583923</text:p>
          </table:table-cell>
          <table:table-cell office:value-type="float" office:value="1.93251830339432" calcext:value-type="float">
            <text:p>1,93251830339432</text:p>
          </table:table-cell>
          <table:table-cell office:value-type="float" office:value="1.93125534057617" calcext:value-type="float">
            <text:p>1,93125534057617</text:p>
          </table:table-cell>
          <table:table-cell office:value-type="float" office:value="1.93000167608261" calcext:value-type="float">
            <text:p>1,93000167608261</text:p>
          </table:table-cell>
          <table:table-cell office:value-type="float" office:value="1.92875611782074" calcext:value-type="float">
            <text:p>1,92875611782074</text:p>
          </table:table-cell>
          <table:table-cell office:value-type="float" office:value="1.92751735448837" calcext:value-type="float">
            <text:p>1,92751735448837</text:p>
          </table:table-cell>
          <table:table-cell office:value-type="float" office:value="1.92628443241119" calcext:value-type="float">
            <text:p>1,92628443241119</text:p>
          </table:table-cell>
          <table:table-cell office:value-type="float" office:value="1.9250562787056" calcext:value-type="float">
            <text:p>1,9250562787056</text:p>
          </table:table-cell>
          <table:table-cell office:value-type="float" office:value="1.92383140325546" calcext:value-type="float">
            <text:p>1,92383140325546</text:p>
          </table:table-cell>
          <table:table-cell office:value-type="float" office:value="1.92260903120041" calcext:value-type="float">
            <text:p>1,92260903120041</text:p>
          </table:table-cell>
          <table:table-cell office:value-type="float" office:value="1.92138785123825" calcext:value-type="float">
            <text:p>1,92138785123825</text:p>
          </table:table-cell>
          <table:table-cell office:value-type="float" office:value="1.92016661167145" calcext:value-type="float">
            <text:p>1,92016661167145</text:p>
          </table:table-cell>
          <table:table-cell office:value-type="float" office:value="1.91894447803497" calcext:value-type="float">
            <text:p>1,91894447803497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2.19758620262146" calcext:value-type="float">
            <text:p>2,19758620262146</text:p>
          </table:table-cell>
          <table:table-cell office:value-type="float" office:value="2.19726600646973" calcext:value-type="float">
            <text:p>2,19726600646973</text:p>
          </table:table-cell>
          <table:table-cell office:value-type="float" office:value="2.19694700241089" calcext:value-type="float">
            <text:p>2,19694700241089</text:p>
          </table:table-cell>
          <table:table-cell office:value-type="float" office:value="2.19662933349609" calcext:value-type="float">
            <text:p>2,19662933349609</text:p>
          </table:table-cell>
          <table:table-cell office:value-type="float" office:value="2.19631280899048" calcext:value-type="float">
            <text:p>2,19631280899048</text:p>
          </table:table-cell>
          <table:table-cell office:value-type="float" office:value="2.19599723815918" calcext:value-type="float">
            <text:p>2,19599723815918</text:p>
          </table:table-cell>
          <table:table-cell office:value-type="float" office:value="2.19568238258362" calcext:value-type="float">
            <text:p>2,19568238258362</text:p>
          </table:table-cell>
          <table:table-cell office:value-type="float" office:value="2.19536838531494" calcext:value-type="float">
            <text:p>2,19536838531494</text:p>
          </table:table-cell>
          <table:table-cell office:value-type="float" office:value="2.19505486488342" calcext:value-type="float">
            <text:p>2,19505486488342</text:p>
          </table:table-cell>
          <table:table-cell office:value-type="float" office:value="2.19474186897278" calcext:value-type="float">
            <text:p>2,19474186897278</text:p>
          </table:table-cell>
          <table:table-cell office:value-type="float" office:value="2.194429063797" calcext:value-type="float">
            <text:p>2,194429063797</text:p>
          </table:table-cell>
          <table:table-cell office:value-type="float" office:value="2.19411644935608" calcext:value-type="float">
            <text:p>2,19411644935608</text:p>
          </table:table-cell>
          <table:table-cell office:value-type="float" office:value="2.19380397796631" calcext:value-type="float">
            <text:p>2,19380397796631</text:p>
          </table:table-cell>
          <table:table-cell office:value-type="float" office:value="2.19349145889282" calcext:value-type="float">
            <text:p>2,19349145889282</text:p>
          </table:table-cell>
          <table:table-cell office:value-type="float" office:value="2.19317874908447" calcext:value-type="float">
            <text:p>2,19317874908447</text:p>
          </table:table-cell>
          <table:table-cell office:value-type="float" office:value="2.19286570549011" calcext:value-type="float">
            <text:p>2,19286570549011</text:p>
          </table:table-cell>
          <table:table-cell office:value-type="float" office:value="2.19255218505859" calcext:value-type="float">
            <text:p>2,19255218505859</text:p>
          </table:table-cell>
          <table:table-cell office:value-type="float" office:value="2.19223828315735" calcext:value-type="float">
            <text:p>2,19223828315735</text:p>
          </table:table-cell>
          <table:table-cell office:value-type="float" office:value="2.19192361831665" calcext:value-type="float">
            <text:p>2,19192361831665</text:p>
          </table:table-cell>
          <table:table-cell office:value-type="float" office:value="2.19160814285278" calcext:value-type="float">
            <text:p>2,19160814285278</text:p>
          </table:table-cell>
          <table:table-cell office:value-type="float" office:value="2.19129180908203" calcext:value-type="float">
            <text:p>2,19129180908203</text:p>
          </table:table-cell>
          <table:table-cell office:value-type="float" office:value="2.19097442626953" calcext:value-type="float">
            <text:p>2,19097442626953</text:p>
          </table:table-cell>
          <table:table-cell office:value-type="float" office:value="2.19065585136414" calcext:value-type="float">
            <text:p>2,19065585136414</text:p>
          </table:table-cell>
          <table:table-cell office:value-type="float" office:value="2.19033608436585" calcext:value-type="float">
            <text:p>2,19033608436585</text:p>
          </table:table-cell>
          <table:table-cell office:value-type="float" office:value="2.19001507759094" calcext:value-type="float">
            <text:p>2,19001507759094</text:p>
          </table:table-cell>
          <table:table-cell office:value-type="float" office:value="2.18969249725342" calcext:value-type="float">
            <text:p>2,18969249725342</text:p>
          </table:table-cell>
          <table:table-cell office:value-type="float" office:value="2.18936839103699" calcext:value-type="float">
            <text:p>2,18936839103699</text:p>
          </table:table-cell>
          <table:table-cell office:value-type="float" office:value="2.18904242515564" calcext:value-type="float">
            <text:p>2,18904242515564</text:p>
          </table:table-cell>
          <table:table-cell office:value-type="float" office:value="2.18871469497681" calcext:value-type="float">
            <text:p>2,18871469497681</text:p>
          </table:table-cell>
          <table:table-cell office:value-type="float" office:value="2.18838496208191" calcext:value-type="float">
            <text:p>2,18838496208191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2.77201811472575" calcext:value-type="float">
            <text:p>2,77201811472575</text:p>
          </table:table-cell>
          <table:table-cell office:value-type="float" office:value="2.77126542727153" calcext:value-type="float">
            <text:p>2,77126542727153</text:p>
          </table:table-cell>
          <table:table-cell office:value-type="float" office:value="2.77052466074626" calcext:value-type="float">
            <text:p>2,77052466074626</text:p>
          </table:table-cell>
          <table:table-cell office:value-type="float" office:value="2.76979517936707" calcext:value-type="float">
            <text:p>2,76979517936707</text:p>
          </table:table-cell>
          <table:table-cell office:value-type="float" office:value="2.76907634735107" calcext:value-type="float">
            <text:p>2,76907634735107</text:p>
          </table:table-cell>
          <table:table-cell office:value-type="float" office:value="2.76836768786112" calcext:value-type="float">
            <text:p>2,76836768786112</text:p>
          </table:table-cell>
          <table:table-cell office:value-type="float" office:value="2.7676686445872" calcext:value-type="float">
            <text:p>2,7676686445872</text:p>
          </table:table-cell>
          <table:table-cell office:value-type="float" office:value="2.76697905858358" calcext:value-type="float">
            <text:p>2,76697905858358</text:p>
          </table:table-cell>
          <table:table-cell office:value-type="float" office:value="2.76629813512166" calcext:value-type="float">
            <text:p>2,76629813512166</text:p>
          </table:table-cell>
          <table:table-cell office:value-type="float" office:value="2.76562563578288" calcext:value-type="float">
            <text:p>2,76562563578288</text:p>
          </table:table-cell>
          <table:table-cell office:value-type="float" office:value="2.76496116320292" calcext:value-type="float">
            <text:p>2,76496116320292</text:p>
          </table:table-cell>
          <table:table-cell office:value-type="float" office:value="2.76430416107178" calcext:value-type="float">
            <text:p>2,76430416107178</text:p>
          </table:table-cell>
          <table:table-cell office:value-type="float" office:value="2.76365439097087" calcext:value-type="float">
            <text:p>2,76365439097087</text:p>
          </table:table-cell>
          <table:table-cell office:value-type="float" office:value="2.76301145553589" calcext:value-type="float">
            <text:p>2,76301145553589</text:p>
          </table:table-cell>
          <table:table-cell office:value-type="float" office:value="2.76237519582113" calcext:value-type="float">
            <text:p>2,76237519582113</text:p>
          </table:table-cell>
          <table:table-cell office:value-type="float" office:value="2.76174513498942" calcext:value-type="float">
            <text:p>2,76174513498942</text:p>
          </table:table-cell>
          <table:table-cell office:value-type="float" office:value="2.76112079620361" calcext:value-type="float">
            <text:p>2,76112079620361</text:p>
          </table:table-cell>
          <table:table-cell office:value-type="float" office:value="2.76050209999084" calcext:value-type="float">
            <text:p>2,76050209999084</text:p>
          </table:table-cell>
          <table:table-cell office:value-type="float" office:value="2.75988872845968" calcext:value-type="float">
            <text:p>2,75988872845968</text:p>
          </table:table-cell>
          <table:table-cell office:value-type="float" office:value="2.75928028424581" calcext:value-type="float">
            <text:p>2,75928028424581</text:p>
          </table:table-cell>
          <table:table-cell office:value-type="float" office:value="2.75867652893066" calcext:value-type="float">
            <text:p>2,75867652893066</text:p>
          </table:table-cell>
          <table:table-cell office:value-type="float" office:value="2.75807722409566" calcext:value-type="float">
            <text:p>2,75807722409566</text:p>
          </table:table-cell>
          <table:table-cell office:value-type="float" office:value="2.75748213132223" calcext:value-type="float">
            <text:p>2,75748213132223</text:p>
          </table:table-cell>
          <table:table-cell office:value-type="float" office:value="2.75689093271891" calcext:value-type="float">
            <text:p>2,75689093271891</text:p>
          </table:table-cell>
          <table:table-cell office:value-type="float" office:value="2.75630338986715" calcext:value-type="float">
            <text:p>2,75630338986715</text:p>
          </table:table-cell>
          <table:table-cell office:value-type="float" office:value="2.75571918487549" calcext:value-type="float">
            <text:p>2,75571918487549</text:p>
          </table:table-cell>
          <table:table-cell office:value-type="float" office:value="2.75513823827108" calcext:value-type="float">
            <text:p>2,75513823827108</text:p>
          </table:table-cell>
          <table:table-cell office:value-type="float" office:value="2.75456031163534" calcext:value-type="float">
            <text:p>2,75456031163534</text:p>
          </table:table-cell>
          <table:table-cell office:value-type="float" office:value="2.7539849281311" calcext:value-type="float">
            <text:p>2,7539849281311</text:p>
          </table:table-cell>
          <table:table-cell office:value-type="float" office:value="2.75341200828552" calcext:value-type="float">
            <text:p>2,75341200828552</text:p>
          </table:table-cell>
        </table:table-row>
        <table:table-row table:style-name="ro1">
          <table:table-cell office:value-type="string" calcext:value-type="string">
            <text:p>Brussels</text:p>
          </table:table-cell>
          <table:table-cell office:value-type="float" office:value="2.5044139623642" calcext:value-type="float">
            <text:p>2,5044139623642</text:p>
          </table:table-cell>
          <table:table-cell office:value-type="float" office:value="2.50344693660736" calcext:value-type="float">
            <text:p>2,50344693660736</text:p>
          </table:table-cell>
          <table:table-cell office:value-type="float" office:value="2.50251394510269" calcext:value-type="float">
            <text:p>2,50251394510269</text:p>
          </table:table-cell>
          <table:table-cell office:value-type="float" office:value="2.50161188840866" calcext:value-type="float">
            <text:p>2,50161188840866</text:p>
          </table:table-cell>
          <table:table-cell office:value-type="float" office:value="2.50073885917664" calcext:value-type="float">
            <text:p>2,50073885917664</text:p>
          </table:table-cell>
          <table:table-cell office:value-type="float" office:value="2.49989259243011" calcext:value-type="float">
            <text:p>2,49989259243011</text:p>
          </table:table-cell>
          <table:table-cell office:value-type="float" office:value="2.49907094240189" calcext:value-type="float">
            <text:p>2,49907094240189</text:p>
          </table:table-cell>
          <table:table-cell office:value-type="float" office:value="2.49827212095261" calcext:value-type="float">
            <text:p>2,49827212095261</text:p>
          </table:table-cell>
          <table:table-cell office:value-type="float" office:value="2.49749493598938" calcext:value-type="float">
            <text:p>2,49749493598938</text:p>
          </table:table-cell>
          <table:table-cell office:value-type="float" office:value="2.49673789739609" calcext:value-type="float">
            <text:p>2,49673789739609</text:p>
          </table:table-cell>
          <table:table-cell office:value-type="float" office:value="2.49600058794022" calcext:value-type="float">
            <text:p>2,49600058794022</text:p>
          </table:table-cell>
          <table:table-cell office:value-type="float" office:value="2.4952826499939" calcext:value-type="float">
            <text:p>2,4952826499939</text:p>
          </table:table-cell>
          <table:table-cell office:value-type="float" office:value="2.49458289146423" calcext:value-type="float">
            <text:p>2,49458289146423</text:p>
          </table:table-cell>
          <table:table-cell office:value-type="float" office:value="2.49389970302582" calcext:value-type="float">
            <text:p>2,49389970302582</text:p>
          </table:table-cell>
          <table:table-cell office:value-type="float" office:value="2.49323225021362" calcext:value-type="float">
            <text:p>2,49323225021362</text:p>
          </table:table-cell>
          <table:table-cell office:value-type="float" office:value="2.49257916212082" calcext:value-type="float">
            <text:p>2,49257916212082</text:p>
          </table:table-cell>
          <table:table-cell office:value-type="float" office:value="2.49193972349167" calcext:value-type="float">
            <text:p>2,49193972349167</text:p>
          </table:table-cell>
          <table:table-cell office:value-type="float" office:value="2.49131292104721" calcext:value-type="float">
            <text:p>2,49131292104721</text:p>
          </table:table-cell>
          <table:table-cell office:value-type="float" office:value="2.49069797992706" calcext:value-type="float">
            <text:p>2,49069797992706</text:p>
          </table:table-cell>
          <table:table-cell office:value-type="float" office:value="2.49009412527084" calcext:value-type="float">
            <text:p>2,49009412527084</text:p>
          </table:table-cell>
          <table:table-cell office:value-type="float" office:value="2.48950064182282" calcext:value-type="float">
            <text:p>2,48950064182282</text:p>
          </table:table-cell>
          <table:table-cell office:value-type="float" office:value="2.48891681432724" calcext:value-type="float">
            <text:p>2,48891681432724</text:p>
          </table:table-cell>
          <table:table-cell office:value-type="float" office:value="2.48834240436554" calcext:value-type="float">
            <text:p>2,48834240436554</text:p>
          </table:table-cell>
          <table:table-cell office:value-type="float" office:value="2.48777675628662" calcext:value-type="float">
            <text:p>2,48777675628662</text:p>
          </table:table-cell>
          <table:table-cell office:value-type="float" office:value="2.48721939325333" calcext:value-type="float">
            <text:p>2,48721939325333</text:p>
          </table:table-cell>
          <table:table-cell office:value-type="float" office:value="2.48666977882385" calcext:value-type="float">
            <text:p>2,48666977882385</text:p>
          </table:table-cell>
          <table:table-cell office:value-type="float" office:value="2.48612749576569" calcext:value-type="float">
            <text:p>2,48612749576569</text:p>
          </table:table-cell>
          <table:table-cell office:value-type="float" office:value="2.48559212684631" calcext:value-type="float">
            <text:p>2,48559212684631</text:p>
          </table:table-cell>
          <table:table-cell office:value-type="float" office:value="2.48506313562393" calcext:value-type="float">
            <text:p>2,48506313562393</text:p>
          </table:table-cell>
          <table:table-cell office:value-type="float" office:value="2.48454040288925" calcext:value-type="float">
            <text:p>2,48454040288925</text:p>
          </table:table-cell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2.43576526641846" calcext:value-type="float">
            <text:p>2,43576526641846</text:p>
          </table:table-cell>
          <table:table-cell office:value-type="float" office:value="2.43544745445251" calcext:value-type="float">
            <text:p>2,43544745445251</text:p>
          </table:table-cell>
          <table:table-cell office:value-type="float" office:value="2.43512868881226" calcext:value-type="float">
            <text:p>2,43512868881226</text:p>
          </table:table-cell>
          <table:table-cell office:value-type="float" office:value="2.43480896949768" calcext:value-type="float">
            <text:p>2,43480896949768</text:p>
          </table:table-cell>
          <table:table-cell office:value-type="float" office:value="2.43448805809021" calcext:value-type="float">
            <text:p>2,43448805809021</text:p>
          </table:table-cell>
          <table:table-cell office:value-type="float" office:value="2.43416619300842" calcext:value-type="float">
            <text:p>2,43416619300842</text:p>
          </table:table-cell>
          <table:table-cell office:value-type="float" office:value="2.43384289741516" calcext:value-type="float">
            <text:p>2,43384289741516</text:p>
          </table:table-cell>
          <table:table-cell office:value-type="float" office:value="2.433518409729" calcext:value-type="float">
            <text:p>2,433518409729</text:p>
          </table:table-cell>
          <table:table-cell office:value-type="float" office:value="2.43319272994995" calcext:value-type="float">
            <text:p>2,43319272994995</text:p>
          </table:table-cell>
          <table:table-cell office:value-type="float" office:value="2.43286561965942" calcext:value-type="float">
            <text:p>2,43286561965942</text:p>
          </table:table-cell>
          <table:table-cell office:value-type="float" office:value="2.43253684043884" calcext:value-type="float">
            <text:p>2,43253684043884</text:p>
          </table:table-cell>
          <table:table-cell office:value-type="float" office:value="2.43220710754395" calcext:value-type="float">
            <text:p>2,43220710754395</text:p>
          </table:table-cell>
          <table:table-cell office:value-type="float" office:value="2.43187570571899" calcext:value-type="float">
            <text:p>2,43187570571899</text:p>
          </table:table-cell>
          <table:table-cell office:value-type="float" office:value="2.43154263496399" calcext:value-type="float">
            <text:p>2,43154263496399</text:p>
          </table:table-cell>
          <table:table-cell office:value-type="float" office:value="2.43120813369751" calcext:value-type="float">
            <text:p>2,43120813369751</text:p>
          </table:table-cell>
          <table:table-cell office:value-type="float" office:value="2.43087196350098" calcext:value-type="float">
            <text:p>2,43087196350098</text:p>
          </table:table-cell>
          <table:table-cell office:value-type="float" office:value="2.43053412437439" calcext:value-type="float">
            <text:p>2,43053412437439</text:p>
          </table:table-cell>
          <table:table-cell office:value-type="float" office:value="2.43019437789917" calcext:value-type="float">
            <text:p>2,43019437789917</text:p>
          </table:table-cell>
          <table:table-cell office:value-type="float" office:value="2.4298529624939" calcext:value-type="float">
            <text:p>2,4298529624939</text:p>
          </table:table-cell>
          <table:table-cell office:value-type="float" office:value="2.42950940132141" calcext:value-type="float">
            <text:p>2,42950940132141</text:p>
          </table:table-cell>
          <table:table-cell office:value-type="float" office:value="2.42916417121887" calcext:value-type="float">
            <text:p>2,42916417121887</text:p>
          </table:table-cell>
          <table:table-cell office:value-type="float" office:value="2.42881679534912" calcext:value-type="float">
            <text:p>2,42881679534912</text:p>
          </table:table-cell>
          <table:table-cell office:value-type="float" office:value="2.42846727371216" calcext:value-type="float">
            <text:p>2,42846727371216</text:p>
          </table:table-cell>
          <table:table-cell office:value-type="float" office:value="2.42811584472656" calcext:value-type="float">
            <text:p>2,42811584472656</text:p>
          </table:table-cell>
          <table:table-cell office:value-type="float" office:value="2.42776203155518" calcext:value-type="float">
            <text:p>2,42776203155518</text:p>
          </table:table-cell>
          <table:table-cell office:value-type="float" office:value="2.427405834198" calcext:value-type="float">
            <text:p>2,427405834198</text:p>
          </table:table-cell>
          <table:table-cell office:value-type="float" office:value="2.42704725265503" calcext:value-type="float">
            <text:p>2,42704725265503</text:p>
          </table:table-cell>
          <table:table-cell office:value-type="float" office:value="2.42668604850769" calcext:value-type="float">
            <text:p>2,42668604850769</text:p>
          </table:table-cell>
          <table:table-cell office:value-type="float" office:value="2.42632269859314" calcext:value-type="float">
            <text:p>2,42632269859314</text:p>
          </table:table-cell>
          <table:table-cell office:value-type="float" office:value="2.42595648765564" calcext:value-type="float">
            <text:p>2,42595648765564</text:p>
          </table:table-cell>
        </table:table-row>
        <table:table-row table:style-name="ro1">
          <table:table-cell office:value-type="string" calcext:value-type="string">
            <text:p>Hamburg</text:p>
          </table:table-cell>
          <table:table-cell office:value-type="float" office:value="2.63748343785604" calcext:value-type="float">
            <text:p>2,63748343785604</text:p>
          </table:table-cell>
          <table:table-cell office:value-type="float" office:value="2.6369411945343" calcext:value-type="float">
            <text:p>2,6369411945343</text:p>
          </table:table-cell>
          <table:table-cell office:value-type="float" office:value="2.6364008585612" calcext:value-type="float">
            <text:p>2,6364008585612</text:p>
          </table:table-cell>
          <table:table-cell office:value-type="float" office:value="2.63586266835531" calcext:value-type="float">
            <text:p>2,63586266835531</text:p>
          </table:table-cell>
          <table:table-cell office:value-type="float" office:value="2.63532606760661" calcext:value-type="float">
            <text:p>2,63532606760661</text:p>
          </table:table-cell>
          <table:table-cell office:value-type="float" office:value="2.6347910563151" calcext:value-type="float">
            <text:p>2,6347910563151</text:p>
          </table:table-cell>
          <table:table-cell office:value-type="float" office:value="2.63425739606222" calcext:value-type="float">
            <text:p>2,63425739606222</text:p>
          </table:table-cell>
          <table:table-cell office:value-type="float" office:value="2.63372453053792" calcext:value-type="float">
            <text:p>2,63372453053792</text:p>
          </table:table-cell>
          <table:table-cell office:value-type="float" office:value="2.63319277763367" calcext:value-type="float">
            <text:p>2,63319277763367</text:p>
          </table:table-cell>
          <table:table-cell office:value-type="float" office:value="2.63266158103943" calcext:value-type="float">
            <text:p>2,63266158103943</text:p>
          </table:table-cell>
          <table:table-cell office:value-type="float" office:value="2.63213094075521" calcext:value-type="float">
            <text:p>2,63213094075521</text:p>
          </table:table-cell>
          <table:table-cell office:value-type="float" office:value="2.63160022099813" calcext:value-type="float">
            <text:p>2,63160022099813</text:p>
          </table:table-cell>
          <table:table-cell office:value-type="float" office:value="2.63106973965963" calcext:value-type="float">
            <text:p>2,63106973965963</text:p>
          </table:table-cell>
          <table:table-cell office:value-type="float" office:value="2.63053901990255" calcext:value-type="float">
            <text:p>2,63053901990255</text:p>
          </table:table-cell>
          <table:table-cell office:value-type="float" office:value="2.63000758488973" calcext:value-type="float">
            <text:p>2,63000758488973</text:p>
          </table:table-cell>
          <table:table-cell office:value-type="float" office:value="2.62947559356689" calcext:value-type="float">
            <text:p>2,62947559356689</text:p>
          </table:table-cell>
          <table:table-cell office:value-type="float" office:value="2.6289427280426" calcext:value-type="float">
            <text:p>2,6289427280426</text:p>
          </table:table-cell>
          <table:table-cell office:value-type="float" office:value="2.62840859095256" calcext:value-type="float">
            <text:p>2,62840859095256</text:p>
          </table:table-cell>
          <table:table-cell office:value-type="float" office:value="2.62787318229675" calcext:value-type="float">
            <text:p>2,62787318229675</text:p>
          </table:table-cell>
          <table:table-cell office:value-type="float" office:value="2.62733634312948" calcext:value-type="float">
            <text:p>2,62733634312948</text:p>
          </table:table-cell>
          <table:table-cell office:value-type="float" office:value="2.6267987092336" calcext:value-type="float">
            <text:p>2,6267987092336</text:p>
          </table:table-cell>
          <table:table-cell office:value-type="float" office:value="2.62626036008199" calcext:value-type="float">
            <text:p>2,62626036008199</text:p>
          </table:table-cell>
          <table:table-cell office:value-type="float" office:value="2.62572105725606" calcext:value-type="float">
            <text:p>2,62572105725606</text:p>
          </table:table-cell>
          <table:table-cell office:value-type="float" office:value="2.62518056233724" calcext:value-type="float">
            <text:p>2,62518056233724</text:p>
          </table:table-cell>
          <table:table-cell office:value-type="float" office:value="2.6246387163798" calcext:value-type="float">
            <text:p>2,6246387163798</text:p>
          </table:table-cell>
          <table:table-cell office:value-type="float" office:value="2.62409543991089" calcext:value-type="float">
            <text:p>2,62409543991089</text:p>
          </table:table-cell>
          <table:table-cell office:value-type="float" office:value="2.6235503355662" calcext:value-type="float">
            <text:p>2,6235503355662</text:p>
          </table:table-cell>
          <table:table-cell office:value-type="float" office:value="2.62300308545431" calcext:value-type="float">
            <text:p>2,62300308545431</text:p>
          </table:table-cell>
          <table:table-cell office:value-type="float" office:value="2.62245384852091" calcext:value-type="float">
            <text:p>2,62245384852091</text:p>
          </table:table-cell>
          <table:table-cell office:value-type="float" office:value="2.62190214792887" calcext:value-type="float">
            <text:p>2,62190214792887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1.94161576032639" calcext:value-type="float">
            <text:p>1,94161576032639</text:p>
          </table:table-cell>
          <table:table-cell office:value-type="float" office:value="1.94110256433487" calcext:value-type="float">
            <text:p>1,94110256433487</text:p>
          </table:table-cell>
          <table:table-cell office:value-type="float" office:value="1.94059270620346" calcext:value-type="float">
            <text:p>1,94059270620346</text:p>
          </table:table-cell>
          <table:table-cell office:value-type="float" office:value="1.94008586804072" calcext:value-type="float">
            <text:p>1,94008586804072</text:p>
          </table:table-cell>
          <table:table-cell office:value-type="float" office:value="1.93958165248235" calcext:value-type="float">
            <text:p>1,93958165248235</text:p>
          </table:table-cell>
          <table:table-cell office:value-type="float" office:value="1.93907974163691" calcext:value-type="float">
            <text:p>1,93907974163691</text:p>
          </table:table-cell>
          <table:table-cell office:value-type="float" office:value="1.93857977787654" calcext:value-type="float">
            <text:p>1,93857977787654</text:p>
          </table:table-cell>
          <table:table-cell office:value-type="float" office:value="1.93808164199193" calcext:value-type="float">
            <text:p>1,93808164199193</text:p>
          </table:table-cell>
          <table:table-cell office:value-type="float" office:value="1.9375847975413" calcext:value-type="float">
            <text:p>1,9375847975413</text:p>
          </table:table-cell>
          <table:table-cell office:value-type="float" office:value="1.93708902597427" calcext:value-type="float">
            <text:p>1,93708902597427</text:p>
          </table:table-cell>
          <table:table-cell office:value-type="float" office:value="1.93659410874049" calcext:value-type="float">
            <text:p>1,93659410874049</text:p>
          </table:table-cell>
          <table:table-cell office:value-type="float" office:value="1.93609956900279" calcext:value-type="float">
            <text:p>1,93609956900279</text:p>
          </table:table-cell>
          <table:table-cell office:value-type="float" office:value="1.93560528755188" calcext:value-type="float">
            <text:p>1,93560528755188</text:p>
          </table:table-cell>
          <table:table-cell office:value-type="float" office:value="1.93511076768239" calcext:value-type="float">
            <text:p>1,93511076768239</text:p>
          </table:table-cell>
          <table:table-cell office:value-type="float" office:value="1.93461587031682" calcext:value-type="float">
            <text:p>1,93461587031682</text:p>
          </table:table-cell>
          <table:table-cell office:value-type="float" office:value="1.9341202378273" calcext:value-type="float">
            <text:p>1,9341202378273</text:p>
          </table:table-cell>
          <table:table-cell office:value-type="float" office:value="1.93362353245417" calcext:value-type="float">
            <text:p>1,93362353245417</text:p>
          </table:table-cell>
          <table:table-cell office:value-type="float" office:value="1.93312547604243" calcext:value-type="float">
            <text:p>1,93312547604243</text:p>
          </table:table-cell>
          <table:table-cell office:value-type="float" office:value="1.93262579043706" calcext:value-type="float">
            <text:p>1,93262579043706</text:p>
          </table:table-cell>
          <table:table-cell office:value-type="float" office:value="1.93212401866913" calcext:value-type="float">
            <text:p>1,93212401866913</text:p>
          </table:table-cell>
          <table:table-cell office:value-type="float" office:value="1.93162008126577" calcext:value-type="float">
            <text:p>1,93162008126577</text:p>
          </table:table-cell>
          <table:table-cell office:value-type="float" office:value="1.93111342191696" calcext:value-type="float">
            <text:p>1,93111342191696</text:p>
          </table:table-cell>
          <table:table-cell office:value-type="float" office:value="1.93060384194056" calcext:value-type="float">
            <text:p>1,93060384194056</text:p>
          </table:table-cell>
          <table:table-cell office:value-type="float" office:value="1.93009096384048" calcext:value-type="float">
            <text:p>1,93009096384048</text:p>
          </table:table-cell>
          <table:table-cell office:value-type="float" office:value="1.92957437038422" calcext:value-type="float">
            <text:p>1,92957437038422</text:p>
          </table:table-cell>
          <table:table-cell office:value-type="float" office:value="1.9290537238121" calcext:value-type="float">
            <text:p>1,9290537238121</text:p>
          </table:table-cell>
          <table:table-cell office:value-type="float" office:value="1.92852874596914" calcext:value-type="float">
            <text:p>1,92852874596914</text:p>
          </table:table-cell>
          <table:table-cell office:value-type="float" office:value="1.92799890041351" calcext:value-type="float">
            <text:p>1,92799890041351</text:p>
          </table:table-cell>
          <table:table-cell office:value-type="float" office:value="1.92746376991272" calcext:value-type="float">
            <text:p>1,92746376991272</text:p>
          </table:table-cell>
          <table:table-cell office:value-type="float" office:value="1.92692307631175" calcext:value-type="float">
            <text:p>1,92692307631175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 office:value-type="float" office:value="2.07940828800201" calcext:value-type="float">
            <text:p>2,07940828800201</text:p>
          </table:table-cell>
          <table:table-cell office:value-type="float" office:value="2.07876221338908" calcext:value-type="float">
            <text:p>2,07876221338908</text:p>
          </table:table-cell>
          <table:table-cell office:value-type="float" office:value="2.07812289396922" calcext:value-type="float">
            <text:p>2,07812289396922</text:p>
          </table:table-cell>
          <table:table-cell office:value-type="float" office:value="2.07748937606812" calcext:value-type="float">
            <text:p>2,07748937606812</text:p>
          </table:table-cell>
          <table:table-cell office:value-type="float" office:value="2.07686114311218" calcext:value-type="float">
            <text:p>2,07686114311218</text:p>
          </table:table-cell>
          <table:table-cell office:value-type="float" office:value="2.07623747984568" calcext:value-type="float">
            <text:p>2,07623747984568</text:p>
          </table:table-cell>
          <table:table-cell office:value-type="float" office:value="2.07561786969503" calcext:value-type="float">
            <text:p>2,07561786969503</text:p>
          </table:table-cell>
          <table:table-cell office:value-type="float" office:value="2.07500167687734" calcext:value-type="float">
            <text:p>2,07500167687734</text:p>
          </table:table-cell>
          <table:table-cell office:value-type="float" office:value="2.07438846429189" calcext:value-type="float">
            <text:p>2,07438846429189</text:p>
          </table:table-cell>
          <table:table-cell office:value-type="float" office:value="2.07377763589223" calcext:value-type="float">
            <text:p>2,07377763589223</text:p>
          </table:table-cell>
          <table:table-cell office:value-type="float" office:value="2.07316867510478" calcext:value-type="float">
            <text:p>2,07316867510478</text:p>
          </table:table-cell>
          <table:table-cell office:value-type="float" office:value="2.07256086667379" calcext:value-type="float">
            <text:p>2,07256086667379</text:p>
          </table:table-cell>
          <table:table-cell office:value-type="float" office:value="2.07195405165354" calcext:value-type="float">
            <text:p>2,07195405165354</text:p>
          </table:table-cell>
          <table:table-cell office:value-type="float" office:value="2.07134755452474" calcext:value-type="float">
            <text:p>2,07134755452474</text:p>
          </table:table-cell>
          <table:table-cell office:value-type="float" office:value="2.07074081897736" calcext:value-type="float">
            <text:p>2,07074081897736</text:p>
          </table:table-cell>
          <table:table-cell office:value-type="float" office:value="2.07013340791067" calcext:value-type="float">
            <text:p>2,07013340791067</text:p>
          </table:table-cell>
          <table:table-cell office:value-type="float" office:value="2.06952460606893" calcext:value-type="float">
            <text:p>2,06952460606893</text:p>
          </table:table-cell>
          <table:table-cell office:value-type="float" office:value="2.06891433397929" calcext:value-type="float">
            <text:p>2,06891433397929</text:p>
          </table:table-cell>
          <table:table-cell office:value-type="float" office:value="2.0683019955953" calcext:value-type="float">
            <text:p>2,0683019955953</text:p>
          </table:table-cell>
          <table:table-cell office:value-type="float" office:value="2.06768743197123" calcext:value-type="float">
            <text:p>2,06768743197123</text:p>
          </table:table-cell>
          <table:table-cell office:value-type="float" office:value="2.06707028547923" calcext:value-type="float">
            <text:p>2,06707028547923</text:p>
          </table:table-cell>
          <table:table-cell office:value-type="float" office:value="2.06644988059998" calcext:value-type="float">
            <text:p>2,06644988059998</text:p>
          </table:table-cell>
          <table:table-cell office:value-type="float" office:value="2.06582570075989" calcext:value-type="float">
            <text:p>2,06582570075989</text:p>
          </table:table-cell>
          <table:table-cell office:value-type="float" office:value="2.0651973883311" calcext:value-type="float">
            <text:p>2,0651973883311</text:p>
          </table:table-cell>
          <table:table-cell office:value-type="float" office:value="2.06456410884857" calcext:value-type="float">
            <text:p>2,06456410884857</text:p>
          </table:table-cell>
          <table:table-cell office:value-type="float" office:value="2.06392554442088" calcext:value-type="float">
            <text:p>2,06392554442088</text:p>
          </table:table-cell>
          <table:table-cell office:value-type="float" office:value="2.06328082084656" calcext:value-type="float">
            <text:p>2,06328082084656</text:p>
          </table:table-cell>
          <table:table-cell office:value-type="float" office:value="2.06262958049774" calcext:value-type="float">
            <text:p>2,06262958049774</text:p>
          </table:table-cell>
          <table:table-cell office:value-type="float" office:value="2.06197086970011" calcext:value-type="float">
            <text:p>2,06197086970011</text:p>
          </table:table-cell>
          <table:table-cell office:value-type="float" office:value="2.06130417188009" calcext:value-type="float">
            <text:p>2,06130417188009</text:p>
          </table:table-cell>
        </table:table-row>
        <table:table-row table:style-name="ro1">
          <table:table-cell office:value-type="string" calcext:value-type="string">
            <text:p>Rome</text:p>
          </table:table-cell>
          <table:table-cell office:value-type="float" office:value="2.07432246208191" calcext:value-type="float">
            <text:p>2,07432246208191</text:p>
          </table:table-cell>
          <table:table-cell office:value-type="float" office:value="2.07395458221436" calcext:value-type="float">
            <text:p>2,07395458221436</text:p>
          </table:table-cell>
          <table:table-cell office:value-type="float" office:value="2.07358801364899" calcext:value-type="float">
            <text:p>2,07358801364899</text:p>
          </table:table-cell>
          <table:table-cell office:value-type="float" office:value="2.07322251796722" calcext:value-type="float">
            <text:p>2,07322251796722</text:p>
          </table:table-cell>
          <table:table-cell office:value-type="float" office:value="2.07285821437836" calcext:value-type="float">
            <text:p>2,07285821437836</text:p>
          </table:table-cell>
          <table:table-cell office:value-type="float" office:value="2.07249474525452" calcext:value-type="float">
            <text:p>2,07249474525452</text:p>
          </table:table-cell>
          <table:table-cell office:value-type="float" office:value="2.07213234901428" calcext:value-type="float">
            <text:p>2,07213234901428</text:p>
          </table:table-cell>
          <table:table-cell office:value-type="float" office:value="2.07177090644836" calcext:value-type="float">
            <text:p>2,07177090644836</text:p>
          </table:table-cell>
          <table:table-cell office:value-type="float" office:value="2.07141017913818" calcext:value-type="float">
            <text:p>2,07141017913818</text:p>
          </table:table-cell>
          <table:table-cell office:value-type="float" office:value="2.07105016708374" calcext:value-type="float">
            <text:p>2,07105016708374</text:p>
          </table:table-cell>
          <table:table-cell office:value-type="float" office:value="2.07069087028503" calcext:value-type="float">
            <text:p>2,07069087028503</text:p>
          </table:table-cell>
          <table:table-cell office:value-type="float" office:value="2.07033216953278" calcext:value-type="float">
            <text:p>2,07033216953278</text:p>
          </table:table-cell>
          <table:table-cell office:value-type="float" office:value="2.06997418403626" calcext:value-type="float">
            <text:p>2,06997418403626</text:p>
          </table:table-cell>
          <table:table-cell office:value-type="float" office:value="2.0696165561676" calcext:value-type="float">
            <text:p>2,0696165561676</text:p>
          </table:table-cell>
          <table:table-cell office:value-type="float" office:value="2.06925928592682" calcext:value-type="float">
            <text:p>2,06925928592682</text:p>
          </table:table-cell>
          <table:table-cell office:value-type="float" office:value="2.06890249252319" calcext:value-type="float">
            <text:p>2,06890249252319</text:p>
          </table:table-cell>
          <table:table-cell office:value-type="float" office:value="2.06854605674744" calcext:value-type="float">
            <text:p>2,06854605674744</text:p>
          </table:table-cell>
          <table:table-cell office:value-type="float" office:value="2.06818974018097" calcext:value-type="float">
            <text:p>2,06818974018097</text:p>
          </table:table-cell>
          <table:table-cell office:value-type="float" office:value="2.0678334236145" calcext:value-type="float">
            <text:p>2,0678334236145</text:p>
          </table:table-cell>
          <table:table-cell office:value-type="float" office:value="2.06747722625732" calcext:value-type="float">
            <text:p>2,06747722625732</text:p>
          </table:table-cell>
          <table:table-cell office:value-type="float" office:value="2.06712102890015" calcext:value-type="float">
            <text:p>2,06712102890015</text:p>
          </table:table-cell>
          <table:table-cell office:value-type="float" office:value="2.06676483154297" calcext:value-type="float">
            <text:p>2,06676483154297</text:p>
          </table:table-cell>
          <table:table-cell office:value-type="float" office:value="2.0664085149765" calcext:value-type="float">
            <text:p>2,0664085149765</text:p>
          </table:table-cell>
          <table:table-cell office:value-type="float" office:value="2.06605184078217" calcext:value-type="float">
            <text:p>2,06605184078217</text:p>
          </table:table-cell>
          <table:table-cell office:value-type="float" office:value="2.06569492816925" calcext:value-type="float">
            <text:p>2,06569492816925</text:p>
          </table:table-cell>
          <table:table-cell office:value-type="float" office:value="2.06533777713776" calcext:value-type="float">
            <text:p>2,06533777713776</text:p>
          </table:table-cell>
          <table:table-cell office:value-type="float" office:value="2.06498003005981" calcext:value-type="float">
            <text:p>2,06498003005981</text:p>
          </table:table-cell>
          <table:table-cell office:value-type="float" office:value="2.064621925354" calcext:value-type="float">
            <text:p>2,064621925354</text:p>
          </table:table-cell>
          <table:table-cell office:value-type="float" office:value="2.06426417827606" calcext:value-type="float">
            <text:p>2,06426417827606</text:p>
          </table:table-cell>
          <table:table-cell office:value-type="float" office:value="2.0639066696167" calcext:value-type="float">
            <text:p>2,0639066696167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.60974450906118" calcext:value-type="float">
            <text:p>1,60974450906118</text:p>
          </table:table-cell>
          <table:table-cell office:value-type="float" office:value="1.60877617200216" calcext:value-type="float">
            <text:p>1,60877617200216</text:p>
          </table:table-cell>
          <table:table-cell office:value-type="float" office:value="1.60782365004222" calcext:value-type="float">
            <text:p>1,60782365004222</text:p>
          </table:table-cell>
          <table:table-cell office:value-type="float" office:value="1.60688598950704" calcext:value-type="float">
            <text:p>1,60688598950704</text:p>
          </table:table-cell>
          <table:table-cell office:value-type="float" office:value="1.6059623559316" calcext:value-type="float">
            <text:p>1,6059623559316</text:p>
          </table:table-cell>
          <table:table-cell office:value-type="float" office:value="1.60505167643229" calcext:value-type="float">
            <text:p>1,60505167643229</text:p>
          </table:table-cell>
          <table:table-cell office:value-type="float" office:value="1.60415335496267" calcext:value-type="float">
            <text:p>1,60415335496267</text:p>
          </table:table-cell>
          <table:table-cell office:value-type="float" office:value="1.60326623916626" calcext:value-type="float">
            <text:p>1,60326623916626</text:p>
          </table:table-cell>
          <table:table-cell office:value-type="float" office:value="1.60238989194234" calcext:value-type="float">
            <text:p>1,60238989194234</text:p>
          </table:table-cell>
          <table:table-cell office:value-type="float" office:value="1.60152331988017" calcext:value-type="float">
            <text:p>1,60152331988017</text:p>
          </table:table-cell>
          <table:table-cell office:value-type="float" office:value="1.60066604614258" calcext:value-type="float">
            <text:p>1,60066604614258</text:p>
          </table:table-cell>
          <table:table-cell office:value-type="float" office:value="1.59981723626455" calcext:value-type="float">
            <text:p>1,59981723626455</text:p>
          </table:table-cell>
          <table:table-cell office:value-type="float" office:value="1.59897617499034" calcext:value-type="float">
            <text:p>1,59897617499034</text:p>
          </table:table-cell>
          <table:table-cell office:value-type="float" office:value="1.5981441338857" calcext:value-type="float">
            <text:p>1,5981441338857</text:p>
          </table:table-cell>
          <table:table-cell office:value-type="float" office:value="1.59732131163279" calcext:value-type="float">
            <text:p>1,59732131163279</text:p>
          </table:table-cell>
          <table:table-cell office:value-type="float" office:value="1.59650707244873" calcext:value-type="float">
            <text:p>1,59650707244873</text:p>
          </table:table-cell>
          <table:table-cell office:value-type="float" office:value="1.59570121765137" calcext:value-type="float">
            <text:p>1,59570121765137</text:p>
          </table:table-cell>
          <table:table-cell office:value-type="float" office:value="1.59490315119425" calcext:value-type="float">
            <text:p>1,59490315119425</text:p>
          </table:table-cell>
          <table:table-cell office:value-type="float" office:value="1.59411231676737" calcext:value-type="float">
            <text:p>1,59411231676737</text:p>
          </table:table-cell>
          <table:table-cell office:value-type="float" office:value="1.59332839647929" calcext:value-type="float">
            <text:p>1,59332839647929</text:p>
          </table:table-cell>
          <table:table-cell office:value-type="float" office:value="1.59255087375641" calcext:value-type="float">
            <text:p>1,59255087375641</text:p>
          </table:table-cell>
          <table:table-cell office:value-type="float" office:value="1.59177935123444" calcext:value-type="float">
            <text:p>1,59177935123444</text:p>
          </table:table-cell>
          <table:table-cell office:value-type="float" office:value="1.5910134712855" calcext:value-type="float">
            <text:p>1,5910134712855</text:p>
          </table:table-cell>
          <table:table-cell office:value-type="float" office:value="1.59025331338247" calcext:value-type="float">
            <text:p>1,59025331338247</text:p>
          </table:table-cell>
          <table:table-cell office:value-type="float" office:value="1.58949832121531" calcext:value-type="float">
            <text:p>1,58949832121531</text:p>
          </table:table-cell>
          <table:table-cell office:value-type="float" office:value="1.58874833583832" calcext:value-type="float">
            <text:p>1,58874833583832</text:p>
          </table:table-cell>
          <table:table-cell office:value-type="float" office:value="1.58800292015076" calcext:value-type="float">
            <text:p>1,58800292015076</text:p>
          </table:table-cell>
          <table:table-cell office:value-type="float" office:value="1.58726171652476" calcext:value-type="float">
            <text:p>1,58726171652476</text:p>
          </table:table-cell>
          <table:table-cell office:value-type="float" office:value="1.58652444680532" calcext:value-type="float">
            <text:p>1,58652444680532</text:p>
          </table:table-cell>
          <table:table-cell office:value-type="float" office:value="1.58579079310099" calcext:value-type="float">
            <text:p>1,58579079310099</text:p>
          </table:table-cell>
        </table:table-row>
      </table:table>
      <table:table table:name="Tanhshrink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Athens</text:p>
          </table:table-cell>
          <table:table-cell office:value-type="float" office:value="2.53020326296488" calcext:value-type="float">
            <text:p>2,53020326296488</text:p>
          </table:table-cell>
          <table:table-cell office:value-type="float" office:value="2.46869818369548" calcext:value-type="float">
            <text:p>2,46869818369548</text:p>
          </table:table-cell>
          <table:table-cell office:value-type="float" office:value="2.40643938382467" calcext:value-type="float">
            <text:p>2,40643938382467</text:p>
          </table:table-cell>
          <table:table-cell office:value-type="float" office:value="2.3395076195399" calcext:value-type="float">
            <text:p>2,3395076195399</text:p>
          </table:table-cell>
          <table:table-cell office:value-type="float" office:value="2.26524710655212" calcext:value-type="float">
            <text:p>2,26524710655212</text:p>
          </table:table-cell>
          <table:table-cell office:value-type="float" office:value="2.18200937906901" calcext:value-type="float">
            <text:p>2,18200937906901</text:p>
          </table:table-cell>
          <table:table-cell office:value-type="float" office:value="2.08889889717102" calcext:value-type="float">
            <text:p>2,08889889717102</text:p>
          </table:table-cell>
          <table:table-cell office:value-type="float" office:value="1.98564469814301" calcext:value-type="float">
            <text:p>1,98564469814301</text:p>
          </table:table-cell>
          <table:table-cell office:value-type="float" office:value="1.87272795041402" calcext:value-type="float">
            <text:p>1,87272795041402</text:p>
          </table:table-cell>
          <table:table-cell office:value-type="float" office:value="1.7516289750735" calcext:value-type="float">
            <text:p>1,7516289750735</text:p>
          </table:table-cell>
          <table:table-cell office:value-type="float" office:value="1.62479358911514" calcext:value-type="float">
            <text:p>1,62479358911514</text:p>
          </table:table-cell>
          <table:table-cell office:value-type="float" office:value="1.49511776367823" calcext:value-type="float">
            <text:p>1,49511776367823</text:p>
          </table:table-cell>
          <table:table-cell office:value-type="float" office:value="1.36529588699341" calcext:value-type="float">
            <text:p>1,36529588699341</text:p>
          </table:table-cell>
          <table:table-cell office:value-type="float" office:value="1.2375130256017" calcext:value-type="float">
            <text:p>1,2375130256017</text:p>
          </table:table-cell>
          <table:table-cell office:value-type="float" office:value="1.11351804931959" calcext:value-type="float">
            <text:p>1,11351804931959</text:p>
          </table:table-cell>
          <table:table-cell office:value-type="float" office:value="0.994776944319407" calcext:value-type="float">
            <text:p>0,994776944319407</text:p>
          </table:table-cell>
          <table:table-cell office:value-type="float" office:value="0.882503569126129" calcext:value-type="float">
            <text:p>0,882503569126129</text:p>
          </table:table-cell>
          <table:table-cell office:value-type="float" office:value="0.777621001005173" calcext:value-type="float">
            <text:p>0,777621001005173</text:p>
          </table:table-cell>
          <table:table-cell office:value-type="float" office:value="0.680783828099569" calcext:value-type="float">
            <text:p>0,680783828099569</text:p>
          </table:table-cell>
          <table:table-cell office:value-type="float" office:value="0.592499037583669" calcext:value-type="float">
            <text:p>0,592499037583669</text:p>
          </table:table-cell>
          <table:table-cell office:value-type="float" office:value="0.51320814092954" calcext:value-type="float">
            <text:p>0,51320814092954</text:p>
          </table:table-cell>
          <table:table-cell office:value-type="float" office:value="0.443223302563032" calcext:value-type="float">
            <text:p>0,443223302563032</text:p>
          </table:table-cell>
          <table:table-cell office:value-type="float" office:value="0.38255986571312" calcext:value-type="float">
            <text:p>0,38255986571312</text:p>
          </table:table-cell>
          <table:table-cell office:value-type="float" office:value="0.330815051992734" calcext:value-type="float">
            <text:p>0,330815051992734</text:p>
          </table:table-cell>
          <table:table-cell office:value-type="float" office:value="0.287199889620145" calcext:value-type="float">
            <text:p>0,287199889620145</text:p>
          </table:table-cell>
          <table:table-cell office:value-type="float" office:value="0.250689566135407" calcext:value-type="float">
            <text:p>0,250689566135407</text:p>
          </table:table-cell>
          <table:table-cell office:value-type="float" office:value="0.220197975635529" calcext:value-type="float">
            <text:p>0,220197975635529</text:p>
          </table:table-cell>
          <table:table-cell office:value-type="float" office:value="0.194702769319216" calcext:value-type="float">
            <text:p>0,194702769319216</text:p>
          </table:table-cell>
          <table:table-cell office:value-type="float" office:value="0.17330901324749" calcext:value-type="float">
            <text:p>0,17330901324749</text:p>
          </table:table-cell>
          <table:table-cell office:value-type="float" office:value="0.155265286564827" calcext:value-type="float">
            <text:p>0,155265286564827</text:p>
          </table:table-cell>
        </table:table-row>
        <table:table-row table:style-name="ro1">
          <table:table-cell office:value-type="string" calcext:value-type="string">
            <text:p>Calais</text:p>
          </table:table-cell>
          <table:table-cell office:value-type="float" office:value="2.4975026675633" calcext:value-type="float">
            <text:p>2,4975026675633</text:p>
          </table:table-cell>
          <table:table-cell office:value-type="float" office:value="2.37267313684736" calcext:value-type="float">
            <text:p>2,37267313684736</text:p>
          </table:table-cell>
          <table:table-cell office:value-type="float" office:value="2.21630939415523" calcext:value-type="float">
            <text:p>2,21630939415523</text:p>
          </table:table-cell>
          <table:table-cell office:value-type="float" office:value="2.03683505739485" calcext:value-type="float">
            <text:p>2,03683505739485</text:p>
          </table:table-cell>
          <table:table-cell office:value-type="float" office:value="1.85118011065892" calcext:value-type="float">
            <text:p>1,85118011065892</text:p>
          </table:table-cell>
          <table:table-cell office:value-type="float" office:value="1.67485022544861" calcext:value-type="float">
            <text:p>1,67485022544861</text:p>
          </table:table-cell>
          <table:table-cell office:value-type="float" office:value="1.51407222236906" calcext:value-type="float">
            <text:p>1,51407222236906</text:p>
          </table:table-cell>
          <table:table-cell office:value-type="float" office:value="1.36621891600745" calcext:value-type="float">
            <text:p>1,36621891600745</text:p>
          </table:table-cell>
          <table:table-cell office:value-type="float" office:value="1.2262131699494" calcext:value-type="float">
            <text:p>1,2262131699494</text:p>
          </table:table-cell>
          <table:table-cell office:value-type="float" office:value="1.09113655345781" calcext:value-type="float">
            <text:p>1,09113655345781</text:p>
          </table:table-cell>
          <table:table-cell office:value-type="float" office:value="0.960782357624599" calcext:value-type="float">
            <text:p>0,960782357624599</text:p>
          </table:table-cell>
          <table:table-cell office:value-type="float" office:value="0.836528756788799" calcext:value-type="float">
            <text:p>0,836528756788799</text:p>
          </table:table-cell>
          <table:table-cell office:value-type="float" office:value="0.720337476049151" calcext:value-type="float">
            <text:p>0,720337476049151</text:p>
          </table:table-cell>
          <table:table-cell office:value-type="float" office:value="0.614165348666055" calcext:value-type="float">
            <text:p>0,614165348666055</text:p>
          </table:table-cell>
          <table:table-cell office:value-type="float" office:value="0.519556007214955" calcext:value-type="float">
            <text:p>0,519556007214955</text:p>
          </table:table-cell>
          <table:table-cell office:value-type="float" office:value="0.437333551900727" calcext:value-type="float">
            <text:p>0,437333551900727</text:p>
          </table:table-cell>
          <table:table-cell office:value-type="float" office:value="0.367472222873143" calcext:value-type="float">
            <text:p>0,367472222873143</text:p>
          </table:table-cell>
          <table:table-cell office:value-type="float" office:value="0.309196697814124" calcext:value-type="float">
            <text:p>0,309196697814124</text:p>
          </table:table-cell>
          <table:table-cell office:value-type="float" office:value="0.261235028505325" calcext:value-type="float">
            <text:p>0,261235028505325</text:p>
          </table:table-cell>
          <table:table-cell office:value-type="float" office:value="0.222093014844826" calcext:value-type="float">
            <text:p>0,222093014844826</text:p>
          </table:table-cell>
          <table:table-cell office:value-type="float" office:value="0.190270288714341" calcext:value-type="float">
            <text:p>0,190270288714341</text:p>
          </table:table-cell>
          <table:table-cell office:value-type="float" office:value="0.164394129067659" calcext:value-type="float">
            <text:p>0,164394129067659</text:p>
          </table:table-cell>
          <table:table-cell office:value-type="float" office:value="0.143283180892468" calcext:value-type="float">
            <text:p>0,143283180892468</text:p>
          </table:table-cell>
          <table:table-cell office:value-type="float" office:value="0.125962737947702" calcext:value-type="float">
            <text:p>0,125962737947702</text:p>
          </table:table-cell>
          <table:table-cell office:value-type="float" office:value="0.1116504514856" calcext:value-type="float">
            <text:p>0,1116504514856</text:p>
          </table:table-cell>
          <table:table-cell office:value-type="float" office:value="0.0997294863419873" calcext:value-type="float">
            <text:p>0,0997294863419873</text:p>
          </table:table-cell>
          <table:table-cell office:value-type="float" office:value="0.0897174908646515" calcext:value-type="float">
            <text:p>0,0897174908646515</text:p>
          </table:table-cell>
          <table:table-cell office:value-type="float" office:value="0.0812388227454254" calcext:value-type="float">
            <text:p>0,0812388227454254</text:p>
          </table:table-cell>
          <table:table-cell office:value-type="float" office:value="0.0740006736346654" calcext:value-type="float">
            <text:p>0,0740006736346654</text:p>
          </table:table-cell>
          <table:table-cell office:value-type="float" office:value="0.067773809922593" calcext:value-type="float">
            <text:p>0,067773809922593</text:p>
          </table:table-cell>
        </table:table-row>
        <table:table-row table:style-name="ro1">
          <table:table-cell office:value-type="string" calcext:value-type="string">
            <text:p>Cherbourg</text:p>
          </table:table-cell>
          <table:table-cell office:value-type="float" office:value="2.26078899701436" calcext:value-type="float">
            <text:p>2,26078899701436</text:p>
          </table:table-cell>
          <table:table-cell office:value-type="float" office:value="2.19706416130066" calcext:value-type="float">
            <text:p>2,19706416130066</text:p>
          </table:table-cell>
          <table:table-cell office:value-type="float" office:value="2.13064448038737" calcext:value-type="float">
            <text:p>2,13064448038737</text:p>
          </table:table-cell>
          <table:table-cell office:value-type="float" office:value="2.05791652202606" calcext:value-type="float">
            <text:p>2,05791652202606</text:p>
          </table:table-cell>
          <table:table-cell office:value-type="float" office:value="1.97648974259694" calcext:value-type="float">
            <text:p>1,97648974259694</text:p>
          </table:table-cell>
          <table:table-cell office:value-type="float" office:value="1.88540617624919" calcext:value-type="float">
            <text:p>1,88540617624919</text:p>
          </table:table-cell>
          <table:table-cell office:value-type="float" office:value="1.785174091657" calcext:value-type="float">
            <text:p>1,785174091657</text:p>
          </table:table-cell>
          <table:table-cell office:value-type="float" office:value="1.67749591668447" calcext:value-type="float">
            <text:p>1,67749591668447</text:p>
          </table:table-cell>
          <table:table-cell office:value-type="float" office:value="1.56478420893351" calcext:value-type="float">
            <text:p>1,56478420893351</text:p>
          </table:table-cell>
          <table:table-cell office:value-type="float" office:value="1.44966952006022" calcext:value-type="float">
            <text:p>1,44966952006022</text:p>
          </table:table-cell>
          <table:table-cell office:value-type="float" office:value="1.33464368184408" calcext:value-type="float">
            <text:p>1,33464368184408</text:p>
          </table:table-cell>
          <table:table-cell office:value-type="float" office:value="1.2218511501948" calcext:value-type="float">
            <text:p>1,2218511501948</text:p>
          </table:table-cell>
          <table:table-cell office:value-type="float" office:value="1.11298020680745" calcext:value-type="float">
            <text:p>1,11298020680745</text:p>
          </table:table-cell>
          <table:table-cell office:value-type="float" office:value="1.00922022263209" calcext:value-type="float">
            <text:p>1,00922022263209</text:p>
          </table:table-cell>
          <table:table-cell office:value-type="float" office:value="0.911281565825144" calcext:value-type="float">
            <text:p>0,911281565825144</text:p>
          </table:table-cell>
          <table:table-cell office:value-type="float" office:value="0.819483379522959" calcext:value-type="float">
            <text:p>0,819483379522959</text:p>
          </table:table-cell>
          <table:table-cell office:value-type="float" office:value="0.733898411194483" calcext:value-type="float">
            <text:p>0,733898411194483</text:p>
          </table:table-cell>
          <table:table-cell office:value-type="float" office:value="0.654510219891866" calcext:value-type="float">
            <text:p>0,654510219891866</text:p>
          </table:table-cell>
          <table:table-cell office:value-type="float" office:value="0.581326951583227" calcext:value-type="float">
            <text:p>0,581326951583227</text:p>
          </table:table-cell>
          <table:table-cell office:value-type="float" office:value="0.514417846997579" calcext:value-type="float">
            <text:p>0,514417846997579</text:p>
          </table:table-cell>
          <table:table-cell office:value-type="float" office:value="0.453876376152039" calcext:value-type="float">
            <text:p>0,453876376152039</text:p>
          </table:table-cell>
          <table:table-cell office:value-type="float" office:value="0.399739533662796" calcext:value-type="float">
            <text:p>0,399739533662796</text:p>
          </table:table-cell>
          <table:table-cell office:value-type="float" office:value="0.351908773183823" calcext:value-type="float">
            <text:p>0,351908773183823</text:p>
          </table:table-cell>
          <table:table-cell office:value-type="float" office:value="0.310108919938405" calcext:value-type="float">
            <text:p>0,310108919938405</text:p>
          </table:table-cell>
          <table:table-cell office:value-type="float" office:value="0.273900330066681" calcext:value-type="float">
            <text:p>0,273900330066681</text:p>
          </table:table-cell>
          <table:table-cell office:value-type="float" office:value="0.242728859186172" calcext:value-type="float">
            <text:p>0,242728859186172</text:p>
          </table:table-cell>
          <table:table-cell office:value-type="float" office:value="0.215987806518873" calcext:value-type="float">
            <text:p>0,215987806518873</text:p>
          </table:table-cell>
          <table:table-cell office:value-type="float" office:value="0.193074559171995" calcext:value-type="float">
            <text:p>0,193074559171995</text:p>
          </table:table-cell>
          <table:table-cell office:value-type="float" office:value="0.173425788680712" calcext:value-type="float">
            <text:p>0,173425788680712</text:p>
          </table:table-cell>
          <table:table-cell office:value-type="float" office:value="0.156538970768452" calcext:value-type="float">
            <text:p>0,156538970768452</text:p>
          </table:table-cell>
        </table:table-row>
        <table:table-row table:style-name="ro1">
          <table:table-cell office:value-type="string" calcext:value-type="string">
            <text:p>Cologne</text:p>
          </table:table-cell>
          <table:table-cell office:value-type="float" office:value="2.45101892948151" calcext:value-type="float">
            <text:p>2,45101892948151</text:p>
          </table:table-cell>
          <table:table-cell office:value-type="float" office:value="2.33410865068436" calcext:value-type="float">
            <text:p>2,33410865068436</text:p>
          </table:table-cell>
          <table:table-cell office:value-type="float" office:value="2.20082032680511" calcext:value-type="float">
            <text:p>2,20082032680511</text:p>
          </table:table-cell>
          <table:table-cell office:value-type="float" office:value="2.05872521797816" calcext:value-type="float">
            <text:p>2,05872521797816</text:p>
          </table:table-cell>
          <table:table-cell office:value-type="float" office:value="1.91839090983073" calcext:value-type="float">
            <text:p>1,91839090983073</text:p>
          </table:table-cell>
          <table:table-cell office:value-type="float" office:value="1.78732439875603" calcext:value-type="float">
            <text:p>1,78732439875603</text:p>
          </table:table-cell>
          <table:table-cell office:value-type="float" office:value="1.66729560494423" calcext:value-type="float">
            <text:p>1,66729560494423</text:p>
          </table:table-cell>
          <table:table-cell office:value-type="float" office:value="1.55535760025183" calcext:value-type="float">
            <text:p>1,55535760025183</text:p>
          </table:table-cell>
          <table:table-cell office:value-type="float" office:value="1.44741213818391" calcext:value-type="float">
            <text:p>1,44741213818391</text:p>
          </table:table-cell>
          <table:table-cell office:value-type="float" office:value="1.34069558978081" calcext:value-type="float">
            <text:p>1,34069558978081</text:p>
          </table:table-cell>
          <table:table-cell office:value-type="float" office:value="1.23412192861239" calcext:value-type="float">
            <text:p>1,23412192861239</text:p>
          </table:table-cell>
          <table:table-cell office:value-type="float" office:value="1.12771744777759" calcext:value-type="float">
            <text:p>1,12771744777759</text:p>
          </table:table-cell>
          <table:table-cell office:value-type="float" office:value="1.02206317335367" calcext:value-type="float">
            <text:p>1,02206317335367</text:p>
          </table:table-cell>
          <table:table-cell office:value-type="float" office:value="0.917994725207488" calcext:value-type="float">
            <text:p>0,917994725207488</text:p>
          </table:table-cell>
          <table:table-cell office:value-type="float" office:value="0.816513828933239" calcext:value-type="float">
            <text:p>0,816513828933239</text:p>
          </table:table-cell>
          <table:table-cell office:value-type="float" office:value="0.718789021174113" calcext:value-type="float">
            <text:p>0,718789021174113</text:p>
          </table:table-cell>
          <table:table-cell office:value-type="float" office:value="0.626150917261839" calcext:value-type="float">
            <text:p>0,626150917261839</text:p>
          </table:table-cell>
          <table:table-cell office:value-type="float" office:value="0.540033768862486" calcext:value-type="float">
            <text:p>0,540033768862486</text:p>
          </table:table-cell>
          <table:table-cell office:value-type="float" office:value="0.461834269265334" calcext:value-type="float">
            <text:p>0,461834269265334</text:p>
          </table:table-cell>
          <table:table-cell office:value-type="float" office:value="0.392665368815263" calcext:value-type="float">
            <text:p>0,392665368815263</text:p>
          </table:table-cell>
          <table:table-cell office:value-type="float" office:value="0.333081526060899" calcext:value-type="float">
            <text:p>0,333081526060899</text:p>
          </table:table-cell>
          <table:table-cell office:value-type="float" office:value="0.282931530227264" calcext:value-type="float">
            <text:p>0,282931530227264</text:p>
          </table:table-cell>
          <table:table-cell office:value-type="float" office:value="0.241437497238318" calcext:value-type="float">
            <text:p>0,241437497238318</text:p>
          </table:table-cell>
          <table:table-cell office:value-type="float" office:value="0.207444891954462" calcext:value-type="float">
            <text:p>0,207444891954462</text:p>
          </table:table-cell>
          <table:table-cell office:value-type="float" office:value="0.179691646868984" calcext:value-type="float">
            <text:p>0,179691646868984</text:p>
          </table:table-cell>
          <table:table-cell office:value-type="float" office:value="0.156995137532552" calcext:value-type="float">
            <text:p>0,156995137532552</text:p>
          </table:table-cell>
          <table:table-cell office:value-type="float" office:value="0.138340857500831" calcext:value-type="float">
            <text:p>0,138340857500831</text:p>
          </table:table-cell>
          <table:table-cell office:value-type="float" office:value="0.122901137297352" calcext:value-type="float">
            <text:p>0,122901137297352</text:p>
          </table:table-cell>
          <table:table-cell office:value-type="float" office:value="0.110019022598863" calcext:value-type="float">
            <text:p>0,110019022598863</text:p>
          </table:table-cell>
          <table:table-cell office:value-type="float" office:value="0.0991803612560034" calcext:value-type="float">
            <text:p>0,0991803612560034</text:p>
          </table:table-cell>
        </table:table-row>
        <table:table-row table:style-name="ro1">
          <table:table-cell office:value-type="string" calcext:value-type="string">
            <text:p>Geneva</text:p>
          </table:table-cell>
          <table:table-cell office:value-type="float" office:value="2.04057490825653" calcext:value-type="float">
            <text:p>2,04057490825653</text:p>
          </table:table-cell>
          <table:table-cell office:value-type="float" office:value="1.79139134287834" calcext:value-type="float">
            <text:p>1,79139134287834</text:p>
          </table:table-cell>
          <table:table-cell office:value-type="float" office:value="1.49622255563736" calcext:value-type="float">
            <text:p>1,49622255563736</text:p>
          </table:table-cell>
          <table:table-cell office:value-type="float" office:value="1.19512593746185" calcext:value-type="float">
            <text:p>1,19512593746185</text:p>
          </table:table-cell>
          <table:table-cell office:value-type="float" office:value="0.946196764707565" calcext:value-type="float">
            <text:p>0,946196764707565</text:p>
          </table:table-cell>
          <table:table-cell office:value-type="float" office:value="0.770098768174648" calcext:value-type="float">
            <text:p>0,770098768174648</text:p>
          </table:table-cell>
          <table:table-cell office:value-type="float" office:value="0.648410767316818" calcext:value-type="float">
            <text:p>0,648410767316818</text:p>
          </table:table-cell>
          <table:table-cell office:value-type="float" office:value="0.555896457284689" calcext:value-type="float">
            <text:p>0,555896457284689</text:p>
          </table:table-cell>
          <table:table-cell office:value-type="float" office:value="0.477585792541504" calcext:value-type="float">
            <text:p>0,477585792541504</text:p>
          </table:table-cell>
          <table:table-cell office:value-type="float" office:value="0.407451909035444" calcext:value-type="float">
            <text:p>0,407451909035444</text:p>
          </table:table-cell>
          <table:table-cell office:value-type="float" office:value="0.344041461125016" calcext:value-type="float">
            <text:p>0,344041461125016</text:p>
          </table:table-cell>
          <table:table-cell office:value-type="float" office:value="0.287748975679278" calcext:value-type="float">
            <text:p>0,287748975679278</text:p>
          </table:table-cell>
          <table:table-cell office:value-type="float" office:value="0.239302530884743" calcext:value-type="float">
            <text:p>0,239302530884743</text:p>
          </table:table-cell>
          <table:table-cell office:value-type="float" office:value="0.198937119916081" calcext:value-type="float">
            <text:p>0,198937119916081</text:p>
          </table:table-cell>
          <table:table-cell office:value-type="float" office:value="0.166157491505146" calcext:value-type="float">
            <text:p>0,166157491505146</text:p>
          </table:table-cell>
          <table:table-cell office:value-type="float" office:value="0.139940133318305" calcext:value-type="float">
            <text:p>0,139940133318305</text:p>
          </table:table-cell>
          <table:table-cell office:value-type="float" office:value="0.119078872725368" calcext:value-type="float">
            <text:p>0,119078872725368</text:p>
          </table:table-cell>
          <table:table-cell office:value-type="float" office:value="0.10243896394968" calcext:value-type="float">
            <text:p>0,10243896394968</text:p>
          </table:table-cell>
          <table:table-cell office:value-type="float" office:value="0.0890713362023234" calcext:value-type="float">
            <text:p>0,0890713362023234</text:p>
          </table:table-cell>
          <table:table-cell office:value-type="float" office:value="0.0782287558540702" calcext:value-type="float">
            <text:p>0,0782287558540702</text:p>
          </table:table-cell>
          <table:table-cell office:value-type="float" office:value="0.0693405624479055" calcext:value-type="float">
            <text:p>0,0693405624479055</text:p>
          </table:table-cell>
          <table:table-cell office:value-type="float" office:value="0.0619758255779743" calcext:value-type="float">
            <text:p>0,0619758255779743</text:p>
          </table:table-cell>
          <table:table-cell office:value-type="float" office:value="0.0558098829351366" calcext:value-type="float">
            <text:p>0,0558098829351366</text:p>
          </table:table-cell>
          <table:table-cell office:value-type="float" office:value="0.0505967829376459" calcext:value-type="float">
            <text:p>0,0505967829376459</text:p>
          </table:table-cell>
          <table:table-cell office:value-type="float" office:value="0.0461486955173314" calcext:value-type="float">
            <text:p>0,0461486955173314</text:p>
          </table:table-cell>
          <table:table-cell office:value-type="float" office:value="0.0423213918693364" calcext:value-type="float">
            <text:p>0,0423213918693364</text:p>
          </table:table-cell>
          <table:table-cell office:value-type="float" office:value="0.0390024059452117" calcext:value-type="float">
            <text:p>0,0390024059452117</text:p>
          </table:table-cell>
          <table:table-cell office:value-type="float" office:value="0.0361035047098994" calcext:value-type="float">
            <text:p>0,0361035047098994</text:p>
          </table:table-cell>
          <table:table-cell office:value-type="float" office:value="0.0335551179014146" calcext:value-type="float">
            <text:p>0,0335551179014146</text:p>
          </table:table-cell>
          <table:table-cell office:value-type="float" office:value="0.0313010513782501" calcext:value-type="float">
            <text:p>0,0313010513782501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2.64176360766093" calcext:value-type="float">
            <text:p>2,64176360766093</text:p>
          </table:table-cell>
          <table:table-cell office:value-type="float" office:value="2.55627838770549" calcext:value-type="float">
            <text:p>2,55627838770549</text:p>
          </table:table-cell>
          <table:table-cell office:value-type="float" office:value="2.45633641878764" calcext:value-type="float">
            <text:p>2,45633641878764</text:p>
          </table:table-cell>
          <table:table-cell office:value-type="float" office:value="2.33864410718282" calcext:value-type="float">
            <text:p>2,33864410718282</text:p>
          </table:table-cell>
          <table:table-cell office:value-type="float" office:value="2.20276296138763" calcext:value-type="float">
            <text:p>2,20276296138763</text:p>
          </table:table-cell>
          <table:table-cell office:value-type="float" office:value="2.05125812689463" calcext:value-type="float">
            <text:p>2,05125812689463</text:p>
          </table:table-cell>
          <table:table-cell office:value-type="float" office:value="1.88882009188334" calcext:value-type="float">
            <text:p>1,88882009188334</text:p>
          </table:table-cell>
          <table:table-cell office:value-type="float" office:value="1.72083179155986" calcext:value-type="float">
            <text:p>1,72083179155986</text:p>
          </table:table-cell>
          <table:table-cell office:value-type="float" office:value="1.5521967013677" calcext:value-type="float">
            <text:p>1,5521967013677</text:p>
          </table:table-cell>
          <table:table-cell office:value-type="float" office:value="1.3868271112442" calcext:value-type="float">
            <text:p>1,3868271112442</text:p>
          </table:table-cell>
          <table:table-cell office:value-type="float" office:value="1.2276824315389" calcext:value-type="float">
            <text:p>1,2276824315389</text:p>
          </table:table-cell>
          <table:table-cell office:value-type="float" office:value="1.07706570625305" calcext:value-type="float">
            <text:p>1,07706570625305</text:p>
          </table:table-cell>
          <table:table-cell office:value-type="float" office:value="0.936910688877106" calcext:value-type="float">
            <text:p>0,936910688877106</text:p>
          </table:table-cell>
          <table:table-cell office:value-type="float" office:value="0.808882296085358" calcext:value-type="float">
            <text:p>0,808882296085358</text:p>
          </table:table-cell>
          <table:table-cell office:value-type="float" office:value="0.694251120090485" calcext:value-type="float">
            <text:p>0,694251120090485</text:p>
          </table:table-cell>
          <table:table-cell office:value-type="float" office:value="0.593663990497589" calcext:value-type="float">
            <text:p>0,593663990497589</text:p>
          </table:table-cell>
          <table:table-cell office:value-type="float" office:value="0.507010579109192" calcext:value-type="float">
            <text:p>0,507010579109192</text:p>
          </table:table-cell>
          <table:table-cell office:value-type="float" office:value="0.433488517999649" calcext:value-type="float">
            <text:p>0,433488517999649</text:p>
          </table:table-cell>
          <table:table-cell office:value-type="float" office:value="0.371812919775645" calcext:value-type="float">
            <text:p>0,371812919775645</text:p>
          </table:table-cell>
          <table:table-cell office:value-type="float" office:value="0.320464064677556" calcext:value-type="float">
            <text:p>0,320464064677556</text:p>
          </table:table-cell>
          <table:table-cell office:value-type="float" office:value="0.277881811062495" calcext:value-type="float">
            <text:p>0,277881811062495</text:p>
          </table:table-cell>
          <table:table-cell office:value-type="float" office:value="0.242596303423246" calcext:value-type="float">
            <text:p>0,242596303423246</text:p>
          </table:table-cell>
          <table:table-cell office:value-type="float" office:value="0.213302696744601" calcext:value-type="float">
            <text:p>0,213302696744601</text:p>
          </table:table-cell>
          <table:table-cell office:value-type="float" office:value="0.188888425628344" calcext:value-type="float">
            <text:p>0,188888425628344</text:p>
          </table:table-cell>
          <table:table-cell office:value-type="float" office:value="0.168431932727496" calcext:value-type="float">
            <text:p>0,168431932727496</text:p>
          </table:table-cell>
          <table:table-cell office:value-type="float" office:value="0.151185224453608" calcext:value-type="float">
            <text:p>0,151185224453608</text:p>
          </table:table-cell>
          <table:table-cell office:value-type="float" office:value="0.136546892424425" calcext:value-type="float">
            <text:p>0,136546892424425</text:p>
          </table:table-cell>
          <table:table-cell office:value-type="float" office:value="0.12403737505277" calcext:value-type="float">
            <text:p>0,12403737505277</text:p>
          </table:table-cell>
          <table:table-cell office:value-type="float" office:value="0.113274474938711" calcext:value-type="float">
            <text:p>0,113274474938711</text:p>
          </table:table-cell>
          <table:table-cell office:value-type="float" office:value="0.103953003883362" calcext:value-type="float">
            <text:p>0,103953003883362</text:p>
          </table:table-cell>
        </table:table-row>
        <table:table-row table:style-name="ro1">
          <table:table-cell office:value-type="string" calcext:value-type="string">
            <text:p>Hook of Holland</text:p>
          </table:table-cell>
          <table:table-cell office:value-type="float" office:value="2.06113090515137" calcext:value-type="float">
            <text:p>2,06113090515137</text:p>
          </table:table-cell>
          <table:table-cell office:value-type="float" office:value="1.92652277946472" calcext:value-type="float">
            <text:p>1,92652277946472</text:p>
          </table:table-cell>
          <table:table-cell office:value-type="float" office:value="1.75185270309448" calcext:value-type="float">
            <text:p>1,75185270309448</text:p>
          </table:table-cell>
          <table:table-cell office:value-type="float" office:value="1.55506587028503" calcext:value-type="float">
            <text:p>1,55506587028503</text:p>
          </table:table-cell>
          <table:table-cell office:value-type="float" office:value="1.37128674983978" calcext:value-type="float">
            <text:p>1,37128674983978</text:p>
          </table:table-cell>
          <table:table-cell office:value-type="float" office:value="1.22603242397308" calcext:value-type="float">
            <text:p>1,22603242397308</text:p>
          </table:table-cell>
          <table:table-cell office:value-type="float" office:value="1.12191225290298" calcext:value-type="float">
            <text:p>1,12191225290298</text:p>
          </table:table-cell>
          <table:table-cell office:value-type="float" office:value="1.04687824249268" calcext:value-type="float">
            <text:p>1,04687824249268</text:p>
          </table:table-cell>
          <table:table-cell office:value-type="float" office:value="0.988206124305725" calcext:value-type="float">
            <text:p>0,988206124305725</text:p>
          </table:table-cell>
          <table:table-cell office:value-type="float" office:value="0.937869051098824" calcext:value-type="float">
            <text:p>0,937869051098824</text:p>
          </table:table-cell>
          <table:table-cell office:value-type="float" office:value="0.891768690943718" calcext:value-type="float">
            <text:p>0,891768690943718</text:p>
          </table:table-cell>
          <table:table-cell office:value-type="float" office:value="0.84802353978157" calcext:value-type="float">
            <text:p>0,84802353978157</text:p>
          </table:table-cell>
          <table:table-cell office:value-type="float" office:value="0.805880402028561" calcext:value-type="float">
            <text:p>0,805880402028561</text:p>
          </table:table-cell>
          <table:table-cell office:value-type="float" office:value="0.765175561606884" calcext:value-type="float">
            <text:p>0,765175561606884</text:p>
          </table:table-cell>
          <table:table-cell office:value-type="float" office:value="0.726059159636498" calcext:value-type="float">
            <text:p>0,726059159636498</text:p>
          </table:table-cell>
          <table:table-cell office:value-type="float" office:value="0.688807158172131" calcext:value-type="float">
            <text:p>0,688807158172131</text:p>
          </table:table-cell>
          <table:table-cell office:value-type="float" office:value="0.653651276230812" calcext:value-type="float">
            <text:p>0,653651276230812</text:p>
          </table:table-cell>
          <table:table-cell office:value-type="float" office:value="0.620637123286724" calcext:value-type="float">
            <text:p>0,620637123286724</text:p>
          </table:table-cell>
          <table:table-cell office:value-type="float" office:value="0.589544652402401" calcext:value-type="float">
            <text:p>0,589544652402401</text:p>
          </table:table-cell>
          <table:table-cell office:value-type="float" office:value="0.559895731508732" calcext:value-type="float">
            <text:p>0,559895731508732</text:p>
          </table:table-cell>
          <table:table-cell office:value-type="float" office:value="0.531032044440508" calcext:value-type="float">
            <text:p>0,531032044440508</text:p>
          </table:table-cell>
          <table:table-cell office:value-type="float" office:value="0.502230018377304" calcext:value-type="float">
            <text:p>0,502230018377304</text:p>
          </table:table-cell>
          <table:table-cell office:value-type="float" office:value="0.472825015336275" calcext:value-type="float">
            <text:p>0,472825015336275</text:p>
          </table:table-cell>
          <table:table-cell office:value-type="float" office:value="0.442324782162905" calcext:value-type="float">
            <text:p>0,442324782162905</text:p>
          </table:table-cell>
          <table:table-cell office:value-type="float" office:value="0.410497088730335" calcext:value-type="float">
            <text:p>0,410497088730335</text:p>
          </table:table-cell>
          <table:table-cell office:value-type="float" office:value="0.377415851503611" calcext:value-type="float">
            <text:p>0,377415851503611</text:p>
          </table:table-cell>
          <table:table-cell office:value-type="float" office:value="0.343457337468863" calcext:value-type="float">
            <text:p>0,343457337468863</text:p>
          </table:table-cell>
          <table:table-cell office:value-type="float" office:value="0.309250467270613" calcext:value-type="float">
            <text:p>0,309250467270613</text:p>
          </table:table-cell>
          <table:table-cell office:value-type="float" office:value="0.275594609230757" calcext:value-type="float">
            <text:p>0,275594609230757</text:p>
          </table:table-cell>
          <table:table-cell office:value-type="float" office:value="0.243355601280928" calcext:value-type="float">
            <text:p>0,243355601280928</text:p>
          </table:table-cell>
        </table:table-row>
        <table:table-row table:style-name="ro1">
          <table:table-cell office:value-type="string" calcext:value-type="string">
            <text:p>Lisbon</text:p>
          </table:table-cell>
          <table:table-cell office:value-type="float" office:value="2.51131472587585" calcext:value-type="float">
            <text:p>2,51131472587585</text:p>
          </table:table-cell>
          <table:table-cell office:value-type="float" office:value="2.28911390304565" calcext:value-type="float">
            <text:p>2,28911390304565</text:p>
          </table:table-cell>
          <table:table-cell office:value-type="float" office:value="2.00789682865143" calcext:value-type="float">
            <text:p>2,00789682865143</text:p>
          </table:table-cell>
          <table:table-cell office:value-type="float" office:value="1.68519797325134" calcext:value-type="float">
            <text:p>1,68519797325134</text:p>
          </table:table-cell>
          <table:table-cell office:value-type="float" office:value="1.36814665794373" calcext:value-type="float">
            <text:p>1,36814665794373</text:p>
          </table:table-cell>
          <table:table-cell office:value-type="float" office:value="1.09982122182846" calcext:value-type="float">
            <text:p>1,09982122182846</text:p>
          </table:table-cell>
          <table:table-cell office:value-type="float" office:value="0.898621451854706" calcext:value-type="float">
            <text:p>0,898621451854706</text:p>
          </table:table-cell>
          <table:table-cell office:value-type="float" office:value="0.755575776100159" calcext:value-type="float">
            <text:p>0,755575776100159</text:p>
          </table:table-cell>
          <table:table-cell office:value-type="float" office:value="0.650056034326553" calcext:value-type="float">
            <text:p>0,650056034326553</text:p>
          </table:table-cell>
          <table:table-cell office:value-type="float" office:value="0.564958938956261" calcext:value-type="float">
            <text:p>0,564958938956261</text:p>
          </table:table-cell>
          <table:table-cell office:value-type="float" office:value="0.490585049986839" calcext:value-type="float">
            <text:p>0,490585049986839</text:p>
          </table:table-cell>
          <table:table-cell office:value-type="float" office:value="0.422836485505104" calcext:value-type="float">
            <text:p>0,422836485505104</text:p>
          </table:table-cell>
          <table:table-cell office:value-type="float" office:value="0.360909566283226" calcext:value-type="float">
            <text:p>0,360909566283226</text:p>
          </table:table-cell>
          <table:table-cell office:value-type="float" office:value="0.305528119206429" calcext:value-type="float">
            <text:p>0,305528119206429</text:p>
          </table:table-cell>
          <table:table-cell office:value-type="float" office:value="0.257580384612083" calcext:value-type="float">
            <text:p>0,257580384612083</text:p>
          </table:table-cell>
          <table:table-cell office:value-type="float" office:value="0.217301246523857" calcext:value-type="float">
            <text:p>0,217301246523857</text:p>
          </table:table-cell>
          <table:table-cell office:value-type="float" office:value="0.184159557521343" calcext:value-type="float">
            <text:p>0,184159557521343</text:p>
          </table:table-cell>
          <table:table-cell office:value-type="float" office:value="0.157177935540676" calcext:value-type="float">
            <text:p>0,157177935540676</text:p>
          </table:table-cell>
          <table:table-cell office:value-type="float" office:value="0.135273690521717" calcext:value-type="float">
            <text:p>0,135273690521717</text:p>
          </table:table-cell>
          <table:table-cell office:value-type="float" office:value="0.117450764775276" calcext:value-type="float">
            <text:p>0,117450764775276</text:p>
          </table:table-cell>
          <table:table-cell office:value-type="float" office:value="0.102869725227356" calcext:value-type="float">
            <text:p>0,102869725227356</text:p>
          </table:table-cell>
          <table:table-cell office:value-type="float" office:value="0.090854462236166" calcext:value-type="float">
            <text:p>0,090854462236166</text:p>
          </table:table-cell>
          <table:table-cell office:value-type="float" office:value="0.0808725766837597" calcext:value-type="float">
            <text:p>0,0808725766837597</text:p>
          </table:table-cell>
          <table:table-cell office:value-type="float" office:value="0.0725096113979817" calcext:value-type="float">
            <text:p>0,0725096113979817</text:p>
          </table:table-cell>
          <table:table-cell office:value-type="float" office:value="0.0654440551996231" calcext:value-type="float">
            <text:p>0,0654440551996231</text:p>
          </table:table-cell>
          <table:table-cell office:value-type="float" office:value="0.0594257868826389" calcext:value-type="float">
            <text:p>0,0594257868826389</text:p>
          </table:table-cell>
          <table:table-cell office:value-type="float" office:value="0.0542595900595188" calcext:value-type="float">
            <text:p>0,0542595900595188</text:p>
          </table:table-cell>
          <table:table-cell office:value-type="float" office:value="0.0497924320399761" calcext:value-type="float">
            <text:p>0,0497924320399761</text:p>
          </table:table-cell>
          <table:table-cell office:value-type="float" office:value="0.0459030069410801" calcext:value-type="float">
            <text:p>0,0459030069410801</text:p>
          </table:table-cell>
          <table:table-cell office:value-type="float" office:value="0.0424950763583183" calcext:value-type="float">
            <text:p>0,0424950763583183</text:p>
          </table:table-cell>
        </table:table-row>
        <table:table-row table:style-name="ro1">
          <table:table-cell office:value-type="string" calcext:value-type="string">
            <text:p>Lyons</text:p>
          </table:table-cell>
          <table:table-cell office:value-type="float" office:value="2.23938369005919" calcext:value-type="float">
            <text:p>2,23938369005919</text:p>
          </table:table-cell>
          <table:table-cell office:value-type="float" office:value="2.05338761210442" calcext:value-type="float">
            <text:p>2,05338761210442</text:p>
          </table:table-cell>
          <table:table-cell office:value-type="float" office:value="1.8598059527576" calcext:value-type="float">
            <text:p>1,8598059527576</text:p>
          </table:table-cell>
          <table:table-cell office:value-type="float" office:value="1.69724681973457" calcext:value-type="float">
            <text:p>1,69724681973457</text:p>
          </table:table-cell>
          <table:table-cell office:value-type="float" office:value="1.56243405863643" calcext:value-type="float">
            <text:p>1,56243405863643</text:p>
          </table:table-cell>
          <table:table-cell office:value-type="float" office:value="1.44505240395665" calcext:value-type="float">
            <text:p>1,44505240395665</text:p>
          </table:table-cell>
          <table:table-cell office:value-type="float" office:value="1.339210934937" calcext:value-type="float">
            <text:p>1,339210934937</text:p>
          </table:table-cell>
          <table:table-cell office:value-type="float" office:value="1.23812618479133" calcext:value-type="float">
            <text:p>1,23812618479133</text:p>
          </table:table-cell>
          <table:table-cell office:value-type="float" office:value="1.13564978307113" calcext:value-type="float">
            <text:p>1,13564978307113</text:p>
          </table:table-cell>
          <table:table-cell office:value-type="float" office:value="1.02917480980977" calcext:value-type="float">
            <text:p>1,02917480980977</text:p>
          </table:table-cell>
          <table:table-cell office:value-type="float" office:value="0.919099995400757" calcext:value-type="float">
            <text:p>0,919099995400757</text:p>
          </table:table-cell>
          <table:table-cell office:value-type="float" office:value="0.807616526260972" calcext:value-type="float">
            <text:p>0,807616526260972</text:p>
          </table:table-cell>
          <table:table-cell office:value-type="float" office:value="0.698212043615058" calcext:value-type="float">
            <text:p>0,698212043615058</text:p>
          </table:table-cell>
          <table:table-cell office:value-type="float" office:value="0.595088696107268" calcext:value-type="float">
            <text:p>0,595088696107268</text:p>
          </table:table-cell>
          <table:table-cell office:value-type="float" office:value="0.501869359519333" calcext:value-type="float">
            <text:p>0,501869359519333</text:p>
          </table:table-cell>
          <table:table-cell office:value-type="float" office:value="0.420435269945301" calcext:value-type="float">
            <text:p>0,420435269945301</text:p>
          </table:table-cell>
          <table:table-cell office:value-type="float" office:value="0.350969342631288" calcext:value-type="float">
            <text:p>0,350969342631288</text:p>
          </table:table-cell>
          <table:table-cell office:value-type="float" office:value="0.29267988121137" calcext:value-type="float">
            <text:p>0,29267988121137</text:p>
          </table:table-cell>
          <table:table-cell office:value-type="float" office:value="0.244333742535673" calcext:value-type="float">
            <text:p>0,244333742535673</text:p>
          </table:table-cell>
          <table:table-cell office:value-type="float" office:value="0.204552884213626" calcext:value-type="float">
            <text:p>0,204552884213626</text:p>
          </table:table-cell>
          <table:table-cell office:value-type="float" office:value="0.172012217866723" calcext:value-type="float">
            <text:p>0,172012217866723</text:p>
          </table:table-cell>
          <table:table-cell office:value-type="float" office:value="0.145529043045826" calcext:value-type="float">
            <text:p>0,145529043045826</text:p>
          </table:table-cell>
          <table:table-cell office:value-type="float" office:value="0.124060143192764" calcext:value-type="float">
            <text:p>0,124060143192764</text:p>
          </table:table-cell>
          <table:table-cell office:value-type="float" office:value="0.106681835779455" calcext:value-type="float">
            <text:p>0,106681835779455</text:p>
          </table:table-cell>
          <table:table-cell office:value-type="float" office:value="0.0925890308571979" calcext:value-type="float">
            <text:p>0,0925890308571979</text:p>
          </table:table-cell>
          <table:table-cell office:value-type="float" office:value="0.0811046238522977" calcext:value-type="float">
            <text:p>0,0811046238522977</text:p>
          </table:table-cell>
          <table:table-cell office:value-type="float" office:value="0.0716792092425749" calcext:value-type="float">
            <text:p>0,0716792092425749</text:p>
          </table:table-cell>
          <table:table-cell office:value-type="float" office:value="0.0638783888716716" calcext:value-type="float">
            <text:p>0,0638783888716716</text:p>
          </table:table-cell>
          <table:table-cell office:value-type="float" office:value="0.0573641791706905" calcext:value-type="float">
            <text:p>0,0573641791706905</text:p>
          </table:table-cell>
          <table:table-cell office:value-type="float" office:value="0.0518751302734017" calcext:value-type="float">
            <text:p>0,0518751302734017</text:p>
          </table:table-cell>
        </table:table-row>
        <table:table-row table:style-name="ro1">
          <table:table-cell office:value-type="string" calcext:value-type="string">
            <text:p>Marseilles</text:p>
          </table:table-cell>
          <table:table-cell office:value-type="float" office:value="1.31200364232063" calcext:value-type="float">
            <text:p>1,31200364232063</text:p>
          </table:table-cell>
          <table:table-cell office:value-type="float" office:value="1.06789644807577" calcext:value-type="float">
            <text:p>1,06789644807577</text:p>
          </table:table-cell>
          <table:table-cell office:value-type="float" office:value="0.821024268865585" calcext:value-type="float">
            <text:p>0,821024268865585</text:p>
          </table:table-cell>
          <table:table-cell office:value-type="float" office:value="0.652877252548933" calcext:value-type="float">
            <text:p>0,652877252548933</text:p>
          </table:table-cell>
          <table:table-cell office:value-type="float" office:value="0.556866241618991" calcext:value-type="float">
            <text:p>0,556866241618991</text:p>
          </table:table-cell>
          <table:table-cell office:value-type="float" office:value="0.499748032540083" calcext:value-type="float">
            <text:p>0,499748032540083</text:p>
          </table:table-cell>
          <table:table-cell office:value-type="float" office:value="0.461023623123765" calcext:value-type="float">
            <text:p>0,461023623123765</text:p>
          </table:table-cell>
          <table:table-cell office:value-type="float" office:value="0.431370998732746" calcext:value-type="float">
            <text:p>0,431370998732746</text:p>
          </table:table-cell>
          <table:table-cell office:value-type="float" office:value="0.406745561398566" calcext:value-type="float">
            <text:p>0,406745561398566</text:p>
          </table:table-cell>
          <table:table-cell office:value-type="float" office:value="0.385273755528033" calcext:value-type="float">
            <text:p>0,385273755528033</text:p>
          </table:table-cell>
          <table:table-cell office:value-type="float" office:value="0.365945485886186" calcext:value-type="float">
            <text:p>0,365945485886186</text:p>
          </table:table-cell>
          <table:table-cell office:value-type="float" office:value="0.348085520323366" calcext:value-type="float">
            <text:p>0,348085520323366</text:p>
          </table:table-cell>
          <table:table-cell office:value-type="float" office:value="0.331134152598679" calcext:value-type="float">
            <text:p>0,331134152598679</text:p>
          </table:table-cell>
          <table:table-cell office:value-type="float" office:value="0.314552013296634" calcext:value-type="float">
            <text:p>0,314552013296634</text:p>
          </table:table-cell>
          <table:table-cell office:value-type="float" office:value="0.29777925927192" calcext:value-type="float">
            <text:p>0,29777925927192</text:p>
          </table:table-cell>
          <table:table-cell office:value-type="float" office:value="0.280235237907618" calcext:value-type="float">
            <text:p>0,280235237907618</text:p>
          </table:table-cell>
          <table:table-cell office:value-type="float" office:value="0.261368865612894" calcext:value-type="float">
            <text:p>0,261368865612894</text:p>
          </table:table-cell>
          <table:table-cell office:value-type="float" office:value="0.240776657592505" calcext:value-type="float">
            <text:p>0,240776657592505</text:p>
          </table:table-cell>
          <table:table-cell office:value-type="float" office:value="0.218382838880643" calcext:value-type="float">
            <text:p>0,218382838880643</text:p>
          </table:table-cell>
          <table:table-cell office:value-type="float" office:value="0.194611255778" calcext:value-type="float">
            <text:p>0,194611255778</text:p>
          </table:table-cell>
          <table:table-cell office:value-type="float" office:value="0.170416653621942" calcext:value-type="float">
            <text:p>0,170416653621942</text:p>
          </table:table-cell>
          <table:table-cell office:value-type="float" office:value="0.147068820660934" calcext:value-type="float">
            <text:p>0,147068820660934</text:p>
          </table:table-cell>
          <table:table-cell office:value-type="float" office:value="0.125749751925468" calcext:value-type="float">
            <text:p>0,125749751925468</text:p>
          </table:table-cell>
          <table:table-cell office:value-type="float" office:value="0.107199041405693" calcext:value-type="float">
            <text:p>0,107199041405693</text:p>
          </table:table-cell>
          <table:table-cell office:value-type="float" office:value="0.091612653573975" calcext:value-type="float">
            <text:p>0,091612653573975</text:p>
          </table:table-cell>
          <table:table-cell office:value-type="float" office:value="0.0787815896328539" calcext:value-type="float">
            <text:p>0,0787815896328539</text:p>
          </table:table-cell>
          <table:table-cell office:value-type="float" office:value="0.068304575397633" calcext:value-type="float">
            <text:p>0,068304575397633</text:p>
          </table:table-cell>
          <table:table-cell office:value-type="float" office:value="0.0597468249034137" calcext:value-type="float">
            <text:p>0,0597468249034137</text:p>
          </table:table-cell>
          <table:table-cell office:value-type="float" office:value="0.0527195022441447" calcext:value-type="float">
            <text:p>0,0527195022441447</text:p>
          </table:table-cell>
          <table:table-cell office:value-type="float" office:value="0.0469034664565697" calcext:value-type="float">
            <text:p>0,0469034664565697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.09597151279449" calcext:value-type="float">
            <text:p>2,09597151279449</text:p>
          </table:table-cell>
          <table:table-cell office:value-type="float" office:value="2.00625003576279" calcext:value-type="float">
            <text:p>2,00625003576279</text:p>
          </table:table-cell>
          <table:table-cell office:value-type="float" office:value="1.90450780391693" calcext:value-type="float">
            <text:p>1,90450780391693</text:p>
          </table:table-cell>
          <table:table-cell office:value-type="float" office:value="1.78355135917664" calcext:value-type="float">
            <text:p>1,78355135917664</text:p>
          </table:table-cell>
          <table:table-cell office:value-type="float" office:value="1.65096794366837" calcext:value-type="float">
            <text:p>1,65096794366837</text:p>
          </table:table-cell>
          <table:table-cell office:value-type="float" office:value="1.51690037250519" calcext:value-type="float">
            <text:p>1,51690037250519</text:p>
          </table:table-cell>
          <table:table-cell office:value-type="float" office:value="1.38579518198967" calcext:value-type="float">
            <text:p>1,38579518198967</text:p>
          </table:table-cell>
          <table:table-cell office:value-type="float" office:value="1.25747255086899" calcext:value-type="float">
            <text:p>1,25747255086899</text:p>
          </table:table-cell>
          <table:table-cell office:value-type="float" office:value="1.13140752911568" calcext:value-type="float">
            <text:p>1,13140752911568</text:p>
          </table:table-cell>
          <table:table-cell office:value-type="float" office:value="1.00898205339909" calcext:value-type="float">
            <text:p>1,00898205339909</text:p>
          </table:table-cell>
          <table:table-cell office:value-type="float" office:value="0.89316319078207" calcext:value-type="float">
            <text:p>0,89316319078207</text:p>
          </table:table-cell>
          <table:table-cell office:value-type="float" office:value="0.787343770265579" calcext:value-type="float">
            <text:p>0,787343770265579</text:p>
          </table:table-cell>
          <table:table-cell office:value-type="float" office:value="0.694234721362591" calcext:value-type="float">
            <text:p>0,694234721362591</text:p>
          </table:table-cell>
          <table:table-cell office:value-type="float" office:value="0.615012162923813" calcext:value-type="float">
            <text:p>0,615012162923813</text:p>
          </table:table-cell>
          <table:table-cell office:value-type="float" office:value="0.549192603677511" calcext:value-type="float">
            <text:p>0,549192603677511</text:p>
          </table:table-cell>
          <table:table-cell office:value-type="float" office:value="0.495185060799122" calcext:value-type="float">
            <text:p>0,495185060799122</text:p>
          </table:table-cell>
          <table:table-cell office:value-type="float" office:value="0.450934516638517" calcext:value-type="float">
            <text:p>0,450934516638517</text:p>
          </table:table-cell>
          <table:table-cell office:value-type="float" office:value="0.414350757002831" calcext:value-type="float">
            <text:p>0,414350757002831</text:p>
          </table:table-cell>
          <table:table-cell office:value-type="float" office:value="0.383540909737349" calcext:value-type="float">
            <text:p>0,383540909737349</text:p>
          </table:table-cell>
          <table:table-cell office:value-type="float" office:value="0.356911177560687" calcext:value-type="float">
            <text:p>0,356911177560687</text:p>
          </table:table-cell>
          <table:table-cell office:value-type="float" office:value="0.333186414092779" calcext:value-type="float">
            <text:p>0,333186414092779</text:p>
          </table:table-cell>
          <table:table-cell office:value-type="float" office:value="0.311391330882907" calcext:value-type="float">
            <text:p>0,311391330882907</text:p>
          </table:table-cell>
          <table:table-cell office:value-type="float" office:value="0.290819869562984" calcext:value-type="float">
            <text:p>0,290819869562984</text:p>
          </table:table-cell>
          <table:table-cell office:value-type="float" office:value="0.271002015657723" calcext:value-type="float">
            <text:p>0,271002015657723</text:p>
          </table:table-cell>
          <table:table-cell office:value-type="float" office:value="0.251666690781713" calcext:value-type="float">
            <text:p>0,251666690781713</text:p>
          </table:table-cell>
          <table:table-cell office:value-type="float" office:value="0.232701366953552" calcext:value-type="float">
            <text:p>0,232701366953552</text:p>
          </table:table-cell>
          <table:table-cell office:value-type="float" office:value="0.214109646342695" calcext:value-type="float">
            <text:p>0,214109646342695</text:p>
          </table:table-cell>
          <table:table-cell office:value-type="float" office:value="0.195974600687623" calcext:value-type="float">
            <text:p>0,195974600687623</text:p>
          </table:table-cell>
          <table:table-cell office:value-type="float" office:value="0.1784303676337" calcext:value-type="float">
            <text:p>0,1784303676337</text:p>
          </table:table-cell>
          <table:table-cell office:value-type="float" office:value="0.161641244404018" calcext:value-type="float">
            <text:p>0,161641244404018</text:p>
          </table:table-cell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1.69967452117375" calcext:value-type="float">
            <text:p>1,69967452117375</text:p>
          </table:table-cell>
          <table:table-cell office:value-type="float" office:value="1.0315808738981" calcext:value-type="float">
            <text:p>1,0315808738981</text:p>
          </table:table-cell>
          <table:table-cell office:value-type="float" office:value="0.490519327776773" calcext:value-type="float">
            <text:p>0,490519327776773</text:p>
          </table:table-cell>
          <table:table-cell office:value-type="float" office:value="0.238625134740557" calcext:value-type="float">
            <text:p>0,238625134740557</text:p>
          </table:table-cell>
          <table:table-cell office:value-type="float" office:value="0.136550466929163" calcext:value-type="float">
            <text:p>0,136550466929163</text:p>
          </table:table-cell>
          <table:table-cell office:value-type="float" office:value="0.0894882290491036" calcext:value-type="float">
            <text:p>0,0894882290491036</text:p>
          </table:table-cell>
          <table:table-cell office:value-type="float" office:value="0.0642576499709061" calcext:value-type="float">
            <text:p>0,0642576499709061</text:p>
          </table:table-cell>
          <table:table-cell office:value-type="float" office:value="0.0490891238940614" calcext:value-type="float">
            <text:p>0,0490891238940614</text:p>
          </table:table-cell>
          <table:table-cell office:value-type="float" office:value="0.0391783086316926" calcext:value-type="float">
            <text:p>0,0391783086316926</text:p>
          </table:table-cell>
          <table:table-cell office:value-type="float" office:value="0.0322911821837936" calcext:value-type="float">
            <text:p>0,0322911821837936</text:p>
          </table:table-cell>
          <table:table-cell office:value-type="float" office:value="0.0272753233356135" calcext:value-type="float">
            <text:p>0,0272753233356135</text:p>
          </table:table-cell>
          <table:table-cell office:value-type="float" office:value="0.0234859827905893" calcext:value-type="float">
            <text:p>0,0234859827905893</text:p>
          </table:table-cell>
          <table:table-cell office:value-type="float" office:value="0.020537694783083" calcext:value-type="float">
            <text:p>0,020537694783083</text:p>
          </table:table-cell>
          <table:table-cell office:value-type="float" office:value="0.018188213929534" calcext:value-type="float">
            <text:p>0,018188213929534</text:p>
          </table:table-cell>
          <table:table-cell office:value-type="float" office:value="0.0162781857486282" calcext:value-type="float">
            <text:p>0,0162781857486282</text:p>
          </table:table-cell>
          <table:table-cell office:value-type="float" office:value="0.0146991396322846" calcext:value-type="float">
            <text:p>0,0146991396322846</text:p>
          </table:table-cell>
          <table:table-cell office:value-type="float" office:value="0.0133747435174882" calcext:value-type="float">
            <text:p>0,0133747435174882</text:p>
          </table:table-cell>
          <table:table-cell office:value-type="float" office:value="0.0122502261905798" calcext:value-type="float">
            <text:p>0,0122502261905798</text:p>
          </table:table-cell>
          <table:table-cell office:value-type="float" office:value="0.0112849454661565" calcext:value-type="float">
            <text:p>0,0112849454661565</text:p>
          </table:table-cell>
          <table:table-cell office:value-type="float" office:value="0.0104485491423735" calcext:value-type="float">
            <text:p>0,0104485491423735</text:p>
          </table:table-cell>
          <table:table-cell office:value-type="float" office:value="0.00971768623484033" calcext:value-type="float">
            <text:p>0,00971768623484033</text:p>
          </table:table-cell>
          <table:table-cell office:value-type="float" office:value="0.00907415025202291" calcext:value-type="float">
            <text:p>0,00907415025202291</text:p>
          </table:table-cell>
          <table:table-cell office:value-type="float" office:value="0.00850379786321095" calcext:value-type="float">
            <text:p>0,00850379786321095</text:p>
          </table:table-cell>
          <table:table-cell office:value-type="float" office:value="0.00799520712878023" calcext:value-type="float">
            <text:p>0,00799520712878023</text:p>
          </table:table-cell>
          <table:table-cell office:value-type="float" office:value="0.00753920864579933" calcext:value-type="float">
            <text:p>0,00753920864579933</text:p>
          </table:table-cell>
          <table:table-cell office:value-type="float" office:value="0.0071282746336822" calcext:value-type="float">
            <text:p>0,0071282746336822</text:p>
          </table:table-cell>
          <table:table-cell office:value-type="float" office:value="0.00675630622676441" calcext:value-type="float">
            <text:p>0,00675630622676441</text:p>
          </table:table-cell>
          <table:table-cell office:value-type="float" office:value="0.00641815111573253" calcext:value-type="float">
            <text:p>0,00641815111573253</text:p>
          </table:table-cell>
          <table:table-cell office:value-type="float" office:value="0.00610957361225571" calcext:value-type="float">
            <text:p>0,00610957361225571</text:p>
          </table:table-cell>
          <table:table-cell office:value-type="float" office:value="0.00582698832399079" calcext:value-type="float">
            <text:p>0,00582698832399079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2.20728075504303" calcext:value-type="float">
            <text:p>2,20728075504303</text:p>
          </table:table-cell>
          <table:table-cell office:value-type="float" office:value="2.12632095813751" calcext:value-type="float">
            <text:p>2,12632095813751</text:p>
          </table:table-cell>
          <table:table-cell office:value-type="float" office:value="2.0387504696846" calcext:value-type="float">
            <text:p>2,0387504696846</text:p>
          </table:table-cell>
          <table:table-cell office:value-type="float" office:value="1.94021660089493" calcext:value-type="float">
            <text:p>1,94021660089493</text:p>
          </table:table-cell>
          <table:table-cell office:value-type="float" office:value="1.82812875509262" calcext:value-type="float">
            <text:p>1,82812875509262</text:p>
          </table:table-cell>
          <table:table-cell office:value-type="float" office:value="1.7021878361702" calcext:value-type="float">
            <text:p>1,7021878361702</text:p>
          </table:table-cell>
          <table:table-cell office:value-type="float" office:value="1.56452840566635" calcext:value-type="float">
            <text:p>1,56452840566635</text:p>
          </table:table-cell>
          <table:table-cell office:value-type="float" office:value="1.41922146081924" calcext:value-type="float">
            <text:p>1,41922146081924</text:p>
          </table:table-cell>
          <table:table-cell office:value-type="float" office:value="1.27130234241486" calcext:value-type="float">
            <text:p>1,27130234241486</text:p>
          </table:table-cell>
          <table:table-cell office:value-type="float" office:value="1.12572956085205" calcext:value-type="float">
            <text:p>1,12572956085205</text:p>
          </table:table-cell>
          <table:table-cell office:value-type="float" office:value="0.98661544919014" calcext:value-type="float">
            <text:p>0,98661544919014</text:p>
          </table:table-cell>
          <table:table-cell office:value-type="float" office:value="0.856890916824341" calcext:value-type="float">
            <text:p>0,856890916824341</text:p>
          </table:table-cell>
          <table:table-cell office:value-type="float" office:value="0.738397210836411" calcext:value-type="float">
            <text:p>0,738397210836411</text:p>
          </table:table-cell>
          <table:table-cell office:value-type="float" office:value="0.632200047373772" calcext:value-type="float">
            <text:p>0,632200047373772</text:p>
          </table:table-cell>
          <table:table-cell office:value-type="float" office:value="0.538831442594528" calcext:value-type="float">
            <text:p>0,538831442594528</text:p>
          </table:table-cell>
          <table:table-cell office:value-type="float" office:value="0.45832721889019" calcext:value-type="float">
            <text:p>0,45832721889019</text:p>
          </table:table-cell>
          <table:table-cell office:value-type="float" office:value="0.390169888734818" calcext:value-type="float">
            <text:p>0,390169888734818</text:p>
          </table:table-cell>
          <table:table-cell office:value-type="float" office:value="0.333312585949898" calcext:value-type="float">
            <text:p>0,333312585949898</text:p>
          </table:table-cell>
          <table:table-cell office:value-type="float" office:value="0.286347173154354" calcext:value-type="float">
            <text:p>0,286347173154354</text:p>
          </table:table-cell>
          <table:table-cell office:value-type="float" office:value="0.247731298208237" calcext:value-type="float">
            <text:p>0,247731298208237</text:p>
          </table:table-cell>
          <table:table-cell office:value-type="float" office:value="0.215984828770161" calcext:value-type="float">
            <text:p>0,215984828770161</text:p>
          </table:table-cell>
          <table:table-cell office:value-type="float" office:value="0.189800515770912" calcext:value-type="float">
            <text:p>0,189800515770912</text:p>
          </table:table-cell>
          <table:table-cell office:value-type="float" office:value="0.168085217475891" calcext:value-type="float">
            <text:p>0,168085217475891</text:p>
          </table:table-cell>
          <table:table-cell office:value-type="float" office:value="0.149953372776508" calcext:value-type="float">
            <text:p>0,149953372776508</text:p>
          </table:table-cell>
          <table:table-cell office:value-type="float" office:value="0.134701125323772" calcext:value-type="float">
            <text:p>0,134701125323772</text:p>
          </table:table-cell>
          <table:table-cell office:value-type="float" office:value="0.121772587299347" calcext:value-type="float">
            <text:p>0,121772587299347</text:p>
          </table:table-cell>
          <table:table-cell office:value-type="float" office:value="0.110730905085802" calcext:value-type="float">
            <text:p>0,110730905085802</text:p>
          </table:table-cell>
          <table:table-cell office:value-type="float" office:value="0.101231697946787" calcext:value-type="float">
            <text:p>0,101231697946787</text:p>
          </table:table-cell>
          <table:table-cell office:value-type="float" office:value="0.093002375215292" calcext:value-type="float">
            <text:p>0,093002375215292</text:p>
          </table:table-cell>
          <table:table-cell office:value-type="float" office:value="0.0858260877430439" calcext:value-type="float">
            <text:p>0,0858260877430439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2.90203746159871" calcext:value-type="float">
            <text:p>2,90203746159871</text:p>
          </table:table-cell>
          <table:table-cell office:value-type="float" office:value="2.84078907966614" calcext:value-type="float">
            <text:p>2,84078907966614</text:p>
          </table:table-cell>
          <table:table-cell office:value-type="float" office:value="2.78481507301331" calcext:value-type="float">
            <text:p>2,78481507301331</text:p>
          </table:table-cell>
          <table:table-cell office:value-type="float" office:value="2.71908275286357" calcext:value-type="float">
            <text:p>2,71908275286357</text:p>
          </table:table-cell>
          <table:table-cell office:value-type="float" office:value="2.62837147712708" calcext:value-type="float">
            <text:p>2,62837147712708</text:p>
          </table:table-cell>
          <table:table-cell office:value-type="float" office:value="2.49853380521139" calcext:value-type="float">
            <text:p>2,49853380521139</text:p>
          </table:table-cell>
          <table:table-cell office:value-type="float" office:value="2.32342867056529" calcext:value-type="float">
            <text:p>2,32342867056529</text:p>
          </table:table-cell>
          <table:table-cell office:value-type="float" office:value="2.11127666632334" calcext:value-type="float">
            <text:p>2,11127666632334</text:p>
          </table:table-cell>
          <table:table-cell office:value-type="float" office:value="1.88214806715647" calcext:value-type="float">
            <text:p>1,88214806715647</text:p>
          </table:table-cell>
          <table:table-cell office:value-type="float" office:value="1.66072680552801" calcext:value-type="float">
            <text:p>1,66072680552801</text:p>
          </table:table-cell>
          <table:table-cell office:value-type="float" office:value="1.47009652853012" calcext:value-type="float">
            <text:p>1,47009652853012</text:p>
          </table:table-cell>
          <table:table-cell office:value-type="float" office:value="1.32331818342209" calcext:value-type="float">
            <text:p>1,32331818342209</text:p>
          </table:table-cell>
          <table:table-cell office:value-type="float" office:value="1.21798103054365" calcext:value-type="float">
            <text:p>1,21798103054365</text:p>
          </table:table-cell>
          <table:table-cell office:value-type="float" office:value="1.1420119702816" calcext:value-type="float">
            <text:p>1,1420119702816</text:p>
          </table:table-cell>
          <table:table-cell office:value-type="float" office:value="1.08281816045443" calcext:value-type="float">
            <text:p>1,08281816045443</text:p>
          </table:table-cell>
          <table:table-cell office:value-type="float" office:value="1.03107889990012" calcext:value-type="float">
            <text:p>1,03107889990012</text:p>
          </table:table-cell>
          <table:table-cell office:value-type="float" office:value="0.980570942163467" calcext:value-type="float">
            <text:p>0,980570942163467</text:p>
          </table:table-cell>
          <table:table-cell office:value-type="float" office:value="0.927228542665641" calcext:value-type="float">
            <text:p>0,927228542665641</text:p>
          </table:table-cell>
          <table:table-cell office:value-type="float" office:value="0.868552905817827" calcext:value-type="float">
            <text:p>0,868552905817827</text:p>
          </table:table-cell>
          <table:table-cell office:value-type="float" office:value="0.803357479472955" calcext:value-type="float">
            <text:p>0,803357479472955</text:p>
          </table:table-cell>
          <table:table-cell office:value-type="float" office:value="0.731619134545326" calcext:value-type="float">
            <text:p>0,731619134545326</text:p>
          </table:table-cell>
          <table:table-cell office:value-type="float" office:value="0.654329327245553" calcext:value-type="float">
            <text:p>0,654329327245553</text:p>
          </table:table-cell>
          <table:table-cell office:value-type="float" office:value="0.573394877215227" calcext:value-type="float">
            <text:p>0,573394877215227</text:p>
          </table:table-cell>
          <table:table-cell office:value-type="float" office:value="0.491631279389064" calcext:value-type="float">
            <text:p>0,491631279389064</text:p>
          </table:table-cell>
          <table:table-cell office:value-type="float" office:value="0.412677479286989" calcext:value-type="float">
            <text:p>0,412677479286989</text:p>
          </table:table-cell>
          <table:table-cell office:value-type="float" office:value="0.340492859482765" calcext:value-type="float">
            <text:p>0,340492859482765</text:p>
          </table:table-cell>
          <table:table-cell office:value-type="float" office:value="0.278309990962346" calcext:value-type="float">
            <text:p>0,278309990962346</text:p>
          </table:table-cell>
          <table:table-cell office:value-type="float" office:value="0.22758432601889" calcext:value-type="float">
            <text:p>0,22758432601889</text:p>
          </table:table-cell>
          <table:table-cell office:value-type="float" office:value="0.187784976015488" calcext:value-type="float">
            <text:p>0,187784976015488</text:p>
          </table:table-cell>
          <table:table-cell office:value-type="float" office:value="0.157127739240726" calcext:value-type="float">
            <text:p>0,157127739240726</text:p>
          </table:table-cell>
        </table:table-row>
        <table:table-row table:style-name="ro1">
          <table:table-cell office:value-type="string" calcext:value-type="string">
            <text:p>Brussels</text:p>
          </table:table-cell>
          <table:table-cell office:value-type="float" office:value="2.55353182554245" calcext:value-type="float">
            <text:p>2,55353182554245</text:p>
          </table:table-cell>
          <table:table-cell office:value-type="float" office:value="2.48235443234444" calcext:value-type="float">
            <text:p>2,48235443234444</text:p>
          </table:table-cell>
          <table:table-cell office:value-type="float" office:value="2.41591945290566" calcext:value-type="float">
            <text:p>2,41591945290566</text:p>
          </table:table-cell>
          <table:table-cell office:value-type="float" office:value="2.34840659797192" calcext:value-type="float">
            <text:p>2,34840659797192</text:p>
          </table:table-cell>
          <table:table-cell office:value-type="float" office:value="2.27803902328014" calcext:value-type="float">
            <text:p>2,27803902328014</text:p>
          </table:table-cell>
          <table:table-cell office:value-type="float" office:value="2.20560005307198" calcext:value-type="float">
            <text:p>2,20560005307198</text:p>
          </table:table-cell>
          <table:table-cell office:value-type="float" office:value="2.13275080919266" calcext:value-type="float">
            <text:p>2,13275080919266</text:p>
          </table:table-cell>
          <table:table-cell office:value-type="float" office:value="2.06061205267906" calcext:value-type="float">
            <text:p>2,06061205267906</text:p>
          </table:table-cell>
          <table:table-cell office:value-type="float" office:value="1.98910848796368" calcext:value-type="float">
            <text:p>1,98910848796368</text:p>
          </table:table-cell>
          <table:table-cell office:value-type="float" office:value="1.91715554893017" calcext:value-type="float">
            <text:p>1,91715554893017</text:p>
          </table:table-cell>
          <table:table-cell office:value-type="float" office:value="1.84332817792892" calcext:value-type="float">
            <text:p>1,84332817792892</text:p>
          </table:table-cell>
          <table:table-cell office:value-type="float" office:value="1.7664755359292" calcext:value-type="float">
            <text:p>1,7664755359292</text:p>
          </table:table-cell>
          <table:table-cell office:value-type="float" office:value="1.68599769473076" calcext:value-type="float">
            <text:p>1,68599769473076</text:p>
          </table:table-cell>
          <table:table-cell office:value-type="float" office:value="1.60183400660753" calcext:value-type="float">
            <text:p>1,60183400660753</text:p>
          </table:table-cell>
          <table:table-cell office:value-type="float" office:value="1.51433621346951" calcext:value-type="float">
            <text:p>1,51433621346951</text:p>
          </table:table-cell>
          <table:table-cell office:value-type="float" office:value="1.42413957044482" calcext:value-type="float">
            <text:p>1,42413957044482</text:p>
          </table:table-cell>
          <table:table-cell office:value-type="float" office:value="1.3320751786232" calcext:value-type="float">
            <text:p>1,3320751786232</text:p>
          </table:table-cell>
          <table:table-cell office:value-type="float" office:value="1.23913475498557" calcext:value-type="float">
            <text:p>1,23913475498557</text:p>
          </table:table-cell>
          <table:table-cell office:value-type="float" office:value="1.14645395800471" calcext:value-type="float">
            <text:p>1,14645395800471</text:p>
          </table:table-cell>
          <table:table-cell office:value-type="float" office:value="1.05526929348707" calcext:value-type="float">
            <text:p>1,05526929348707</text:p>
          </table:table-cell>
          <table:table-cell office:value-type="float" office:value="0.966808810830116" calcext:value-type="float">
            <text:p>0,966808810830116</text:p>
          </table:table-cell>
          <table:table-cell office:value-type="float" office:value="0.88213898986578" calcext:value-type="float">
            <text:p>0,88213898986578</text:p>
          </table:table-cell>
          <table:table-cell office:value-type="float" office:value="0.80203764513135" calcext:value-type="float">
            <text:p>0,80203764513135</text:p>
          </table:table-cell>
          <table:table-cell office:value-type="float" office:value="0.726955519989133" calcext:value-type="float">
            <text:p>0,726955519989133</text:p>
          </table:table-cell>
          <table:table-cell office:value-type="float" office:value="0.657070839777589" calcext:value-type="float">
            <text:p>0,657070839777589</text:p>
          </table:table-cell>
          <table:table-cell office:value-type="float" office:value="0.592391911894083" calcext:value-type="float">
            <text:p>0,592391911894083</text:p>
          </table:table-cell>
          <table:table-cell office:value-type="float" office:value="0.53284714370966" calcext:value-type="float">
            <text:p>0,53284714370966</text:p>
          </table:table-cell>
          <table:table-cell office:value-type="float" office:value="0.478331660851836" calcext:value-type="float">
            <text:p>0,478331660851836</text:p>
          </table:table-cell>
          <table:table-cell office:value-type="float" office:value="0.428707008250058" calcext:value-type="float">
            <text:p>0,428707008250058</text:p>
          </table:table-cell>
          <table:table-cell office:value-type="float" office:value="0.383785409852862" calcext:value-type="float">
            <text:p>0,383785409852862</text:p>
          </table:table-cell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2.4432909488678" calcext:value-type="float">
            <text:p>2,4432909488678</text:p>
          </table:table-cell>
          <table:table-cell office:value-type="float" office:value="2.40378379821777" calcext:value-type="float">
            <text:p>2,40378379821777</text:p>
          </table:table-cell>
          <table:table-cell office:value-type="float" office:value="2.35327386856079" calcext:value-type="float">
            <text:p>2,35327386856079</text:p>
          </table:table-cell>
          <table:table-cell office:value-type="float" office:value="2.28815007209778" calcext:value-type="float">
            <text:p>2,28815007209778</text:p>
          </table:table-cell>
          <table:table-cell office:value-type="float" office:value="2.2046103477478" calcext:value-type="float">
            <text:p>2,2046103477478</text:p>
          </table:table-cell>
          <table:table-cell office:value-type="float" office:value="2.09936928749084" calcext:value-type="float">
            <text:p>2,09936928749084</text:p>
          </table:table-cell>
          <table:table-cell office:value-type="float" office:value="1.97066032886505" calcext:value-type="float">
            <text:p>1,97066032886505</text:p>
          </table:table-cell>
          <table:table-cell office:value-type="float" office:value="1.81918811798096" calcext:value-type="float">
            <text:p>1,81918811798096</text:p>
          </table:table-cell>
          <table:table-cell office:value-type="float" office:value="1.64853501319885" calcext:value-type="float">
            <text:p>1,64853501319885</text:p>
          </table:table-cell>
          <table:table-cell office:value-type="float" office:value="1.4647980928421" calcext:value-type="float">
            <text:p>1,4647980928421</text:p>
          </table:table-cell>
          <table:table-cell office:value-type="float" office:value="1.2757054567337" calcext:value-type="float">
            <text:p>1,2757054567337</text:p>
          </table:table-cell>
          <table:table-cell office:value-type="float" office:value="1.08962690830231" calcext:value-type="float">
            <text:p>1,08962690830231</text:p>
          </table:table-cell>
          <table:table-cell office:value-type="float" office:value="0.914593100547791" calcext:value-type="float">
            <text:p>0,914593100547791</text:p>
          </table:table-cell>
          <table:table-cell office:value-type="float" office:value="0.757228314876556" calcext:value-type="float">
            <text:p>0,757228314876556</text:p>
          </table:table-cell>
          <table:table-cell office:value-type="float" office:value="0.621724307537079" calcext:value-type="float">
            <text:p>0,621724307537079</text:p>
          </table:table-cell>
          <table:table-cell office:value-type="float" office:value="0.509326338768005" calcext:value-type="float">
            <text:p>0,509326338768005</text:p>
          </table:table-cell>
          <table:table-cell office:value-type="float" office:value="0.418687731027603" calcext:value-type="float">
            <text:p>0,418687731027603</text:p>
          </table:table-cell>
          <table:table-cell office:value-type="float" office:value="0.346860200166702" calcext:value-type="float">
            <text:p>0,346860200166702</text:p>
          </table:table-cell>
          <table:table-cell office:value-type="float" office:value="0.290360629558563" calcext:value-type="float">
            <text:p>0,290360629558563</text:p>
          </table:table-cell>
          <table:table-cell office:value-type="float" office:value="0.245896145701408" calcext:value-type="float">
            <text:p>0,245896145701408</text:p>
          </table:table-cell>
          <table:table-cell office:value-type="float" office:value="0.210698127746582" calcext:value-type="float">
            <text:p>0,210698127746582</text:p>
          </table:table-cell>
          <table:table-cell office:value-type="float" office:value="0.1825812458992" calcext:value-type="float">
            <text:p>0,1825812458992</text:p>
          </table:table-cell>
          <table:table-cell office:value-type="float" office:value="0.159880459308624" calcext:value-type="float">
            <text:p>0,159880459308624</text:p>
          </table:table-cell>
          <table:table-cell office:value-type="float" office:value="0.141345635056496" calcext:value-type="float">
            <text:p>0,141345635056496</text:p>
          </table:table-cell>
          <table:table-cell office:value-type="float" office:value="0.126042410731316" calcext:value-type="float">
            <text:p>0,126042410731316</text:p>
          </table:table-cell>
          <table:table-cell office:value-type="float" office:value="0.113272063434124" calcext:value-type="float">
            <text:p>0,113272063434124</text:p>
          </table:table-cell>
          <table:table-cell office:value-type="float" office:value="0.102507129311562" calcext:value-type="float">
            <text:p>0,102507129311562</text:p>
          </table:table-cell>
          <table:table-cell office:value-type="float" office:value="0.093347392976284" calcext:value-type="float">
            <text:p>0,093347392976284</text:p>
          </table:table-cell>
          <table:table-cell office:value-type="float" office:value="0.0854855254292488" calcext:value-type="float">
            <text:p>0,0854855254292488</text:p>
          </table:table-cell>
          <table:table-cell office:value-type="float" office:value="0.0786838233470917" calcext:value-type="float">
            <text:p>0,0786838233470917</text:p>
          </table:table-cell>
        </table:table-row>
        <table:table-row table:style-name="ro1">
          <table:table-cell office:value-type="string" calcext:value-type="string">
            <text:p>Hamburg</text:p>
          </table:table-cell>
          <table:table-cell office:value-type="float" office:value="2.5743469953537" calcext:value-type="float">
            <text:p>2,5743469953537</text:p>
          </table:table-cell>
          <table:table-cell office:value-type="float" office:value="2.46179242134094" calcext:value-type="float">
            <text:p>2,46179242134094</text:p>
          </table:table-cell>
          <table:table-cell office:value-type="float" office:value="2.32389118671417" calcext:value-type="float">
            <text:p>2,32389118671417</text:p>
          </table:table-cell>
          <table:table-cell office:value-type="float" office:value="2.16330049037933" calcext:value-type="float">
            <text:p>2,16330049037933</text:p>
          </table:table-cell>
          <table:table-cell office:value-type="float" office:value="1.98979946374893" calcext:value-type="float">
            <text:p>1,98979946374893</text:p>
          </table:table-cell>
          <table:table-cell office:value-type="float" office:value="1.81268262863159" calcext:value-type="float">
            <text:p>1,81268262863159</text:p>
          </table:table-cell>
          <table:table-cell office:value-type="float" office:value="1.63800836801529" calcext:value-type="float">
            <text:p>1,63800836801529</text:p>
          </table:table-cell>
          <table:table-cell office:value-type="float" office:value="1.46919823884964" calcext:value-type="float">
            <text:p>1,46919823884964</text:p>
          </table:table-cell>
          <table:table-cell office:value-type="float" office:value="1.30819167494774" calcext:value-type="float">
            <text:p>1,30819167494774</text:p>
          </table:table-cell>
          <table:table-cell office:value-type="float" office:value="1.15581490397453" calcext:value-type="float">
            <text:p>1,15581490397453</text:p>
          </table:table-cell>
          <table:table-cell office:value-type="float" office:value="1.01204364597797" calcext:value-type="float">
            <text:p>1,01204364597797</text:p>
          </table:table-cell>
          <table:table-cell office:value-type="float" office:value="0.876691278815269" calcext:value-type="float">
            <text:p>0,876691278815269</text:p>
          </table:table-cell>
          <table:table-cell office:value-type="float" office:value="0.750025653839111" calcext:value-type="float">
            <text:p>0,750025653839111</text:p>
          </table:table-cell>
          <table:table-cell office:value-type="float" office:value="0.633018538355827" calcext:value-type="float">
            <text:p>0,633018538355827</text:p>
          </table:table-cell>
          <table:table-cell office:value-type="float" office:value="0.527268116176128" calcext:value-type="float">
            <text:p>0,527268116176128</text:p>
          </table:table-cell>
          <table:table-cell office:value-type="float" office:value="0.434582947194576" calcext:value-type="float">
            <text:p>0,434582947194576</text:p>
          </table:table-cell>
          <table:table-cell office:value-type="float" office:value="0.356241008639336" calcext:value-type="float">
            <text:p>0,356241008639336</text:p>
          </table:table-cell>
          <table:table-cell office:value-type="float" office:value="0.292289454489946" calcext:value-type="float">
            <text:p>0,292289454489946</text:p>
          </table:table-cell>
          <table:table-cell office:value-type="float" office:value="0.241423769295216" calcext:value-type="float">
            <text:p>0,241423769295216</text:p>
          </table:table-cell>
          <table:table-cell office:value-type="float" office:value="0.201512734591961" calcext:value-type="float">
            <text:p>0,201512734591961</text:p>
          </table:table-cell>
          <table:table-cell office:value-type="float" office:value="0.170275128632784" calcext:value-type="float">
            <text:p>0,170275128632784</text:p>
          </table:table-cell>
          <table:table-cell office:value-type="float" office:value="0.145698998123407" calcext:value-type="float">
            <text:p>0,145698998123407</text:p>
          </table:table-cell>
          <table:table-cell office:value-type="float" office:value="0.126178192719817" calcext:value-type="float">
            <text:p>0,126178192719817</text:p>
          </table:table-cell>
          <table:table-cell office:value-type="float" office:value="0.110491569340229" calcext:value-type="float">
            <text:p>0,110491569340229</text:p>
          </table:table-cell>
          <table:table-cell office:value-type="float" office:value="0.0977306336164475" calcext:value-type="float">
            <text:p>0,0977306336164475</text:p>
          </table:table-cell>
          <table:table-cell office:value-type="float" office:value="0.087223544716835" calcext:value-type="float">
            <text:p>0,087223544716835</text:p>
          </table:table-cell>
          <table:table-cell office:value-type="float" office:value="0.0784721408039331" calcext:value-type="float">
            <text:p>0,0784721408039331</text:p>
          </table:table-cell>
          <table:table-cell office:value-type="float" office:value="0.0711044173687696" calcext:value-type="float">
            <text:p>0,0711044173687696</text:p>
          </table:table-cell>
          <table:table-cell office:value-type="float" office:value="0.0648398578166962" calcext:value-type="float">
            <text:p>0,0648398578166962</text:p>
          </table:table-cell>
          <table:table-cell office:value-type="float" office:value="0.0594646342098713" calcext:value-type="float">
            <text:p>0,0594646342098713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1.93606200218201" calcext:value-type="float">
            <text:p>1,93606200218201</text:p>
          </table:table-cell>
          <table:table-cell office:value-type="float" office:value="1.85993041992188" calcext:value-type="float">
            <text:p>1,85993041992188</text:p>
          </table:table-cell>
          <table:table-cell office:value-type="float" office:value="1.77876145839691" calcext:value-type="float">
            <text:p>1,77876145839691</text:p>
          </table:table-cell>
          <table:table-cell office:value-type="float" office:value="1.69031438827515" calcext:value-type="float">
            <text:p>1,69031438827515</text:p>
          </table:table-cell>
          <table:table-cell office:value-type="float" office:value="1.59560551643372" calcext:value-type="float">
            <text:p>1,59560551643372</text:p>
          </table:table-cell>
          <table:table-cell office:value-type="float" office:value="1.49755766391754" calcext:value-type="float">
            <text:p>1,49755766391754</text:p>
          </table:table-cell>
          <table:table-cell office:value-type="float" office:value="1.39943084716797" calcext:value-type="float">
            <text:p>1,39943084716797</text:p>
          </table:table-cell>
          <table:table-cell office:value-type="float" office:value="1.30369219779968" calcext:value-type="float">
            <text:p>1,30369219779968</text:p>
          </table:table-cell>
          <table:table-cell office:value-type="float" office:value="1.21161587238312" calcext:value-type="float">
            <text:p>1,21161587238312</text:p>
          </table:table-cell>
          <table:table-cell office:value-type="float" office:value="1.12346189022064" calcext:value-type="float">
            <text:p>1,12346189022064</text:p>
          </table:table-cell>
          <table:table-cell office:value-type="float" office:value="1.03891823291779" calcext:value-type="float">
            <text:p>1,03891823291779</text:p>
          </table:table-cell>
          <table:table-cell office:value-type="float" office:value="0.957540011405945" calcext:value-type="float">
            <text:p>0,957540011405945</text:p>
          </table:table-cell>
          <table:table-cell office:value-type="float" office:value="0.879033344984055" calcext:value-type="float">
            <text:p>0,879033344984055</text:p>
          </table:table-cell>
          <table:table-cell office:value-type="float" office:value="0.803353595733643" calcext:value-type="float">
            <text:p>0,803353595733643</text:p>
          </table:table-cell>
          <table:table-cell office:value-type="float" office:value="0.730659002065659" calcext:value-type="float">
            <text:p>0,730659002065659</text:p>
          </table:table-cell>
          <table:table-cell office:value-type="float" office:value="0.661194026470184" calcext:value-type="float">
            <text:p>0,661194026470184</text:p>
          </table:table-cell>
          <table:table-cell office:value-type="float" office:value="0.595185562968254" calcext:value-type="float">
            <text:p>0,595185562968254</text:p>
          </table:table-cell>
          <table:table-cell office:value-type="float" office:value="0.532805690169334" calcext:value-type="float">
            <text:p>0,532805690169334</text:p>
          </table:table-cell>
          <table:table-cell office:value-type="float" office:value="0.474203255772591" calcext:value-type="float">
            <text:p>0,474203255772591</text:p>
          </table:table-cell>
          <table:table-cell office:value-type="float" office:value="0.41956732571125" calcext:value-type="float">
            <text:p>0,41956732571125</text:p>
          </table:table-cell>
          <table:table-cell office:value-type="float" office:value="0.369167909026146" calcext:value-type="float">
            <text:p>0,369167909026146</text:p>
          </table:table-cell>
          <table:table-cell office:value-type="float" office:value="0.323331552743912" calcext:value-type="float">
            <text:p>0,323331552743912</text:p>
          </table:table-cell>
          <table:table-cell office:value-type="float" office:value="0.28234455883503" calcext:value-type="float">
            <text:p>0,28234455883503</text:p>
          </table:table-cell>
          <table:table-cell office:value-type="float" office:value="0.246333961188793" calcext:value-type="float">
            <text:p>0,246333961188793</text:p>
          </table:table-cell>
          <table:table-cell office:value-type="float" office:value="0.215189905464649" calcext:value-type="float">
            <text:p>0,215189905464649</text:p>
          </table:table-cell>
          <table:table-cell office:value-type="float" office:value="0.188574174046516" calcext:value-type="float">
            <text:p>0,188574174046516</text:p>
          </table:table-cell>
          <table:table-cell office:value-type="float" office:value="0.165995426476002" calcext:value-type="float">
            <text:p>0,165995426476002</text:p>
          </table:table-cell>
          <table:table-cell office:value-type="float" office:value="0.146901603043079" calcext:value-type="float">
            <text:p>0,146901603043079</text:p>
          </table:table-cell>
          <table:table-cell office:value-type="float" office:value="0.130752658843994" calcext:value-type="float">
            <text:p>0,130752658843994</text:p>
          </table:table-cell>
          <table:table-cell office:value-type="float" office:value="0.117060425877571" calcext:value-type="float">
            <text:p>0,117060425877571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 office:value-type="float" office:value="2.09433607260386" calcext:value-type="float">
            <text:p>2,09433607260386</text:p>
          </table:table-cell>
          <table:table-cell office:value-type="float" office:value="2.04227312405904" calcext:value-type="float">
            <text:p>2,04227312405904</text:p>
          </table:table-cell>
          <table:table-cell office:value-type="float" office:value="1.98829785982768" calcext:value-type="float">
            <text:p>1,98829785982768</text:p>
          </table:table-cell>
          <table:table-cell office:value-type="float" office:value="1.92717530330022" calcext:value-type="float">
            <text:p>1,92717530330022</text:p>
          </table:table-cell>
          <table:table-cell office:value-type="float" office:value="1.85610598325729" calcext:value-type="float">
            <text:p>1,85610598325729</text:p>
          </table:table-cell>
          <table:table-cell office:value-type="float" office:value="1.77490391333898" calcext:value-type="float">
            <text:p>1,77490391333898</text:p>
          </table:table-cell>
          <table:table-cell office:value-type="float" office:value="1.68529240290324" calcext:value-type="float">
            <text:p>1,68529240290324</text:p>
          </table:table-cell>
          <table:table-cell office:value-type="float" office:value="1.58904451131821" calcext:value-type="float">
            <text:p>1,58904451131821</text:p>
          </table:table-cell>
          <table:table-cell office:value-type="float" office:value="1.48620700836182" calcext:value-type="float">
            <text:p>1,48620700836182</text:p>
          </table:table-cell>
          <table:table-cell office:value-type="float" office:value="1.37502576907476" calcext:value-type="float">
            <text:p>1,37502576907476</text:p>
          </table:table-cell>
          <table:table-cell office:value-type="float" office:value="1.25414944688479" calcext:value-type="float">
            <text:p>1,25414944688479</text:p>
          </table:table-cell>
          <table:table-cell office:value-type="float" office:value="1.12526432673136" calcext:value-type="float">
            <text:p>1,12526432673136</text:p>
          </table:table-cell>
          <table:table-cell office:value-type="float" office:value="0.993019451697668" calcext:value-type="float">
            <text:p>0,993019451697668</text:p>
          </table:table-cell>
          <table:table-cell office:value-type="float" office:value="0.86266365647316" calcext:value-type="float">
            <text:p>0,86266365647316</text:p>
          </table:table-cell>
          <table:table-cell office:value-type="float" office:value="0.738540798425674" calcext:value-type="float">
            <text:p>0,738540798425674</text:p>
          </table:table-cell>
          <table:table-cell office:value-type="float" office:value="0.624043837189674" calcext:value-type="float">
            <text:p>0,624043837189674</text:p>
          </table:table-cell>
          <table:table-cell office:value-type="float" office:value="0.521771291891734" calcext:value-type="float">
            <text:p>0,521771291891734</text:p>
          </table:table-cell>
          <table:table-cell office:value-type="float" office:value="0.433357149362564" calcext:value-type="float">
            <text:p>0,433357149362564</text:p>
          </table:table-cell>
          <table:table-cell office:value-type="float" office:value="0.359235242009163" calcext:value-type="float">
            <text:p>0,359235242009163</text:p>
          </table:table-cell>
          <table:table-cell office:value-type="float" office:value="0.298651645580928" calcext:value-type="float">
            <text:p>0,298651645580928</text:p>
          </table:table-cell>
          <table:table-cell office:value-type="float" office:value="0.249984028438727" calcext:value-type="float">
            <text:p>0,249984028438727</text:p>
          </table:table-cell>
          <table:table-cell office:value-type="float" office:value="0.211221680045128" calcext:value-type="float">
            <text:p>0,211221680045128</text:p>
          </table:table-cell>
          <table:table-cell office:value-type="float" office:value="0.180377001563708" calcext:value-type="float">
            <text:p>0,180377001563708</text:p>
          </table:table-cell>
          <table:table-cell office:value-type="float" office:value="0.155719883739948" calcext:value-type="float">
            <text:p>0,155719883739948</text:p>
          </table:table-cell>
          <table:table-cell office:value-type="float" office:value="0.135850568612417" calcext:value-type="float">
            <text:p>0,135850568612417</text:p>
          </table:table-cell>
          <table:table-cell office:value-type="float" office:value="0.119681805372238" calcext:value-type="float">
            <text:p>0,119681805372238</text:p>
          </table:table-cell>
          <table:table-cell office:value-type="float" office:value="0.106385625898838" calcext:value-type="float">
            <text:p>0,106385625898838</text:p>
          </table:table-cell>
          <table:table-cell office:value-type="float" office:value="0.09533616527915" calcext:value-type="float">
            <text:p>0,09533616527915</text:p>
          </table:table-cell>
          <table:table-cell office:value-type="float" office:value="0.0860600955784321" calcext:value-type="float">
            <text:p>0,0860600955784321</text:p>
          </table:table-cell>
          <table:table-cell office:value-type="float" office:value="0.0781979771951834" calcext:value-type="float">
            <text:p>0,0781979771951834</text:p>
          </table:table-cell>
        </table:table-row>
        <table:table-row table:style-name="ro1">
          <table:table-cell office:value-type="string" calcext:value-type="string">
            <text:p>Rome</text:p>
          </table:table-cell>
          <table:table-cell office:value-type="float" office:value="2.06984664996465" calcext:value-type="float">
            <text:p>2,06984664996465</text:p>
          </table:table-cell>
          <table:table-cell office:value-type="float" office:value="2.00346118211746" calcext:value-type="float">
            <text:p>2,00346118211746</text:p>
          </table:table-cell>
          <table:table-cell office:value-type="float" office:value="1.91984989245733" calcext:value-type="float">
            <text:p>1,91984989245733</text:p>
          </table:table-cell>
          <table:table-cell office:value-type="float" office:value="1.819093922774" calcext:value-type="float">
            <text:p>1,819093922774</text:p>
          </table:table-cell>
          <table:table-cell office:value-type="float" office:value="1.70915919542313" calcext:value-type="float">
            <text:p>1,70915919542313</text:p>
          </table:table-cell>
          <table:table-cell office:value-type="float" office:value="1.60073495904605" calcext:value-type="float">
            <text:p>1,60073495904605</text:p>
          </table:table-cell>
          <table:table-cell office:value-type="float" office:value="1.50084886948268" calcext:value-type="float">
            <text:p>1,50084886948268</text:p>
          </table:table-cell>
          <table:table-cell office:value-type="float" office:value="1.41086070736249" calcext:value-type="float">
            <text:p>1,41086070736249</text:p>
          </table:table-cell>
          <table:table-cell office:value-type="float" office:value="1.32840063174566" calcext:value-type="float">
            <text:p>1,32840063174566</text:p>
          </table:table-cell>
          <table:table-cell office:value-type="float" office:value="1.25004496177038" calcext:value-type="float">
            <text:p>1,25004496177038</text:p>
          </table:table-cell>
          <table:table-cell office:value-type="float" office:value="1.17289787530899" calcext:value-type="float">
            <text:p>1,17289787530899</text:p>
          </table:table-cell>
          <table:table-cell office:value-type="float" office:value="1.09503665566444" calcext:value-type="float">
            <text:p>1,09503665566444</text:p>
          </table:table-cell>
          <table:table-cell office:value-type="float" office:value="1.01542598505815" calcext:value-type="float">
            <text:p>1,01542598505815</text:p>
          </table:table-cell>
          <table:table-cell office:value-type="float" office:value="0.933750366171201" calcext:value-type="float">
            <text:p>0,933750366171201</text:p>
          </table:table-cell>
          <table:table-cell office:value-type="float" office:value="0.850329821308454" calcext:value-type="float">
            <text:p>0,850329821308454</text:p>
          </table:table-cell>
          <table:table-cell office:value-type="float" office:value="0.766099100311597" calcext:value-type="float">
            <text:p>0,766099100311597</text:p>
          </table:table-cell>
          <table:table-cell office:value-type="float" office:value="0.682561313112577" calcext:value-type="float">
            <text:p>0,682561313112577</text:p>
          </table:table-cell>
          <table:table-cell office:value-type="float" office:value="0.601618980367979" calcext:value-type="float">
            <text:p>0,601618980367979</text:p>
          </table:table-cell>
          <table:table-cell office:value-type="float" office:value="0.525265837709109" calcext:value-type="float">
            <text:p>0,525265837709109</text:p>
          </table:table-cell>
          <table:table-cell office:value-type="float" office:value="0.455215275287628" calcext:value-type="float">
            <text:p>0,455215275287628</text:p>
          </table:table-cell>
          <table:table-cell office:value-type="float" office:value="0.392617491384347" calcext:value-type="float">
            <text:p>0,392617491384347</text:p>
          </table:table-cell>
          <table:table-cell office:value-type="float" office:value="0.337955561776956" calcext:value-type="float">
            <text:p>0,337955561776956</text:p>
          </table:table-cell>
          <table:table-cell office:value-type="float" office:value="0.29110694428285" calcext:value-type="float">
            <text:p>0,29110694428285</text:p>
          </table:table-cell>
          <table:table-cell office:value-type="float" office:value="0.251504252354304" calcext:value-type="float">
            <text:p>0,251504252354304</text:p>
          </table:table-cell>
          <table:table-cell office:value-type="float" office:value="0.218321640044451" calcext:value-type="float">
            <text:p>0,218321640044451</text:p>
          </table:table-cell>
          <table:table-cell office:value-type="float" office:value="0.190638879934947" calcext:value-type="float">
            <text:p>0,190638879934947</text:p>
          </table:table-cell>
          <table:table-cell office:value-type="float" office:value="0.167559221386909" calcext:value-type="float">
            <text:p>0,167559221386909</text:p>
          </table:table-cell>
          <table:table-cell office:value-type="float" office:value="0.148275423794985" calcext:value-type="float">
            <text:p>0,148275423794985</text:p>
          </table:table-cell>
          <table:table-cell office:value-type="float" office:value="0.132095942894618" calcext:value-type="float">
            <text:p>0,132095942894618</text:p>
          </table:table-cell>
          <table:table-cell office:value-type="float" office:value="0.118447374552488" calcext:value-type="float">
            <text:p>0,118447374552488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.67879943052928" calcext:value-type="float">
            <text:p>1,67879943052928</text:p>
          </table:table-cell>
          <table:table-cell office:value-type="float" office:value="1.58927063147227" calcext:value-type="float">
            <text:p>1,58927063147227</text:p>
          </table:table-cell>
          <table:table-cell office:value-type="float" office:value="1.49821750322978" calcext:value-type="float">
            <text:p>1,49821750322978</text:p>
          </table:table-cell>
          <table:table-cell office:value-type="float" office:value="1.39988899230957" calcext:value-type="float">
            <text:p>1,39988899230957</text:p>
          </table:table-cell>
          <table:table-cell office:value-type="float" office:value="1.29359837373098" calcext:value-type="float">
            <text:p>1,29359837373098</text:p>
          </table:table-cell>
          <table:table-cell office:value-type="float" office:value="1.18284569183985" calcext:value-type="float">
            <text:p>1,18284569183985</text:p>
          </table:table-cell>
          <table:table-cell office:value-type="float" office:value="1.07303404808044" calcext:value-type="float">
            <text:p>1,07303404808044</text:p>
          </table:table-cell>
          <table:table-cell office:value-type="float" office:value="0.968892196814219" calcext:value-type="float">
            <text:p>0,968892196814219</text:p>
          </table:table-cell>
          <table:table-cell office:value-type="float" office:value="0.872993369897207" calcext:value-type="float">
            <text:p>0,872993369897207</text:p>
          </table:table-cell>
          <table:table-cell office:value-type="float" office:value="0.785723785559336" calcext:value-type="float">
            <text:p>0,785723785559336</text:p>
          </table:table-cell>
          <table:table-cell office:value-type="float" office:value="0.70612429579099" calcext:value-type="float">
            <text:p>0,70612429579099</text:p>
          </table:table-cell>
          <table:table-cell office:value-type="float" office:value="0.632859547932943" calcext:value-type="float">
            <text:p>0,632859547932943</text:p>
          </table:table-cell>
          <table:table-cell office:value-type="float" office:value="0.564884205659231" calcext:value-type="float">
            <text:p>0,564884205659231</text:p>
          </table:table-cell>
          <table:table-cell office:value-type="float" office:value="0.501708596944809" calcext:value-type="float">
            <text:p>0,501708596944809</text:p>
          </table:table-cell>
          <table:table-cell office:value-type="float" office:value="0.443353335062663" calcext:value-type="float">
            <text:p>0,443353335062663</text:p>
          </table:table-cell>
          <table:table-cell office:value-type="float" office:value="0.390122935175896" calcext:value-type="float">
            <text:p>0,390122935175896</text:p>
          </table:table-cell>
          <table:table-cell office:value-type="float" office:value="0.342335333426793" calcext:value-type="float">
            <text:p>0,342335333426793</text:p>
          </table:table-cell>
          <table:table-cell office:value-type="float" office:value="0.300121759374936" calcext:value-type="float">
            <text:p>0,300121759374936</text:p>
          </table:table-cell>
          <table:table-cell office:value-type="float" office:value="0.2633485943079" calcext:value-type="float">
            <text:p>0,2633485943079</text:p>
          </table:table-cell>
          <table:table-cell office:value-type="float" office:value="0.231648311018944" calcext:value-type="float">
            <text:p>0,231648311018944</text:p>
          </table:table-cell>
          <table:table-cell office:value-type="float" office:value="0.20450459420681" calcext:value-type="float">
            <text:p>0,20450459420681</text:p>
          </table:table-cell>
          <table:table-cell office:value-type="float" office:value="0.181340746581554" calcext:value-type="float">
            <text:p>0,181340746581554</text:p>
          </table:table-cell>
          <table:table-cell office:value-type="float" office:value="0.16158634920915" calcext:value-type="float">
            <text:p>0,16158634920915</text:p>
          </table:table-cell>
          <table:table-cell office:value-type="float" office:value="0.144716841479143" calcext:value-type="float">
            <text:p>0,144716841479143</text:p>
          </table:table-cell>
          <table:table-cell office:value-type="float" office:value="0.13027062267065" calcext:value-type="float">
            <text:p>0,13027062267065</text:p>
          </table:table-cell>
          <table:table-cell office:value-type="float" office:value="0.117853164672852" calcext:value-type="float">
            <text:p>0,117853164672852</text:p>
          </table:table-cell>
          <table:table-cell office:value-type="float" office:value="0.107132785022259" calcext:value-type="float">
            <text:p>0,107132785022259</text:p>
          </table:table-cell>
          <table:table-cell office:value-type="float" office:value="0.0978342518210411" calcext:value-type="float">
            <text:p>0,0978342518210411</text:p>
          </table:table-cell>
          <table:table-cell office:value-type="float" office:value="0.0897296716769536" calcext:value-type="float">
            <text:p>0,0897296716769536</text:p>
          </table:table-cell>
          <table:table-cell office:value-type="float" office:value="0.0826313570141792" calcext:value-type="float">
            <text:p>0,0826313570141792</text:p>
          </table:table-cell>
        </table:table-row>
      </table:table>
      <table:table table:name="ELU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Athens</text:p>
          </table:table-cell>
          <table:table-cell office:value-type="float" office:value="3.70500695705414" calcext:value-type="float">
            <text:p>3,70500695705414</text:p>
          </table:table-cell>
          <table:table-cell office:value-type="float" office:value="2.1724134683609" calcext:value-type="float">
            <text:p>2,1724134683609</text:p>
          </table:table-cell>
          <table:table-cell office:value-type="float" office:value="1.24385425448418" calcext:value-type="float">
            <text:p>1,24385425448418</text:p>
          </table:table-cell>
          <table:table-cell office:value-type="float" office:value="0.759175539016724" calcext:value-type="float">
            <text:p>0,759175539016724</text:p>
          </table:table-cell>
          <table:table-cell office:value-type="float" office:value="0.483409643173218" calcext:value-type="float">
            <text:p>0,483409643173218</text:p>
          </table:table-cell>
          <table:table-cell office:value-type="float" office:value="0.324222385883331" calcext:value-type="float">
            <text:p>0,324222385883331</text:p>
          </table:table-cell>
          <table:table-cell office:value-type="float" office:value="0.236945688724518" calcext:value-type="float">
            <text:p>0,236945688724518</text:p>
          </table:table-cell>
          <table:table-cell office:value-type="float" office:value="0.18471210449934" calcext:value-type="float">
            <text:p>0,18471210449934</text:p>
          </table:table-cell>
          <table:table-cell office:value-type="float" office:value="0.150484181940556" calcext:value-type="float">
            <text:p>0,150484181940556</text:p>
          </table:table-cell>
          <table:table-cell office:value-type="float" office:value="0.126476150006056" calcext:value-type="float">
            <text:p>0,126476150006056</text:p>
          </table:table-cell>
          <table:table-cell office:value-type="float" office:value="0.108768064528704" calcext:value-type="float">
            <text:p>0,108768064528704</text:p>
          </table:table-cell>
          <table:table-cell office:value-type="float" office:value="0.095200102776289" calcext:value-type="float">
            <text:p>0,095200102776289</text:p>
          </table:table-cell>
          <table:table-cell office:value-type="float" office:value="0.0844905711710453" calcext:value-type="float">
            <text:p>0,0844905711710453</text:p>
          </table:table-cell>
          <table:table-cell office:value-type="float" office:value="0.0758343189954758" calcext:value-type="float">
            <text:p>0,0758343189954758</text:p>
          </table:table-cell>
          <table:table-cell office:value-type="float" office:value="0.0687008164823055" calcext:value-type="float">
            <text:p>0,0687008164823055</text:p>
          </table:table-cell>
          <table:table-cell office:value-type="float" office:value="0.0627264101058245" calcext:value-type="float">
            <text:p>0,0627264101058245</text:p>
          </table:table-cell>
          <table:table-cell office:value-type="float" office:value="0.0576538927853107" calcext:value-type="float">
            <text:p>0,0576538927853107</text:p>
          </table:table-cell>
          <table:table-cell office:value-type="float" office:value="0.0532967709004879" calcext:value-type="float">
            <text:p>0,0532967709004879</text:p>
          </table:table-cell>
          <table:table-cell office:value-type="float" office:value="0.0495161712169647" calcext:value-type="float">
            <text:p>0,0495161712169647</text:p>
          </table:table-cell>
          <table:table-cell office:value-type="float" office:value="0.0462065637111664" calcext:value-type="float">
            <text:p>0,0462065637111664</text:p>
          </table:table-cell>
          <table:table-cell office:value-type="float" office:value="0.0432866755872965" calcext:value-type="float">
            <text:p>0,0432866755872965</text:p>
          </table:table-cell>
          <table:table-cell office:value-type="float" office:value="0.0406927242875099" calcext:value-type="float">
            <text:p>0,0406927242875099</text:p>
          </table:table-cell>
          <table:table-cell office:value-type="float" office:value="0.0383739862591028" calcext:value-type="float">
            <text:p>0,0383739862591028</text:p>
          </table:table-cell>
          <table:table-cell office:value-type="float" office:value="0.0362897496670485" calcext:value-type="float">
            <text:p>0,0362897496670485</text:p>
          </table:table-cell>
          <table:table-cell office:value-type="float" office:value="0.0344067700207233" calcext:value-type="float">
            <text:p>0,0344067700207233</text:p>
          </table:table-cell>
          <table:table-cell office:value-type="float" office:value="0.0326979849487543" calcext:value-type="float">
            <text:p>0,0326979849487543</text:p>
          </table:table-cell>
          <table:table-cell office:value-type="float" office:value="0.0311404354870319" calcext:value-type="float">
            <text:p>0,0311404354870319</text:p>
          </table:table-cell>
          <table:table-cell office:value-type="float" office:value="0.0297156237065792" calcext:value-type="float">
            <text:p>0,0297156237065792</text:p>
          </table:table-cell>
          <table:table-cell office:value-type="float" office:value="0.0284074367955327" calcext:value-type="float">
            <text:p>0,0284074367955327</text:p>
          </table:table-cell>
          <table:table-cell office:value-type="float" office:value="0.0272025875747204" calcext:value-type="float">
            <text:p>0,0272025875747204</text:p>
          </table:table-cell>
        </table:table-row>
        <table:table-row table:style-name="ro1">
          <table:table-cell office:value-type="string" calcext:value-type="string">
            <text:p>Calais</text:p>
          </table:table-cell>
          <table:table-cell office:value-type="float" office:value="1.44677676757177" calcext:value-type="float">
            <text:p>1,44677676757177</text:p>
          </table:table-cell>
          <table:table-cell office:value-type="float" office:value="0.798297534386317" calcext:value-type="float">
            <text:p>0,798297534386317</text:p>
          </table:table-cell>
          <table:table-cell office:value-type="float" office:value="0.529751832286517" calcext:value-type="float">
            <text:p>0,529751832286517</text:p>
          </table:table-cell>
          <table:table-cell office:value-type="float" office:value="0.357138509551684" calcext:value-type="float">
            <text:p>0,357138509551684</text:p>
          </table:table-cell>
          <table:table-cell office:value-type="float" office:value="0.252061938246091" calcext:value-type="float">
            <text:p>0,252061938246091</text:p>
          </table:table-cell>
          <table:table-cell office:value-type="float" office:value="0.18808946510156" calcext:value-type="float">
            <text:p>0,18808946510156</text:p>
          </table:table-cell>
          <table:table-cell office:value-type="float" office:value="0.147200552125772" calcext:value-type="float">
            <text:p>0,147200552125772</text:p>
          </table:table-cell>
          <table:table-cell office:value-type="float" office:value="0.119592833022277" calcext:value-type="float">
            <text:p>0,119592833022277</text:p>
          </table:table-cell>
          <table:table-cell office:value-type="float" office:value="0.0999656841158867" calcext:value-type="float">
            <text:p>0,0999656841158867</text:p>
          </table:table-cell>
          <table:table-cell office:value-type="float" office:value="0.0854201142986616" calcext:value-type="float">
            <text:p>0,0854201142986616</text:p>
          </table:table-cell>
          <table:table-cell office:value-type="float" office:value="0.074274276693662" calcext:value-type="float">
            <text:p>0,074274276693662</text:p>
          </table:table-cell>
          <table:table-cell office:value-type="float" office:value="0.0654981856544813" calcext:value-type="float">
            <text:p>0,0654981856544813</text:p>
          </table:table-cell>
          <table:table-cell office:value-type="float" office:value="0.0584315545856953" calcext:value-type="float">
            <text:p>0,0584315545856953</text:p>
          </table:table-cell>
          <table:table-cell office:value-type="float" office:value="0.0526340293387572" calcext:value-type="float">
            <text:p>0,0526340293387572</text:p>
          </table:table-cell>
          <table:table-cell office:value-type="float" office:value="0.0478018174568812" calcext:value-type="float">
            <text:p>0,0478018174568812</text:p>
          </table:table-cell>
          <table:table-cell office:value-type="float" office:value="0.0437192873408397" calcext:value-type="float">
            <text:p>0,0437192873408397</text:p>
          </table:table-cell>
          <table:table-cell office:value-type="float" office:value="0.0402296514560779" calcext:value-type="float">
            <text:p>0,0402296514560779</text:p>
          </table:table-cell>
          <table:table-cell office:value-type="float" office:value="0.0372162299851576" calcext:value-type="float">
            <text:p>0,0372162299851576</text:p>
          </table:table-cell>
          <table:table-cell office:value-type="float" office:value="0.0345904814700286" calcext:value-type="float">
            <text:p>0,0345904814700286</text:p>
          </table:table-cell>
          <table:table-cell office:value-type="float" office:value="0.0322842585543791" calcext:value-type="float">
            <text:p>0,0322842585543791</text:p>
          </table:table-cell>
          <table:table-cell office:value-type="float" office:value="0.0302442703396082" calcext:value-type="float">
            <text:p>0,0302442703396082</text:p>
          </table:table-cell>
          <table:table-cell office:value-type="float" office:value="0.0284281211594741" calcext:value-type="float">
            <text:p>0,0284281211594741</text:p>
          </table:table-cell>
          <table:table-cell office:value-type="float" office:value="0.026802072301507" calcext:value-type="float">
            <text:p>0,026802072301507</text:p>
          </table:table-cell>
          <table:table-cell office:value-type="float" office:value="0.0253386112550894" calcext:value-type="float">
            <text:p>0,0253386112550894</text:p>
          </table:table-cell>
          <table:table-cell office:value-type="float" office:value="0.0240151255081097" calcext:value-type="float">
            <text:p>0,0240151255081097</text:p>
          </table:table-cell>
          <table:table-cell office:value-type="float" office:value="0.0228130680819352" calcext:value-type="float">
            <text:p>0,0228130680819352</text:p>
          </table:table-cell>
          <table:table-cell office:value-type="float" office:value="0.0217167952408393" calcext:value-type="float">
            <text:p>0,0217167952408393</text:p>
          </table:table-cell>
          <table:table-cell office:value-type="float" office:value="0.0207135798409581" calcext:value-type="float">
            <text:p>0,0207135798409581</text:p>
          </table:table-cell>
          <table:table-cell office:value-type="float" office:value="0.0197921711951494" calcext:value-type="float">
            <text:p>0,0197921711951494</text:p>
          </table:table-cell>
          <table:table-cell office:value-type="float" office:value="0.0189433684572577" calcext:value-type="float">
            <text:p>0,0189433684572577</text:p>
          </table:table-cell>
        </table:table-row>
        <table:table-row table:style-name="ro1">
          <table:table-cell office:value-type="string" calcext:value-type="string">
            <text:p>Cherbourg</text:p>
          </table:table-cell>
          <table:table-cell office:value-type="float" office:value="3.17953193187714" calcext:value-type="float">
            <text:p>3,17953193187714</text:p>
          </table:table-cell>
          <table:table-cell office:value-type="float" office:value="1.48675918579102" calcext:value-type="float">
            <text:p>1,48675918579102</text:p>
          </table:table-cell>
          <table:table-cell office:value-type="float" office:value="0.718308120965958" calcext:value-type="float">
            <text:p>0,718308120965958</text:p>
          </table:table-cell>
          <table:table-cell office:value-type="float" office:value="0.408161655068398" calcext:value-type="float">
            <text:p>0,408161655068398</text:p>
          </table:table-cell>
          <table:table-cell office:value-type="float" office:value="0.268965288996696" calcext:value-type="float">
            <text:p>0,268965288996696</text:p>
          </table:table-cell>
          <table:table-cell office:value-type="float" office:value="0.197781808674335" calcext:value-type="float">
            <text:p>0,197781808674335</text:p>
          </table:table-cell>
          <table:table-cell office:value-type="float" office:value="0.155629090964794" calcext:value-type="float">
            <text:p>0,155629090964794</text:p>
          </table:table-cell>
          <table:table-cell office:value-type="float" office:value="0.127920653671026" calcext:value-type="float">
            <text:p>0,127920653671026</text:p>
          </table:table-cell>
          <table:table-cell office:value-type="float" office:value="0.108360171318054" calcext:value-type="float">
            <text:p>0,108360171318054</text:p>
          </table:table-cell>
          <table:table-cell office:value-type="float" office:value="0.0938319191336632" calcext:value-type="float">
            <text:p>0,0938319191336632</text:p>
          </table:table-cell>
          <table:table-cell office:value-type="float" office:value="0.0826247595250607" calcext:value-type="float">
            <text:p>0,0826247595250607</text:p>
          </table:table-cell>
          <table:table-cell office:value-type="float" office:value="0.0737229064106941" calcext:value-type="float">
            <text:p>0,0737229064106941</text:p>
          </table:table-cell>
          <table:table-cell office:value-type="float" office:value="0.0664856620132923" calcext:value-type="float">
            <text:p>0,0664856620132923</text:p>
          </table:table-cell>
          <table:table-cell office:value-type="float" office:value="0.0604894626885653" calcext:value-type="float">
            <text:p>0,0604894626885653</text:p>
          </table:table-cell>
          <table:table-cell office:value-type="float" office:value="0.0554428976029158" calcext:value-type="float">
            <text:p>0,0554428976029158</text:p>
          </table:table-cell>
          <table:table-cell office:value-type="float" office:value="0.0511389579623938" calcext:value-type="float">
            <text:p>0,0511389579623938</text:p>
          </table:table-cell>
          <table:table-cell office:value-type="float" office:value="0.0474265068769455" calcext:value-type="float">
            <text:p>0,0474265068769455</text:p>
          </table:table-cell>
          <table:table-cell office:value-type="float" office:value="0.0441926810890436" calcext:value-type="float">
            <text:p>0,0441926810890436</text:p>
          </table:table-cell>
          <table:table-cell office:value-type="float" office:value="0.0413515232503414" calcext:value-type="float">
            <text:p>0,0413515232503414</text:p>
          </table:table-cell>
          <table:table-cell office:value-type="float" office:value="0.0388366226106882" calcext:value-type="float">
            <text:p>0,0388366226106882</text:p>
          </table:table-cell>
          <table:table-cell office:value-type="float" office:value="0.0365953482687473" calcext:value-type="float">
            <text:p>0,0365953482687473</text:p>
          </table:table-cell>
          <table:table-cell office:value-type="float" office:value="0.034586101770401" calcext:value-type="float">
            <text:p>0,034586101770401</text:p>
          </table:table-cell>
          <table:table-cell office:value-type="float" office:value="0.0327751068398356" calcext:value-type="float">
            <text:p>0,0327751068398356</text:p>
          </table:table-cell>
          <table:table-cell office:value-type="float" office:value="0.0311347180977464" calcext:value-type="float">
            <text:p>0,0311347180977464</text:p>
          </table:table-cell>
          <table:table-cell office:value-type="float" office:value="0.0296423751860857" calcext:value-type="float">
            <text:p>0,0296423751860857</text:p>
          </table:table-cell>
          <table:table-cell office:value-type="float" office:value="0.0282790688797832" calcext:value-type="float">
            <text:p>0,0282790688797832</text:p>
          </table:table-cell>
          <table:table-cell office:value-type="float" office:value="0.0270290486514568" calcext:value-type="float">
            <text:p>0,0270290486514568</text:p>
          </table:table-cell>
          <table:table-cell office:value-type="float" office:value="0.0258791632950306" calcext:value-type="float">
            <text:p>0,0258791632950306</text:p>
          </table:table-cell>
          <table:table-cell office:value-type="float" office:value="0.0248177936300635" calcext:value-type="float">
            <text:p>0,0248177936300635</text:p>
          </table:table-cell>
          <table:table-cell office:value-type="float" office:value="0.0238353386521339" calcext:value-type="float">
            <text:p>0,0238353386521339</text:p>
          </table:table-cell>
        </table:table-row>
        <table:table-row table:style-name="ro1">
          <table:table-cell office:value-type="string" calcext:value-type="string">
            <text:p>Cologne</text:p>
          </table:table-cell>
          <table:table-cell office:value-type="float" office:value="2.44615765980312" calcext:value-type="float">
            <text:p>2,44615765980312</text:p>
          </table:table-cell>
          <table:table-cell office:value-type="float" office:value="1.30513492652348" calcext:value-type="float">
            <text:p>1,30513492652348</text:p>
          </table:table-cell>
          <table:table-cell office:value-type="float" office:value="0.808437551770892" calcext:value-type="float">
            <text:p>0,808437551770892</text:p>
          </table:table-cell>
          <table:table-cell office:value-type="float" office:value="0.532691468085561" calcext:value-type="float">
            <text:p>0,532691468085561</text:p>
          </table:table-cell>
          <table:table-cell office:value-type="float" office:value="0.36394356404032" calcext:value-type="float">
            <text:p>0,36394356404032</text:p>
          </table:table-cell>
          <table:table-cell office:value-type="float" office:value="0.260845813368048" calcext:value-type="float">
            <text:p>0,260845813368048</text:p>
          </table:table-cell>
          <table:table-cell office:value-type="float" office:value="0.197224588266441" calcext:value-type="float">
            <text:p>0,197224588266441</text:p>
          </table:table-cell>
          <table:table-cell office:value-type="float" office:value="0.156061645065035" calcext:value-type="float">
            <text:p>0,156061645065035</text:p>
          </table:table-cell>
          <table:table-cell office:value-type="float" office:value="0.127910173365048" calcext:value-type="float">
            <text:p>0,127910173365048</text:p>
          </table:table-cell>
          <table:table-cell office:value-type="float" office:value="0.107696218682187" calcext:value-type="float">
            <text:p>0,107696218682187</text:p>
          </table:table-cell>
          <table:table-cell office:value-type="float" office:value="0.0926002072436469" calcext:value-type="float">
            <text:p>0,0926002072436469</text:p>
          </table:table-cell>
          <table:table-cell office:value-type="float" office:value="0.0809544622898102" calcext:value-type="float">
            <text:p>0,0809544622898102</text:p>
          </table:table-cell>
          <table:table-cell office:value-type="float" office:value="0.0717309202466692" calcext:value-type="float">
            <text:p>0,0717309202466692</text:p>
          </table:table-cell>
          <table:table-cell office:value-type="float" office:value="0.0642654443425792" calcext:value-type="float">
            <text:p>0,0642654443425792</text:p>
          </table:table-cell>
          <table:table-cell office:value-type="float" office:value="0.0581118485757283" calcext:value-type="float">
            <text:p>0,0581118485757283</text:p>
          </table:table-cell>
          <table:table-cell office:value-type="float" office:value="0.0529611217124122" calcext:value-type="float">
            <text:p>0,0529611217124122</text:p>
          </table:table-cell>
          <table:table-cell office:value-type="float" office:value="0.0485931770609958" calcext:value-type="float">
            <text:p>0,0485931770609958</text:p>
          </table:table-cell>
          <table:table-cell office:value-type="float" office:value="0.0448464171162673" calcext:value-type="float">
            <text:p>0,0448464171162673</text:p>
          </table:table-cell>
          <table:table-cell office:value-type="float" office:value="0.0416004277233567" calcext:value-type="float">
            <text:p>0,0416004277233567</text:p>
          </table:table-cell>
          <table:table-cell office:value-type="float" office:value="0.0387633480131626" calcext:value-type="float">
            <text:p>0,0387633480131626</text:p>
          </table:table-cell>
          <table:table-cell office:value-type="float" office:value="0.0362646792616163" calcext:value-type="float">
            <text:p>0,0362646792616163</text:p>
          </table:table-cell>
          <table:table-cell office:value-type="float" office:value="0.0340487140097788" calcext:value-type="float">
            <text:p>0,0340487140097788</text:p>
          </table:table-cell>
          <table:table-cell office:value-type="float" office:value="0.0320712697825262" calcext:value-type="float">
            <text:p>0,0320712697825262</text:p>
          </table:table-cell>
          <table:table-cell office:value-type="float" office:value="0.0302966724016837" calcext:value-type="float">
            <text:p>0,0302966724016837</text:p>
          </table:table-cell>
          <table:table-cell office:value-type="float" office:value="0.0286959585334574" calcext:value-type="float">
            <text:p>0,0286959585334574</text:p>
          </table:table-cell>
          <table:table-cell office:value-type="float" office:value="0.0272454962666546" calcext:value-type="float">
            <text:p>0,0272454962666546</text:p>
          </table:table-cell>
          <table:table-cell office:value-type="float" office:value="0.0259252988866397" calcext:value-type="float">
            <text:p>0,0259252988866397</text:p>
          </table:table-cell>
          <table:table-cell office:value-type="float" office:value="0.0247193347396595" calcext:value-type="float">
            <text:p>0,0247193347396595</text:p>
          </table:table-cell>
          <table:table-cell office:value-type="float" office:value="0.0236135364643165" calcext:value-type="float">
            <text:p>0,0236135364643165</text:p>
          </table:table-cell>
          <table:table-cell office:value-type="float" office:value="0.0225962400436401" calcext:value-type="float">
            <text:p>0,0225962400436401</text:p>
          </table:table-cell>
        </table:table-row>
        <table:table-row table:style-name="ro1">
          <table:table-cell office:value-type="string" calcext:value-type="string">
            <text:p>Geneva</text:p>
          </table:table-cell>
          <table:table-cell office:value-type="float" office:value="2.59457461535931" calcext:value-type="float">
            <text:p>2,59457461535931</text:p>
          </table:table-cell>
          <table:table-cell office:value-type="float" office:value="1.74588154256344" calcext:value-type="float">
            <text:p>1,74588154256344</text:p>
          </table:table-cell>
          <table:table-cell office:value-type="float" office:value="1.24467997252941" calcext:value-type="float">
            <text:p>1,24467997252941</text:p>
          </table:table-cell>
          <table:table-cell office:value-type="float" office:value="0.880095642060041" calcext:value-type="float">
            <text:p>0,880095642060041</text:p>
          </table:table-cell>
          <table:table-cell office:value-type="float" office:value="0.618327099829912" calcext:value-type="float">
            <text:p>0,618327099829912</text:p>
          </table:table-cell>
          <table:table-cell office:value-type="float" office:value="0.438492853194475" calcext:value-type="float">
            <text:p>0,438492853194475</text:p>
          </table:table-cell>
          <table:table-cell office:value-type="float" office:value="0.319828698411584" calcext:value-type="float">
            <text:p>0,319828698411584</text:p>
          </table:table-cell>
          <table:table-cell office:value-type="float" office:value="0.242406712844968" calcext:value-type="float">
            <text:p>0,242406712844968</text:p>
          </table:table-cell>
          <table:table-cell office:value-type="float" office:value="0.190825488418341" calcext:value-type="float">
            <text:p>0,190825488418341</text:p>
          </table:table-cell>
          <table:table-cell office:value-type="float" office:value="0.155170344747603" calcext:value-type="float">
            <text:p>0,155170344747603</text:p>
          </table:table-cell>
          <table:table-cell office:value-type="float" office:value="0.129547861404717" calcext:value-type="float">
            <text:p>0,129547861404717</text:p>
          </table:table-cell>
          <table:table-cell office:value-type="float" office:value="0.110479743219912" calcext:value-type="float">
            <text:p>0,110479743219912</text:p>
          </table:table-cell>
          <table:table-cell office:value-type="float" office:value="0.0958540141582489" calcext:value-type="float">
            <text:p>0,0958540141582489</text:p>
          </table:table-cell>
          <table:table-cell office:value-type="float" office:value="0.084345294162631" calcext:value-type="float">
            <text:p>0,084345294162631</text:p>
          </table:table-cell>
          <table:table-cell office:value-type="float" office:value="0.0750924092717469" calcext:value-type="float">
            <text:p>0,0750924092717469</text:p>
          </table:table-cell>
          <table:table-cell office:value-type="float" office:value="0.067515661008656" calcext:value-type="float">
            <text:p>0,067515661008656</text:p>
          </table:table-cell>
          <table:table-cell office:value-type="float" office:value="0.0612133308313787" calcext:value-type="float">
            <text:p>0,0612133308313787</text:p>
          </table:table-cell>
          <table:table-cell office:value-type="float" office:value="0.0558998552151024" calcext:value-type="float">
            <text:p>0,0558998552151024</text:p>
          </table:table-cell>
          <table:table-cell office:value-type="float" office:value="0.0513670169748366" calcext:value-type="float">
            <text:p>0,0513670169748366</text:p>
          </table:table-cell>
          <table:table-cell office:value-type="float" office:value="0.0474600535817444" calcext:value-type="float">
            <text:p>0,0474600535817444</text:p>
          </table:table-cell>
          <table:table-cell office:value-type="float" office:value="0.0440618488937616" calcext:value-type="float">
            <text:p>0,0440618488937616</text:p>
          </table:table-cell>
          <table:table-cell office:value-type="float" office:value="0.0410821896512061" calcext:value-type="float">
            <text:p>0,0410821896512061</text:p>
          </table:table-cell>
          <table:table-cell office:value-type="float" office:value="0.0384506036061794" calcext:value-type="float">
            <text:p>0,0384506036061794</text:p>
          </table:table-cell>
          <table:table-cell office:value-type="float" office:value="0.0361114144325256" calcext:value-type="float">
            <text:p>0,0361114144325256</text:p>
          </table:table-cell>
          <table:table-cell office:value-type="float" office:value="0.0340199028141797" calcext:value-type="float">
            <text:p>0,0340199028141797</text:p>
          </table:table-cell>
          <table:table-cell office:value-type="float" office:value="0.0321399671956897" calcext:value-type="float">
            <text:p>0,0321399671956897</text:p>
          </table:table-cell>
          <table:table-cell office:value-type="float" office:value="0.0304420522879809" calcext:value-type="float">
            <text:p>0,0304420522879809</text:p>
          </table:table-cell>
          <table:table-cell office:value-type="float" office:value="0.028901580022648" calcext:value-type="float">
            <text:p>0,028901580022648</text:p>
          </table:table-cell>
          <table:table-cell office:value-type="float" office:value="0.0274983723647892" calcext:value-type="float">
            <text:p>0,0274983723647892</text:p>
          </table:table-cell>
          <table:table-cell office:value-type="float" office:value="0.0262154098600149" calcext:value-type="float">
            <text:p>0,0262154098600149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2.67396453022957" calcext:value-type="float">
            <text:p>2,67396453022957</text:p>
          </table:table-cell>
          <table:table-cell office:value-type="float" office:value="1.51082038879395" calcext:value-type="float">
            <text:p>1,51082038879395</text:p>
          </table:table-cell>
          <table:table-cell office:value-type="float" office:value="0.997752957046032" calcext:value-type="float">
            <text:p>0,997752957046032</text:p>
          </table:table-cell>
          <table:table-cell office:value-type="float" office:value="0.682311870157719" calcext:value-type="float">
            <text:p>0,682311870157719</text:p>
          </table:table-cell>
          <table:table-cell office:value-type="float" office:value="0.472300097346306" calcext:value-type="float">
            <text:p>0,472300097346306</text:p>
          </table:table-cell>
          <table:table-cell office:value-type="float" office:value="0.334390074014664" calcext:value-type="float">
            <text:p>0,334390074014664</text:p>
          </table:table-cell>
          <table:table-cell office:value-type="float" office:value="0.246757611632347" calcext:value-type="float">
            <text:p>0,246757611632347</text:p>
          </table:table-cell>
          <table:table-cell office:value-type="float" office:value="0.190498484298587" calcext:value-type="float">
            <text:p>0,190498484298587</text:p>
          </table:table-cell>
          <table:table-cell office:value-type="float" office:value="0.152873855084181" calcext:value-type="float">
            <text:p>0,152873855084181</text:p>
          </table:table-cell>
          <table:table-cell office:value-type="float" office:value="0.12652797345072" calcext:value-type="float">
            <text:p>0,12652797345072</text:p>
          </table:table-cell>
          <table:table-cell office:value-type="float" office:value="0.107292359694839" calcext:value-type="float">
            <text:p>0,107292359694839</text:p>
          </table:table-cell>
          <table:table-cell office:value-type="float" office:value="0.0927373161539435" calcext:value-type="float">
            <text:p>0,0927373161539435</text:p>
          </table:table-cell>
          <table:table-cell office:value-type="float" office:value="0.0813962249085307" calcext:value-type="float">
            <text:p>0,0813962249085307</text:p>
          </table:table-cell>
          <table:table-cell office:value-type="float" office:value="0.0723431725054979" calcext:value-type="float">
            <text:p>0,0723431725054979</text:p>
          </table:table-cell>
          <table:table-cell office:value-type="float" office:value="0.0649693086743355" calcext:value-type="float">
            <text:p>0,0649693086743355</text:p>
          </table:table-cell>
          <table:table-cell office:value-type="float" office:value="0.0588602814823389" calcext:value-type="float">
            <text:p>0,0588602814823389</text:p>
          </table:table-cell>
          <table:table-cell office:value-type="float" office:value="0.053725250530988" calcext:value-type="float">
            <text:p>0,053725250530988</text:p>
          </table:table-cell>
          <table:table-cell office:value-type="float" office:value="0.0493549853563309" calcext:value-type="float">
            <text:p>0,0493549853563309</text:p>
          </table:table-cell>
          <table:table-cell office:value-type="float" office:value="0.0455948701128364" calcext:value-type="float">
            <text:p>0,0455948701128364</text:p>
          </table:table-cell>
          <table:table-cell office:value-type="float" office:value="0.0423289034515619" calcext:value-type="float">
            <text:p>0,0423289034515619</text:p>
          </table:table-cell>
          <table:table-cell office:value-type="float" office:value="0.0394682483747602" calcext:value-type="float">
            <text:p>0,0394682483747602</text:p>
          </table:table-cell>
          <table:table-cell office:value-type="float" office:value="0.0369437928311527" calcext:value-type="float">
            <text:p>0,0369437928311527</text:p>
          </table:table-cell>
          <table:table-cell office:value-type="float" office:value="0.0347012826241553" calcext:value-type="float">
            <text:p>0,0347012826241553</text:p>
          </table:table-cell>
          <table:table-cell office:value-type="float" office:value="0.0326970405876637" calcext:value-type="float">
            <text:p>0,0326970405876637</text:p>
          </table:table-cell>
          <table:table-cell office:value-type="float" office:value="0.0308961416594684" calcext:value-type="float">
            <text:p>0,0308961416594684</text:p>
          </table:table-cell>
          <table:table-cell office:value-type="float" office:value="0.0292698154225945" calcext:value-type="float">
            <text:p>0,0292698154225945</text:p>
          </table:table-cell>
          <table:table-cell office:value-type="float" office:value="0.027794623747468" calcext:value-type="float">
            <text:p>0,027794623747468</text:p>
          </table:table-cell>
          <table:table-cell office:value-type="float" office:value="0.0264509066473693" calcext:value-type="float">
            <text:p>0,0264509066473693</text:p>
          </table:table-cell>
          <table:table-cell office:value-type="float" office:value="0.0252222968265414" calcext:value-type="float">
            <text:p>0,0252222968265414</text:p>
          </table:table-cell>
          <table:table-cell office:value-type="float" office:value="0.0240950726438314" calcext:value-type="float">
            <text:p>0,0240950726438314</text:p>
          </table:table-cell>
        </table:table-row>
        <table:table-row table:style-name="ro1">
          <table:table-cell office:value-type="string" calcext:value-type="string">
            <text:p>Hook of Holland</text:p>
          </table:table-cell>
          <table:table-cell office:value-type="float" office:value="1.70048256715139" calcext:value-type="float">
            <text:p>1,70048256715139</text:p>
          </table:table-cell>
          <table:table-cell office:value-type="float" office:value="0.939696576860216" calcext:value-type="float">
            <text:p>0,939696576860216</text:p>
          </table:table-cell>
          <table:table-cell office:value-type="float" office:value="0.583443034026358" calcext:value-type="float">
            <text:p>0,583443034026358</text:p>
          </table:table-cell>
          <table:table-cell office:value-type="float" office:value="0.375311149491204" calcext:value-type="float">
            <text:p>0,375311149491204</text:p>
          </table:table-cell>
          <table:table-cell office:value-type="float" office:value="0.254000313580036" calcext:value-type="float">
            <text:p>0,254000313580036</text:p>
          </table:table-cell>
          <table:table-cell office:value-type="float" office:value="0.182814980546633" calcext:value-type="float">
            <text:p>0,182814980546633</text:p>
          </table:table-cell>
          <table:table-cell office:value-type="float" office:value="0.139181464910507" calcext:value-type="float">
            <text:p>0,139181464910507</text:p>
          </table:table-cell>
          <table:table-cell office:value-type="float" office:value="0.110759781880511" calcext:value-type="float">
            <text:p>0,110759781880511</text:p>
          </table:table-cell>
          <table:table-cell office:value-type="float" office:value="0.0911538066963355" calcext:value-type="float">
            <text:p>0,0911538066963355</text:p>
          </table:table-cell>
          <table:table-cell office:value-type="float" office:value="0.0769708599481318" calcext:value-type="float">
            <text:p>0,0769708599481318</text:p>
          </table:table-cell>
          <table:table-cell office:value-type="float" office:value="0.0663111371298631" calcext:value-type="float">
            <text:p>0,0663111371298631</text:p>
          </table:table-cell>
          <table:table-cell office:value-type="float" office:value="0.0580493561509583" calcext:value-type="float">
            <text:p>0,0580493561509583</text:p>
          </table:table-cell>
          <table:table-cell office:value-type="float" office:value="0.0514815607004695" calcext:value-type="float">
            <text:p>0,0514815607004695</text:p>
          </table:table-cell>
          <table:table-cell office:value-type="float" office:value="0.0461497764206595" calcext:value-type="float">
            <text:p>0,0461497764206595</text:p>
          </table:table-cell>
          <table:table-cell office:value-type="float" office:value="0.0417449886186255" calcext:value-type="float">
            <text:p>0,0417449886186255</text:p>
          </table:table-cell>
          <table:table-cell office:value-type="float" office:value="0.0380514955355061" calcext:value-type="float">
            <text:p>0,0380514955355061</text:p>
          </table:table-cell>
          <table:table-cell office:value-type="float" office:value="0.0349145877278513" calcext:value-type="float">
            <text:p>0,0349145877278513</text:p>
          </table:table-cell>
          <table:table-cell office:value-type="float" office:value="0.0322206130044328" calcext:value-type="float">
            <text:p>0,0322206130044328</text:p>
          </table:table-cell>
          <table:table-cell office:value-type="float" office:value="0.0298846562703451" calcext:value-type="float">
            <text:p>0,0298846562703451</text:p>
          </table:table-cell>
          <table:table-cell office:value-type="float" office:value="0.0278416567792495" calcext:value-type="float">
            <text:p>0,0278416567792495</text:p>
          </table:table-cell>
          <table:table-cell office:value-type="float" office:value="0.0260412964142031" calcext:value-type="float">
            <text:p>0,0260412964142031</text:p>
          </table:table-cell>
          <table:table-cell office:value-type="float" office:value="0.0244438553022014" calcext:value-type="float">
            <text:p>0,0244438553022014</text:p>
          </table:table-cell>
          <table:table-cell office:value-type="float" office:value="0.0230178744014766" calcext:value-type="float">
            <text:p>0,0230178744014766</text:p>
          </table:table-cell>
          <table:table-cell office:value-type="float" office:value="0.021737834956083" calcext:value-type="float">
            <text:p>0,021737834956083</text:p>
          </table:table-cell>
          <table:table-cell office:value-type="float" office:value="0.0205829757162266" calcext:value-type="float">
            <text:p>0,0205829757162266</text:p>
          </table:table-cell>
          <table:table-cell office:value-type="float" office:value="0.0195363808630241" calcext:value-type="float">
            <text:p>0,0195363808630241</text:p>
          </table:table-cell>
          <table:table-cell office:value-type="float" office:value="0.0185838383105066" calcext:value-type="float">
            <text:p>0,0185838383105066</text:p>
          </table:table-cell>
          <table:table-cell office:value-type="float" office:value="0.0177136361598969" calcext:value-type="float">
            <text:p>0,0177136361598969</text:p>
          </table:table-cell>
          <table:table-cell office:value-type="float" office:value="0.0169157697301772" calcext:value-type="float">
            <text:p>0,0169157697301772</text:p>
          </table:table-cell>
          <table:table-cell office:value-type="float" office:value="0.0161817965822087" calcext:value-type="float">
            <text:p>0,0161817965822087</text:p>
          </table:table-cell>
        </table:table-row>
        <table:table-row table:style-name="ro1">
          <table:table-cell office:value-type="string" calcext:value-type="string">
            <text:p>Lisbon</text:p>
          </table:table-cell>
          <table:table-cell office:value-type="float" office:value="3.89722073078156" calcext:value-type="float">
            <text:p>3,89722073078156</text:p>
          </table:table-cell>
          <table:table-cell office:value-type="float" office:value="2.07896065711975" calcext:value-type="float">
            <text:p>2,07896065711975</text:p>
          </table:table-cell>
          <table:table-cell office:value-type="float" office:value="1.04795923829079" calcext:value-type="float">
            <text:p>1,04795923829079</text:p>
          </table:table-cell>
          <table:table-cell office:value-type="float" office:value="0.52775377035141" calcext:value-type="float">
            <text:p>0,52775377035141</text:p>
          </table:table-cell>
          <table:table-cell office:value-type="float" office:value="0.322613075375557" calcext:value-type="float">
            <text:p>0,322613075375557</text:p>
          </table:table-cell>
          <table:table-cell office:value-type="float" office:value="0.22848866134882" calcext:value-type="float">
            <text:p>0,22848866134882</text:p>
          </table:table-cell>
          <table:table-cell office:value-type="float" office:value="0.175540141761303" calcext:value-type="float">
            <text:p>0,175540141761303</text:p>
          </table:table-cell>
          <table:table-cell office:value-type="float" office:value="0.141851365566254" calcext:value-type="float">
            <text:p>0,141851365566254</text:p>
          </table:table-cell>
          <table:table-cell office:value-type="float" office:value="0.118626594543457" calcext:value-type="float">
            <text:p>0,118626594543457</text:p>
          </table:table-cell>
          <table:table-cell office:value-type="float" office:value="0.101690791547298" calcext:value-type="float">
            <text:p>0,101690791547298</text:p>
          </table:table-cell>
          <table:table-cell office:value-type="float" office:value="0.0888175442814827" calcext:value-type="float">
            <text:p>0,0888175442814827</text:p>
          </table:table-cell>
          <table:table-cell office:value-type="float" office:value="0.0787158980965614" calcext:value-type="float">
            <text:p>0,0787158980965614</text:p>
          </table:table-cell>
          <table:table-cell office:value-type="float" office:value="0.0705870576202869" calcext:value-type="float">
            <text:p>0,0705870576202869</text:p>
          </table:table-cell>
          <table:table-cell office:value-type="float" office:value="0.0639105886220932" calcext:value-type="float">
            <text:p>0,0639105886220932</text:p>
          </table:table-cell>
          <table:table-cell office:value-type="float" office:value="0.05833381973207" calcext:value-type="float">
            <text:p>0,05833381973207</text:p>
          </table:table-cell>
          <table:table-cell office:value-type="float" office:value="0.0536087993532419" calcext:value-type="float">
            <text:p>0,0536087993532419</text:p>
          </table:table-cell>
          <table:table-cell office:value-type="float" office:value="0.0495568234473467" calcext:value-type="float">
            <text:p>0,0495568234473467</text:p>
          </table:table-cell>
          <table:table-cell office:value-type="float" office:value="0.0460454802960157" calcext:value-type="float">
            <text:p>0,0460454802960157</text:p>
          </table:table-cell>
          <table:table-cell office:value-type="float" office:value="0.0429749228060246" calcext:value-type="float">
            <text:p>0,0429749228060246</text:p>
          </table:table-cell>
          <table:table-cell office:value-type="float" office:value="0.0402680747210979" calcext:value-type="float">
            <text:p>0,0402680747210979</text:p>
          </table:table-cell>
          <table:table-cell office:value-type="float" office:value="0.0378649700433016" calcext:value-type="float">
            <text:p>0,0378649700433016</text:p>
          </table:table-cell>
          <table:table-cell office:value-type="float" office:value="0.0357179585844278" calcext:value-type="float">
            <text:p>0,0357179585844278</text:p>
          </table:table-cell>
          <table:table-cell office:value-type="float" office:value="0.0337888319045305" calcext:value-type="float">
            <text:p>0,0337888319045305</text:p>
          </table:table-cell>
          <table:table-cell office:value-type="float" office:value="0.0320465369150043" calcext:value-type="float">
            <text:p>0,0320465369150043</text:p>
          </table:table-cell>
          <table:table-cell office:value-type="float" office:value="0.0304655218496919" calcext:value-type="float">
            <text:p>0,0304655218496919</text:p>
          </table:table-cell>
          <table:table-cell office:value-type="float" office:value="0.0290250210091472" calcext:value-type="float">
            <text:p>0,0290250210091472</text:p>
          </table:table-cell>
          <table:table-cell office:value-type="float" office:value="0.0277071502059698" calcext:value-type="float">
            <text:p>0,0277071502059698</text:p>
          </table:table-cell>
          <table:table-cell office:value-type="float" office:value="0.0264972494915128" calcext:value-type="float">
            <text:p>0,0264972494915128</text:p>
          </table:table-cell>
          <table:table-cell office:value-type="float" office:value="0.0253828717395663" calcext:value-type="float">
            <text:p>0,0253828717395663</text:p>
          </table:table-cell>
          <table:table-cell office:value-type="float" office:value="0.0243531689047813" calcext:value-type="float">
            <text:p>0,0243531689047813</text:p>
          </table:table-cell>
        </table:table-row>
        <table:table-row table:style-name="ro1">
          <table:table-cell office:value-type="string" calcext:value-type="string">
            <text:p>Lyons</text:p>
          </table:table-cell>
          <table:table-cell office:value-type="float" office:value="2.34416041771571" calcext:value-type="float">
            <text:p>2,34416041771571</text:p>
          </table:table-cell>
          <table:table-cell office:value-type="float" office:value="1.33646479497353" calcext:value-type="float">
            <text:p>1,33646479497353</text:p>
          </table:table-cell>
          <table:table-cell office:value-type="float" office:value="0.828300947944323" calcext:value-type="float">
            <text:p>0,828300947944323</text:p>
          </table:table-cell>
          <table:table-cell office:value-type="float" office:value="0.531986590474844" calcext:value-type="float">
            <text:p>0,531986590474844</text:p>
          </table:table-cell>
          <table:table-cell office:value-type="float" office:value="0.355905418594678" calcext:value-type="float">
            <text:p>0,355905418594678</text:p>
          </table:table-cell>
          <table:table-cell office:value-type="float" office:value="0.246460285658638" calcext:value-type="float">
            <text:p>0,246460285658638</text:p>
          </table:table-cell>
          <table:table-cell office:value-type="float" office:value="0.178432789941629" calcext:value-type="float">
            <text:p>0,178432789941629</text:p>
          </table:table-cell>
          <table:table-cell office:value-type="float" office:value="0.135916753982504" calcext:value-type="float">
            <text:p>0,135916753982504</text:p>
          </table:table-cell>
          <table:table-cell office:value-type="float" office:value="0.10813427126656" calcext:value-type="float">
            <text:p>0,10813427126656</text:p>
          </table:table-cell>
          <table:table-cell office:value-type="float" office:value="0.0889689239362876" calcext:value-type="float">
            <text:p>0,0889689239362876</text:p>
          </table:table-cell>
          <table:table-cell office:value-type="float" office:value="0.0751106922204296" calcext:value-type="float">
            <text:p>0,0751106922204296</text:p>
          </table:table-cell>
          <table:table-cell office:value-type="float" office:value="0.0646978762621681" calcext:value-type="float">
            <text:p>0,0646978762621681</text:p>
          </table:table-cell>
          <table:table-cell office:value-type="float" office:value="0.0566289511819681" calcext:value-type="float">
            <text:p>0,0566289511819681</text:p>
          </table:table-cell>
          <table:table-cell office:value-type="float" office:value="0.0502157625742257" calcext:value-type="float">
            <text:p>0,0502157625742257</text:p>
          </table:table-cell>
          <table:table-cell office:value-type="float" office:value="0.0450105448253453" calcext:value-type="float">
            <text:p>0,0450105448253453</text:p>
          </table:table-cell>
          <table:table-cell office:value-type="float" office:value="0.0407111304812133" calcext:value-type="float">
            <text:p>0,0407111304812133</text:p>
          </table:table-cell>
          <table:table-cell office:value-type="float" office:value="0.0371065608536204" calcext:value-type="float">
            <text:p>0,0371065608536204</text:p>
          </table:table-cell>
          <table:table-cell office:value-type="float" office:value="0.0340455995562176" calcext:value-type="float">
            <text:p>0,0340455995562176</text:p>
          </table:table-cell>
          <table:table-cell office:value-type="float" office:value="0.0314172590151429" calcext:value-type="float">
            <text:p>0,0314172590151429</text:p>
          </table:table-cell>
          <table:table-cell office:value-type="float" office:value="0.0291383465131124" calcext:value-type="float">
            <text:p>0,0291383465131124</text:p>
          </table:table-cell>
          <table:table-cell office:value-type="float" office:value="0.0271454212100556" calcext:value-type="float">
            <text:p>0,0271454212100556</text:p>
          </table:table-cell>
          <table:table-cell office:value-type="float" office:value="0.0253892738061647" calcext:value-type="float">
            <text:p>0,0253892738061647</text:p>
          </table:table-cell>
          <table:table-cell office:value-type="float" office:value="0.0238312307434777" calcext:value-type="float">
            <text:p>0,0238312307434777</text:p>
          </table:table-cell>
          <table:table-cell office:value-type="float" office:value="0.0224403962492943" calcext:value-type="float">
            <text:p>0,0224403962492943</text:p>
          </table:table-cell>
          <table:table-cell office:value-type="float" office:value="0.0211920291185379" calcext:value-type="float">
            <text:p>0,0211920291185379</text:p>
          </table:table-cell>
          <table:table-cell office:value-type="float" office:value="0.0200658469305684" calcext:value-type="float">
            <text:p>0,0200658469305684</text:p>
          </table:table-cell>
          <table:table-cell office:value-type="float" office:value="0.0190452038465689" calcext:value-type="float">
            <text:p>0,0190452038465689</text:p>
          </table:table-cell>
          <table:table-cell office:value-type="float" office:value="0.018116331504037" calcext:value-type="float">
            <text:p>0,018116331504037</text:p>
          </table:table-cell>
          <table:table-cell office:value-type="float" office:value="0.017267695395276" calcext:value-type="float">
            <text:p>0,017267695395276</text:p>
          </table:table-cell>
          <table:table-cell office:value-type="float" office:value="0.0164896852414434" calcext:value-type="float">
            <text:p>0,0164896852414434</text:p>
          </table:table-cell>
        </table:table-row>
        <table:table-row table:style-name="ro1">
          <table:table-cell office:value-type="string" calcext:value-type="string">
            <text:p>Marseilles</text:p>
          </table:table-cell>
          <table:table-cell office:value-type="float" office:value="0.753131931647658" calcext:value-type="float">
            <text:p>0,753131931647658</text:p>
          </table:table-cell>
          <table:table-cell office:value-type="float" office:value="0.270433870144188" calcext:value-type="float">
            <text:p>0,270433870144188</text:p>
          </table:table-cell>
          <table:table-cell office:value-type="float" office:value="0.152243415359408" calcext:value-type="float">
            <text:p>0,152243415359408</text:p>
          </table:table-cell>
          <table:table-cell office:value-type="float" office:value="0.101567561738193" calcext:value-type="float">
            <text:p>0,101567561738193</text:p>
          </table:table-cell>
          <table:table-cell office:value-type="float" office:value="0.0747480862773955" calcext:value-type="float">
            <text:p>0,0747480862773955</text:p>
          </table:table-cell>
          <table:table-cell office:value-type="float" office:value="0.0584650731179863" calcext:value-type="float">
            <text:p>0,0584650731179863</text:p>
          </table:table-cell>
          <table:table-cell office:value-type="float" office:value="0.0476397147867829" calcext:value-type="float">
            <text:p>0,0476397147867829</text:p>
          </table:table-cell>
          <table:table-cell office:value-type="float" office:value="0.0399741276632994" calcext:value-type="float">
            <text:p>0,0399741276632994</text:p>
          </table:table-cell>
          <table:table-cell office:value-type="float" office:value="0.0342889812309295" calcext:value-type="float">
            <text:p>0,0342889812309295</text:p>
          </table:table-cell>
          <table:table-cell office:value-type="float" office:value="0.0299211137462407" calcext:value-type="float">
            <text:p>0,0299211137462407</text:p>
          </table:table-cell>
          <table:table-cell office:value-type="float" office:value="0.0264703613938764" calcext:value-type="float">
            <text:p>0,0264703613938764</text:p>
          </table:table-cell>
          <table:table-cell office:value-type="float" office:value="0.0236821413272992" calcext:value-type="float">
            <text:p>0,0236821413272992</text:p>
          </table:table-cell>
          <table:table-cell office:value-type="float" office:value="0.0213869126746431" calcext:value-type="float">
            <text:p>0,0213869126746431</text:p>
          </table:table-cell>
          <table:table-cell office:value-type="float" office:value="0.0194676804821938" calcext:value-type="float">
            <text:p>0,0194676804821938</text:p>
          </table:table-cell>
          <table:table-cell office:value-type="float" office:value="0.0178413917892613" calcext:value-type="float">
            <text:p>0,0178413917892613</text:p>
          </table:table-cell>
          <table:table-cell office:value-type="float" office:value="0.016447517904453" calcext:value-type="float">
            <text:p>0,016447517904453</text:p>
          </table:table-cell>
          <table:table-cell office:value-type="float" office:value="0.0152407773421146" calcext:value-type="float">
            <text:p>0,0152407773421146</text:p>
          </table:table-cell>
          <table:table-cell office:value-type="float" office:value="0.0141870175721124" calcext:value-type="float">
            <text:p>0,0141870175721124</text:p>
          </table:table-cell>
          <table:table-cell office:value-type="float" office:value="0.013259717496112" calcext:value-type="float">
            <text:p>0,013259717496112</text:p>
          </table:table-cell>
          <table:table-cell office:value-type="float" office:value="0.0124379889457487" calcext:value-type="float">
            <text:p>0,0124379889457487</text:p>
          </table:table-cell>
          <table:table-cell office:value-type="float" office:value="0.0117052245186642" calcext:value-type="float">
            <text:p>0,0117052245186642</text:p>
          </table:table-cell>
          <table:table-cell office:value-type="float" office:value="0.0110481159645133" calcext:value-type="float">
            <text:p>0,0110481159645133</text:p>
          </table:table-cell>
          <table:table-cell office:value-type="float" office:value="0.0104558211751282" calcext:value-type="float">
            <text:p>0,0104558211751282</text:p>
          </table:table-cell>
          <table:table-cell office:value-type="float" office:value="0.00991945803980343" calcext:value-type="float">
            <text:p>0,00991945803980343</text:p>
          </table:table-cell>
          <table:table-cell office:value-type="float" office:value="0.00943164716591127" calcext:value-type="float">
            <text:p>0,00943164716591127</text:p>
          </table:table-cell>
          <table:table-cell office:value-type="float" office:value="0.00898630326264538" calcext:value-type="float">
            <text:p>0,00898630326264538</text:p>
          </table:table-cell>
          <table:table-cell office:value-type="float" office:value="0.00857821750105359" calcext:value-type="float">
            <text:p>0,00857821750105359</text:p>
          </table:table-cell>
          <table:table-cell office:value-type="float" office:value="0.00820301624480635" calcext:value-type="float">
            <text:p>0,00820301624480635</text:p>
          </table:table-cell>
          <table:table-cell office:value-type="float" office:value="0.0078570352634415" calcext:value-type="float">
            <text:p>0,0078570352634415</text:p>
          </table:table-cell>
          <table:table-cell office:value-type="float" office:value="0.00753708690172061" calcext:value-type="float">
            <text:p>0,00753708690172061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.44306298664638" calcext:value-type="float">
            <text:p>2,44306298664638</text:p>
          </table:table-cell>
          <table:table-cell office:value-type="float" office:value="1.74034999098097" calcext:value-type="float">
            <text:p>1,74034999098097</text:p>
          </table:table-cell>
          <table:table-cell office:value-type="float" office:value="1.32873404026032" calcext:value-type="float">
            <text:p>1,32873404026032</text:p>
          </table:table-cell>
          <table:table-cell office:value-type="float" office:value="0.991109158311571" calcext:value-type="float">
            <text:p>0,991109158311571</text:p>
          </table:table-cell>
          <table:table-cell office:value-type="float" office:value="0.723842054605484" calcext:value-type="float">
            <text:p>0,723842054605484</text:p>
          </table:table-cell>
          <table:table-cell office:value-type="float" office:value="0.525589979120663" calcext:value-type="float">
            <text:p>0,525589979120663</text:p>
          </table:table-cell>
          <table:table-cell office:value-type="float" office:value="0.386925014001983" calcext:value-type="float">
            <text:p>0,386925014001983</text:p>
          </table:table-cell>
          <table:table-cell office:value-type="float" office:value="0.292857527732849" calcext:value-type="float">
            <text:p>0,292857527732849</text:p>
          </table:table-cell>
          <table:table-cell office:value-type="float" office:value="0.229035194431032" calcext:value-type="float">
            <text:p>0,229035194431032</text:p>
          </table:table-cell>
          <table:table-cell office:value-type="float" office:value="0.184794800622123" calcext:value-type="float">
            <text:p>0,184794800622123</text:p>
          </table:table-cell>
          <table:table-cell office:value-type="float" office:value="0.153156849954809" calcext:value-type="float">
            <text:p>0,153156849954809</text:p>
          </table:table-cell>
          <table:table-cell office:value-type="float" office:value="0.129784950188228" calcext:value-type="float">
            <text:p>0,129784950188228</text:p>
          </table:table-cell>
          <table:table-cell office:value-type="float" office:value="0.111995444766113" calcext:value-type="float">
            <text:p>0,111995444766113</text:p>
          </table:table-cell>
          <table:table-cell office:value-type="float" office:value="0.0980980098247528" calcext:value-type="float">
            <text:p>0,0980980098247528</text:p>
          </table:table-cell>
          <table:table-cell office:value-type="float" office:value="0.0869970715471676" calcext:value-type="float">
            <text:p>0,0869970715471676</text:p>
          </table:table-cell>
          <table:table-cell office:value-type="float" office:value="0.0779604911804199" calcext:value-type="float">
            <text:p>0,0779604911804199</text:p>
          </table:table-cell>
          <table:table-cell office:value-type="float" office:value="0.0704825903688158" calcext:value-type="float">
            <text:p>0,0704825903688158</text:p>
          </table:table-cell>
          <table:table-cell office:value-type="float" office:value="0.0642060610864844" calcext:value-type="float">
            <text:p>0,0642060610864844</text:p>
          </table:table-cell>
          <table:table-cell office:value-type="float" office:value="0.0588729413492339" calcext:value-type="float">
            <text:p>0,0588729413492339</text:p>
          </table:table-cell>
          <table:table-cell office:value-type="float" office:value="0.054292335574116" calcext:value-type="float">
            <text:p>0,054292335574116</text:p>
          </table:table-cell>
          <table:table-cell office:value-type="float" office:value="0.0503206189189638" calcext:value-type="float">
            <text:p>0,0503206189189638</text:p>
          </table:table-cell>
          <table:table-cell office:value-type="float" office:value="0.0468479895165988" calcext:value-type="float">
            <text:p>0,0468479895165988</text:p>
          </table:table-cell>
          <table:table-cell office:value-type="float" office:value="0.0437888598867825" calcext:value-type="float">
            <text:p>0,0437888598867825</text:p>
          </table:table-cell>
          <table:table-cell office:value-type="float" office:value="0.0410757900348732" calcext:value-type="float">
            <text:p>0,0410757900348732</text:p>
          </table:table-cell>
          <table:table-cell office:value-type="float" office:value="0.0386551152914763" calcext:value-type="float">
            <text:p>0,0386551152914763</text:p>
          </table:table-cell>
          <table:table-cell office:value-type="float" office:value="0.0364832548158509" calcext:value-type="float">
            <text:p>0,0364832548158509</text:p>
          </table:table-cell>
          <table:table-cell office:value-type="float" office:value="0.0345249793359212" calcext:value-type="float">
            <text:p>0,0345249793359212</text:p>
          </table:table-cell>
          <table:table-cell office:value-type="float" office:value="0.0327511461717742" calcext:value-type="float">
            <text:p>0,0327511461717742</text:p>
          </table:table-cell>
          <table:table-cell office:value-type="float" office:value="0.0311377516814641" calcext:value-type="float">
            <text:p>0,0311377516814641</text:p>
          </table:table-cell>
          <table:table-cell office:value-type="float" office:value="0.0296645380024399" calcext:value-type="float">
            <text:p>0,0296645380024399</text:p>
          </table:table-cell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0.990402039885521" calcext:value-type="float">
            <text:p>0,990402039885521</text:p>
          </table:table-cell>
          <table:table-cell office:value-type="float" office:value="0.120205226540566" calcext:value-type="float">
            <text:p>0,120205226540566</text:p>
          </table:table-cell>
          <table:table-cell office:value-type="float" office:value="0.0601117558777332" calcext:value-type="float">
            <text:p>0,0601117558777332</text:p>
          </table:table-cell>
          <table:table-cell office:value-type="float" office:value="0.0397237868979573" calcext:value-type="float">
            <text:p>0,0397237868979573</text:p>
          </table:table-cell>
          <table:table-cell office:value-type="float" office:value="0.0294808760285378" calcext:value-type="float">
            <text:p>0,0294808760285378</text:p>
          </table:table-cell>
          <table:table-cell office:value-type="float" office:value="0.02334148529917" calcext:value-type="float">
            <text:p>0,02334148529917</text:p>
          </table:table-cell>
          <table:table-cell office:value-type="float" office:value="0.0192628186196089" calcext:value-type="float">
            <text:p>0,0192628186196089</text:p>
          </table:table-cell>
          <table:table-cell office:value-type="float" office:value="0.0163627274334431" calcext:value-type="float">
            <text:p>0,0163627274334431</text:p>
          </table:table-cell>
          <table:table-cell office:value-type="float" office:value="0.0141983430832624" calcext:value-type="float">
            <text:p>0,0141983430832624</text:p>
          </table:table-cell>
          <table:table-cell office:value-type="float" office:value="0.0125235612504184" calcext:value-type="float">
            <text:p>0,0125235612504184</text:p>
          </table:table-cell>
          <table:table-cell office:value-type="float" office:value="0.0111905125901103" calcext:value-type="float">
            <text:p>0,0111905125901103</text:p>
          </table:table-cell>
          <table:table-cell office:value-type="float" office:value="0.0101051853969693" calcext:value-type="float">
            <text:p>0,0101051853969693</text:p>
          </table:table-cell>
          <table:table-cell office:value-type="float" office:value="0.00920509425923228" calcext:value-type="float">
            <text:p>0,00920509425923228</text:p>
          </table:table-cell>
          <table:table-cell office:value-type="float" office:value="0.00844713994301856" calcext:value-type="float">
            <text:p>0,00844713994301856</text:p>
          </table:table-cell>
          <table:table-cell office:value-type="float" office:value="0.00780028705485165" calcext:value-type="float">
            <text:p>0,00780028705485165</text:p>
          </table:table-cell>
          <table:table-cell office:value-type="float" office:value="0.00724212322384119" calcext:value-type="float">
            <text:p>0,00724212322384119</text:p>
          </table:table-cell>
          <table:table-cell office:value-type="float" office:value="0.00675574904307723" calcext:value-type="float">
            <text:p>0,00675574904307723</text:p>
          </table:table-cell>
          <table:table-cell office:value-type="float" office:value="0.00632843994535506" calcext:value-type="float">
            <text:p>0,00632843994535506</text:p>
          </table:table-cell>
          <table:table-cell office:value-type="float" office:value="0.00594996423460543" calcext:value-type="float">
            <text:p>0,00594996423460543</text:p>
          </table:table-cell>
          <table:table-cell office:value-type="float" office:value="0.00561264366842806" calcext:value-type="float">
            <text:p>0,00561264366842806</text:p>
          </table:table-cell>
          <table:table-cell office:value-type="float" office:value="0.00531013179570436" calcext:value-type="float">
            <text:p>0,00531013179570436</text:p>
          </table:table-cell>
          <table:table-cell office:value-type="float" office:value="0.00503734676167369" calcext:value-type="float">
            <text:p>0,00503734676167369</text:p>
          </table:table-cell>
          <table:table-cell office:value-type="float" office:value="0.00479031149297953" calcext:value-type="float">
            <text:p>0,00479031149297953</text:p>
          </table:table-cell>
          <table:table-cell office:value-type="float" office:value="0.00456537362188101" calcext:value-type="float">
            <text:p>0,00456537362188101</text:p>
          </table:table-cell>
          <table:table-cell office:value-type="float" office:value="0.00435987091623247" calcext:value-type="float">
            <text:p>0,00435987091623247</text:p>
          </table:table-cell>
          <table:table-cell office:value-type="float" office:value="0.00417139788623899" calcext:value-type="float">
            <text:p>0,00417139788623899</text:p>
          </table:table-cell>
          <table:table-cell office:value-type="float" office:value="0.00399794897530228" calcext:value-type="float">
            <text:p>0,00399794897530228</text:p>
          </table:table-cell>
          <table:table-cell office:value-type="float" office:value="0.00383782519493252" calcext:value-type="float">
            <text:p>0,00383782519493252</text:p>
          </table:table-cell>
          <table:table-cell office:value-type="float" office:value="0.00368949119001627" calcext:value-type="float">
            <text:p>0,00368949119001627</text:p>
          </table:table-cell>
          <table:table-cell office:value-type="float" office:value="0.00355178995523602" calcext:value-type="float">
            <text:p>0,00355178995523602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2.15505749359727" calcext:value-type="float">
            <text:p>2,15505749359727</text:p>
          </table:table-cell>
          <table:table-cell office:value-type="float" office:value="1.32596229948103" calcext:value-type="float">
            <text:p>1,32596229948103</text:p>
          </table:table-cell>
          <table:table-cell office:value-type="float" office:value="0.910938573069871" calcext:value-type="float">
            <text:p>0,910938573069871</text:p>
          </table:table-cell>
          <table:table-cell office:value-type="float" office:value="0.624185189604759" calcext:value-type="float">
            <text:p>0,624185189604759</text:p>
          </table:table-cell>
          <table:table-cell office:value-type="float" office:value="0.429746582172811" calcext:value-type="float">
            <text:p>0,429746582172811</text:p>
          </table:table-cell>
          <table:table-cell office:value-type="float" office:value="0.303364286199212" calcext:value-type="float">
            <text:p>0,303364286199212</text:p>
          </table:table-cell>
          <table:table-cell office:value-type="float" office:value="0.223372391425073" calcext:value-type="float">
            <text:p>0,223372391425073</text:p>
          </table:table-cell>
          <table:table-cell office:value-type="float" office:value="0.17205215850845" calcext:value-type="float">
            <text:p>0,17205215850845</text:p>
          </table:table-cell>
          <table:table-cell office:value-type="float" office:value="0.137766602449119" calcext:value-type="float">
            <text:p>0,137766602449119</text:p>
          </table:table-cell>
          <table:table-cell office:value-type="float" office:value="0.113782946020365" calcext:value-type="float">
            <text:p>0,113782946020365</text:p>
          </table:table-cell>
          <table:table-cell office:value-type="float" office:value="0.0962917266879231" calcext:value-type="float">
            <text:p>0,0962917266879231</text:p>
          </table:table-cell>
          <table:table-cell office:value-type="float" office:value="0.083078840514645" calcext:value-type="float">
            <text:p>0,083078840514645</text:p>
          </table:table-cell>
          <table:table-cell office:value-type="float" office:value="0.0728028386365622" calcext:value-type="float">
            <text:p>0,0728028386365622</text:p>
          </table:table-cell>
          <table:table-cell office:value-type="float" office:value="0.0646155693102628" calcext:value-type="float">
            <text:p>0,0646155693102628</text:p>
          </table:table-cell>
          <table:table-cell office:value-type="float" office:value="0.0579587118700147" calcext:value-type="float">
            <text:p>0,0579587118700147</text:p>
          </table:table-cell>
          <table:table-cell office:value-type="float" office:value="0.0524526936933398" calcext:value-type="float">
            <text:p>0,0524526936933398</text:p>
          </table:table-cell>
          <table:table-cell office:value-type="float" office:value="0.0478313982021064" calcext:value-type="float">
            <text:p>0,0478313982021064</text:p>
          </table:table-cell>
          <table:table-cell office:value-type="float" office:value="0.0439035136951134" calcext:value-type="float">
            <text:p>0,0439035136951134</text:p>
          </table:table-cell>
          <table:table-cell office:value-type="float" office:value="0.0405282936990261" calcext:value-type="float">
            <text:p>0,0405282936990261</text:p>
          </table:table-cell>
          <table:table-cell office:value-type="float" office:value="0.0375997978262603" calcext:value-type="float">
            <text:p>0,0375997978262603</text:p>
          </table:table-cell>
          <table:table-cell office:value-type="float" office:value="0.0350374554982409" calcext:value-type="float">
            <text:p>0,0350374554982409</text:p>
          </table:table-cell>
          <table:table-cell office:value-type="float" office:value="0.0327783965039998" calcext:value-type="float">
            <text:p>0,0327783965039998</text:p>
          </table:table-cell>
          <table:table-cell office:value-type="float" office:value="0.0307732867076993" calcext:value-type="float">
            <text:p>0,0307732867076993</text:p>
          </table:table-cell>
          <table:table-cell office:value-type="float" office:value="0.0289828222012147" calcext:value-type="float">
            <text:p>0,0289828222012147</text:p>
          </table:table-cell>
          <table:table-cell office:value-type="float" office:value="0.0273750770138577" calcext:value-type="float">
            <text:p>0,0273750770138577</text:p>
          </table:table-cell>
          <table:table-cell office:value-type="float" office:value="0.0259242329047993" calcext:value-type="float">
            <text:p>0,0259242329047993</text:p>
          </table:table-cell>
          <table:table-cell office:value-type="float" office:value="0.0246089487336576" calcext:value-type="float">
            <text:p>0,0246089487336576</text:p>
          </table:table-cell>
          <table:table-cell office:value-type="float" office:value="0.0234116818755865" calcext:value-type="float">
            <text:p>0,0234116818755865</text:p>
          </table:table-cell>
          <table:table-cell office:value-type="float" office:value="0.0223175302962773" calcext:value-type="float">
            <text:p>0,0223175302962773</text:p>
          </table:table-cell>
          <table:table-cell office:value-type="float" office:value="0.0213141260319389" calcext:value-type="float">
            <text:p>0,0213141260319389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2.57521185278893" calcext:value-type="float">
            <text:p>2,57521185278893</text:p>
          </table:table-cell>
          <table:table-cell office:value-type="float" office:value="1.67311206459999" calcext:value-type="float">
            <text:p>1,67311206459999</text:p>
          </table:table-cell>
          <table:table-cell office:value-type="float" office:value="1.16571037471294" calcext:value-type="float">
            <text:p>1,16571037471294</text:p>
          </table:table-cell>
          <table:table-cell office:value-type="float" office:value="0.819036781787872" calcext:value-type="float">
            <text:p>0,819036781787872</text:p>
          </table:table-cell>
          <table:table-cell office:value-type="float" office:value="0.579633645713329" calcext:value-type="float">
            <text:p>0,579633645713329</text:p>
          </table:table-cell>
          <table:table-cell office:value-type="float" office:value="0.420792162418366" calcext:value-type="float">
            <text:p>0,420792162418366</text:p>
          </table:table-cell>
          <table:table-cell office:value-type="float" office:value="0.317818716168404" calcext:value-type="float">
            <text:p>0,317818716168404</text:p>
          </table:table-cell>
          <table:table-cell office:value-type="float" office:value="0.249921858310699" calcext:value-type="float">
            <text:p>0,249921858310699</text:p>
          </table:table-cell>
          <table:table-cell office:value-type="float" office:value="0.203392386436462" calcext:value-type="float">
            <text:p>0,203392386436462</text:p>
          </table:table-cell>
          <table:table-cell office:value-type="float" office:value="0.170136231929064" calcext:value-type="float">
            <text:p>0,170136231929064</text:p>
          </table:table-cell>
          <table:table-cell office:value-type="float" office:value="0.145448055118322" calcext:value-type="float">
            <text:p>0,145448055118322</text:p>
          </table:table-cell>
          <table:table-cell office:value-type="float" office:value="0.126522295176983" calcext:value-type="float">
            <text:p>0,126522295176983</text:p>
          </table:table-cell>
          <table:table-cell office:value-type="float" office:value="0.11162143945694" calcext:value-type="float">
            <text:p>0,11162143945694</text:p>
          </table:table-cell>
          <table:table-cell office:value-type="float" office:value="0.0996251665055752" calcext:value-type="float">
            <text:p>0,0996251665055752</text:p>
          </table:table-cell>
          <table:table-cell office:value-type="float" office:value="0.0897850245237351" calcext:value-type="float">
            <text:p>0,0897850245237351</text:p>
          </table:table-cell>
          <table:table-cell office:value-type="float" office:value="0.0815840037539601" calcext:value-type="float">
            <text:p>0,0815840037539601</text:p>
          </table:table-cell>
          <table:table-cell office:value-type="float" office:value="0.0746559146791697" calcext:value-type="float">
            <text:p>0,0746559146791697</text:p>
          </table:table-cell>
          <table:table-cell office:value-type="float" office:value="0.0687336130067706" calcext:value-type="float">
            <text:p>0,0687336130067706</text:p>
          </table:table-cell>
          <table:table-cell office:value-type="float" office:value="0.0636188304051757" calcext:value-type="float">
            <text:p>0,0636188304051757</text:p>
          </table:table-cell>
          <table:table-cell office:value-type="float" office:value="0.0591613464057446" calcext:value-type="float">
            <text:p>0,0591613464057446</text:p>
          </table:table-cell>
          <table:table-cell office:value-type="float" office:value="0.0552456667646766" calcext:value-type="float">
            <text:p>0,0552456667646766</text:p>
          </table:table-cell>
          <table:table-cell office:value-type="float" office:value="0.0517811384052038" calcext:value-type="float">
            <text:p>0,0517811384052038</text:p>
          </table:table-cell>
          <table:table-cell office:value-type="float" office:value="0.0486961100250483" calcext:value-type="float">
            <text:p>0,0486961100250483</text:p>
          </table:table-cell>
          <table:table-cell office:value-type="float" office:value="0.0459331888705492" calcext:value-type="float">
            <text:p>0,0459331888705492</text:p>
          </table:table-cell>
          <table:table-cell office:value-type="float" office:value="0.0434457398951054" calcext:value-type="float">
            <text:p>0,0434457398951054</text:p>
          </table:table-cell>
          <table:table-cell office:value-type="float" office:value="0.0411956114694476" calcext:value-type="float">
            <text:p>0,0411956114694476</text:p>
          </table:table-cell>
          <table:table-cell office:value-type="float" office:value="0.0391512587666512" calcext:value-type="float">
            <text:p>0,0391512587666512</text:p>
          </table:table-cell>
          <table:table-cell office:value-type="float" office:value="0.0372863677330315" calcext:value-type="float">
            <text:p>0,0372863677330315</text:p>
          </table:table-cell>
          <table:table-cell office:value-type="float" office:value="0.0355790392495692" calcext:value-type="float">
            <text:p>0,0355790392495692</text:p>
          </table:table-cell>
          <table:table-cell office:value-type="float" office:value="0.0340105793438852" calcext:value-type="float">
            <text:p>0,0340105793438852</text:p>
          </table:table-cell>
        </table:table-row>
        <table:table-row table:style-name="ro1">
          <table:table-cell office:value-type="string" calcext:value-type="string">
            <text:p>Brussels</text:p>
          </table:table-cell>
          <table:table-cell office:value-type="float" office:value="3.07599886258443" calcext:value-type="float">
            <text:p>3,07599886258443</text:p>
          </table:table-cell>
          <table:table-cell office:value-type="float" office:value="1.82972705364227" calcext:value-type="float">
            <text:p>1,82972705364227</text:p>
          </table:table-cell>
          <table:table-cell office:value-type="float" office:value="1.04693212111791" calcext:value-type="float">
            <text:p>1,04693212111791</text:p>
          </table:table-cell>
          <table:table-cell office:value-type="float" office:value="0.60471182068189" calcext:value-type="float">
            <text:p>0,60471182068189</text:p>
          </table:table-cell>
          <table:table-cell office:value-type="float" office:value="0.3877166112264" calcext:value-type="float">
            <text:p>0,3877166112264</text:p>
          </table:table-cell>
          <table:table-cell office:value-type="float" office:value="0.276896486679713" calcext:value-type="float">
            <text:p>0,276896486679713</text:p>
          </table:table-cell>
          <table:table-cell office:value-type="float" office:value="0.212484493851662" calcext:value-type="float">
            <text:p>0,212484493851662</text:p>
          </table:table-cell>
          <table:table-cell office:value-type="float" office:value="0.171076819300652" calcext:value-type="float">
            <text:p>0,171076819300652</text:p>
          </table:table-cell>
          <table:table-cell office:value-type="float" office:value="0.142470439275106" calcext:value-type="float">
            <text:p>0,142470439275106</text:p>
          </table:table-cell>
          <table:table-cell office:value-type="float" office:value="0.121635948618253" calcext:value-type="float">
            <text:p>0,121635948618253</text:p>
          </table:table-cell>
          <table:table-cell office:value-type="float" office:value="0.105840409795443" calcext:value-type="float">
            <text:p>0,105840409795443</text:p>
          </table:table-cell>
          <table:table-cell office:value-type="float" office:value="0.0934837013483048" calcext:value-type="float">
            <text:p>0,0934837013483048</text:p>
          </table:table-cell>
          <table:table-cell office:value-type="float" office:value="0.0835720151662827" calcext:value-type="float">
            <text:p>0,0835720151662827</text:p>
          </table:table-cell>
          <table:table-cell office:value-type="float" office:value="0.0754568353295326" calcext:value-type="float">
            <text:p>0,0754568353295326</text:p>
          </table:table-cell>
          <table:table-cell office:value-type="float" office:value="0.0686990345517794" calcext:value-type="float">
            <text:p>0,0686990345517794</text:p>
          </table:table-cell>
          <table:table-cell office:value-type="float" office:value="0.0629903376102448" calcext:value-type="float">
            <text:p>0,0629903376102448</text:p>
          </table:table-cell>
          <table:table-cell office:value-type="float" office:value="0.0581083906193574" calcext:value-type="float">
            <text:p>0,0581083906193574</text:p>
          </table:table-cell>
          <table:table-cell office:value-type="float" office:value="0.0538886822760105" calcext:value-type="float">
            <text:p>0,0538886822760105</text:p>
          </table:table-cell>
          <table:table-cell office:value-type="float" office:value="0.0502074671288331" calcext:value-type="float">
            <text:p>0,0502074671288331</text:p>
          </table:table-cell>
          <table:table-cell office:value-type="float" office:value="0.0469697626928488" calcext:value-type="float">
            <text:p>0,0469697626928488</text:p>
          </table:table-cell>
          <table:table-cell office:value-type="float" office:value="0.0441014381746451" calcext:value-type="float">
            <text:p>0,0441014381746451</text:p>
          </table:table-cell>
          <table:table-cell office:value-type="float" office:value="0.0415438190102577" calcext:value-type="float">
            <text:p>0,0415438190102577</text:p>
          </table:table-cell>
          <table:table-cell office:value-type="float" office:value="0.0392499963442485" calcext:value-type="float">
            <text:p>0,0392499963442485</text:p>
          </table:table-cell>
          <table:table-cell office:value-type="float" office:value="0.037181880325079" calcext:value-type="float">
            <text:p>0,037181880325079</text:p>
          </table:table-cell>
          <table:table-cell office:value-type="float" office:value="0.0353084392845631" calcext:value-type="float">
            <text:p>0,0353084392845631</text:p>
          </table:table-cell>
          <table:table-cell office:value-type="float" office:value="0.0336040010054906" calcext:value-type="float">
            <text:p>0,0336040010054906</text:p>
          </table:table-cell>
          <table:table-cell office:value-type="float" office:value="0.0320470035076141" calcext:value-type="float">
            <text:p>0,0320470035076141</text:p>
          </table:table-cell>
          <table:table-cell office:value-type="float" office:value="0.0306195666392644" calcext:value-type="float">
            <text:p>0,0306195666392644</text:p>
          </table:table-cell>
          <table:table-cell office:value-type="float" office:value="0.0293065092215935" calcext:value-type="float">
            <text:p>0,0293065092215935</text:p>
          </table:table-cell>
          <table:table-cell office:value-type="float" office:value="0.0280947250624498" calcext:value-type="float">
            <text:p>0,0280947250624498</text:p>
          </table:table-cell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2.21767609460013" calcext:value-type="float">
            <text:p>2,21767609460013</text:p>
          </table:table-cell>
          <table:table-cell office:value-type="float" office:value="0.464734426566533" calcext:value-type="float">
            <text:p>0,464734426566533</text:p>
          </table:table-cell>
          <table:table-cell office:value-type="float" office:value="0.176715925335884" calcext:value-type="float">
            <text:p>0,176715925335884</text:p>
          </table:table-cell>
          <table:table-cell office:value-type="float" office:value="0.105783094252859" calcext:value-type="float">
            <text:p>0,105783094252859</text:p>
          </table:table-cell>
          <table:table-cell office:value-type="float" office:value="0.0748195610940456" calcext:value-type="float">
            <text:p>0,0748195610940456</text:p>
          </table:table-cell>
          <table:table-cell office:value-type="float" office:value="0.0575205199420452" calcext:value-type="float">
            <text:p>0,0575205199420452</text:p>
          </table:table-cell>
          <table:table-cell office:value-type="float" office:value="0.046508025644081" calcext:value-type="float">
            <text:p>0,046508025644081</text:p>
          </table:table-cell>
          <table:table-cell office:value-type="float" office:value="0.0389013793319464" calcext:value-type="float">
            <text:p>0,0389013793319464</text:p>
          </table:table-cell>
          <table:table-cell office:value-type="float" office:value="0.0333440812038524" calcext:value-type="float">
            <text:p>0,0333440812038524</text:p>
          </table:table-cell>
          <table:table-cell office:value-type="float" office:value="0.0291138615991388" calcext:value-type="float">
            <text:p>0,0291138615991388</text:p>
          </table:table-cell>
          <table:table-cell office:value-type="float" office:value="0.025791092642716" calcext:value-type="float">
            <text:p>0,025791092642716</text:p>
          </table:table-cell>
          <table:table-cell office:value-type="float" office:value="0.0231156077768121" calcext:value-type="float">
            <text:p>0,0231156077768121</text:p>
          </table:table-cell>
          <table:table-cell office:value-type="float" office:value="0.020917460189334" calcext:value-type="float">
            <text:p>0,020917460189334</text:p>
          </table:table-cell>
          <table:table-cell office:value-type="float" office:value="0.0190811536407896" calcext:value-type="float">
            <text:p>0,0190811536407896</text:p>
          </table:table-cell>
          <table:table-cell office:value-type="float" office:value="0.017525464429387" calcext:value-type="float">
            <text:p>0,017525464429387</text:p>
          </table:table-cell>
          <table:table-cell office:value-type="float" office:value="0.0161915891138571" calcext:value-type="float">
            <text:p>0,0161915891138571</text:p>
          </table:table-cell>
          <table:table-cell office:value-type="float" office:value="0.0150360389213477" calcext:value-type="float">
            <text:p>0,0150360389213477</text:p>
          </table:table-cell>
          <table:table-cell office:value-type="float" office:value="0.0140258893370628" calcext:value-type="float">
            <text:p>0,0140258893370628</text:p>
          </table:table-cell>
          <table:table-cell office:value-type="float" office:value="0.0131358266142862" calcext:value-type="float">
            <text:p>0,0131358266142862</text:p>
          </table:table-cell>
          <table:table-cell office:value-type="float" office:value="0.012345905814852" calcext:value-type="float">
            <text:p>0,012345905814852</text:p>
          </table:table-cell>
          <table:table-cell office:value-type="float" office:value="0.0116405397919672" calcext:value-type="float">
            <text:p>0,0116405397919672</text:p>
          </table:table-cell>
          <table:table-cell office:value-type="float" office:value="0.0110070327562945" calcext:value-type="float">
            <text:p>0,0110070327562945</text:p>
          </table:table-cell>
          <table:table-cell office:value-type="float" office:value="0.0104352330256786" calcext:value-type="float">
            <text:p>0,0104352330256786</text:p>
          </table:table-cell>
          <table:table-cell office:value-type="float" office:value="0.009916601835617" calcext:value-type="float">
            <text:p>0,009916601835617</text:p>
          </table:table-cell>
          <table:table-cell office:value-type="float" office:value="0.00944422611168453" calcext:value-type="float">
            <text:p>0,00944422611168453</text:p>
          </table:table-cell>
          <table:table-cell office:value-type="float" office:value="0.00901235280824559" calcext:value-type="float">
            <text:p>0,00901235280824559</text:p>
          </table:table-cell>
          <table:table-cell office:value-type="float" office:value="0.00861602263259036" calcext:value-type="float">
            <text:p>0,00861602263259036</text:p>
          </table:table-cell>
          <table:table-cell office:value-type="float" office:value="0.0082511762822313" calcext:value-type="float">
            <text:p>0,0082511762822313</text:p>
          </table:table-cell>
          <table:table-cell office:value-type="float" office:value="0.00791418286306518" calcext:value-type="float">
            <text:p>0,00791418286306518</text:p>
          </table:table-cell>
          <table:table-cell office:value-type="float" office:value="0.00760209859747972" calcext:value-type="float">
            <text:p>0,00760209859747972</text:p>
          </table:table-cell>
        </table:table-row>
        <table:table-row table:style-name="ro1">
          <table:table-cell office:value-type="string" calcext:value-type="string">
            <text:p>Hamburg</text:p>
          </table:table-cell>
          <table:table-cell office:value-type="float" office:value="2.50985781848431" calcext:value-type="float">
            <text:p>2,50985781848431</text:p>
          </table:table-cell>
          <table:table-cell office:value-type="float" office:value="1.62276870012283" calcext:value-type="float">
            <text:p>1,62276870012283</text:p>
          </table:table-cell>
          <table:table-cell office:value-type="float" office:value="1.12453792989254" calcext:value-type="float">
            <text:p>1,12453792989254</text:p>
          </table:table-cell>
          <table:table-cell office:value-type="float" office:value="0.787167645990849" calcext:value-type="float">
            <text:p>0,787167645990849</text:p>
          </table:table-cell>
          <table:table-cell office:value-type="float" office:value="0.554985398426652" calcext:value-type="float">
            <text:p>0,554985398426652</text:p>
          </table:table-cell>
          <table:table-cell office:value-type="float" office:value="0.396393142640591" calcext:value-type="float">
            <text:p>0,396393142640591</text:p>
          </table:table-cell>
          <table:table-cell office:value-type="float" office:value="0.290359431877732" calcext:value-type="float">
            <text:p>0,290359431877732</text:p>
          </table:table-cell>
          <table:table-cell office:value-type="float" office:value="0.220372040756047" calcext:value-type="float">
            <text:p>0,220372040756047</text:p>
          </table:table-cell>
          <table:table-cell office:value-type="float" office:value="0.173524208366871" calcext:value-type="float">
            <text:p>0,173524208366871</text:p>
          </table:table-cell>
          <table:table-cell office:value-type="float" office:value="0.141114294528961" calcext:value-type="float">
            <text:p>0,141114294528961</text:p>
          </table:table-cell>
          <table:table-cell office:value-type="float" office:value="0.117847115732729" calcext:value-type="float">
            <text:p>0,117847115732729</text:p>
          </table:table-cell>
          <table:table-cell office:value-type="float" office:value="0.100545415654778" calcext:value-type="float">
            <text:p>0,100545415654778</text:p>
          </table:table-cell>
          <table:table-cell office:value-type="float" office:value="0.0872811344452202" calcext:value-type="float">
            <text:p>0,0872811344452202</text:p>
          </table:table-cell>
          <table:table-cell office:value-type="float" office:value="0.0768463551066816" calcext:value-type="float">
            <text:p>0,0768463551066816</text:p>
          </table:table-cell>
          <table:table-cell office:value-type="float" office:value="0.0684571941383183" calcext:value-type="float">
            <text:p>0,0684571941383183</text:p>
          </table:table-cell>
          <table:table-cell office:value-type="float" office:value="0.0615873471833766" calcext:value-type="float">
            <text:p>0,0615873471833766</text:p>
          </table:table-cell>
          <table:table-cell office:value-type="float" office:value="0.0558722955174744" calcext:value-type="float">
            <text:p>0,0558722955174744</text:p>
          </table:table-cell>
          <table:table-cell office:value-type="float" office:value="0.0510527344886214" calcext:value-type="float">
            <text:p>0,0510527344886214</text:p>
          </table:table-cell>
          <table:table-cell office:value-type="float" office:value="0.0469400628935546" calcext:value-type="float">
            <text:p>0,0469400628935546</text:p>
          </table:table-cell>
          <table:table-cell office:value-type="float" office:value="0.043394963722676" calcext:value-type="float">
            <text:p>0,043394963722676</text:p>
          </table:table-cell>
          <table:table-cell office:value-type="float" office:value="0.0403108901809901" calcext:value-type="float">
            <text:p>0,0403108901809901</text:p>
          </table:table-cell>
          <table:table-cell office:value-type="float" office:value="0.0376059780828655" calcext:value-type="float">
            <text:p>0,0376059780828655</text:p>
          </table:table-cell>
          <table:table-cell office:value-type="float" office:value="0.0352163342759013" calcext:value-type="float">
            <text:p>0,0352163342759013</text:p>
          </table:table-cell>
          <table:table-cell office:value-type="float" office:value="0.0330913881771266" calcext:value-type="float">
            <text:p>0,0330913881771266</text:p>
          </table:table-cell>
          <table:table-cell office:value-type="float" office:value="0.0311907583381981" calcext:value-type="float">
            <text:p>0,0311907583381981</text:p>
          </table:table-cell>
          <table:table-cell office:value-type="float" office:value="0.0294815730303526" calcext:value-type="float">
            <text:p>0,0294815730303526</text:p>
          </table:table-cell>
          <table:table-cell office:value-type="float" office:value="0.0279371670912951" calcext:value-type="float">
            <text:p>0,0279371670912951</text:p>
          </table:table-cell>
          <table:table-cell office:value-type="float" office:value="0.0265354856383055" calcext:value-type="float">
            <text:p>0,0265354856383055</text:p>
          </table:table-cell>
          <table:table-cell office:value-type="float" office:value="0.02525809337385" calcext:value-type="float">
            <text:p>0,02525809337385</text:p>
          </table:table-cell>
          <table:table-cell office:value-type="float" office:value="0.0240897201001644" calcext:value-type="float">
            <text:p>0,0240897201001644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1.67569178342819" calcext:value-type="float">
            <text:p>1,67569178342819</text:p>
          </table:table-cell>
          <table:table-cell office:value-type="float" office:value="0.808147495612502" calcext:value-type="float">
            <text:p>0,808147495612502</text:p>
          </table:table-cell>
          <table:table-cell office:value-type="float" office:value="0.502250663936138" calcext:value-type="float">
            <text:p>0,502250663936138</text:p>
          </table:table-cell>
          <table:table-cell office:value-type="float" office:value="0.331015361472964" calcext:value-type="float">
            <text:p>0,331015361472964</text:p>
          </table:table-cell>
          <table:table-cell office:value-type="float" office:value="0.225166478659958" calcext:value-type="float">
            <text:p>0,225166478659958</text:p>
          </table:table-cell>
          <table:table-cell office:value-type="float" office:value="0.159747253637761" calcext:value-type="float">
            <text:p>0,159747253637761</text:p>
          </table:table-cell>
          <table:table-cell office:value-type="float" office:value="0.119338787626475" calcext:value-type="float">
            <text:p>0,119338787626475</text:p>
          </table:table-cell>
          <table:table-cell office:value-type="float" office:value="0.0934340951498598" calcext:value-type="float">
            <text:p>0,0934340951498598</text:p>
          </table:table-cell>
          <table:table-cell office:value-type="float" office:value="0.0759092771913856" calcext:value-type="float">
            <text:p>0,0759092771913856</text:p>
          </table:table-cell>
          <table:table-cell office:value-type="float" office:value="0.0634494719561189" calcext:value-type="float">
            <text:p>0,0634494719561189</text:p>
          </table:table-cell>
          <table:table-cell office:value-type="float" office:value="0.0542176901362836" calcext:value-type="float">
            <text:p>0,0542176901362836</text:p>
          </table:table-cell>
          <table:table-cell office:value-type="float" office:value="0.0471446351148188" calcext:value-type="float">
            <text:p>0,0471446351148188</text:p>
          </table:table-cell>
          <table:table-cell office:value-type="float" office:value="0.0415759973693639" calcext:value-type="float">
            <text:p>0,0415759973693639</text:p>
          </table:table-cell>
          <table:table-cell office:value-type="float" office:value="0.037092249142006" calcext:value-type="float">
            <text:p>0,037092249142006</text:p>
          </table:table-cell>
          <table:table-cell office:value-type="float" office:value="0.0334139412734658" calcext:value-type="float">
            <text:p>0,0334139412734658</text:p>
          </table:table-cell>
          <table:table-cell office:value-type="float" office:value="0.0303481514565647" calcext:value-type="float">
            <text:p>0,0303481514565647</text:p>
          </table:table-cell>
          <table:table-cell office:value-type="float" office:value="0.0277583546703681" calcext:value-type="float">
            <text:p>0,0277583546703681</text:p>
          </table:table-cell>
          <table:table-cell office:value-type="float" office:value="0.0255448032403365" calcext:value-type="float">
            <text:p>0,0255448032403365</text:p>
          </table:table-cell>
          <table:table-cell office:value-type="float" office:value="0.0236334449145943" calcext:value-type="float">
            <text:p>0,0236334449145943</text:p>
          </table:table-cell>
          <table:table-cell office:value-type="float" office:value="0.0219680273439735" calcext:value-type="float">
            <text:p>0,0219680273439735</text:p>
          </table:table-cell>
          <table:table-cell office:value-type="float" office:value="0.0205053030513227" calcext:value-type="float">
            <text:p>0,0205053030513227</text:p>
          </table:table-cell>
          <table:table-cell office:value-type="float" office:value="0.0192115147947334" calcext:value-type="float">
            <text:p>0,0192115147947334</text:p>
          </table:table-cell>
          <table:table-cell office:value-type="float" office:value="0.0180597467697226" calcext:value-type="float">
            <text:p>0,0180597467697226</text:p>
          </table:table-cell>
          <table:table-cell office:value-type="float" office:value="0.0170285550993867" calcext:value-type="float">
            <text:p>0,0170285550993867</text:p>
          </table:table-cell>
          <table:table-cell office:value-type="float" office:value="0.0161003738758154" calcext:value-type="float">
            <text:p>0,0161003738758154</text:p>
          </table:table-cell>
          <table:table-cell office:value-type="float" office:value="0.0152610233635642" calcext:value-type="float">
            <text:p>0,0152610233635642</text:p>
          </table:table-cell>
          <table:table-cell office:value-type="float" office:value="0.0144987208186649" calcext:value-type="float">
            <text:p>0,0144987208186649</text:p>
          </table:table-cell>
          <table:table-cell office:value-type="float" office:value="0.0138035739655606" calcext:value-type="float">
            <text:p>0,0138035739655606</text:p>
          </table:table-cell>
          <table:table-cell office:value-type="float" office:value="0.0131672727293335" calcext:value-type="float">
            <text:p>0,0131672727293335</text:p>
          </table:table-cell>
          <table:table-cell office:value-type="float" office:value="0.0125830444158055" calcext:value-type="float">
            <text:p>0,0125830444158055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 office:value-type="float" office:value="2.58644280433655" calcext:value-type="float">
            <text:p>2,58644280433655</text:p>
          </table:table-cell>
          <table:table-cell office:value-type="float" office:value="1.66426900625229" calcext:value-type="float">
            <text:p>1,66426900625229</text:p>
          </table:table-cell>
          <table:table-cell office:value-type="float" office:value="1.12950563430786" calcext:value-type="float">
            <text:p>1,12950563430786</text:p>
          </table:table-cell>
          <table:table-cell office:value-type="float" office:value="0.755591636896133" calcext:value-type="float">
            <text:p>0,755591636896133</text:p>
          </table:table-cell>
          <table:table-cell office:value-type="float" office:value="0.5058488458395" calcext:value-type="float">
            <text:p>0,5058488458395</text:p>
          </table:table-cell>
          <table:table-cell office:value-type="float" office:value="0.351352441310883" calcext:value-type="float">
            <text:p>0,351352441310883</text:p>
          </table:table-cell>
          <table:table-cell office:value-type="float" office:value="0.257818341255188" calcext:value-type="float">
            <text:p>0,257818341255188</text:p>
          </table:table-cell>
          <table:table-cell office:value-type="float" office:value="0.199151746928692" calcext:value-type="float">
            <text:p>0,199151746928692</text:p>
          </table:table-cell>
          <table:table-cell office:value-type="float" office:value="0.160223549604416" calcext:value-type="float">
            <text:p>0,160223549604416</text:p>
          </table:table-cell>
          <table:table-cell office:value-type="float" office:value="0.132979384064674" calcext:value-type="float">
            <text:p>0,132979384064674</text:p>
          </table:table-cell>
          <table:table-cell office:value-type="float" office:value="0.113045105338097" calcext:value-type="float">
            <text:p>0,113045105338097</text:p>
          </table:table-cell>
          <table:table-cell office:value-type="float" office:value="0.0979240201413631" calcext:value-type="float">
            <text:p>0,0979240201413631</text:p>
          </table:table-cell>
          <table:table-cell office:value-type="float" office:value="0.0861136704683304" calcext:value-type="float">
            <text:p>0,0861136704683304</text:p>
          </table:table-cell>
          <table:table-cell office:value-type="float" office:value="0.0766648054122925" calcext:value-type="float">
            <text:p>0,0766648054122925</text:p>
          </table:table-cell>
          <table:table-cell office:value-type="float" office:value="0.0689530558884144" calcext:value-type="float">
            <text:p>0,0689530558884144</text:p>
          </table:table-cell>
          <table:table-cell office:value-type="float" office:value="0.0625523552298546" calcext:value-type="float">
            <text:p>0,0625523552298546</text:p>
          </table:table-cell>
          <table:table-cell office:value-type="float" office:value="0.0571633510291576" calcext:value-type="float">
            <text:p>0,0571633510291576</text:p>
          </table:table-cell>
          <table:table-cell office:value-type="float" office:value="0.0525698997080326" calcext:value-type="float">
            <text:p>0,0525698997080326</text:p>
          </table:table-cell>
          <table:table-cell office:value-type="float" office:value="0.0486123684793711" calcext:value-type="float">
            <text:p>0,0486123684793711</text:p>
          </table:table-cell>
          <table:table-cell office:value-type="float" office:value="0.0451707750558853" calcext:value-type="float">
            <text:p>0,0451707750558853</text:p>
          </table:table-cell>
          <table:table-cell office:value-type="float" office:value="0.0421528574079275" calcext:value-type="float">
            <text:p>0,0421528574079275</text:p>
          </table:table-cell>
          <table:table-cell office:value-type="float" office:value="0.039486775919795" calcext:value-type="float">
            <text:p>0,039486775919795</text:p>
          </table:table-cell>
          <table:table-cell office:value-type="float" office:value="0.0371161006391048" calcext:value-type="float">
            <text:p>0,0371161006391048</text:p>
          </table:table-cell>
          <table:table-cell office:value-type="float" office:value="0.034995574131608" calcext:value-type="float">
            <text:p>0,034995574131608</text:p>
          </table:table-cell>
          <table:table-cell office:value-type="float" office:value="0.0330884478986263" calcext:value-type="float">
            <text:p>0,0330884478986263</text:p>
          </table:table-cell>
          <table:table-cell office:value-type="float" office:value="0.0313650153577328" calcext:value-type="float">
            <text:p>0,0313650153577328</text:p>
          </table:table-cell>
          <table:table-cell office:value-type="float" office:value="0.0298005096614361" calcext:value-type="float">
            <text:p>0,0298005096614361</text:p>
          </table:table-cell>
          <table:table-cell office:value-type="float" office:value="0.0283745396882296" calcext:value-type="float">
            <text:p>0,0283745396882296</text:p>
          </table:table-cell>
          <table:table-cell office:value-type="float" office:value="0.027069978415966" calcext:value-type="float">
            <text:p>0,027069978415966</text:p>
          </table:table-cell>
          <table:table-cell office:value-type="float" office:value="0.0258722530677915" calcext:value-type="float">
            <text:p>0,0258722530677915</text:p>
          </table:table-cell>
        </table:table-row>
        <table:table-row table:style-name="ro1">
          <table:table-cell office:value-type="string" calcext:value-type="string">
            <text:p>Rome</text:p>
          </table:table-cell>
          <table:table-cell office:value-type="float" office:value="2.62293545007706" calcext:value-type="float">
            <text:p>2,62293545007706</text:p>
          </table:table-cell>
          <table:table-cell office:value-type="float" office:value="1.80794701576233" calcext:value-type="float">
            <text:p>1,80794701576233</text:p>
          </table:table-cell>
          <table:table-cell office:value-type="float" office:value="1.21239978075027" calcext:value-type="float">
            <text:p>1,21239978075027</text:p>
          </table:table-cell>
          <table:table-cell office:value-type="float" office:value="0.785018146038055" calcext:value-type="float">
            <text:p>0,785018146038055</text:p>
          </table:table-cell>
          <table:table-cell office:value-type="float" office:value="0.504024022817612" calcext:value-type="float">
            <text:p>0,504024022817612</text:p>
          </table:table-cell>
          <table:table-cell office:value-type="float" office:value="0.339047250151634" calcext:value-type="float">
            <text:p>0,339047250151634</text:p>
          </table:table-cell>
          <table:table-cell office:value-type="float" office:value="0.244244913756847" calcext:value-type="float">
            <text:p>0,244244913756847</text:p>
          </table:table-cell>
          <table:table-cell office:value-type="float" office:value="0.18664697855711" calcext:value-type="float">
            <text:p>0,18664697855711</text:p>
          </table:table-cell>
          <table:table-cell office:value-type="float" office:value="0.149121083319187" calcext:value-type="float">
            <text:p>0,149121083319187</text:p>
          </table:table-cell>
          <table:table-cell office:value-type="float" office:value="0.123154962062836" calcext:value-type="float">
            <text:p>0,123154962062836</text:p>
          </table:table-cell>
          <table:table-cell office:value-type="float" office:value="0.104301887750626" calcext:value-type="float">
            <text:p>0,104301887750626</text:p>
          </table:table-cell>
          <table:table-cell office:value-type="float" office:value="0.0900828517973423" calcext:value-type="float">
            <text:p>0,0900828517973423</text:p>
          </table:table-cell>
          <table:table-cell office:value-type="float" office:value="0.0790239609777927" calcext:value-type="float">
            <text:p>0,0790239609777927</text:p>
          </table:table-cell>
          <table:table-cell office:value-type="float" office:value="0.0702056683599949" calcext:value-type="float">
            <text:p>0,0702056683599949</text:p>
          </table:table-cell>
          <table:table-cell office:value-type="float" office:value="0.0630279406905174" calcext:value-type="float">
            <text:p>0,0630279406905174</text:p>
          </table:table-cell>
          <table:table-cell office:value-type="float" office:value="0.0570839591324329" calcext:value-type="float">
            <text:p>0,0570839591324329</text:p>
          </table:table-cell>
          <table:table-cell office:value-type="float" office:value="0.0520893234759569" calcext:value-type="float">
            <text:p>0,0520893234759569</text:p>
          </table:table-cell>
          <table:table-cell office:value-type="float" office:value="0.0478392478078604" calcext:value-type="float">
            <text:p>0,0478392478078604</text:p>
          </table:table-cell>
          <table:table-cell office:value-type="float" office:value="0.0441833809018135" calcext:value-type="float">
            <text:p>0,0441833809018135</text:p>
          </table:table-cell>
          <table:table-cell office:value-type="float" office:value="0.0410086441785097" calcext:value-type="float">
            <text:p>0,0410086441785097</text:p>
          </table:table-cell>
          <table:table-cell office:value-type="float" office:value="0.0382283762097359" calcext:value-type="float">
            <text:p>0,0382283762097359</text:p>
          </table:table-cell>
          <table:table-cell office:value-type="float" office:value="0.0357752896845341" calcext:value-type="float">
            <text:p>0,0357752896845341</text:p>
          </table:table-cell>
          <table:table-cell office:value-type="float" office:value="0.0335963800549507" calcext:value-type="float">
            <text:p>0,0335963800549507</text:p>
          </table:table-cell>
          <table:table-cell office:value-type="float" office:value="0.0316494166851044" calcext:value-type="float">
            <text:p>0,0316494166851044</text:p>
          </table:table-cell>
          <table:table-cell office:value-type="float" office:value="0.0299001144245267" calcext:value-type="float">
            <text:p>0,0299001144245267</text:p>
          </table:table-cell>
          <table:table-cell office:value-type="float" office:value="0.028320743329823" calcext:value-type="float">
            <text:p>0,028320743329823</text:p>
          </table:table-cell>
          <table:table-cell office:value-type="float" office:value="0.0268882421776652" calcext:value-type="float">
            <text:p>0,0268882421776652</text:p>
          </table:table-cell>
          <table:table-cell office:value-type="float" office:value="0.025583653897047" calcext:value-type="float">
            <text:p>0,025583653897047</text:p>
          </table:table-cell>
          <table:table-cell office:value-type="float" office:value="0.0243908833712339" calcext:value-type="float">
            <text:p>0,0243908833712339</text:p>
          </table:table-cell>
          <table:table-cell office:value-type="float" office:value="0.0232967359945178" calcext:value-type="float">
            <text:p>0,0232967359945178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.51756083965302" calcext:value-type="float">
            <text:p>1,51756083965302</text:p>
          </table:table-cell>
          <table:table-cell office:value-type="float" office:value="0.515256643295288" calcext:value-type="float">
            <text:p>0,515256643295288</text:p>
          </table:table-cell>
          <table:table-cell office:value-type="float" office:value="0.245614945888519" calcext:value-type="float">
            <text:p>0,245614945888519</text:p>
          </table:table-cell>
          <table:table-cell office:value-type="float" office:value="0.156668648123741" calcext:value-type="float">
            <text:p>0,156668648123741</text:p>
          </table:table-cell>
          <table:table-cell office:value-type="float" office:value="0.114132285118103" calcext:value-type="float">
            <text:p>0,114132285118103</text:p>
          </table:table-cell>
          <table:table-cell office:value-type="float" office:value="0.0894088670611382" calcext:value-type="float">
            <text:p>0,0894088670611382</text:p>
          </table:table-cell>
          <table:table-cell office:value-type="float" office:value="0.0733045041561127" calcext:value-type="float">
            <text:p>0,0733045041561127</text:p>
          </table:table-cell>
          <table:table-cell office:value-type="float" office:value="0.0620052628219128" calcext:value-type="float">
            <text:p>0,0620052628219128</text:p>
          </table:table-cell>
          <table:table-cell office:value-type="float" office:value="0.0536521226167679" calcext:value-type="float">
            <text:p>0,0536521226167679</text:p>
          </table:table-cell>
          <table:table-cell office:value-type="float" office:value="0.047232486307621" calcext:value-type="float">
            <text:p>0,047232486307621</text:p>
          </table:table-cell>
          <table:table-cell office:value-type="float" office:value="0.0421491637825966" calcext:value-type="float">
            <text:p>0,0421491637825966</text:p>
          </table:table-cell>
          <table:table-cell office:value-type="float" office:value="0.0380271822214127" calcext:value-type="float">
            <text:p>0,0380271822214127</text:p>
          </table:table-cell>
          <table:table-cell office:value-type="float" office:value="0.0346190556883812" calcext:value-type="float">
            <text:p>0,0346190556883812</text:p>
          </table:table-cell>
          <table:table-cell office:value-type="float" office:value="0.0317558273673058" calcext:value-type="float">
            <text:p>0,0317558273673058</text:p>
          </table:table-cell>
          <table:table-cell office:value-type="float" office:value="0.0293173175305128" calcext:value-type="float">
            <text:p>0,0293173175305128</text:p>
          </table:table-cell>
          <table:table-cell office:value-type="float" office:value="0.0272161737084389" calcext:value-type="float">
            <text:p>0,0272161737084389</text:p>
          </table:table-cell>
          <table:table-cell office:value-type="float" office:value="0.0253878328949213" calcext:value-type="float">
            <text:p>0,0253878328949213</text:p>
          </table:table-cell>
          <table:table-cell office:value-type="float" office:value="0.023782579228282" calcext:value-type="float">
            <text:p>0,023782579228282</text:p>
          </table:table-cell>
          <table:table-cell office:value-type="float" office:value="0.0223625618964434" calcext:value-type="float">
            <text:p>0,0223625618964434</text:p>
          </table:table-cell>
          <table:table-cell office:value-type="float" office:value="0.0210974104702473" calcext:value-type="float">
            <text:p>0,0210974104702473</text:p>
          </table:table-cell>
          <table:table-cell office:value-type="float" office:value="0.0199634116142988" calcext:value-type="float">
            <text:p>0,0199634116142988</text:p>
          </table:table-cell>
          <table:table-cell office:value-type="float" office:value="0.0189415942877531" calcext:value-type="float">
            <text:p>0,0189415942877531</text:p>
          </table:table-cell>
          <table:table-cell office:value-type="float" office:value="0.0180160291492939" calcext:value-type="float">
            <text:p>0,0180160291492939</text:p>
          </table:table-cell>
          <table:table-cell office:value-type="float" office:value="0.0171739812940359" calcext:value-type="float">
            <text:p>0,0171739812940359</text:p>
          </table:table-cell>
          <table:table-cell office:value-type="float" office:value="0.0164047535508871" calcext:value-type="float">
            <text:p>0,0164047535508871</text:p>
          </table:table-cell>
          <table:table-cell office:value-type="float" office:value="0.0156993623822927" calcext:value-type="float">
            <text:p>0,0156993623822927</text:p>
          </table:table-cell>
          <table:table-cell office:value-type="float" office:value="0.0150501932948828" calcext:value-type="float">
            <text:p>0,0150501932948828</text:p>
          </table:table-cell>
          <table:table-cell office:value-type="float" office:value="0.0144507754594088" calcext:value-type="float">
            <text:p>0,0144507754594088</text:p>
          </table:table-cell>
          <table:table-cell office:value-type="float" office:value="0.0138959083706141" calcext:value-type="float">
            <text:p>0,0138959083706141</text:p>
          </table:table-cell>
          <table:table-cell office:value-type="float" office:value="0.0133806094527245" calcext:value-type="float">
            <text:p>0,0133806094527245</text:p>
          </table:table-cell>
        </table:table-row>
      </table:table>
      <table:table table:name="Hardsigmoid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Athens</text:p>
          </table:table-cell>
          <table:table-cell table:number-columns-repeated="30" office:value-type="float" office:value="2.4849066734314" calcext:value-type="float">
            <text:p>2,4849066734314</text:p>
          </table:table-cell>
        </table:table-row>
        <table:table-row table:style-name="ro1">
          <table:table-cell office:value-type="string" calcext:value-type="string">
            <text:p>Calais</text:p>
          </table:table-cell>
          <table:table-cell table:number-columns-repeated="30" office:value-type="float" office:value="2.56494927406311" calcext:value-type="float">
            <text:p>2,56494927406311</text:p>
          </table:table-cell>
        </table:table-row>
        <table:table-row table:style-name="ro1">
          <table:table-cell office:value-type="string" calcext:value-type="string">
            <text:p>Cherbourg</text:p>
          </table:table-cell>
          <table:table-cell table:number-columns-repeated="30" office:value-type="float" office:value="2.19722461700439" calcext:value-type="float">
            <text:p>2,19722461700439</text:p>
          </table:table-cell>
        </table:table-row>
        <table:table-row table:style-name="ro1">
          <table:table-cell office:value-type="string" calcext:value-type="string">
            <text:p>Cologne</text:p>
          </table:table-cell>
          <table:table-cell table:number-columns-repeated="30" office:value-type="float" office:value="2.4849066734314" calcext:value-type="float">
            <text:p>2,4849066734314</text:p>
          </table:table-cell>
        </table:table-row>
        <table:table-row table:style-name="ro1">
          <table:table-cell office:value-type="string" calcext:value-type="string">
            <text:p>Geneva</text:p>
          </table:table-cell>
          <table:table-cell table:number-columns-repeated="30" office:value-type="float" office:value="2.0794415473938" calcext:value-type="float">
            <text:p>2,0794415473938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table:number-columns-repeated="30" office:value-type="float" office:value="2.70805025100708" calcext:value-type="float">
            <text:p>2,70805025100708</text:p>
          </table:table-cell>
        </table:table-row>
        <table:table-row table:style-name="ro1">
          <table:table-cell office:value-type="string" calcext:value-type="string">
            <text:p>Hook of Holland</text:p>
          </table:table-cell>
          <table:table-cell table:number-columns-repeated="30" office:value-type="float" office:value="2.0794415473938" calcext:value-type="float">
            <text:p>2,0794415473938</text:p>
          </table:table-cell>
        </table:table-row>
        <table:table-row table:style-name="ro1">
          <table:table-cell office:value-type="string" calcext:value-type="string">
            <text:p>Lisbon</text:p>
          </table:table-cell>
          <table:table-cell table:number-columns-repeated="30" office:value-type="float" office:value="2.4849066734314" calcext:value-type="float">
            <text:p>2,4849066734314</text:p>
          </table:table-cell>
        </table:table-row>
        <table:table-row table:style-name="ro1">
          <table:table-cell office:value-type="string" calcext:value-type="string">
            <text:p>Lyons</text:p>
          </table:table-cell>
          <table:table-cell table:number-columns-repeated="30" office:value-type="float" office:value="2.30258512496948" calcext:value-type="float">
            <text:p>2,30258512496948</text:p>
          </table:table-cell>
        </table:table-row>
        <table:table-row table:style-name="ro1">
          <table:table-cell office:value-type="string" calcext:value-type="string">
            <text:p>Marseilles</text:p>
          </table:table-cell>
          <table:table-cell table:number-columns-repeated="30" office:value-type="float" office:value="1.3862943649292" calcext:value-type="float">
            <text:p>1,3862943649292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table:number-columns-repeated="30" office:value-type="float" office:value="2.0794415473938" calcext:value-type="float">
            <text:p>2,0794415473938</text:p>
          </table:table-cell>
        </table:table-row>
        <table:table-row table:style-name="ro1">
          <table:table-cell office:value-type="string" calcext:value-type="string">
            <text:p>Stockholm</text:p>
          </table:table-cell>
          <table:table-cell table:number-columns-repeated="30" office:value-type="float" office:value="1.94591021537781" calcext:value-type="float">
            <text:p>1,94591021537781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table:number-columns-repeated="30" office:value-type="float" office:value="2.19722461700439" calcext:value-type="float">
            <text:p>2,19722461700439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table:number-columns-repeated="30" office:value-type="float" office:value="2.7725887298584" calcext:value-type="float">
            <text:p>2,7725887298584</text:p>
          </table:table-cell>
        </table:table-row>
        <table:table-row table:style-name="ro1">
          <table:table-cell office:value-type="string" calcext:value-type="string">
            <text:p>Brussels</text:p>
          </table:table-cell>
          <table:table-cell table:number-columns-repeated="30" office:value-type="float" office:value="2.4849066734314" calcext:value-type="float">
            <text:p>2,4849066734314</text:p>
          </table:table-cell>
        </table:table-row>
        <table:table-row table:style-name="ro1">
          <table:table-cell office:value-type="string" calcext:value-type="string">
            <text:p>Copenhagen</text:p>
          </table:table-cell>
          <table:table-cell table:number-columns-repeated="30" office:value-type="float" office:value="2.4849066734314" calcext:value-type="float">
            <text:p>2,4849066734314</text:p>
          </table:table-cell>
        </table:table-row>
        <table:table-row table:style-name="ro1">
          <table:table-cell office:value-type="string" calcext:value-type="string">
            <text:p>Hamburg</text:p>
          </table:table-cell>
          <table:table-cell table:number-columns-repeated="30" office:value-type="float" office:value="2.63905739784241" calcext:value-type="float">
            <text:p>2,63905739784241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table:number-columns-repeated="30" office:value-type="float" office:value="1.94591021537781" calcext:value-type="float">
            <text:p>1,94591021537781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 table:number-columns-repeated="30" office:value-type="float" office:value="2.0794415473938" calcext:value-type="float">
            <text:p>2,0794415473938</text:p>
          </table:table-cell>
        </table:table-row>
        <table:table-row table:style-name="ro1">
          <table:table-cell office:value-type="string" calcext:value-type="string">
            <text:p>Rome</text:p>
          </table:table-cell>
          <table:table-cell table:number-columns-repeated="30" office:value-type="float" office:value="2.0794415473938" calcext:value-type="float">
            <text:p>2,0794415473938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table:number-columns-repeated="30" office:value-type="float" office:value="1.60943794250488" calcext:value-type="float">
            <text:p>1,60943794250488</text:p>
          </table:table-cell>
        </table:table-row>
      </table:table>
      <table:table table:name="Logsigmoi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thens</text:p>
          </table:table-cell>
          <table:table-cell office:value-type="float" office:value="3.8784646987915" calcext:value-type="float">
            <text:p>3,8784646987915</text:p>
          </table:table-cell>
          <table:table-cell office:value-type="float" office:value="2.83213305473328" calcext:value-type="float">
            <text:p>2,83213305473328</text:p>
          </table:table-cell>
          <table:table-cell office:value-type="float" office:value="2.05117499828339" calcext:value-type="float">
            <text:p>2,05117499828339</text:p>
          </table:table-cell>
          <table:table-cell office:value-type="float" office:value="1.53949373960495" calcext:value-type="float">
            <text:p>1,53949373960495</text:p>
          </table:table-cell>
          <table:table-cell office:value-type="float" office:value="1.22938722372055" calcext:value-type="float">
            <text:p>1,22938722372055</text:p>
          </table:table-cell>
          <table:table-cell office:value-type="float" office:value="1.03493797779083" calcext:value-type="float">
            <text:p>1,03493797779083</text:p>
          </table:table-cell>
          <table:table-cell office:value-type="float" office:value="0.900464713573456" calcext:value-type="float">
            <text:p>0,900464713573456</text:p>
          </table:table-cell>
          <table:table-cell office:value-type="float" office:value="0.798087358474731" calcext:value-type="float">
            <text:p>0,798087358474731</text:p>
          </table:table-cell>
          <table:table-cell office:value-type="float" office:value="0.714763820171356" calcext:value-type="float">
            <text:p>0,714763820171356</text:p>
          </table:table-cell>
          <table:table-cell office:value-type="float" office:value="0.64418563246727" calcext:value-type="float">
            <text:p>0,64418563246727</text:p>
          </table:table-cell>
          <table:table-cell office:value-type="float" office:value="0.583006680011749" calcext:value-type="float">
            <text:p>0,583006680011749</text:p>
          </table:table-cell>
          <table:table-cell office:value-type="float" office:value="0.529253333806992" calcext:value-type="float">
            <text:p>0,529253333806992</text:p>
          </table:table-cell>
          <table:table-cell office:value-type="float" office:value="0.481646791100502" calcext:value-type="float">
            <text:p>0,481646791100502</text:p>
          </table:table-cell>
          <table:table-cell office:value-type="float" office:value="0.439287200570107" calcext:value-type="float">
            <text:p>0,439287200570107</text:p>
          </table:table-cell>
          <table:table-cell office:value-type="float" office:value="0.401494890451431" calcext:value-type="float">
            <text:p>0,401494890451431</text:p>
          </table:table-cell>
          <table:table-cell office:value-type="float" office:value="0.367724016308785" calcext:value-type="float">
            <text:p>0,367724016308785</text:p>
          </table:table-cell>
          <table:table-cell office:value-type="float" office:value="0.337514668703079" calcext:value-type="float">
            <text:p>0,337514668703079</text:p>
          </table:table-cell>
          <table:table-cell office:value-type="float" office:value="0.310468062758446" calcext:value-type="float">
            <text:p>0,310468062758446</text:p>
          </table:table-cell>
          <table:table-cell office:value-type="float" office:value="0.286230698227882" calcext:value-type="float">
            <text:p>0,286230698227882</text:p>
          </table:table-cell>
          <table:table-cell office:value-type="float" office:value="0.264488480985165" calcext:value-type="float">
            <text:p>0,264488480985165</text:p>
          </table:table-cell>
          <table:table-cell office:value-type="float" office:value="0.244960121810436" calcext:value-type="float">
            <text:p>0,244960121810436</text:p>
          </table:table-cell>
          <table:table-cell office:value-type="float" office:value="0.227394737303257" calcext:value-type="float">
            <text:p>0,227394737303257</text:p>
          </table:table-cell>
          <table:table-cell office:value-type="float" office:value="0.211569622159004" calcext:value-type="float">
            <text:p>0,211569622159004</text:p>
          </table:table-cell>
          <table:table-cell office:value-type="float" office:value="0.197286851704121" calcext:value-type="float">
            <text:p>0,197286851704121</text:p>
          </table:table-cell>
          <table:table-cell office:value-type="float" office:value="0.184371471405029" calcext:value-type="float">
            <text:p>0,184371471405029</text:p>
          </table:table-cell>
          <table:table-cell office:value-type="float" office:value="0.172669231891632" calcext:value-type="float">
            <text:p>0,172669231891632</text:p>
          </table:table-cell>
          <table:table-cell office:value-type="float" office:value="0.162044145166874" calcext:value-type="float">
            <text:p>0,162044145166874</text:p>
          </table:table-cell>
          <table:table-cell office:value-type="float" office:value="0.152376607060432" calcext:value-type="float">
            <text:p>0,152376607060432</text:p>
          </table:table-cell>
          <table:table-cell office:value-type="float" office:value="0.143561832606792" calcext:value-type="float">
            <text:p>0,143561832606792</text:p>
          </table:table-cell>
          <table:table-cell office:value-type="float" office:value="0.135507233440876" calcext:value-type="float">
            <text:p>0,135507233440876</text:p>
          </table:table-cell>
        </table:table-row>
        <table:table-row table:style-name="ro1">
          <table:table-cell office:value-type="string" calcext:value-type="string">
            <text:p>Calais</text:p>
          </table:table-cell>
          <table:table-cell office:value-type="float" office:value="2.85007009506226" calcext:value-type="float">
            <text:p>2,85007009506226</text:p>
          </table:table-cell>
          <table:table-cell office:value-type="float" office:value="2.13237271308899" calcext:value-type="float">
            <text:p>2,13237271308899</text:p>
          </table:table-cell>
          <table:table-cell office:value-type="float" office:value="1.84950776100159" calcext:value-type="float">
            <text:p>1,84950776100159</text:p>
          </table:table-cell>
          <table:table-cell office:value-type="float" office:value="1.6940678358078" calcext:value-type="float">
            <text:p>1,6940678358078</text:p>
          </table:table-cell>
          <table:table-cell office:value-type="float" office:value="1.5776602268219" calcext:value-type="float">
            <text:p>1,5776602268219</text:p>
          </table:table-cell>
          <table:table-cell office:value-type="float" office:value="1.4787970662117" calcext:value-type="float">
            <text:p>1,4787970662117</text:p>
          </table:table-cell>
          <table:table-cell office:value-type="float" office:value="1.38943120241165" calcext:value-type="float">
            <text:p>1,38943120241165</text:p>
          </table:table-cell>
          <table:table-cell office:value-type="float" office:value="1.30575699806213" calcext:value-type="float">
            <text:p>1,30575699806213</text:p>
          </table:table-cell>
          <table:table-cell office:value-type="float" office:value="1.22576007843018" calcext:value-type="float">
            <text:p>1,22576007843018</text:p>
          </table:table-cell>
          <table:table-cell office:value-type="float" office:value="1.14832931756973" calcext:value-type="float">
            <text:p>1,14832931756973</text:p>
          </table:table-cell>
          <table:table-cell office:value-type="float" office:value="1.0728709936142" calcext:value-type="float">
            <text:p>1,0728709936142</text:p>
          </table:table-cell>
          <table:table-cell office:value-type="float" office:value="0.99912052154541" calcext:value-type="float">
            <text:p>0,99912052154541</text:p>
          </table:table-cell>
          <table:table-cell office:value-type="float" office:value="0.927037239074707" calcext:value-type="float">
            <text:p>0,927037239074707</text:p>
          </table:table-cell>
          <table:table-cell office:value-type="float" office:value="0.856743407249451" calcext:value-type="float">
            <text:p>0,856743407249451</text:p>
          </table:table-cell>
          <table:table-cell office:value-type="float" office:value="0.78848420381546" calcext:value-type="float">
            <text:p>0,78848420381546</text:p>
          </table:table-cell>
          <table:table-cell office:value-type="float" office:value="0.722595125436783" calcext:value-type="float">
            <text:p>0,722595125436783</text:p>
          </table:table-cell>
          <table:table-cell office:value-type="float" office:value="0.659473061561585" calcext:value-type="float">
            <text:p>0,659473061561585</text:p>
          </table:table-cell>
          <table:table-cell office:value-type="float" office:value="0.599540573358536" calcext:value-type="float">
            <text:p>0,599540573358536</text:p>
          </table:table-cell>
          <table:table-cell office:value-type="float" office:value="0.543205946683884" calcext:value-type="float">
            <text:p>0,543205946683884</text:p>
          </table:table-cell>
          <table:table-cell office:value-type="float" office:value="0.490820300579071" calcext:value-type="float">
            <text:p>0,490820300579071</text:p>
          </table:table-cell>
          <table:table-cell office:value-type="float" office:value="0.442636376619339" calcext:value-type="float">
            <text:p>0,442636376619339</text:p>
          </table:table-cell>
          <table:table-cell office:value-type="float" office:value="0.398781687021256" calcext:value-type="float">
            <text:p>0,398781687021256</text:p>
          </table:table-cell>
          <table:table-cell office:value-type="float" office:value="0.359247261285782" calcext:value-type="float">
            <text:p>0,359247261285782</text:p>
          </table:table-cell>
          <table:table-cell office:value-type="float" office:value="0.323896595835686" calcext:value-type="float">
            <text:p>0,323896595835686</text:p>
          </table:table-cell>
          <table:table-cell office:value-type="float" office:value="0.292490562796593" calcext:value-type="float">
            <text:p>0,292490562796593</text:p>
          </table:table-cell>
          <table:table-cell office:value-type="float" office:value="0.264718842506409" calcext:value-type="float">
            <text:p>0,264718842506409</text:p>
          </table:table-cell>
          <table:table-cell office:value-type="float" office:value="0.240233340859413" calcext:value-type="float">
            <text:p>0,240233340859413</text:p>
          </table:table-cell>
          <table:table-cell office:value-type="float" office:value="0.218675643205643" calcext:value-type="float">
            <text:p>0,218675643205643</text:p>
          </table:table-cell>
          <table:table-cell office:value-type="float" office:value="0.199697840213776" calcext:value-type="float">
            <text:p>0,199697840213776</text:p>
          </table:table-cell>
          <table:table-cell office:value-type="float" office:value="0.182975775003433" calcext:value-type="float">
            <text:p>0,182975775003433</text:p>
          </table:table-cell>
        </table:table-row>
        <table:table-row table:style-name="ro1">
          <table:table-cell office:value-type="string" calcext:value-type="string">
            <text:p>Cherbourg</text:p>
          </table:table-cell>
          <table:table-cell office:value-type="float" office:value="1.6690940062205" calcext:value-type="float">
            <text:p>1,6690940062205</text:p>
          </table:table-cell>
          <table:table-cell office:value-type="float" office:value="1.2170175909996" calcext:value-type="float">
            <text:p>1,2170175909996</text:p>
          </table:table-cell>
          <table:table-cell office:value-type="float" office:value="1.05129830042521" calcext:value-type="float">
            <text:p>1,05129830042521</text:p>
          </table:table-cell>
          <table:table-cell office:value-type="float" office:value="0.931658655405045" calcext:value-type="float">
            <text:p>0,931658655405045</text:p>
          </table:table-cell>
          <table:table-cell office:value-type="float" office:value="0.827747523784638" calcext:value-type="float">
            <text:p>0,827747523784638</text:p>
          </table:table-cell>
          <table:table-cell office:value-type="float" office:value="0.73586850365003" calcext:value-type="float">
            <text:p>0,73586850365003</text:p>
          </table:table-cell>
          <table:table-cell office:value-type="float" office:value="0.653968175252279" calcext:value-type="float">
            <text:p>0,653968175252279</text:p>
          </table:table-cell>
          <table:table-cell office:value-type="float" office:value="0.580471018950144" calcext:value-type="float">
            <text:p>0,580471018950144</text:p>
          </table:table-cell>
          <table:table-cell office:value-type="float" office:value="0.514390558004379" calcext:value-type="float">
            <text:p>0,514390558004379</text:p>
          </table:table-cell>
          <table:table-cell office:value-type="float" office:value="0.455173139770826" calcext:value-type="float">
            <text:p>0,455173139770826</text:p>
          </table:table-cell>
          <table:table-cell office:value-type="float" office:value="0.402464936176936" calcext:value-type="float">
            <text:p>0,402464936176936</text:p>
          </table:table-cell>
          <table:table-cell office:value-type="float" office:value="0.355935191114744" calcext:value-type="float">
            <text:p>0,355935191114744</text:p>
          </table:table-cell>
          <table:table-cell office:value-type="float" office:value="0.315185676018397" calcext:value-type="float">
            <text:p>0,315185676018397</text:p>
          </table:table-cell>
          <table:table-cell office:value-type="float" office:value="0.279733786980311" calcext:value-type="float">
            <text:p>0,279733786980311</text:p>
          </table:table-cell>
          <table:table-cell office:value-type="float" office:value="0.249032964309057" calcext:value-type="float">
            <text:p>0,249032964309057</text:p>
          </table:table-cell>
          <table:table-cell office:value-type="float" office:value="0.222516511877378" calcext:value-type="float">
            <text:p>0,222516511877378</text:p>
          </table:table-cell>
          <table:table-cell office:value-type="float" office:value="0.199631467461586" calcext:value-type="float">
            <text:p>0,199631467461586</text:p>
          </table:table-cell>
          <table:table-cell office:value-type="float" office:value="0.179864560564359" calcext:value-type="float">
            <text:p>0,179864560564359</text:p>
          </table:table-cell>
          <table:table-cell office:value-type="float" office:value="0.16275742650032" calcext:value-type="float">
            <text:p>0,16275742650032</text:p>
          </table:table-cell>
          <table:table-cell office:value-type="float" office:value="0.147909594078859" calcext:value-type="float">
            <text:p>0,147909594078859</text:p>
          </table:table-cell>
          <table:table-cell office:value-type="float" office:value="0.134978423515956" calcext:value-type="float">
            <text:p>0,134978423515956</text:p>
          </table:table-cell>
          <table:table-cell office:value-type="float" office:value="0.123673277596633" calcext:value-type="float">
            <text:p>0,123673277596633</text:p>
          </table:table-cell>
          <table:table-cell office:value-type="float" office:value="0.113749901453654" calcext:value-type="float">
            <text:p>0,113749901453654</text:p>
          </table:table-cell>
          <table:table-cell office:value-type="float" office:value="0.1050032650431" calcext:value-type="float">
            <text:p>0,1050032650431</text:p>
          </table:table-cell>
          <table:table-cell office:value-type="float" office:value="0.0972622732321421" calcext:value-type="float">
            <text:p>0,0972622732321421</text:p>
          </table:table-cell>
          <table:table-cell office:value-type="float" office:value="0.0903832577168942" calcext:value-type="float">
            <text:p>0,0903832577168942</text:p>
          </table:table-cell>
          <table:table-cell office:value-type="float" office:value="0.0842461970945199" calcext:value-type="float">
            <text:p>0,0842461970945199</text:p>
          </table:table-cell>
          <table:table-cell office:value-type="float" office:value="0.0787498019635677" calcext:value-type="float">
            <text:p>0,0787498019635677</text:p>
          </table:table-cell>
          <table:table-cell office:value-type="float" office:value="0.0738092735409737" calcext:value-type="float">
            <text:p>0,0738092735409737</text:p>
          </table:table-cell>
          <table:table-cell office:value-type="float" office:value="0.0693525311847528" calcext:value-type="float">
            <text:p>0,0693525311847528</text:p>
          </table:table-cell>
        </table:table-row>
        <table:table-row table:style-name="ro1">
          <table:table-cell office:value-type="string" calcext:value-type="string">
            <text:p>Cologne</text:p>
          </table:table-cell>
          <table:table-cell office:value-type="float" office:value="2.39796733856201" calcext:value-type="float">
            <text:p>2,39796733856201</text:p>
          </table:table-cell>
          <table:table-cell office:value-type="float" office:value="1.91926044225693" calcext:value-type="float">
            <text:p>1,91926044225693</text:p>
          </table:table-cell>
          <table:table-cell office:value-type="float" office:value="1.66454192996025" calcext:value-type="float">
            <text:p>1,66454192996025</text:p>
          </table:table-cell>
          <table:table-cell office:value-type="float" office:value="1.50977949798107" calcext:value-type="float">
            <text:p>1,50977949798107</text:p>
          </table:table-cell>
          <table:table-cell office:value-type="float" office:value="1.40406250953674" calcext:value-type="float">
            <text:p>1,40406250953674</text:p>
          </table:table-cell>
          <table:table-cell office:value-type="float" office:value="1.31949478387833" calcext:value-type="float">
            <text:p>1,31949478387833</text:p>
          </table:table-cell>
          <table:table-cell office:value-type="float" office:value="1.24428601562977" calcext:value-type="float">
            <text:p>1,24428601562977</text:p>
          </table:table-cell>
          <table:table-cell office:value-type="float" office:value="1.17418368160725" calcext:value-type="float">
            <text:p>1,17418368160725</text:p>
          </table:table-cell>
          <table:table-cell office:value-type="float" office:value="1.10735175013542" calcext:value-type="float">
            <text:p>1,10735175013542</text:p>
          </table:table-cell>
          <table:table-cell office:value-type="float" office:value="1.04273654520512" calcext:value-type="float">
            <text:p>1,04273654520512</text:p>
          </table:table-cell>
          <table:table-cell office:value-type="float" office:value="0.979674980044365" calcext:value-type="float">
            <text:p>0,979674980044365</text:p>
          </table:table-cell>
          <table:table-cell office:value-type="float" office:value="0.91779088973999" calcext:value-type="float">
            <text:p>0,91779088973999</text:p>
          </table:table-cell>
          <table:table-cell office:value-type="float" office:value="0.85694494843483" calcext:value-type="float">
            <text:p>0,85694494843483</text:p>
          </table:table-cell>
          <table:table-cell office:value-type="float" office:value="0.797194972634316" calcext:value-type="float">
            <text:p>0,797194972634316</text:p>
          </table:table-cell>
          <table:table-cell office:value-type="float" office:value="0.738754034042358" calcext:value-type="float">
            <text:p>0,738754034042358</text:p>
          </table:table-cell>
          <table:table-cell office:value-type="float" office:value="0.681949906051159" calcext:value-type="float">
            <text:p>0,681949906051159</text:p>
          </table:table-cell>
          <table:table-cell office:value-type="float" office:value="0.627177767455578" calcext:value-type="float">
            <text:p>0,627177767455578</text:p>
          </table:table-cell>
          <table:table-cell office:value-type="float" office:value="0.574854493141174" calcext:value-type="float">
            <text:p>0,574854493141174</text:p>
          </table:table-cell>
          <table:table-cell office:value-type="float" office:value="0.525369398295879" calcext:value-type="float">
            <text:p>0,525369398295879</text:p>
          </table:table-cell>
          <table:table-cell office:value-type="float" office:value="0.479047045111656" calcext:value-type="float">
            <text:p>0,479047045111656</text:p>
          </table:table-cell>
          <table:table-cell office:value-type="float" office:value="0.43611752986908" calcext:value-type="float">
            <text:p>0,43611752986908</text:p>
          </table:table-cell>
          <table:table-cell office:value-type="float" office:value="0.396700650453568" calcext:value-type="float">
            <text:p>0,396700650453568</text:p>
          </table:table-cell>
          <table:table-cell office:value-type="float" office:value="0.360807403922081" calcext:value-type="float">
            <text:p>0,360807403922081</text:p>
          </table:table-cell>
          <table:table-cell office:value-type="float" office:value="0.328350260853767" calcext:value-type="float">
            <text:p>0,328350260853767</text:p>
          </table:table-cell>
          <table:table-cell office:value-type="float" office:value="0.299163457006216" calcext:value-type="float">
            <text:p>0,299163457006216</text:p>
          </table:table-cell>
          <table:table-cell office:value-type="float" office:value="0.273026522248983" calcext:value-type="float">
            <text:p>0,273026522248983</text:p>
          </table:table-cell>
          <table:table-cell office:value-type="float" office:value="0.249686807394028" calcext:value-type="float">
            <text:p>0,249686807394028</text:p>
          </table:table-cell>
          <table:table-cell office:value-type="float" office:value="0.228878572583199" calcext:value-type="float">
            <text:p>0,228878572583199</text:p>
          </table:table-cell>
          <table:table-cell office:value-type="float" office:value="0.210337895900011" calcext:value-type="float">
            <text:p>0,210337895900011</text:p>
          </table:table-cell>
          <table:table-cell office:value-type="float" office:value="0.193813003599644" calcext:value-type="float">
            <text:p>0,193813003599644</text:p>
          </table:table-cell>
        </table:table-row>
        <table:table-row table:style-name="ro1">
          <table:table-cell office:value-type="string" calcext:value-type="string">
            <text:p>Geneva</text:p>
          </table:table-cell>
          <table:table-cell office:value-type="float" office:value="2.50419761453356" calcext:value-type="float">
            <text:p>2,50419761453356</text:p>
          </table:table-cell>
          <table:table-cell office:value-type="float" office:value="2.1087965794972" calcext:value-type="float">
            <text:p>2,1087965794972</text:p>
          </table:table-cell>
          <table:table-cell office:value-type="float" office:value="1.93277243205479" calcext:value-type="float">
            <text:p>1,93277243205479</text:p>
          </table:table-cell>
          <table:table-cell office:value-type="float" office:value="1.80987397262028" calcext:value-type="float">
            <text:p>1,80987397262028</text:p>
          </table:table-cell>
          <table:table-cell office:value-type="float" office:value="1.70449294362749" calcext:value-type="float">
            <text:p>1,70449294362749</text:p>
          </table:table-cell>
          <table:table-cell office:value-type="float" office:value="1.60707391159875" calcext:value-type="float">
            <text:p>1,60707391159875</text:p>
          </table:table-cell>
          <table:table-cell office:value-type="float" office:value="1.5142052088465" calcext:value-type="float">
            <text:p>1,5142052088465</text:p>
          </table:table-cell>
          <table:table-cell office:value-type="float" office:value="1.42434751135962" calcext:value-type="float">
            <text:p>1,42434751135962</text:p>
          </table:table-cell>
          <table:table-cell office:value-type="float" office:value="1.33679203476225" calcext:value-type="float">
            <text:p>1,33679203476225</text:p>
          </table:table-cell>
          <table:table-cell office:value-type="float" office:value="1.25128040994917" calcext:value-type="float">
            <text:p>1,25128040994917</text:p>
          </table:table-cell>
          <table:table-cell office:value-type="float" office:value="1.16779520681926" calcext:value-type="float">
            <text:p>1,16779520681926</text:p>
          </table:table-cell>
          <table:table-cell office:value-type="float" office:value="1.08643016219139" calcext:value-type="float">
            <text:p>1,08643016219139</text:p>
          </table:table-cell>
          <table:table-cell office:value-type="float" office:value="1.00731211900711" calcext:value-type="float">
            <text:p>1,00731211900711</text:p>
          </table:table-cell>
          <table:table-cell office:value-type="float" office:value="0.93057164975575" calcext:value-type="float">
            <text:p>0,93057164975575</text:p>
          </table:table-cell>
          <table:table-cell office:value-type="float" office:value="0.856347143650055" calcext:value-type="float">
            <text:p>0,856347143650055</text:p>
          </table:table-cell>
          <table:table-cell office:value-type="float" office:value="0.784805974790028" calcext:value-type="float">
            <text:p>0,784805974790028</text:p>
          </table:table-cell>
          <table:table-cell office:value-type="float" office:value="0.716164880565235" calcext:value-type="float">
            <text:p>0,716164880565235</text:p>
          </table:table-cell>
          <table:table-cell office:value-type="float" office:value="0.650699662310737" calcext:value-type="float">
            <text:p>0,650699662310737</text:p>
          </table:table-cell>
          <table:table-cell office:value-type="float" office:value="0.588732959968703" calcext:value-type="float">
            <text:p>0,588732959968703</text:p>
          </table:table-cell>
          <table:table-cell office:value-type="float" office:value="0.53060542685645" calcext:value-type="float">
            <text:p>0,53060542685645</text:p>
          </table:table-cell>
          <table:table-cell office:value-type="float" office:value="0.476631656289101" calcext:value-type="float">
            <text:p>0,476631656289101</text:p>
          </table:table-cell>
          <table:table-cell office:value-type="float" office:value="0.427055052348546" calcext:value-type="float">
            <text:p>0,427055052348546</text:p>
          </table:table-cell>
          <table:table-cell office:value-type="float" office:value="0.382010154426098" calcext:value-type="float">
            <text:p>0,382010154426098</text:p>
          </table:table-cell>
          <table:table-cell office:value-type="float" office:value="0.341502186443125" calcext:value-type="float">
            <text:p>0,341502186443125</text:p>
          </table:table-cell>
          <table:table-cell office:value-type="float" office:value="0.305407099425793" calcext:value-type="float">
            <text:p>0,305407099425793</text:p>
          </table:table-cell>
          <table:table-cell office:value-type="float" office:value="0.273489492280143" calcext:value-type="float">
            <text:p>0,273489492280143</text:p>
          </table:table-cell>
          <table:table-cell office:value-type="float" office:value="0.245431100683553" calcext:value-type="float">
            <text:p>0,245431100683553</text:p>
          </table:table-cell>
          <table:table-cell office:value-type="float" office:value="0.220864826015064" calcext:value-type="float">
            <text:p>0,220864826015064</text:p>
          </table:table-cell>
          <table:table-cell office:value-type="float" office:value="0.199405298701354" calcext:value-type="float">
            <text:p>0,199405298701354</text:p>
          </table:table-cell>
          <table:table-cell office:value-type="float" office:value="0.180673525269542" calcext:value-type="float">
            <text:p>0,180673525269542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2.60356211662293" calcext:value-type="float">
            <text:p>2,60356211662293</text:p>
          </table:table-cell>
          <table:table-cell office:value-type="float" office:value="1.94402447342873" calcext:value-type="float">
            <text:p>1,94402447342873</text:p>
          </table:table-cell>
          <table:table-cell office:value-type="float" office:value="1.65390048921108" calcext:value-type="float">
            <text:p>1,65390048921108</text:p>
          </table:table-cell>
          <table:table-cell office:value-type="float" office:value="1.46186122298241" calcext:value-type="float">
            <text:p>1,46186122298241</text:p>
          </table:table-cell>
          <table:table-cell office:value-type="float" office:value="1.31804858148098" calcext:value-type="float">
            <text:p>1,31804858148098</text:p>
          </table:table-cell>
          <table:table-cell office:value-type="float" office:value="1.20169366896153" calcext:value-type="float">
            <text:p>1,20169366896153</text:p>
          </table:table-cell>
          <table:table-cell office:value-type="float" office:value="1.10044033825398" calcext:value-type="float">
            <text:p>1,10044033825398</text:p>
          </table:table-cell>
          <table:table-cell office:value-type="float" office:value="1.00832179188728" calcext:value-type="float">
            <text:p>1,00832179188728</text:p>
          </table:table-cell>
          <table:table-cell office:value-type="float" office:value="0.92262627184391" calcext:value-type="float">
            <text:p>0,92262627184391</text:p>
          </table:table-cell>
          <table:table-cell office:value-type="float" office:value="0.842113584280014" calcext:value-type="float">
            <text:p>0,842113584280014</text:p>
          </table:table-cell>
          <table:table-cell office:value-type="float" office:value="0.766270257532597" calcext:value-type="float">
            <text:p>0,766270257532597</text:p>
          </table:table-cell>
          <table:table-cell office:value-type="float" office:value="0.694979146122932" calcext:value-type="float">
            <text:p>0,694979146122932</text:p>
          </table:table-cell>
          <table:table-cell office:value-type="float" office:value="0.628341101109982" calcext:value-type="float">
            <text:p>0,628341101109982</text:p>
          </table:table-cell>
          <table:table-cell office:value-type="float" office:value="0.566545389592648" calcext:value-type="float">
            <text:p>0,566545389592648</text:p>
          </table:table-cell>
          <table:table-cell office:value-type="float" office:value="0.509770721197128" calcext:value-type="float">
            <text:p>0,509770721197128</text:p>
          </table:table-cell>
          <table:table-cell office:value-type="float" office:value="0.458115786314011" calcext:value-type="float">
            <text:p>0,458115786314011</text:p>
          </table:table-cell>
          <table:table-cell office:value-type="float" office:value="0.41155980527401" calcext:value-type="float">
            <text:p>0,41155980527401</text:p>
          </table:table-cell>
          <table:table-cell office:value-type="float" office:value="0.369949549436569" calcext:value-type="float">
            <text:p>0,369949549436569</text:p>
          </table:table-cell>
          <table:table-cell office:value-type="float" office:value="0.333015963435173" calcext:value-type="float">
            <text:p>0,333015963435173</text:p>
          </table:table-cell>
          <table:table-cell office:value-type="float" office:value="0.300403144210577" calcext:value-type="float">
            <text:p>0,300403144210577</text:p>
          </table:table-cell>
          <table:table-cell office:value-type="float" office:value="0.271705504506826" calcext:value-type="float">
            <text:p>0,271705504506826</text:p>
          </table:table-cell>
          <table:table-cell office:value-type="float" office:value="0.24649915099144" calcext:value-type="float">
            <text:p>0,24649915099144</text:p>
          </table:table-cell>
          <table:table-cell office:value-type="float" office:value="0.224369034171104" calcext:value-type="float">
            <text:p>0,224369034171104</text:p>
          </table:table-cell>
          <table:table-cell office:value-type="float" office:value="0.204926386475563" calcext:value-type="float">
            <text:p>0,204926386475563</text:p>
          </table:table-cell>
          <table:table-cell office:value-type="float" office:value="0.187817256897688" calcext:value-type="float">
            <text:p>0,187817256897688</text:p>
          </table:table-cell>
          <table:table-cell office:value-type="float" office:value="0.172727739438415" calcext:value-type="float">
            <text:p>0,172727739438415</text:p>
          </table:table-cell>
          <table:table-cell office:value-type="float" office:value="0.159383187070489" calcext:value-type="float">
            <text:p>0,159383187070489</text:p>
          </table:table-cell>
          <table:table-cell office:value-type="float" office:value="0.14754593372345" calcext:value-type="float">
            <text:p>0,14754593372345</text:p>
          </table:table-cell>
          <table:table-cell office:value-type="float" office:value="0.137011811137199" calcext:value-type="float">
            <text:p>0,137011811137199</text:p>
          </table:table-cell>
          <table:table-cell office:value-type="float" office:value="0.127605896443129" calcext:value-type="float">
            <text:p>0,127605896443129</text:p>
          </table:table-cell>
        </table:table-row>
        <table:table-row table:style-name="ro1">
          <table:table-cell office:value-type="string" calcext:value-type="string">
            <text:p>Hook of Holland</text:p>
          </table:table-cell>
          <table:table-cell office:value-type="float" office:value="2.1841277629137" calcext:value-type="float">
            <text:p>2,1841277629137</text:p>
          </table:table-cell>
          <table:table-cell office:value-type="float" office:value="1.82456691563129" calcext:value-type="float">
            <text:p>1,82456691563129</text:p>
          </table:table-cell>
          <table:table-cell office:value-type="float" office:value="1.65959614515305" calcext:value-type="float">
            <text:p>1,65959614515305</text:p>
          </table:table-cell>
          <table:table-cell office:value-type="float" office:value="1.53398912400007" calcext:value-type="float">
            <text:p>1,53398912400007</text:p>
          </table:table-cell>
          <table:table-cell office:value-type="float" office:value="1.42223912477493" calcext:value-type="float">
            <text:p>1,42223912477493</text:p>
          </table:table-cell>
          <table:table-cell office:value-type="float" office:value="1.31658516079187" calcext:value-type="float">
            <text:p>1,31658516079187</text:p>
          </table:table-cell>
          <table:table-cell office:value-type="float" office:value="1.21384534239769" calcext:value-type="float">
            <text:p>1,21384534239769</text:p>
          </table:table-cell>
          <table:table-cell office:value-type="float" office:value="1.11276239156723" calcext:value-type="float">
            <text:p>1,11276239156723</text:p>
          </table:table-cell>
          <table:table-cell office:value-type="float" office:value="1.01331945508719" calcext:value-type="float">
            <text:p>1,01331945508719</text:p>
          </table:table-cell>
          <table:table-cell office:value-type="float" office:value="0.916413471102715" calcext:value-type="float">
            <text:p>0,916413471102715</text:p>
          </table:table-cell>
          <table:table-cell office:value-type="float" office:value="0.823521465063095" calcext:value-type="float">
            <text:p>0,823521465063095</text:p>
          </table:table-cell>
          <table:table-cell office:value-type="float" office:value="0.736274432390928" calcext:value-type="float">
            <text:p>0,736274432390928</text:p>
          </table:table-cell>
          <table:table-cell office:value-type="float" office:value="0.656015601009131" calcext:value-type="float">
            <text:p>0,656015601009131</text:p>
          </table:table-cell>
          <table:table-cell office:value-type="float" office:value="0.583493955433369" calcext:value-type="float">
            <text:p>0,583493955433369</text:p>
          </table:table-cell>
          <table:table-cell office:value-type="float" office:value="0.518802329897881" calcext:value-type="float">
            <text:p>0,518802329897881</text:p>
          </table:table-cell>
          <table:table-cell office:value-type="float" office:value="0.461522050201893" calcext:value-type="float">
            <text:p>0,461522050201893</text:p>
          </table:table-cell>
          <table:table-cell office:value-type="float" office:value="0.410956207662821" calcext:value-type="float">
            <text:p>0,410956207662821</text:p>
          </table:table-cell>
          <table:table-cell office:value-type="float" office:value="0.366331333294511" calcext:value-type="float">
            <text:p>0,366331333294511</text:p>
          </table:table-cell>
          <table:table-cell office:value-type="float" office:value="0.326923666521907" calcext:value-type="float">
            <text:p>0,326923666521907</text:p>
          </table:table-cell>
          <table:table-cell office:value-type="float" office:value="0.292109182104468" calcext:value-type="float">
            <text:p>0,292109182104468</text:p>
          </table:table-cell>
          <table:table-cell office:value-type="float" office:value="0.26136570982635" calcext:value-type="float">
            <text:p>0,26136570982635</text:p>
          </table:table-cell>
          <table:table-cell office:value-type="float" office:value="0.234251353889704" calcext:value-type="float">
            <text:p>0,234251353889704</text:p>
          </table:table-cell>
          <table:table-cell office:value-type="float" office:value="0.210380531847477" calcext:value-type="float">
            <text:p>0,210380531847477</text:p>
          </table:table-cell>
          <table:table-cell office:value-type="float" office:value="0.189403410069644" calcext:value-type="float">
            <text:p>0,189403410069644</text:p>
          </table:table-cell>
          <table:table-cell office:value-type="float" office:value="0.17099567130208" calcext:value-type="float">
            <text:p>0,17099567130208</text:p>
          </table:table-cell>
          <table:table-cell office:value-type="float" office:value="0.154855172149837" calcext:value-type="float">
            <text:p>0,154855172149837</text:p>
          </table:table-cell>
          <table:table-cell office:value-type="float" office:value="0.140702610835433" calcext:value-type="float">
            <text:p>0,140702610835433</text:p>
          </table:table-cell>
          <table:table-cell office:value-type="float" office:value="0.128282831981778" calcext:value-type="float">
            <text:p>0,128282831981778</text:p>
          </table:table-cell>
          <table:table-cell office:value-type="float" office:value="0.117367110215127" calcext:value-type="float">
            <text:p>0,117367110215127</text:p>
          </table:table-cell>
          <table:table-cell office:value-type="float" office:value="0.107752580195665" calcext:value-type="float">
            <text:p>0,107752580195665</text:p>
          </table:table-cell>
        </table:table-row>
        <table:table-row table:style-name="ro1">
          <table:table-cell office:value-type="string" calcext:value-type="string">
            <text:p>Lisbon</text:p>
          </table:table-cell>
          <table:table-cell office:value-type="float" office:value="2.52830052375793" calcext:value-type="float">
            <text:p>2,52830052375793</text:p>
          </table:table-cell>
          <table:table-cell office:value-type="float" office:value="1.03195771574974" calcext:value-type="float">
            <text:p>1,03195771574974</text:p>
          </table:table-cell>
          <table:table-cell office:value-type="float" office:value="0.421937271952629" calcext:value-type="float">
            <text:p>0,421937271952629</text:p>
          </table:table-cell>
          <table:table-cell office:value-type="float" office:value="0.232395328581333" calcext:value-type="float">
            <text:p>0,232395328581333</text:p>
          </table:table-cell>
          <table:table-cell office:value-type="float" office:value="0.155914276838303" calcext:value-type="float">
            <text:p>0,155914276838303</text:p>
          </table:table-cell>
          <table:table-cell office:value-type="float" office:value="0.116286732256413" calcext:value-type="float">
            <text:p>0,116286732256413</text:p>
          </table:table-cell>
          <table:table-cell office:value-type="float" office:value="0.0923783294856548" calcext:value-type="float">
            <text:p>0,0923783294856548</text:p>
          </table:table-cell>
          <table:table-cell office:value-type="float" office:value="0.0764843262732029" calcext:value-type="float">
            <text:p>0,0764843262732029</text:p>
          </table:table-cell>
          <table:table-cell office:value-type="float" office:value="0.065192773938179" calcext:value-type="float">
            <text:p>0,065192773938179</text:p>
          </table:table-cell>
          <table:table-cell office:value-type="float" office:value="0.0567754544317722" calcext:value-type="float">
            <text:p>0,0567754544317722</text:p>
          </table:table-cell>
          <table:table-cell office:value-type="float" office:value="0.0502682514488697" calcext:value-type="float">
            <text:p>0,0502682514488697</text:p>
          </table:table-cell>
          <table:table-cell office:value-type="float" office:value="0.0450926329940558" calcext:value-type="float">
            <text:p>0,0450926329940558</text:p>
          </table:table-cell>
          <table:table-cell office:value-type="float" office:value="0.0408808495849371" calcext:value-type="float">
            <text:p>0,0408808495849371</text:p>
          </table:table-cell>
          <table:table-cell office:value-type="float" office:value="0.0373885724693537" calcext:value-type="float">
            <text:p>0,0373885724693537</text:p>
          </table:table-cell>
          <table:table-cell office:value-type="float" office:value="0.0344473514705896" calcext:value-type="float">
            <text:p>0,0344473514705896</text:p>
          </table:table-cell>
          <table:table-cell office:value-type="float" office:value="0.0319370459765196" calcext:value-type="float">
            <text:p>0,0319370459765196</text:p>
          </table:table-cell>
          <table:table-cell office:value-type="float" office:value="0.0297701209783554" calcext:value-type="float">
            <text:p>0,0297701209783554</text:p>
          </table:table-cell>
          <table:table-cell office:value-type="float" office:value="0.0278810830786824" calcext:value-type="float">
            <text:p>0,0278810830786824</text:p>
          </table:table-cell>
          <table:table-cell office:value-type="float" office:value="0.0262199100106955" calcext:value-type="float">
            <text:p>0,0262199100106955</text:p>
          </table:table-cell>
          <table:table-cell office:value-type="float" office:value="0.0247480403631926" calcext:value-type="float">
            <text:p>0,0247480403631926</text:p>
          </table:table-cell>
          <table:table-cell office:value-type="float" office:value="0.0234349332749844" calcext:value-type="float">
            <text:p>0,0234349332749844</text:p>
          </table:table-cell>
          <table:table-cell office:value-type="float" office:value="0.0222565066069365" calcext:value-type="float">
            <text:p>0,0222565066069365</text:p>
          </table:table-cell>
          <table:table-cell office:value-type="float" office:value="0.0211931094527245" calcext:value-type="float">
            <text:p>0,0211931094527245</text:p>
          </table:table-cell>
          <table:table-cell office:value-type="float" office:value="0.0202285209670663" calcext:value-type="float">
            <text:p>0,0202285209670663</text:p>
          </table:table-cell>
          <table:table-cell office:value-type="float" office:value="0.0193499941378832" calcext:value-type="float">
            <text:p>0,0193499941378832</text:p>
          </table:table-cell>
          <table:table-cell office:value-type="float" office:value="0.0185463493689895" calcext:value-type="float">
            <text:p>0,0185463493689895</text:p>
          </table:table-cell>
          <table:table-cell office:value-type="float" office:value="0.0178083973005414" calcext:value-type="float">
            <text:p>0,0178083973005414</text:p>
          </table:table-cell>
          <table:table-cell office:value-type="float" office:value="0.0171284936368465" calcext:value-type="float">
            <text:p>0,0171284936368465</text:p>
          </table:table-cell>
          <table:table-cell office:value-type="float" office:value="0.0165001312270761" calcext:value-type="float">
            <text:p>0,0165001312270761</text:p>
          </table:table-cell>
          <table:table-cell office:value-type="float" office:value="0.0159176597371697" calcext:value-type="float">
            <text:p>0,0159176597371697</text:p>
          </table:table-cell>
        </table:table-row>
        <table:table-row table:style-name="ro1">
          <table:table-cell office:value-type="string" calcext:value-type="string">
            <text:p>Lyons</text:p>
          </table:table-cell>
          <table:table-cell office:value-type="float" office:value="2.50261544386546" calcext:value-type="float">
            <text:p>2,50261544386546</text:p>
          </table:table-cell>
          <table:table-cell office:value-type="float" office:value="2.25245814323425" calcext:value-type="float">
            <text:p>2,25245814323425</text:p>
          </table:table-cell>
          <table:table-cell office:value-type="float" office:value="2.13302907943726" calcext:value-type="float">
            <text:p>2,13302907943726</text:p>
          </table:table-cell>
          <table:table-cell office:value-type="float" office:value="2.02423688570658" calcext:value-type="float">
            <text:p>2,02423688570658</text:p>
          </table:table-cell>
          <table:table-cell office:value-type="float" office:value="1.91849826176961" calcext:value-type="float">
            <text:p>1,91849826176961</text:p>
          </table:table-cell>
          <table:table-cell office:value-type="float" office:value="1.8135170896848" calcext:value-type="float">
            <text:p>1,8135170896848</text:p>
          </table:table-cell>
          <table:table-cell office:value-type="float" office:value="1.70662369330724" calcext:value-type="float">
            <text:p>1,70662369330724</text:p>
          </table:table-cell>
          <table:table-cell office:value-type="float" office:value="1.59576425552368" calcext:value-type="float">
            <text:p>1,59576425552368</text:p>
          </table:table-cell>
          <table:table-cell office:value-type="float" office:value="1.47968967358271" calcext:value-type="float">
            <text:p>1,47968967358271</text:p>
          </table:table-cell>
          <table:table-cell office:value-type="float" office:value="1.35806186199188" calcext:value-type="float">
            <text:p>1,35806186199188</text:p>
          </table:table-cell>
          <table:table-cell office:value-type="float" office:value="1.23159625530243" calcext:value-type="float">
            <text:p>1,23159625530243</text:p>
          </table:table-cell>
          <table:table-cell office:value-type="float" office:value="1.10213473836581" calcext:value-type="float">
            <text:p>1,10213473836581</text:p>
          </table:table-cell>
          <table:table-cell office:value-type="float" office:value="0.972513286272685" calcext:value-type="float">
            <text:p>0,972513286272685</text:p>
          </table:table-cell>
          <table:table-cell office:value-type="float" office:value="0.846186790863673" calcext:value-type="float">
            <text:p>0,846186790863673</text:p>
          </table:table-cell>
          <table:table-cell office:value-type="float" office:value="0.726725902160009" calcext:value-type="float">
            <text:p>0,726725902160009</text:p>
          </table:table-cell>
          <table:table-cell office:value-type="float" office:value="0.617330162723859" calcext:value-type="float">
            <text:p>0,617330162723859</text:p>
          </table:table-cell>
          <table:table-cell office:value-type="float" office:value="0.520381521185239" calcext:value-type="float">
            <text:p>0,520381521185239</text:p>
          </table:table-cell>
          <table:table-cell office:value-type="float" office:value="0.437065450350444" calcext:value-type="float">
            <text:p>0,437065450350444</text:p>
          </table:table-cell>
          <table:table-cell office:value-type="float" office:value="0.367239121099313" calcext:value-type="float">
            <text:p>0,367239121099313</text:p>
          </table:table-cell>
          <table:table-cell office:value-type="float" office:value="0.309695285061995" calcext:value-type="float">
            <text:p>0,309695285061995</text:p>
          </table:table-cell>
          <table:table-cell office:value-type="float" office:value="0.262678197026253" calcext:value-type="float">
            <text:p>0,262678197026253</text:p>
          </table:table-cell>
          <table:table-cell office:value-type="float" office:value="0.22435202896595" calcext:value-type="float">
            <text:p>0,22435202896595</text:p>
          </table:table-cell>
          <table:table-cell office:value-type="float" office:value="0.19306727151076" calcext:value-type="float">
            <text:p>0,19306727151076</text:p>
          </table:table-cell>
          <table:table-cell office:value-type="float" office:value="0.167443839460611" calcext:value-type="float">
            <text:p>0,167443839460611</text:p>
          </table:table-cell>
          <table:table-cell office:value-type="float" office:value="0.146361732979616" calcext:value-type="float">
            <text:p>0,146361732979616</text:p>
          </table:table-cell>
          <table:table-cell office:value-type="float" office:value="0.128922173877557" calcext:value-type="float">
            <text:p>0,128922173877557</text:p>
          </table:table-cell>
          <table:table-cell office:value-type="float" office:value="0.114407470573982" calcext:value-type="float">
            <text:p>0,114407470573982</text:p>
          </table:table-cell>
          <table:table-cell office:value-type="float" office:value="0.102246436973413" calcext:value-type="float">
            <text:p>0,102246436973413</text:p>
          </table:table-cell>
          <table:table-cell office:value-type="float" office:value="0.0919860415160656" calcext:value-type="float">
            <text:p>0,0919860415160656</text:p>
          </table:table-cell>
          <table:table-cell office:value-type="float" office:value="0.08326705545187" calcext:value-type="float">
            <text:p>0,08326705545187</text:p>
          </table:table-cell>
        </table:table-row>
        <table:table-row table:style-name="ro1">
          <table:table-cell office:value-type="string" calcext:value-type="string">
            <text:p>Marseilles</text:p>
          </table:table-cell>
          <table:table-cell office:value-type="float" office:value="0.570173509418964" calcext:value-type="float">
            <text:p>0,570173509418964</text:p>
          </table:table-cell>
          <table:table-cell office:value-type="float" office:value="0.100837335611383" calcext:value-type="float">
            <text:p>0,100837335611383</text:p>
          </table:table-cell>
          <table:table-cell office:value-type="float" office:value="0.0550384987145662" calcext:value-type="float">
            <text:p>0,0550384987145662</text:p>
          </table:table-cell>
          <table:table-cell office:value-type="float" office:value="0.0378675730898976" calcext:value-type="float">
            <text:p>0,0378675730898976</text:p>
          </table:table-cell>
          <table:table-cell office:value-type="float" office:value="0.0288482134540876" calcext:value-type="float">
            <text:p>0,0288482134540876</text:p>
          </table:table-cell>
          <table:table-cell office:value-type="float" office:value="0.0232886224985123" calcext:value-type="float">
            <text:p>0,0232886224985123</text:p>
          </table:table-cell>
          <table:table-cell office:value-type="float" office:value="0.0195195702835917" calcext:value-type="float">
            <text:p>0,0195195702835917</text:p>
          </table:table-cell>
          <table:table-cell office:value-type="float" office:value="0.0167970027153691" calcext:value-type="float">
            <text:p>0,0167970027153691</text:p>
          </table:table-cell>
          <table:table-cell office:value-type="float" office:value="0.0147386764486631" calcext:value-type="float">
            <text:p>0,0147386764486631</text:p>
          </table:table-cell>
          <table:table-cell office:value-type="float" office:value="0.0131284206484755" calcext:value-type="float">
            <text:p>0,0131284206484755</text:p>
          </table:table-cell>
          <table:table-cell office:value-type="float" office:value="0.0118344575166702" calcext:value-type="float">
            <text:p>0,0118344575166702</text:p>
          </table:table-cell>
          <table:table-cell office:value-type="float" office:value="0.0107721583917737" calcext:value-type="float">
            <text:p>0,0107721583917737</text:p>
          </table:table-cell>
          <table:table-cell office:value-type="float" office:value="0.00988447774822513" calcext:value-type="float">
            <text:p>0,00988447774822513</text:p>
          </table:table-cell>
          <table:table-cell office:value-type="float" office:value="0.00913179169098536" calcext:value-type="float">
            <text:p>0,00913179169098536</text:p>
          </table:table-cell>
          <table:table-cell office:value-type="float" office:value="0.00848542712628841" calcext:value-type="float">
            <text:p>0,00848542712628841</text:p>
          </table:table-cell>
          <table:table-cell office:value-type="float" office:value="0.00792449355746309" calcext:value-type="float">
            <text:p>0,00792449355746309</text:p>
          </table:table-cell>
          <table:table-cell office:value-type="float" office:value="0.00743311108089984" calcext:value-type="float">
            <text:p>0,00743311108089984</text:p>
          </table:table-cell>
          <table:table-cell office:value-type="float" office:value="0.00699905826089283" calcext:value-type="float">
            <text:p>0,00699905826089283</text:p>
          </table:table-cell>
          <table:table-cell office:value-type="float" office:value="0.00661298003979027" calcext:value-type="float">
            <text:p>0,00661298003979027</text:p>
          </table:table-cell>
          <table:table-cell office:value-type="float" office:value="0.00626733410172164" calcext:value-type="float">
            <text:p>0,00626733410172164</text:p>
          </table:table-cell>
          <table:table-cell office:value-type="float" office:value="0.00595602276735008" calcext:value-type="float">
            <text:p>0,00595602276735008</text:p>
          </table:table-cell>
          <table:table-cell office:value-type="float" office:value="0.00567427960534891" calcext:value-type="float">
            <text:p>0,00567427960534891</text:p>
          </table:table-cell>
          <table:table-cell office:value-type="float" office:value="0.00541800097562373" calcext:value-type="float">
            <text:p>0,00541800097562373</text:p>
          </table:table-cell>
          <table:table-cell office:value-type="float" office:value="0.00518396636471152" calcext:value-type="float">
            <text:p>0,00518396636471152</text:p>
          </table:table-cell>
          <table:table-cell office:value-type="float" office:value="0.00496938506451746" calcext:value-type="float">
            <text:p>0,00496938506451746</text:p>
          </table:table-cell>
          <table:table-cell office:value-type="float" office:value="0.00477189718124767" calcext:value-type="float">
            <text:p>0,00477189718124767</text:p>
          </table:table-cell>
          <table:table-cell office:value-type="float" office:value="0.00458953626609097" calcext:value-type="float">
            <text:p>0,00458953626609097</text:p>
          </table:table-cell>
          <table:table-cell office:value-type="float" office:value="0.00442070867090176" calcext:value-type="float">
            <text:p>0,00442070867090176</text:p>
          </table:table-cell>
          <table:table-cell office:value-type="float" office:value="0.00426391807074348" calcext:value-type="float">
            <text:p>0,00426391807074348</text:p>
          </table:table-cell>
          <table:table-cell office:value-type="float" office:value="0.00411788432393223" calcext:value-type="float">
            <text:p>0,00411788432393223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.93924407164256" calcext:value-type="float">
            <text:p>1,93924407164256</text:p>
          </table:table-cell>
          <table:table-cell office:value-type="float" office:value="1.413000613451" calcext:value-type="float">
            <text:p>1,413000613451</text:p>
          </table:table-cell>
          <table:table-cell office:value-type="float" office:value="1.24750573436419" calcext:value-type="float">
            <text:p>1,24750573436419</text:p>
          </table:table-cell>
          <table:table-cell office:value-type="float" office:value="1.13512301445007" calcext:value-type="float">
            <text:p>1,13512301445007</text:p>
          </table:table-cell>
          <table:table-cell office:value-type="float" office:value="1.0365418891112" calcext:value-type="float">
            <text:p>1,0365418891112</text:p>
          </table:table-cell>
          <table:table-cell office:value-type="float" office:value="0.945220142602921" calcext:value-type="float">
            <text:p>0,945220142602921</text:p>
          </table:table-cell>
          <table:table-cell office:value-type="float" office:value="0.859086150924365" calcext:value-type="float">
            <text:p>0,859086150924365</text:p>
          </table:table-cell>
          <table:table-cell office:value-type="float" office:value="0.777499998609225" calcext:value-type="float">
            <text:p>0,777499998609225</text:p>
          </table:table-cell>
          <table:table-cell office:value-type="float" office:value="0.700540582338969" calcext:value-type="float">
            <text:p>0,700540582338969</text:p>
          </table:table-cell>
          <table:table-cell office:value-type="float" office:value="0.628590226173401" calcext:value-type="float">
            <text:p>0,628590226173401</text:p>
          </table:table-cell>
          <table:table-cell office:value-type="float" office:value="0.562054693698883" calcext:value-type="float">
            <text:p>0,562054693698883</text:p>
          </table:table-cell>
          <table:table-cell office:value-type="float" office:value="0.501200060049693" calcext:value-type="float">
            <text:p>0,501200060049693</text:p>
          </table:table-cell>
          <table:table-cell office:value-type="float" office:value="0.446094716588656" calcext:value-type="float">
            <text:p>0,446094716588656</text:p>
          </table:table-cell>
          <table:table-cell office:value-type="float" office:value="0.396624185144901" calcext:value-type="float">
            <text:p>0,396624185144901</text:p>
          </table:table-cell>
          <table:table-cell office:value-type="float" office:value="0.352538836499055" calcext:value-type="float">
            <text:p>0,352538836499055</text:p>
          </table:table-cell>
          <table:table-cell office:value-type="float" office:value="0.313501623769601" calcext:value-type="float">
            <text:p>0,313501623769601</text:p>
          </table:table-cell>
          <table:table-cell office:value-type="float" office:value="0.279123978068431" calcext:value-type="float">
            <text:p>0,279123978068431</text:p>
          </table:table-cell>
          <table:table-cell office:value-type="float" office:value="0.248987769087156" calcext:value-type="float">
            <text:p>0,248987769087156</text:p>
          </table:table-cell>
          <table:table-cell office:value-type="float" office:value="0.222662189354499" calcext:value-type="float">
            <text:p>0,222662189354499</text:p>
          </table:table-cell>
          <table:table-cell office:value-type="float" office:value="0.199719297389189" calcext:value-type="float">
            <text:p>0,199719297389189</text:p>
          </table:table-cell>
          <table:table-cell office:value-type="float" office:value="0.179747005303701" calcext:value-type="float">
            <text:p>0,179747005303701</text:p>
          </table:table-cell>
          <table:table-cell office:value-type="float" office:value="0.162360626583298" calcext:value-type="float">
            <text:p>0,162360626583298</text:p>
          </table:table-cell>
          <table:table-cell office:value-type="float" office:value="0.147209836170077" calcext:value-type="float">
            <text:p>0,147209836170077</text:p>
          </table:table-cell>
          <table:table-cell office:value-type="float" office:value="0.133982956409454" calcext:value-type="float">
            <text:p>0,133982956409454</text:p>
          </table:table-cell>
          <table:table-cell office:value-type="float" office:value="0.122406732290983" calcext:value-type="float">
            <text:p>0,122406732290983</text:p>
          </table:table-cell>
          <table:table-cell office:value-type="float" office:value="0.112245292713245" calcext:value-type="float">
            <text:p>0,112245292713245</text:p>
          </table:table-cell>
          <table:table-cell office:value-type="float" office:value="0.103296335165699" calcext:value-type="float">
            <text:p>0,103296335165699</text:p>
          </table:table-cell>
          <table:table-cell office:value-type="float" office:value="0.095387727022171" calcext:value-type="float">
            <text:p>0,095387727022171</text:p>
          </table:table-cell>
          <table:table-cell office:value-type="float" office:value="0.0883733400454124" calcext:value-type="float">
            <text:p>0,0883733400454124</text:p>
          </table:table-cell>
          <table:table-cell office:value-type="float" office:value="0.0821295014272134" calcext:value-type="float">
            <text:p>0,0821295014272134</text:p>
          </table:table-cell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1.33537888526917" calcext:value-type="float">
            <text:p>1,33537888526917</text:p>
          </table:table-cell>
          <table:table-cell office:value-type="float" office:value="0.494581490755081" calcext:value-type="float">
            <text:p>0,494581490755081</text:p>
          </table:table-cell>
          <table:table-cell office:value-type="float" office:value="0.254704721271992" calcext:value-type="float">
            <text:p>0,254704721271992</text:p>
          </table:table-cell>
          <table:table-cell office:value-type="float" office:value="0.165772914886475" calcext:value-type="float">
            <text:p>0,165772914886475</text:p>
          </table:table-cell>
          <table:table-cell office:value-type="float" office:value="0.121656615287066" calcext:value-type="float">
            <text:p>0,121656615287066</text:p>
          </table:table-cell>
          <table:table-cell office:value-type="float" office:value="0.0956792198121548" calcext:value-type="float">
            <text:p>0,0956792198121548</text:p>
          </table:table-cell>
          <table:table-cell office:value-type="float" office:value="0.0786688178777695" calcext:value-type="float">
            <text:p>0,0786688178777695</text:p>
          </table:table-cell>
          <table:table-cell office:value-type="float" office:value="0.0667062122374773" calcext:value-type="float">
            <text:p>0,0667062122374773</text:p>
          </table:table-cell>
          <table:table-cell office:value-type="float" office:value="0.057852890342474" calcext:value-type="float">
            <text:p>0,057852890342474</text:p>
          </table:table-cell>
          <table:table-cell office:value-type="float" office:value="0.0510454084724188" calcext:value-type="float">
            <text:p>0,0510454084724188</text:p>
          </table:table-cell>
          <table:table-cell office:value-type="float" office:value="0.0456530414521694" calcext:value-type="float">
            <text:p>0,0456530414521694</text:p>
          </table:table-cell>
          <table:table-cell office:value-type="float" office:value="0.041279373690486" calcext:value-type="float">
            <text:p>0,041279373690486</text:p>
          </table:table-cell>
          <table:table-cell office:value-type="float" office:value="0.037662522867322" calcext:value-type="float">
            <text:p>0,037662522867322</text:p>
          </table:table-cell>
          <table:table-cell office:value-type="float" office:value="0.0346229411661625" calcext:value-type="float">
            <text:p>0,0346229411661625</text:p>
          </table:table-cell>
          <table:table-cell office:value-type="float" office:value="0.0320335412397981" calcext:value-type="float">
            <text:p>0,0320335412397981</text:p>
          </table:table-cell>
          <table:table-cell office:value-type="float" office:value="0.0298016872256994" calcext:value-type="float">
            <text:p>0,0298016872256994</text:p>
          </table:table-cell>
          <table:table-cell office:value-type="float" office:value="0.0278588114306331" calcext:value-type="float">
            <text:p>0,0278588114306331</text:p>
          </table:table-cell>
          <table:table-cell office:value-type="float" office:value="0.0261522848159075" calcext:value-type="float">
            <text:p>0,0261522848159075</text:p>
          </table:table-cell>
          <table:table-cell office:value-type="float" office:value="0.0246418761089444" calcext:value-type="float">
            <text:p>0,0246418761089444</text:p>
          </table:table-cell>
          <table:table-cell office:value-type="float" office:value="0.0232956456020474" calcext:value-type="float">
            <text:p>0,0232956456020474</text:p>
          </table:table-cell>
          <table:table-cell office:value-type="float" office:value="0.0220885584130883" calcext:value-type="float">
            <text:p>0,0220885584130883</text:p>
          </table:table-cell>
          <table:table-cell office:value-type="float" office:value="0.020999881438911" calcext:value-type="float">
            <text:p>0,020999881438911</text:p>
          </table:table-cell>
          <table:table-cell office:value-type="float" office:value="0.0200134729966521" calcext:value-type="float">
            <text:p>0,0200134729966521</text:p>
          </table:table-cell>
          <table:table-cell office:value-type="float" office:value="0.0191154312342405" calcext:value-type="float">
            <text:p>0,0191154312342405</text:p>
          </table:table-cell>
          <table:table-cell office:value-type="float" office:value="0.0182944675907493" calcext:value-type="float">
            <text:p>0,0182944675907493</text:p>
          </table:table-cell>
          <table:table-cell office:value-type="float" office:value="0.0175411133095622" calcext:value-type="float">
            <text:p>0,0175411133095622</text:p>
          </table:table-cell>
          <table:table-cell office:value-type="float" office:value="0.0168474917300046" calcext:value-type="float">
            <text:p>0,0168474917300046</text:p>
          </table:table-cell>
          <table:table-cell office:value-type="float" office:value="0.0162065755575895" calcext:value-type="float">
            <text:p>0,0162065755575895</text:p>
          </table:table-cell>
          <table:table-cell office:value-type="float" office:value="0.0156129500828683" calcext:value-type="float">
            <text:p>0,0156129500828683</text:p>
          </table:table-cell>
          <table:table-cell office:value-type="float" office:value="0.015061242505908" calcext:value-type="float">
            <text:p>0,015061242505908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2.52129284540812" calcext:value-type="float">
            <text:p>2,52129284540812</text:p>
          </table:table-cell>
          <table:table-cell office:value-type="float" office:value="1.9268665711085" calcext:value-type="float">
            <text:p>1,9268665711085</text:p>
          </table:table-cell>
          <table:table-cell office:value-type="float" office:value="1.60819220542908" calcext:value-type="float">
            <text:p>1,60819220542908</text:p>
          </table:table-cell>
          <table:table-cell office:value-type="float" office:value="1.41329451402028" calcext:value-type="float">
            <text:p>1,41329451402028</text:p>
          </table:table-cell>
          <table:table-cell office:value-type="float" office:value="1.27681008974711" calcext:value-type="float">
            <text:p>1,27681008974711</text:p>
          </table:table-cell>
          <table:table-cell office:value-type="float" office:value="1.16999824841817" calcext:value-type="float">
            <text:p>1,16999824841817</text:p>
          </table:table-cell>
          <table:table-cell office:value-type="float" office:value="1.07943813006083" calcext:value-type="float">
            <text:p>1,07943813006083</text:p>
          </table:table-cell>
          <table:table-cell office:value-type="float" office:value="0.998560210069021" calcext:value-type="float">
            <text:p>0,998560210069021</text:p>
          </table:table-cell>
          <table:table-cell office:value-type="float" office:value="0.924042423566183" calcext:value-type="float">
            <text:p>0,924042423566183</text:p>
          </table:table-cell>
          <table:table-cell office:value-type="float" office:value="0.854187309741974" calcext:value-type="float">
            <text:p>0,854187309741974</text:p>
          </table:table-cell>
          <table:table-cell office:value-type="float" office:value="0.78815495967865" calcext:value-type="float">
            <text:p>0,78815495967865</text:p>
          </table:table-cell>
          <table:table-cell office:value-type="float" office:value="0.725579937299093" calcext:value-type="float">
            <text:p>0,725579937299093</text:p>
          </table:table-cell>
          <table:table-cell office:value-type="float" office:value="0.666364590326945" calcext:value-type="float">
            <text:p>0,666364590326945</text:p>
          </table:table-cell>
          <table:table-cell office:value-type="float" office:value="0.610555271307627" calcext:value-type="float">
            <text:p>0,610555271307627</text:p>
          </table:table-cell>
          <table:table-cell office:value-type="float" office:value="0.55826203028361" calcext:value-type="float">
            <text:p>0,55826203028361</text:p>
          </table:table-cell>
          <table:table-cell office:value-type="float" office:value="0.509598801533381" calcext:value-type="float">
            <text:p>0,509598801533381</text:p>
          </table:table-cell>
          <table:table-cell office:value-type="float" office:value="0.464644422133764" calcext:value-type="float">
            <text:p>0,464644422133764</text:p>
          </table:table-cell>
          <table:table-cell office:value-type="float" office:value="0.423415124416351" calcext:value-type="float">
            <text:p>0,423415124416351</text:p>
          </table:table-cell>
          <table:table-cell office:value-type="float" office:value="0.385856181383133" calcext:value-type="float">
            <text:p>0,385856181383133</text:p>
          </table:table-cell>
          <table:table-cell office:value-type="float" office:value="0.35184105237325" calcext:value-type="float">
            <text:p>0,35184105237325</text:p>
          </table:table-cell>
          <table:table-cell office:value-type="float" office:value="0.321184565623601" calcext:value-type="float">
            <text:p>0,321184565623601</text:p>
          </table:table-cell>
          <table:table-cell office:value-type="float" office:value="0.293657292922338" calcext:value-type="float">
            <text:p>0,293657292922338</text:p>
          </table:table-cell>
          <table:table-cell office:value-type="float" office:value="0.269004742304484" calcext:value-type="float">
            <text:p>0,269004742304484</text:p>
          </table:table-cell>
          <table:table-cell office:value-type="float" office:value="0.246960331996282" calcext:value-type="float">
            <text:p>0,246960331996282</text:p>
          </table:table-cell>
          <table:table-cell office:value-type="float" office:value="0.227261240283648" calcext:value-type="float">
            <text:p>0,227261240283648</text:p>
          </table:table-cell>
          <table:table-cell office:value-type="float" office:value="0.209655145804087" calcext:value-type="float">
            <text:p>0,209655145804087</text:p>
          </table:table-cell>
          <table:table-cell office:value-type="float" office:value="0.193907211224238" calcext:value-type="float">
            <text:p>0,193907211224238</text:p>
          </table:table-cell>
          <table:table-cell office:value-type="float" office:value="0.179803023735682" calcext:value-type="float">
            <text:p>0,179803023735682</text:p>
          </table:table-cell>
          <table:table-cell office:value-type="float" office:value="0.167149662971497" calcext:value-type="float">
            <text:p>0,167149662971497</text:p>
          </table:table-cell>
          <table:table-cell office:value-type="float" office:value="0.155775095025698" calcext:value-type="float">
            <text:p>0,155775095025698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2.65924688180288" calcext:value-type="float">
            <text:p>2,65924688180288</text:p>
          </table:table-cell>
          <table:table-cell office:value-type="float" office:value="1.92616039514542" calcext:value-type="float">
            <text:p>1,92616039514542</text:p>
          </table:table-cell>
          <table:table-cell office:value-type="float" office:value="1.71240525444349" calcext:value-type="float">
            <text:p>1,71240525444349</text:p>
          </table:table-cell>
          <table:table-cell office:value-type="float" office:value="1.5493922829628" calcext:value-type="float">
            <text:p>1,5493922829628</text:p>
          </table:table-cell>
          <table:table-cell office:value-type="float" office:value="1.41599505146345" calcext:value-type="float">
            <text:p>1,41599505146345</text:p>
          </table:table-cell>
          <table:table-cell office:value-type="float" office:value="1.30341156323751" calcext:value-type="float">
            <text:p>1,30341156323751</text:p>
          </table:table-cell>
          <table:table-cell office:value-type="float" office:value="1.20403511822224" calcext:value-type="float">
            <text:p>1,20403511822224</text:p>
          </table:table-cell>
          <table:table-cell office:value-type="float" office:value="1.11343764762084" calcext:value-type="float">
            <text:p>1,11343764762084</text:p>
          </table:table-cell>
          <table:table-cell office:value-type="float" office:value="1.02921372652054" calcext:value-type="float">
            <text:p>1,02921372652054</text:p>
          </table:table-cell>
          <table:table-cell office:value-type="float" office:value="0.950039222836494" calcext:value-type="float">
            <text:p>0,950039222836494</text:p>
          </table:table-cell>
          <table:table-cell office:value-type="float" office:value="0.875166808565458" calcext:value-type="float">
            <text:p>0,875166808565458</text:p>
          </table:table-cell>
          <table:table-cell office:value-type="float" office:value="0.804172649979591" calcext:value-type="float">
            <text:p>0,804172649979591</text:p>
          </table:table-cell>
          <table:table-cell office:value-type="float" office:value="0.736828538278739" calcext:value-type="float">
            <text:p>0,736828538278739</text:p>
          </table:table-cell>
          <table:table-cell office:value-type="float" office:value="0.673037183781465" calcext:value-type="float">
            <text:p>0,673037183781465</text:p>
          </table:table-cell>
          <table:table-cell office:value-type="float" office:value="0.612799820800622" calcext:value-type="float">
            <text:p>0,612799820800622</text:p>
          </table:table-cell>
          <table:table-cell office:value-type="float" office:value="0.556186641256015" calcext:value-type="float">
            <text:p>0,556186641256015</text:p>
          </table:table-cell>
          <table:table-cell office:value-type="float" office:value="0.503308663765589" calcext:value-type="float">
            <text:p>0,503308663765589</text:p>
          </table:table-cell>
          <table:table-cell office:value-type="float" office:value="0.454285816599925" calcext:value-type="float">
            <text:p>0,454285816599925</text:p>
          </table:table-cell>
          <table:table-cell office:value-type="float" office:value="0.409213261057933" calcext:value-type="float">
            <text:p>0,409213261057933</text:p>
          </table:table-cell>
          <table:table-cell office:value-type="float" office:value="0.368130061775446" calcext:value-type="float">
            <text:p>0,368130061775446</text:p>
          </table:table-cell>
          <table:table-cell office:value-type="float" office:value="0.331001148869594" calcext:value-type="float">
            <text:p>0,331001148869594</text:p>
          </table:table-cell>
          <table:table-cell office:value-type="float" office:value="0.297708203395208" calcext:value-type="float">
            <text:p>0,297708203395208</text:p>
          </table:table-cell>
          <table:table-cell office:value-type="float" office:value="0.268056457241376" calcext:value-type="float">
            <text:p>0,268056457241376</text:p>
          </table:table-cell>
          <table:table-cell office:value-type="float" office:value="0.241790185372035" calcext:value-type="float">
            <text:p>0,241790185372035</text:p>
          </table:table-cell>
          <table:table-cell office:value-type="float" office:value="0.218613884722193" calcext:value-type="float">
            <text:p>0,218613884722193</text:p>
          </table:table-cell>
          <table:table-cell office:value-type="float" office:value="0.198214222987493" calcext:value-type="float">
            <text:p>0,198214222987493</text:p>
          </table:table-cell>
          <table:table-cell office:value-type="float" office:value="0.180277710780501" calcext:value-type="float">
            <text:p>0,180277710780501</text:p>
          </table:table-cell>
          <table:table-cell office:value-type="float" office:value="0.164505792160829" calcext:value-type="float">
            <text:p>0,164505792160829</text:p>
          </table:table-cell>
          <table:table-cell office:value-type="float" office:value="0.150622688233852" calcext:value-type="float">
            <text:p>0,150622688233852</text:p>
          </table:table-cell>
          <table:table-cell office:value-type="float" office:value="0.138380128269394" calcext:value-type="float">
            <text:p>0,138380128269394</text:p>
          </table:table-cell>
        </table:table-row>
        <table:table-row table:style-name="ro1">
          <table:table-cell office:value-type="string" calcext:value-type="string">
            <text:p>Brussels</text:p>
          </table:table-cell>
          <table:table-cell office:value-type="float" office:value="2.36844453215599" calcext:value-type="float">
            <text:p>2,36844453215599</text:p>
          </table:table-cell>
          <table:table-cell office:value-type="float" office:value="2.08725062012672" calcext:value-type="float">
            <text:p>2,08725062012672</text:p>
          </table:table-cell>
          <table:table-cell office:value-type="float" office:value="1.9045462757349" calcext:value-type="float">
            <text:p>1,9045462757349</text:p>
          </table:table-cell>
          <table:table-cell office:value-type="float" office:value="1.75769869238138" calcext:value-type="float">
            <text:p>1,75769869238138</text:p>
          </table:table-cell>
          <table:table-cell office:value-type="float" office:value="1.63173802942038" calcext:value-type="float">
            <text:p>1,63173802942038</text:p>
          </table:table-cell>
          <table:table-cell office:value-type="float" office:value="1.5180030092597" calcext:value-type="float">
            <text:p>1,5180030092597</text:p>
          </table:table-cell>
          <table:table-cell office:value-type="float" office:value="1.41249815374613" calcext:value-type="float">
            <text:p>1,41249815374613</text:p>
          </table:table-cell>
          <table:table-cell office:value-type="float" office:value="1.31338650733233" calcext:value-type="float">
            <text:p>1,31338650733233</text:p>
          </table:table-cell>
          <table:table-cell office:value-type="float" office:value="1.21975852549076" calcext:value-type="float">
            <text:p>1,21975852549076</text:p>
          </table:table-cell>
          <table:table-cell office:value-type="float" office:value="1.13105761632323" calcext:value-type="float">
            <text:p>1,13105761632323</text:p>
          </table:table-cell>
          <table:table-cell office:value-type="float" office:value="1.04682530090213" calcext:value-type="float">
            <text:p>1,04682530090213</text:p>
          </table:table-cell>
          <table:table-cell office:value-type="float" office:value="0.966624684631825" calcext:value-type="float">
            <text:p>0,966624684631825</text:p>
          </table:table-cell>
          <table:table-cell office:value-type="float" office:value="0.890055999159813" calcext:value-type="float">
            <text:p>0,890055999159813</text:p>
          </table:table-cell>
          <table:table-cell office:value-type="float" office:value="0.816806200891733" calcext:value-type="float">
            <text:p>0,816806200891733</text:p>
          </table:table-cell>
          <table:table-cell office:value-type="float" office:value="0.746694663539529" calcext:value-type="float">
            <text:p>0,746694663539529</text:p>
          </table:table-cell>
          <table:table-cell office:value-type="float" office:value="0.679694971069694" calcext:value-type="float">
            <text:p>0,679694971069694</text:p>
          </table:table-cell>
          <table:table-cell office:value-type="float" office:value="0.615929942578077" calcext:value-type="float">
            <text:p>0,615929942578077</text:p>
          </table:table-cell>
          <table:table-cell office:value-type="float" office:value="0.555639887228608" calcext:value-type="float">
            <text:p>0,555639887228608</text:p>
          </table:table-cell>
          <table:table-cell office:value-type="float" office:value="0.499134555459023" calcext:value-type="float">
            <text:p>0,499134555459023</text:p>
          </table:table-cell>
          <table:table-cell office:value-type="float" office:value="0.446729196235538" calcext:value-type="float">
            <text:p>0,446729196235538</text:p>
          </table:table-cell>
          <table:table-cell office:value-type="float" office:value="0.398683315142989" calcext:value-type="float">
            <text:p>0,398683315142989</text:p>
          </table:table-cell>
          <table:table-cell office:value-type="float" office:value="0.355150880292058" calcext:value-type="float">
            <text:p>0,355150880292058</text:p>
          </table:table-cell>
          <table:table-cell office:value-type="float" office:value="0.316150456666946" calcext:value-type="float">
            <text:p>0,316150456666946</text:p>
          </table:table-cell>
          <table:table-cell office:value-type="float" office:value="0.281561383977532" calcext:value-type="float">
            <text:p>0,281561383977532</text:p>
          </table:table-cell>
          <table:table-cell office:value-type="float" office:value="0.251140770502389" calcext:value-type="float">
            <text:p>0,251140770502389</text:p>
          </table:table-cell>
          <table:table-cell office:value-type="float" office:value="0.224555024877191" calcext:value-type="float">
            <text:p>0,224555024877191</text:p>
          </table:table-cell>
          <table:table-cell office:value-type="float" office:value="0.201418737880886" calcext:value-type="float">
            <text:p>0,201418737880886</text:p>
          </table:table-cell>
          <table:table-cell office:value-type="float" office:value="0.181328682228923" calcext:value-type="float">
            <text:p>0,181328682228923</text:p>
          </table:table-cell>
          <table:table-cell office:value-type="float" office:value="0.163891781121492" calcext:value-type="float">
            <text:p>0,163891781121492</text:p>
          </table:table-cell>
          <table:table-cell office:value-type="float" office:value="0.148742531426251" calcext:value-type="float">
            <text:p>0,148742531426251</text:p>
          </table:table-cell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2.50749361515045" calcext:value-type="float">
            <text:p>2,50749361515045</text:p>
          </table:table-cell>
          <table:table-cell office:value-type="float" office:value="1.76247529685497" calcext:value-type="float">
            <text:p>1,76247529685497</text:p>
          </table:table-cell>
          <table:table-cell office:value-type="float" office:value="1.53473314642906" calcext:value-type="float">
            <text:p>1,53473314642906</text:p>
          </table:table-cell>
          <table:table-cell office:value-type="float" office:value="1.3895979821682" calcext:value-type="float">
            <text:p>1,3895979821682</text:p>
          </table:table-cell>
          <table:table-cell office:value-type="float" office:value="1.27345563471317" calcext:value-type="float">
            <text:p>1,27345563471317</text:p>
          </table:table-cell>
          <table:table-cell office:value-type="float" office:value="1.17154810577631" calcext:value-type="float">
            <text:p>1,17154810577631</text:p>
          </table:table-cell>
          <table:table-cell office:value-type="float" office:value="1.0782263353467" calcext:value-type="float">
            <text:p>1,0782263353467</text:p>
          </table:table-cell>
          <table:table-cell office:value-type="float" office:value="0.991368159651756" calcext:value-type="float">
            <text:p>0,991368159651756</text:p>
          </table:table-cell>
          <table:table-cell office:value-type="float" office:value="0.910060543566942" calcext:value-type="float">
            <text:p>0,910060543566942</text:p>
          </table:table-cell>
          <table:table-cell office:value-type="float" office:value="0.833725992590189" calcext:value-type="float">
            <text:p>0,833725992590189</text:p>
          </table:table-cell>
          <table:table-cell office:value-type="float" office:value="0.761875566095114" calcext:value-type="float">
            <text:p>0,761875566095114</text:p>
          </table:table-cell>
          <table:table-cell office:value-type="float" office:value="0.694090878590941" calcext:value-type="float">
            <text:p>0,694090878590941</text:p>
          </table:table-cell>
          <table:table-cell office:value-type="float" office:value="0.630066024139524" calcext:value-type="float">
            <text:p>0,630066024139524</text:p>
          </table:table-cell>
          <table:table-cell office:value-type="float" office:value="0.569640908390284" calcext:value-type="float">
            <text:p>0,569640908390284</text:p>
          </table:table-cell>
          <table:table-cell office:value-type="float" office:value="0.512802682816982" calcext:value-type="float">
            <text:p>0,512802682816982</text:p>
          </table:table-cell>
          <table:table-cell office:value-type="float" office:value="0.459661678411067" calcext:value-type="float">
            <text:p>0,459661678411067</text:p>
          </table:table-cell>
          <table:table-cell office:value-type="float" office:value="0.410402892157435" calcext:value-type="float">
            <text:p>0,410402892157435</text:p>
          </table:table-cell>
          <table:table-cell office:value-type="float" office:value="0.365226729772985" calcext:value-type="float">
            <text:p>0,365226729772985</text:p>
          </table:table-cell>
          <table:table-cell office:value-type="float" office:value="0.324284570291638" calcext:value-type="float">
            <text:p>0,324284570291638</text:p>
          </table:table-cell>
          <table:table-cell office:value-type="float" office:value="0.287627024576068" calcext:value-type="float">
            <text:p>0,287627024576068</text:p>
          </table:table-cell>
          <table:table-cell office:value-type="float" office:value="0.255175745114684" calcext:value-type="float">
            <text:p>0,255175745114684</text:p>
          </table:table-cell>
          <table:table-cell office:value-type="float" office:value="0.226723120547831" calcext:value-type="float">
            <text:p>0,226723120547831</text:p>
          </table:table-cell>
          <table:table-cell office:value-type="float" office:value="0.20195930544287" calcext:value-type="float">
            <text:p>0,20195930544287</text:p>
          </table:table-cell>
          <table:table-cell office:value-type="float" office:value="0.180510762613267" calcext:value-type="float">
            <text:p>0,180510762613267</text:p>
          </table:table-cell>
          <table:table-cell office:value-type="float" office:value="0.161980012431741" calcext:value-type="float">
            <text:p>0,161980012431741</text:p>
          </table:table-cell>
          <table:table-cell office:value-type="float" office:value="0.145977203734219" calcext:value-type="float">
            <text:p>0,145977203734219</text:p>
          </table:table-cell>
          <table:table-cell office:value-type="float" office:value="0.132141089066863" calcext:value-type="float">
            <text:p>0,132141089066863</text:p>
          </table:table-cell>
          <table:table-cell office:value-type="float" office:value="0.120149552356452" calcext:value-type="float">
            <text:p>0,120149552356452</text:p>
          </table:table-cell>
          <table:table-cell office:value-type="float" office:value="0.109722592169419" calcext:value-type="float">
            <text:p>0,109722592169419</text:p>
          </table:table-cell>
          <table:table-cell office:value-type="float" office:value="0.100621481891721" calcext:value-type="float">
            <text:p>0,100621481891721</text:p>
          </table:table-cell>
        </table:table-row>
        <table:table-row table:style-name="ro1">
          <table:table-cell office:value-type="string" calcext:value-type="string">
            <text:p>Hamburg</text:p>
          </table:table-cell>
          <table:table-cell office:value-type="float" office:value="2.57896253466606" calcext:value-type="float">
            <text:p>2,57896253466606</text:p>
          </table:table-cell>
          <table:table-cell office:value-type="float" office:value="1.96674777567387" calcext:value-type="float">
            <text:p>1,96674777567387</text:p>
          </table:table-cell>
          <table:table-cell office:value-type="float" office:value="1.71886570751667" calcext:value-type="float">
            <text:p>1,71886570751667</text:p>
          </table:table-cell>
          <table:table-cell office:value-type="float" office:value="1.54401011019945" calcext:value-type="float">
            <text:p>1,54401011019945</text:p>
          </table:table-cell>
          <table:table-cell office:value-type="float" office:value="1.39559160917997" calcext:value-type="float">
            <text:p>1,39559160917997</text:p>
          </table:table-cell>
          <table:table-cell office:value-type="float" office:value="1.26201432943344" calcext:value-type="float">
            <text:p>1,26201432943344</text:p>
          </table:table-cell>
          <table:table-cell office:value-type="float" office:value="1.13937968760729" calcext:value-type="float">
            <text:p>1,13937968760729</text:p>
          </table:table-cell>
          <table:table-cell office:value-type="float" office:value="1.02645818516612" calcext:value-type="float">
            <text:p>1,02645818516612</text:p>
          </table:table-cell>
          <table:table-cell office:value-type="float" office:value="0.922817852348089" calcext:value-type="float">
            <text:p>0,922817852348089</text:p>
          </table:table-cell>
          <table:table-cell office:value-type="float" office:value="0.828104360029101" calcext:value-type="float">
            <text:p>0,828104360029101</text:p>
          </table:table-cell>
          <table:table-cell office:value-type="float" office:value="0.741857830435038" calcext:value-type="float">
            <text:p>0,741857830435038</text:p>
          </table:table-cell>
          <table:table-cell office:value-type="float" office:value="0.663534564897418" calcext:value-type="float">
            <text:p>0,663534564897418</text:p>
          </table:table-cell>
          <table:table-cell office:value-type="float" office:value="0.59256649017334" calcext:value-type="float">
            <text:p>0,59256649017334</text:p>
          </table:table-cell>
          <table:table-cell office:value-type="float" office:value="0.528403475880623" calcext:value-type="float">
            <text:p>0,528403475880623</text:p>
          </table:table-cell>
          <table:table-cell office:value-type="float" office:value="0.470538613386452" calcext:value-type="float">
            <text:p>0,470538613386452</text:p>
          </table:table-cell>
          <table:table-cell office:value-type="float" office:value="0.41851613111794" calcext:value-type="float">
            <text:p>0,41851613111794</text:p>
          </table:table-cell>
          <table:table-cell office:value-type="float" office:value="0.37193082459271" calcext:value-type="float">
            <text:p>0,37193082459271</text:p>
          </table:table-cell>
          <table:table-cell office:value-type="float" office:value="0.330411422997713" calcext:value-type="float">
            <text:p>0,330411422997713</text:p>
          </table:table-cell>
          <table:table-cell office:value-type="float" office:value="0.293603783473372" calcext:value-type="float">
            <text:p>0,293603783473372</text:p>
          </table:table-cell>
          <table:table-cell office:value-type="float" office:value="0.261151969432831" calcext:value-type="float">
            <text:p>0,261151969432831</text:p>
          </table:table-cell>
          <table:table-cell office:value-type="float" office:value="0.232688942924142" calcext:value-type="float">
            <text:p>0,232688942924142</text:p>
          </table:table-cell>
          <table:table-cell office:value-type="float" office:value="0.207833185326308" calcext:value-type="float">
            <text:p>0,207833185326308</text:p>
          </table:table-cell>
          <table:table-cell office:value-type="float" office:value="0.186197799630463" calcext:value-type="float">
            <text:p>0,186197799630463</text:p>
          </table:table-cell>
          <table:table-cell office:value-type="float" office:value="0.167401201557368" calcext:value-type="float">
            <text:p>0,167401201557368</text:p>
          </table:table-cell>
          <table:table-cell office:value-type="float" office:value="0.151079759001732" calcext:value-type="float">
            <text:p>0,151079759001732</text:p>
          </table:table-cell>
          <table:table-cell office:value-type="float" office:value="0.136897807009518" calcext:value-type="float">
            <text:p>0,136897807009518</text:p>
          </table:table-cell>
          <table:table-cell office:value-type="float" office:value="0.12455368693918" calcext:value-type="float">
            <text:p>0,12455368693918</text:p>
          </table:table-cell>
          <table:table-cell office:value-type="float" office:value="0.113782072905451" calcext:value-type="float">
            <text:p>0,113782072905451</text:p>
          </table:table-cell>
          <table:table-cell office:value-type="float" office:value="0.104353275150061" calcext:value-type="float">
            <text:p>0,104353275150061</text:p>
          </table:table-cell>
          <table:table-cell office:value-type="float" office:value="0.0960706952027977" calcext:value-type="float">
            <text:p>0,0960706952027977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2.16210663318634" calcext:value-type="float">
            <text:p>2,16210663318634</text:p>
          </table:table-cell>
          <table:table-cell office:value-type="float" office:value="1.82594001293182" calcext:value-type="float">
            <text:p>1,82594001293182</text:p>
          </table:table-cell>
          <table:table-cell office:value-type="float" office:value="1.63643709818522" calcext:value-type="float">
            <text:p>1,63643709818522</text:p>
          </table:table-cell>
          <table:table-cell office:value-type="float" office:value="1.51267031828562" calcext:value-type="float">
            <text:p>1,51267031828562</text:p>
          </table:table-cell>
          <table:table-cell office:value-type="float" office:value="1.41783392429352" calcext:value-type="float">
            <text:p>1,41783392429352</text:p>
          </table:table-cell>
          <table:table-cell office:value-type="float" office:value="1.33695038159688" calcext:value-type="float">
            <text:p>1,33695038159688</text:p>
          </table:table-cell>
          <table:table-cell office:value-type="float" office:value="1.263716340065" calcext:value-type="float">
            <text:p>1,263716340065</text:p>
          </table:table-cell>
          <table:table-cell office:value-type="float" office:value="1.19508806864421" calcext:value-type="float">
            <text:p>1,19508806864421</text:p>
          </table:table-cell>
          <table:table-cell office:value-type="float" office:value="1.12940800189972" calcext:value-type="float">
            <text:p>1,12940800189972</text:p>
          </table:table-cell>
          <table:table-cell office:value-type="float" office:value="1.06571837266286" calcext:value-type="float">
            <text:p>1,06571837266286</text:p>
          </table:table-cell>
          <table:table-cell office:value-type="float" office:value="1.00346847375234" calcext:value-type="float">
            <text:p>1,00346847375234</text:p>
          </table:table-cell>
          <table:table-cell office:value-type="float" office:value="0.942375202973684" calcext:value-type="float">
            <text:p>0,942375202973684</text:p>
          </table:table-cell>
          <table:table-cell office:value-type="float" office:value="0.882349967956543" calcext:value-type="float">
            <text:p>0,882349967956543</text:p>
          </table:table-cell>
          <table:table-cell office:value-type="float" office:value="0.823454797267914" calcext:value-type="float">
            <text:p>0,823454797267914</text:p>
          </table:table-cell>
          <table:table-cell office:value-type="float" office:value="0.765868306159973" calcext:value-type="float">
            <text:p>0,765868306159973</text:p>
          </table:table-cell>
          <table:table-cell office:value-type="float" office:value="0.709858894348145" calcext:value-type="float">
            <text:p>0,709858894348145</text:p>
          </table:table-cell>
          <table:table-cell office:value-type="float" office:value="0.655753791332245" calcext:value-type="float">
            <text:p>0,655753791332245</text:p>
          </table:table-cell>
          <table:table-cell office:value-type="float" office:value="0.603904068470001" calcext:value-type="float">
            <text:p>0,603904068470001</text:p>
          </table:table-cell>
          <table:table-cell office:value-type="float" office:value="0.554652710755666" calcext:value-type="float">
            <text:p>0,554652710755666</text:p>
          </table:table-cell>
          <table:table-cell office:value-type="float" office:value="0.508297244707743" calcext:value-type="float">
            <text:p>0,508297244707743</text:p>
          </table:table-cell>
          <table:table-cell office:value-type="float" office:value="0.465066512425741" calcext:value-type="float">
            <text:p>0,465066512425741</text:p>
          </table:table-cell>
          <table:table-cell office:value-type="float" office:value="0.42509999871254" calcext:value-type="float">
            <text:p>0,42509999871254</text:p>
          </table:table-cell>
          <table:table-cell office:value-type="float" office:value="0.388442993164063" calcext:value-type="float">
            <text:p>0,388442993164063</text:p>
          </table:table-cell>
          <table:table-cell office:value-type="float" office:value="0.355051696300507" calcext:value-type="float">
            <text:p>0,355051696300507</text:p>
          </table:table-cell>
          <table:table-cell office:value-type="float" office:value="0.324806898832321" calcext:value-type="float">
            <text:p>0,324806898832321</text:p>
          </table:table-cell>
          <table:table-cell office:value-type="float" office:value="0.297531882921855" calcext:value-type="float">
            <text:p>0,297531882921855</text:p>
          </table:table-cell>
          <table:table-cell office:value-type="float" office:value="0.273012787103653" calcext:value-type="float">
            <text:p>0,273012787103653</text:p>
          </table:table-cell>
          <table:table-cell office:value-type="float" office:value="0.251015643278758" calcext:value-type="float">
            <text:p>0,251015643278758</text:p>
          </table:table-cell>
          <table:table-cell office:value-type="float" office:value="0.231301506360372" calcext:value-type="float">
            <text:p>0,231301506360372</text:p>
          </table:table-cell>
          <table:table-cell office:value-type="float" office:value="0.2136366913716" calcext:value-type="float">
            <text:p>0,2136366913716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 office:value-type="float" office:value="1.31608422597249" calcext:value-type="float">
            <text:p>1,31608422597249</text:p>
          </table:table-cell>
          <table:table-cell office:value-type="float" office:value="0.321069603164991" calcext:value-type="float">
            <text:p>0,321069603164991</text:p>
          </table:table-cell>
          <table:table-cell office:value-type="float" office:value="0.153350904583931" calcext:value-type="float">
            <text:p>0,153350904583931</text:p>
          </table:table-cell>
          <table:table-cell office:value-type="float" office:value="0.0989559317628543" calcext:value-type="float">
            <text:p>0,0989559317628543</text:p>
          </table:table-cell>
          <table:table-cell office:value-type="float" office:value="0.0726590106884639" calcext:value-type="float">
            <text:p>0,0726590106884639</text:p>
          </table:table-cell>
          <table:table-cell office:value-type="float" office:value="0.0572643528381983" calcext:value-type="float">
            <text:p>0,0572643528381983</text:p>
          </table:table-cell>
          <table:table-cell office:value-type="float" office:value="0.0471905519564947" calcext:value-type="float">
            <text:p>0,0471905519564947</text:p>
          </table:table-cell>
          <table:table-cell office:value-type="float" office:value="0.040099793424209" calcext:value-type="float">
            <text:p>0,040099793424209</text:p>
          </table:table-cell>
          <table:table-cell office:value-type="float" office:value="0.0348449187974135" calcext:value-type="float">
            <text:p>0,0348449187974135</text:p>
          </table:table-cell>
          <table:table-cell office:value-type="float" office:value="0.0307985035081704" calcext:value-type="float">
            <text:p>0,0307985035081704</text:p>
          </table:table-cell>
          <table:table-cell office:value-type="float" office:value="0.0275888436784347" calcext:value-type="float">
            <text:p>0,0275888436784347</text:p>
          </table:table-cell>
          <table:table-cell office:value-type="float" office:value="0.0249820873141289" calcext:value-type="float">
            <text:p>0,0249820873141289</text:p>
          </table:table-cell>
          <table:table-cell office:value-type="float" office:value="0.0228238248576721" calcext:value-type="float">
            <text:p>0,0228238248576721</text:p>
          </table:table-cell>
          <table:table-cell office:value-type="float" office:value="0.0210080910474062" calcext:value-type="float">
            <text:p>0,0210080910474062</text:p>
          </table:table-cell>
          <table:table-cell office:value-type="float" office:value="0.0194597275306781" calcext:value-type="float">
            <text:p>0,0194597275306781</text:p>
          </table:table-cell>
          <table:table-cell office:value-type="float" office:value="0.0181240321447452" calcext:value-type="float">
            <text:p>0,0181240321447452</text:p>
          </table:table-cell>
          <table:table-cell office:value-type="float" office:value="0.0169602185487747" calcext:value-type="float">
            <text:p>0,0169602185487747</text:p>
          </table:table-cell>
          <table:table-cell office:value-type="float" office:value="0.0159372131650647" calcext:value-type="float">
            <text:p>0,0159372131650647</text:p>
          </table:table-cell>
          <table:table-cell office:value-type="float" office:value="0.0150310645500819" calcext:value-type="float">
            <text:p>0,0150310645500819</text:p>
          </table:table-cell>
          <table:table-cell office:value-type="float" office:value="0.0142229755098621" calcext:value-type="float">
            <text:p>0,0142229755098621</text:p>
          </table:table-cell>
          <table:table-cell office:value-type="float" office:value="0.0134978961820404" calcext:value-type="float">
            <text:p>0,0134978961820404</text:p>
          </table:table-cell>
          <table:table-cell office:value-type="float" office:value="0.0128437286863724" calcext:value-type="float">
            <text:p>0,0128437286863724</text:p>
          </table:table-cell>
          <table:table-cell office:value-type="float" office:value="0.0122504864508907" calcext:value-type="float">
            <text:p>0,0122504864508907</text:p>
          </table:table-cell>
          <table:table-cell office:value-type="float" office:value="0.011710187420249" calcext:value-type="float">
            <text:p>0,011710187420249</text:p>
          </table:table-cell>
          <table:table-cell office:value-type="float" office:value="0.0112160022060076" calcext:value-type="float">
            <text:p>0,0112160022060076</text:p>
          </table:table-cell>
          <table:table-cell office:value-type="float" office:value="0.0107623391474287" calcext:value-type="float">
            <text:p>0,0107623391474287</text:p>
          </table:table-cell>
          <table:table-cell office:value-type="float" office:value="0.0103444152822097" calcext:value-type="float">
            <text:p>0,0103444152822097</text:p>
          </table:table-cell>
          <table:table-cell office:value-type="float" office:value="0.00995818494508664" calcext:value-type="float">
            <text:p>0,00995818494508664</text:p>
          </table:table-cell>
          <table:table-cell office:value-type="float" office:value="0.00960006347546975" calcext:value-type="float">
            <text:p>0,00960006347546975</text:p>
          </table:table-cell>
          <table:table-cell office:value-type="float" office:value="0.00926732613394658" calcext:value-type="float">
            <text:p>0,00926732613394658</text:p>
          </table:table-cell>
        </table:table-row>
        <table:table-row table:style-name="ro1">
          <table:table-cell office:value-type="string" calcext:value-type="string">
            <text:p>Rome</text:p>
          </table:table-cell>
          <table:table-cell office:value-type="float" office:value="2.63212299346924" calcext:value-type="float">
            <text:p>2,63212299346924</text:p>
          </table:table-cell>
          <table:table-cell office:value-type="float" office:value="2.07345452308655" calcext:value-type="float">
            <text:p>2,07345452308655</text:p>
          </table:table-cell>
          <table:table-cell office:value-type="float" office:value="1.85357325077057" calcext:value-type="float">
            <text:p>1,85357325077057</text:p>
          </table:table-cell>
          <table:table-cell office:value-type="float" office:value="1.71481108665466" calcext:value-type="float">
            <text:p>1,71481108665466</text:p>
          </table:table-cell>
          <table:table-cell office:value-type="float" office:value="1.60731678009033" calcext:value-type="float">
            <text:p>1,60731678009033</text:p>
          </table:table-cell>
          <table:table-cell office:value-type="float" office:value="1.51499762535095" calcext:value-type="float">
            <text:p>1,51499762535095</text:p>
          </table:table-cell>
          <table:table-cell office:value-type="float" office:value="1.43083579540253" calcext:value-type="float">
            <text:p>1,43083579540253</text:p>
          </table:table-cell>
          <table:table-cell office:value-type="float" office:value="1.35132068395615" calcext:value-type="float">
            <text:p>1,35132068395615</text:p>
          </table:table-cell>
          <table:table-cell office:value-type="float" office:value="1.27449100017548" calcext:value-type="float">
            <text:p>1,27449100017548</text:p>
          </table:table-cell>
          <table:table-cell office:value-type="float" office:value="1.19918633699417" calcext:value-type="float">
            <text:p>1,19918633699417</text:p>
          </table:table-cell>
          <table:table-cell office:value-type="float" office:value="1.12472995519638" calcext:value-type="float">
            <text:p>1,12472995519638</text:p>
          </table:table-cell>
          <table:table-cell office:value-type="float" office:value="1.05079143047333" calcext:value-type="float">
            <text:p>1,05079143047333</text:p>
          </table:table-cell>
          <table:table-cell office:value-type="float" office:value="0.977314591407776" calcext:value-type="float">
            <text:p>0,977314591407776</text:p>
          </table:table-cell>
          <table:table-cell office:value-type="float" office:value="0.904480338096619" calcext:value-type="float">
            <text:p>0,904480338096619</text:p>
          </table:table-cell>
          <table:table-cell office:value-type="float" office:value="0.83267360329628" calcext:value-type="float">
            <text:p>0,83267360329628</text:p>
          </table:table-cell>
          <table:table-cell office:value-type="float" office:value="0.762447386980057" calcext:value-type="float">
            <text:p>0,762447386980057</text:p>
          </table:table-cell>
          <table:table-cell office:value-type="float" office:value="0.694472056627274" calcext:value-type="float">
            <text:p>0,694472056627274</text:p>
          </table:table-cell>
          <table:table-cell office:value-type="float" office:value="0.629468721151352" calcext:value-type="float">
            <text:p>0,629468721151352</text:p>
          </table:table-cell>
          <table:table-cell office:value-type="float" office:value="0.568132704496384" calcext:value-type="float">
            <text:p>0,568132704496384</text:p>
          </table:table-cell>
          <table:table-cell office:value-type="float" office:value="0.511054539680481" calcext:value-type="float">
            <text:p>0,511054539680481</text:p>
          </table:table-cell>
          <table:table-cell office:value-type="float" office:value="0.458656203746796" calcext:value-type="float">
            <text:p>0,458656203746796</text:p>
          </table:table-cell>
          <table:table-cell office:value-type="float" office:value="0.411156889796257" calcext:value-type="float">
            <text:p>0,411156889796257</text:p>
          </table:table-cell>
          <table:table-cell office:value-type="float" office:value="0.368569311499596" calcext:value-type="float">
            <text:p>0,368569311499596</text:p>
          </table:table-cell>
          <table:table-cell office:value-type="float" office:value="0.330726110935211" calcext:value-type="float">
            <text:p>0,330726110935211</text:p>
          </table:table-cell>
          <table:table-cell office:value-type="float" office:value="0.297325184941292" calcext:value-type="float">
            <text:p>0,297325184941292</text:p>
          </table:table-cell>
          <table:table-cell office:value-type="float" office:value="0.267980763316155" calcext:value-type="float">
            <text:p>0,267980763316155</text:p>
          </table:table-cell>
          <table:table-cell office:value-type="float" office:value="0.242268314957619" calcext:value-type="float">
            <text:p>0,242268314957619</text:p>
          </table:table-cell>
          <table:table-cell office:value-type="float" office:value="0.219760689139366" calcext:value-type="float">
            <text:p>0,219760689139366</text:p>
          </table:table-cell>
          <table:table-cell office:value-type="float" office:value="0.20005105137825" calcext:value-type="float">
            <text:p>0,20005105137825</text:p>
          </table:table-cell>
          <table:table-cell office:value-type="float" office:value="0.182767103612423" calcext:value-type="float">
            <text:p>0,182767103612423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.52682793140411" calcext:value-type="float">
            <text:p>1,52682793140411</text:p>
          </table:table-cell>
          <table:table-cell office:value-type="float" office:value="1.32141143083572" calcext:value-type="float">
            <text:p>1,32141143083572</text:p>
          </table:table-cell>
          <table:table-cell office:value-type="float" office:value="1.19418305158615" calcext:value-type="float">
            <text:p>1,19418305158615</text:p>
          </table:table-cell>
          <table:table-cell office:value-type="float" office:value="1.09684348106384" calcext:value-type="float">
            <text:p>1,09684348106384</text:p>
          </table:table-cell>
          <table:table-cell office:value-type="float" office:value="1.01462268829346" calcext:value-type="float">
            <text:p>1,01462268829346</text:p>
          </table:table-cell>
          <table:table-cell office:value-type="float" office:value="0.941914498806" calcext:value-type="float">
            <text:p>0,941914498806</text:p>
          </table:table-cell>
          <table:table-cell office:value-type="float" office:value="0.875964522361755" calcext:value-type="float">
            <text:p>0,875964522361755</text:p>
          </table:table-cell>
          <table:table-cell office:value-type="float" office:value="0.815162867307663" calcext:value-type="float">
            <text:p>0,815162867307663</text:p>
          </table:table-cell>
          <table:table-cell office:value-type="float" office:value="0.758506089448929" calcext:value-type="float">
            <text:p>0,758506089448929</text:p>
          </table:table-cell>
          <table:table-cell office:value-type="float" office:value="0.705365926027298" calcext:value-type="float">
            <text:p>0,705365926027298</text:p>
          </table:table-cell>
          <table:table-cell office:value-type="float" office:value="0.655359119176865" calcext:value-type="float">
            <text:p>0,655359119176865</text:p>
          </table:table-cell>
          <table:table-cell office:value-type="float" office:value="0.608264148235321" calcext:value-type="float">
            <text:p>0,608264148235321</text:p>
          </table:table-cell>
          <table:table-cell office:value-type="float" office:value="0.563962459564209" calcext:value-type="float">
            <text:p>0,563962459564209</text:p>
          </table:table-cell>
          <table:table-cell office:value-type="float" office:value="0.522392332553864" calcext:value-type="float">
            <text:p>0,522392332553864</text:p>
          </table:table-cell>
          <table:table-cell office:value-type="float" office:value="0.483519524335861" calcext:value-type="float">
            <text:p>0,483519524335861</text:p>
          </table:table-cell>
          <table:table-cell office:value-type="float" office:value="0.447310000658035" calcext:value-type="float">
            <text:p>0,447310000658035</text:p>
          </table:table-cell>
          <table:table-cell office:value-type="float" office:value="0.413717940449715" calcext:value-type="float">
            <text:p>0,413717940449715</text:p>
          </table:table-cell>
          <table:table-cell office:value-type="float" office:value="0.382677108049393" calcext:value-type="float">
            <text:p>0,382677108049393</text:p>
          </table:table-cell>
          <table:table-cell office:value-type="float" office:value="0.354096591472626" calcext:value-type="float">
            <text:p>0,354096591472626</text:p>
          </table:table-cell>
          <table:table-cell office:value-type="float" office:value="0.327864080667496" calcext:value-type="float">
            <text:p>0,327864080667496</text:p>
          </table:table-cell>
          <table:table-cell office:value-type="float" office:value="0.303848817944527" calcext:value-type="float">
            <text:p>0,303848817944527</text:p>
          </table:table-cell>
          <table:table-cell office:value-type="float" office:value="0.281908214092255" calcext:value-type="float">
            <text:p>0,281908214092255</text:p>
          </table:table-cell>
          <table:table-cell office:value-type="float" office:value="0.261891752481461" calcext:value-type="float">
            <text:p>0,261891752481461</text:p>
          </table:table-cell>
          <table:table-cell office:value-type="float" office:value="0.243647940456867" calcext:value-type="float">
            <text:p>0,243647940456867</text:p>
          </table:table-cell>
          <table:table-cell office:value-type="float" office:value="0.227026551961899" calcext:value-type="float">
            <text:p>0,227026551961899</text:p>
          </table:table-cell>
          <table:table-cell office:value-type="float" office:value="0.211884066462517" calcext:value-type="float">
            <text:p>0,211884066462517</text:p>
          </table:table-cell>
          <table:table-cell office:value-type="float" office:value="0.198083460330963" calcext:value-type="float">
            <text:p>0,198083460330963</text:p>
          </table:table-cell>
          <table:table-cell office:value-type="float" office:value="0.185497500002384" calcext:value-type="float">
            <text:p>0,185497500002384</text:p>
          </table:table-cell>
          <table:table-cell office:value-type="float" office:value="0.174009062349796" calcext:value-type="float">
            <text:p>0,174009062349796</text:p>
          </table:table-cell>
          <table:table-cell office:value-type="float" office:value="0.163510449230671" calcext:value-type="float">
            <text:p>0,1635104492306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6:19:26.441000000</meta:creation-date>
    <dc:date>2024-09-26T16:53:47.920000000</dc:date>
    <meta:editing-duration>PT34M21S</meta:editing-duration>
    <meta:editing-cycles>2</meta:editing-cycles>
    <meta:generator>LibreOffice/7.6.1.2$Windows_X86_64 LibreOffice_project/f5defcebd022c5bc36bbb79be232cb6926d8f674</meta:generator>
    <meta:document-statistic meta:table-count="9" meta:cell-count="545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404cm" svg:height="18.156cm" xlink:href=".." xlink:type="simple" chart:class="chart:line" chart:style-name="ch1">
        <chart:legend chart:legend-position="end" svg:x="26.062cm" svg:y="7.036cm" style:legend-expansion="high" chart:style-name="ch2"/>
        <chart:plot-area chart:style-name="ch3" table:cell-range-address="Results.A1:Results.AE8" chart:data-source-has-labels="column" svg:x="0.588cm" svg:y="0.363cm" svg:width="24.886cm" svg:height="17.43cm">
          <chart:coordinate-region svg:x="1.236cm" svg:y="0.562cm" svg:width="24.038cm" svg:height="16.5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1:Results.AE1" chart:label-cell-address="Results.A1:Results.A1" chart:class="chart:line">
            <chart:data-point chart:repeated="30"/>
          </chart:series>
          <chart:series chart:style-name="ch7" chart:values-cell-range-address="Results.B2:Results.AE2" chart:label-cell-address="Results.A2:Results.A2" chart:class="chart:line">
            <chart:data-point chart:repeated="30"/>
          </chart:series>
          <chart:series chart:style-name="ch8" chart:values-cell-range-address="Results.B3:Results.AE3" chart:label-cell-address="Results.A3:Results.A3" chart:class="chart:line">
            <chart:data-point chart:repeated="30"/>
          </chart:series>
          <chart:series chart:style-name="ch9" chart:values-cell-range-address="Results.B4:Results.AE4" chart:label-cell-address="Results.A4:Results.A4" chart:class="chart:line">
            <chart:data-point chart:repeated="30"/>
          </chart:series>
          <chart:series chart:style-name="ch10" chart:values-cell-range-address="Results.B5:Results.AE5" chart:label-cell-address="Results.A5:Results.A5" chart:class="chart:line">
            <chart:data-point chart:repeated="30"/>
          </chart:series>
          <chart:series chart:style-name="ch11" chart:values-cell-range-address="Results.B6:Results.AE6" chart:label-cell-address="Results.A6:Results.A6" chart:class="chart:line">
            <chart:data-point chart:repeated="30"/>
          </chart:series>
          <chart:series chart:style-name="ch12" chart:values-cell-range-address="Results.B7:Results.AE7" chart:label-cell-address="Results.A7:Results.A7" chart:class="chart:line">
            <chart:data-point chart:repeated="30"/>
          </chart:series>
          <chart:series chart:style-name="ch13" chart:values-cell-range-address="Results.B8:Results.AE8" chart:label-cell-address="Results.A8:Results.A8" chart:class="chart:line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eLU</text:p>
                <draw:g>
                  <svg:desc>Results.A1:Results.A1</svg:desc>
                </draw:g>
              </table:table-cell>
              <table:table-cell office:value-type="float" office:value="47.8832466525964">
                <text:p>47.8832466525964</text:p>
                <draw:g>
                  <svg:desc>Results.B1:Results.AE1</svg:desc>
                </draw:g>
              </table:table-cell>
              <table:table-cell office:value-type="float" office:value="26.7856225508619">
                <text:p>26.7856225508619</text:p>
              </table:table-cell>
              <table:table-cell office:value-type="float" office:value="17.057280702344">
                <text:p>17.057280702344</text:p>
              </table:table-cell>
              <table:table-cell office:value-type="float" office:value="11.5511997947249">
                <text:p>11.5511997947249</text:p>
              </table:table-cell>
              <table:table-cell office:value-type="float" office:value="8.14612223186527">
                <text:p>8.14612223186527</text:p>
              </table:table-cell>
              <table:table-cell office:value-type="float" office:value="5.98729859038833">
                <text:p>5.98729859038833</text:p>
              </table:table-cell>
              <table:table-cell office:value-type="float" office:value="4.57658512894615">
                <text:p>4.57658512894615</text:p>
              </table:table-cell>
              <table:table-cell office:value-type="float" office:value="3.63354997135851">
                <text:p>3.63354997135851</text:p>
              </table:table-cell>
              <table:table-cell office:value-type="float" office:value="2.97489284952211">
                <text:p>2.97489284952211</text:p>
              </table:table-cell>
              <table:table-cell office:value-type="float" office:value="2.50164761148013">
                <text:p>2.50164761148013</text:p>
              </table:table-cell>
              <table:table-cell office:value-type="float" office:value="2.14625777016662">
                <text:p>2.14625777016662</text:p>
              </table:table-cell>
              <table:table-cell office:value-type="float" office:value="1.87169452406942">
                <text:p>1.87169452406942</text:p>
              </table:table-cell>
              <table:table-cell office:value-type="float" office:value="1.65343445241224">
                <text:p>1.65343445241224</text:p>
              </table:table-cell>
              <table:table-cell office:value-type="float" office:value="1.47906196723705">
                <text:p>1.47906196723705</text:p>
              </table:table-cell>
              <table:table-cell office:value-type="float" office:value="1.33392695636512">
                <text:p>1.33392695636512</text:p>
              </table:table-cell>
              <table:table-cell office:value-type="float" office:value="1.21257409121294">
                <text:p>1.21257409121294</text:p>
              </table:table-cell>
              <table:table-cell office:value-type="float" office:value="1.11082059001969">
                <text:p>1.11082059001969</text:p>
              </table:table-cell>
              <table:table-cell office:value-type="float" office:value="1.02373424013289">
                <text:p>1.02373424013289</text:p>
              </table:table-cell>
              <table:table-cell office:value-type="float" office:value="0.947589005788269">
                <text:p>0.947589005788269</text:p>
              </table:table-cell>
              <table:table-cell office:value-type="float" office:value="0.882213557801057">
                <text:p>0.882213557801057</text:p>
              </table:table-cell>
              <table:table-cell office:value-type="float" office:value="0.823565851070865">
                <text:p>0.823565851070865</text:p>
              </table:table-cell>
              <table:table-cell office:value-type="float" office:value="0.772567862897764">
                <text:p>0.772567862897764</text:p>
              </table:table-cell>
              <table:table-cell office:value-type="float" office:value="0.726568264835494">
                <text:p>0.726568264835494</text:p>
              </table:table-cell>
              <table:table-cell office:value-type="float" office:value="0.685501331223774">
                <text:p>0.685501331223774</text:p>
              </table:table-cell>
              <table:table-cell office:value-type="float" office:value="0.648469550510236">
                <text:p>0.648469550510236</text:p>
              </table:table-cell>
              <table:table-cell office:value-type="float" office:value="0.615107033143212">
                <text:p>0.615107033143212</text:p>
              </table:table-cell>
              <table:table-cell office:value-type="float" office:value="0.584672026083278">
                <text:p>0.584672026083278</text:p>
              </table:table-cell>
              <table:table-cell office:value-type="float" office:value="0.556775787916766">
                <text:p>0.556775787916766</text:p>
              </table:table-cell>
              <table:table-cell office:value-type="float" office:value="0.531519789591725">
                <text:p>0.531519789591725</text:p>
              </table:table-cell>
              <table:table-cell office:value-type="float" office:value="0.508002660292902">
                <text:p>0.508002660292902</text:p>
              </table:table-cell>
            </table:table-row>
            <table:table-row>
              <table:table-cell office:value-type="string">
                <text:p>Sigmoid</text:p>
                <draw:g>
                  <svg:desc>Results.A2:Results.A2</svg:desc>
                </draw:g>
              </table:table-cell>
              <table:table-cell office:value-type="float" office:value="47.0909338177316">
                <text:p>47.0909338177316</text:p>
                <draw:g>
                  <svg:desc>Results.B2:Results.AE2</svg:desc>
                </draw:g>
              </table:table-cell>
              <table:table-cell office:value-type="float" office:value="47.0909330669142">
                <text:p>47.0909330669142</text:p>
              </table:table-cell>
              <table:table-cell office:value-type="float" office:value="47.0909320008544">
                <text:p>47.0909320008544</text:p>
              </table:table-cell>
              <table:table-cell office:value-type="float" office:value="47.0909314262045">
                <text:p>47.0909314262045</text:p>
              </table:table-cell>
              <table:table-cell office:value-type="float" office:value="47.0909307013395">
                <text:p>47.0909307013395</text:p>
              </table:table-cell>
              <table:table-cell office:value-type="float" office:value="47.0909299395328">
                <text:p>47.0909299395328</text:p>
              </table:table-cell>
              <table:table-cell office:value-type="float" office:value="47.0909291066649">
                <text:p>47.0909291066649</text:p>
              </table:table-cell>
              <table:table-cell office:value-type="float" office:value="47.0909286458374">
                <text:p>47.0909286458374</text:p>
              </table:table-cell>
              <table:table-cell office:value-type="float" office:value="47.0909273106338">
                <text:p>47.0909273106338</text:p>
              </table:table-cell>
              <table:table-cell office:value-type="float" office:value="47.0909262120254">
                <text:p>47.0909262120254</text:p>
              </table:table-cell>
              <table:table-cell office:value-type="float" office:value="47.0909256667048">
                <text:p>47.0909256667048</text:p>
              </table:table-cell>
              <table:table-cell office:value-type="float" office:value="47.0909245266741">
                <text:p>47.0909245266741</text:p>
              </table:table-cell>
              <table:table-cell office:value-type="float" office:value="47.0909235569822">
                <text:p>47.0909235569822</text:p>
              </table:table-cell>
              <table:table-cell office:value-type="float" office:value="47.0909225050082">
                <text:p>47.0909225050082</text:p>
              </table:table-cell>
              <table:table-cell office:value-type="float" office:value="47.0909215617556">
                <text:p>47.0909215617556</text:p>
              </table:table-cell>
              <table:table-cell office:value-type="float" office:value="47.0909203131094">
                <text:p>47.0909203131094</text:p>
              </table:table-cell>
              <table:table-cell office:value-type="float" office:value="47.090919391514">
                <text:p>47.090919391514</text:p>
              </table:table-cell>
              <table:table-cell office:value-type="float" office:value="47.0909186341321">
                <text:p>47.0909186341321</text:p>
              </table:table-cell>
              <table:table-cell office:value-type="float" office:value="47.0909173770424">
                <text:p>47.0909173770424</text:p>
              </table:table-cell>
              <table:table-cell office:value-type="float" office:value="47.0909166731691">
                <text:p>47.0909166731691</text:p>
              </table:table-cell>
              <table:table-cell office:value-type="float" office:value="47.090915783245">
                <text:p>47.090915783245</text:p>
              </table:table-cell>
              <table:table-cell office:value-type="float" office:value="47.0909150267973">
                <text:p>47.0909150267973</text:p>
              </table:table-cell>
              <table:table-cell office:value-type="float" office:value="47.0909138475093">
                <text:p>47.0909138475093</text:p>
              </table:table-cell>
              <table:table-cell office:value-type="float" office:value="47.0909129898997">
                <text:p>47.0909129898997</text:p>
              </table:table-cell>
              <table:table-cell office:value-type="float" office:value="47.0909122850485">
                <text:p>47.0909122850485</text:p>
              </table:table-cell>
              <table:table-cell office:value-type="float" office:value="47.0909114189095">
                <text:p>47.0909114189095</text:p>
              </table:table-cell>
              <table:table-cell office:value-type="float" office:value="47.0909103424968">
                <text:p>47.0909103424968</text:p>
              </table:table-cell>
              <table:table-cell office:value-type="float" office:value="47.0909096076309">
                <text:p>47.0909096076309</text:p>
              </table:table-cell>
              <table:table-cell office:value-type="float" office:value="47.0909086686258">
                <text:p>47.0909086686258</text:p>
              </table:table-cell>
              <table:table-cell office:value-type="float" office:value="47.0909079636886">
                <text:p>47.0909079636886</text:p>
              </table:table-cell>
            </table:table-row>
            <table:table-row>
              <table:table-cell office:value-type="string">
                <text:p>Softplus</text:p>
                <draw:g>
                  <svg:desc>Results.A3:Results.A3</svg:desc>
                </draw:g>
              </table:table-cell>
              <table:table-cell office:value-type="float" office:value="48.4846974897243">
                <text:p>48.4846974897243</text:p>
                <draw:g>
                  <svg:desc>Results.B3:Results.AE3</svg:desc>
                </draw:g>
              </table:table-cell>
              <table:table-cell office:value-type="float" office:value="30.0170931658575">
                <text:p>30.0170931658575</text:p>
              </table:table-cell>
              <table:table-cell office:value-type="float" office:value="24.4935572620526">
                <text:p>24.4935572620526</text:p>
              </table:table-cell>
              <table:table-cell office:value-type="float" office:value="19.9554255633349">
                <text:p>19.9554255633349</text:p>
              </table:table-cell>
              <table:table-cell office:value-type="float" office:value="16.0146489621539">
                <text:p>16.0146489621539</text:p>
              </table:table-cell>
              <table:table-cell office:value-type="float" office:value="12.8309147382443">
                <text:p>12.8309147382443</text:p>
              </table:table-cell>
              <table:table-cell office:value-type="float" office:value="10.3136626656345">
                <text:p>10.3136626656345</text:p>
              </table:table-cell>
              <table:table-cell office:value-type="float" office:value="8.33710316565287">
                <text:p>8.33710316565287</text:p>
              </table:table-cell>
              <table:table-cell office:value-type="float" office:value="6.75036331724509">
                <text:p>6.75036331724509</text:p>
              </table:table-cell>
              <table:table-cell office:value-type="float" office:value="5.45587194147742">
                <text:p>5.45587194147742</text:p>
              </table:table-cell>
              <table:table-cell office:value-type="float" office:value="4.40315638981272">
                <text:p>4.40315638981272</text:p>
              </table:table-cell>
              <table:table-cell office:value-type="float" office:value="3.56414502012943">
                <text:p>3.56414502012943</text:p>
              </table:table-cell>
              <table:table-cell office:value-type="float" office:value="2.91301068033291">
                <text:p>2.91301068033291</text:p>
              </table:table-cell>
              <table:table-cell office:value-type="float" office:value="2.41907782306828">
                <text:p>2.41907782306828</text:p>
              </table:table-cell>
              <table:table-cell office:value-type="float" office:value="2.04595101853234">
                <text:p>2.04595101853234</text:p>
              </table:table-cell>
              <table:table-cell office:value-type="float" office:value="1.76010123862708">
                <text:p>1.76010123862708</text:p>
              </table:table-cell>
              <table:table-cell office:value-type="float" office:value="1.53687686580677">
                <text:p>1.53687686580677</text:p>
              </table:table-cell>
              <table:table-cell office:value-type="float" office:value="1.35962783877095">
                <text:p>1.35962783877095</text:p>
              </table:table-cell>
              <table:table-cell office:value-type="float" office:value="1.21676474530194">
                <text:p>1.21676474530194</text:p>
              </table:table-cell>
              <table:table-cell office:value-type="float" office:value="1.09987352089069">
                <text:p>1.09987352089069</text:p>
              </table:table-cell>
              <table:table-cell office:value-type="float" office:value="1.00277664090806">
                <text:p>1.00277664090806</text:p>
              </table:table-cell>
              <table:table-cell office:value-type="float" office:value="0.920960909400934">
                <text:p>0.920960909400934</text:p>
              </table:table-cell>
              <table:table-cell office:value-type="float" office:value="0.851120870466721">
                <text:p>0.851120870466721</text:p>
              </table:table-cell>
              <table:table-cell office:value-type="float" office:value="0.790816357604871">
                <text:p>0.790816357604871</text:p>
              </table:table-cell>
              <table:table-cell office:value-type="float" office:value="0.73821891272119">
                <text:p>0.73821891272119</text:p>
              </table:table-cell>
              <table:table-cell office:value-type="float" office:value="0.69193751340222">
                <text:p>0.69193751340222</text:p>
              </table:table-cell>
              <table:table-cell office:value-type="float" office:value="0.650897612571827">
                <text:p>0.650897612571827</text:p>
              </table:table-cell>
              <table:table-cell office:value-type="float" office:value="0.614256561852415">
                <text:p>0.614256561852415</text:p>
              </table:table-cell>
              <table:table-cell office:value-type="float" office:value="0.581342650947738">
                <text:p>0.581342650947738</text:p>
              </table:table-cell>
              <table:table-cell office:value-type="float" office:value="0.551615540158292">
                <text:p>0.551615540158292</text:p>
              </table:table-cell>
            </table:table-row>
            <table:table-row>
              <table:table-cell office:value-type="string">
                <text:p>Softsign</text:p>
                <draw:g>
                  <svg:desc>Results.A4:Results.A4</svg:desc>
                </draw:g>
              </table:table-cell>
              <table:table-cell office:value-type="float" office:value="47.0886761527795">
                <text:p>47.0886761527795</text:p>
                <draw:g>
                  <svg:desc>Results.B4:Results.AE4</svg:desc>
                </draw:g>
              </table:table-cell>
              <table:table-cell office:value-type="float" office:value="47.0671626229717">
                <text:p>47.0671626229717</text:p>
              </table:table-cell>
              <table:table-cell office:value-type="float" office:value="47.0462032409087">
                <text:p>47.0462032409087</text:p>
              </table:table-cell>
              <table:table-cell office:value-type="float" office:value="47.0257241026095">
                <text:p>47.0257241026095</text:p>
              </table:table-cell>
              <table:table-cell office:value-type="float" office:value="47.0056558381944">
                <text:p>47.0056558381944</text:p>
              </table:table-cell>
              <table:table-cell office:value-type="float" office:value="46.9859370745728">
                <text:p>46.9859370745728</text:p>
              </table:table-cell>
              <table:table-cell office:value-type="float" office:value="46.9665073654299">
                <text:p>46.9665073654299</text:p>
              </table:table-cell>
              <table:table-cell office:value-type="float" office:value="46.9473110653251">
                <text:p>46.9473110653251</text:p>
              </table:table-cell>
              <table:table-cell office:value-type="float" office:value="46.9282934827828">
                <text:p>46.9282934827828</text:p>
              </table:table-cell>
              <table:table-cell office:value-type="float" office:value="46.9093950895745">
                <text:p>46.9093950895745</text:p>
              </table:table-cell>
              <table:table-cell office:value-type="float" office:value="46.8905533262225">
                <text:p>46.8905533262225</text:p>
              </table:table-cell>
              <table:table-cell office:value-type="float" office:value="46.8716936554228">
                <text:p>46.8716936554228</text:p>
              </table:table-cell>
              <table:table-cell office:value-type="float" office:value="46.8527430610051">
                <text:p>46.8527430610051</text:p>
              </table:table-cell>
              <table:table-cell office:value-type="float" office:value="46.8336932823772">
                <text:p>46.8336932823772</text:p>
              </table:table-cell>
              <table:table-cell office:value-type="float" office:value="46.8145207016896">
                <text:p>46.8145207016896</text:p>
              </table:table-cell>
              <table:table-cell office:value-type="float" office:value="46.7951693829599">
                <text:p>46.7951693829599</text:p>
              </table:table-cell>
              <table:table-cell office:value-type="float" office:value="46.7755649171324">
                <text:p>46.7755649171324</text:p>
              </table:table-cell>
              <table:table-cell office:value-type="float" office:value="46.7556020627092">
                <text:p>46.7556020627092</text:p>
              </table:table-cell>
              <table:table-cell office:value-type="float" office:value="46.735144679887">
                <text:p>46.735144679887</text:p>
              </table:table-cell>
              <table:table-cell office:value-type="float" office:value="46.7140118590933">
                <text:p>46.7140118590933</text:p>
              </table:table-cell>
              <table:table-cell office:value-type="float" office:value="46.6919442866603">
                <text:p>46.6919442866603</text:p>
              </table:table-cell>
              <table:table-cell office:value-type="float" office:value="46.6685507908118">
                <text:p>46.6685507908118</text:p>
              </table:table-cell>
              <table:table-cell office:value-type="float" office:value="46.6433620585918">
                <text:p>46.6433620585918</text:p>
              </table:table-cell>
              <table:table-cell office:value-type="float" office:value="46.6155679207145">
                <text:p>46.6155679207145</text:p>
              </table:table-cell>
              <table:table-cell office:value-type="float" office:value="46.5836603287958">
                <text:p>46.5836603287958</text:p>
              </table:table-cell>
              <table:table-cell office:value-type="float" office:value="46.5440970509189">
                <text:p>46.5440970509189</text:p>
              </table:table-cell>
              <table:table-cell office:value-type="float" office:value="46.4857279507232">
                <text:p>46.4857279507232</text:p>
              </table:table-cell>
              <table:table-cell office:value-type="float" office:value="46.3603049957272">
                <text:p>46.3603049957272</text:p>
              </table:table-cell>
              <table:table-cell office:value-type="float" office:value="46.1465590679602">
                <text:p>46.1465590679602</text:p>
              </table:table-cell>
              <table:table-cell office:value-type="float" office:value="46.0464182514702">
                <text:p>46.0464182514702</text:p>
              </table:table-cell>
            </table:table-row>
            <table:table-row>
              <table:table-cell office:value-type="string">
                <text:p>Tanhshrink</text:p>
                <draw:g>
                  <svg:desc>Results.A5:Results.A5</svg:desc>
                </draw:g>
              </table:table-cell>
              <table:table-cell office:value-type="float" office:value="46.8008635120023">
                <text:p>46.8008635120023</text:p>
                <draw:g>
                  <svg:desc>Results.B5:Results.AE5</svg:desc>
                </draw:g>
              </table:table-cell>
              <table:table-cell office:value-type="float" office:value="43.9049415627406">
                <text:p>43.9049415627406</text:p>
              </table:table-cell>
              <table:table-cell office:value-type="float" office:value="40.8441562094504">
                <text:p>40.8441562094504</text:p>
              </table:table-cell>
              <table:table-cell office:value-type="float" office:value="37.9349479921872">
                <text:p>37.9349479921872</text:p>
              </table:table-cell>
              <table:table-cell office:value-type="float" office:value="35.1899378502121">
                <text:p>35.1899378502121</text:p>
              </table:table-cell>
              <table:table-cell office:value-type="float" office:value="32.6024055971631">
                <text:p>32.6024055971631</text:p>
              </table:table-cell>
              <table:table-cell office:value-type="float" office:value="30.1514755200595">
                <text:p>30.1514755200595</text:p>
              </table:table-cell>
              <table:table-cell office:value-type="float" office:value="27.7919444067581">
                <text:p>27.7919444067581</text:p>
              </table:table-cell>
              <table:table-cell office:value-type="float" office:value="25.4906657703088">
                <text:p>25.4906657703088</text:p>
              </table:table-cell>
              <table:table-cell office:value-type="float" office:value="23.2444407683797">
                <text:p>23.2444407683797</text:p>
              </table:table-cell>
              <table:table-cell office:value-type="float" office:value="21.0737822954587">
                <text:p>21.0737822954587</text:p>
              </table:table-cell>
              <table:table-cell office:value-type="float" office:value="19.0071249903268">
                <text:p>19.0071249903268</text:p>
              </table:table-cell>
              <table:table-cell office:value-type="float" office:value="17.0671562215335">
                <text:p>17.0671562215335</text:p>
              </table:table-cell>
              <table:table-cell office:value-type="float" office:value="15.2680265979974">
                <text:p>15.2680265979974</text:p>
              </table:table-cell>
              <table:table-cell office:value-type="float" office:value="13.6178982124487">
                <text:p>13.6178982124487</text:p>
              </table:table-cell>
              <table:table-cell office:value-type="float" office:value="12.1195650080585">
                <text:p>12.1195650080585</text:p>
              </table:table-cell>
              <table:table-cell office:value-type="float" office:value="10.7701711250303">
                <text:p>10.7701711250303</text:p>
              </table:table-cell>
              <table:table-cell office:value-type="float" office:value="9.56189086788024">
                <text:p>9.56189086788024</text:p>
              </table:table-cell>
              <table:table-cell office:value-type="float" office:value="8.4836164786048">
                <text:p>8.4836164786048</text:p>
              </table:table-cell>
              <table:table-cell office:value-type="float" office:value="7.52308796081204">
                <text:p>7.52308796081204</text:p>
              </table:table-cell>
              <table:table-cell office:value-type="float" office:value="6.66855350043237">
                <text:p>6.66855350043237</text:p>
              </table:table-cell>
              <table:table-cell office:value-type="float" office:value="5.90940706802953">
                <text:p>5.90940706802953</text:p>
              </table:table-cell>
              <table:table-cell office:value-type="float" office:value="5.23612429701357">
                <text:p>5.23612429701357</text:p>
              </table:table-cell>
              <table:table-cell office:value-type="float" office:value="4.64018161924545">
                <text:p>4.64018161924545</text:p>
              </table:table-cell>
              <table:table-cell office:value-type="float" office:value="4.11422689960316">
                <text:p>4.11422689960316</text:p>
              </table:table-cell>
              <table:table-cell office:value-type="float" office:value="3.65210814983141">
                <text:p>3.65210814983141</text:p>
              </table:table-cell>
              <table:table-cell office:value-type="float" office:value="3.24830046228488">
                <text:p>3.24830046228488</text:p>
              </table:table-cell>
              <table:table-cell office:value-type="float" office:value="2.89706597228651">
                <text:p>2.89706597228651</text:p>
              </table:table-cell>
              <table:table-cell office:value-type="float" office:value="2.59216344155526">
                <text:p>2.59216344155526</text:p>
              </table:table-cell>
              <table:table-cell office:value-type="float" office:value="2.32733481990373">
                <text:p>2.32733481990373</text:p>
              </table:table-cell>
            </table:table-row>
            <table:table-row>
              <table:table-cell office:value-type="string">
                <text:p>ELU</text:p>
                <draw:g>
                  <svg:desc>Results.A6:Results.A6</svg:desc>
                </draw:g>
              </table:table-cell>
              <table:table-cell office:value-type="float" office:value="49.1109061352731">
                <text:p>49.1109061352731</text:p>
                <draw:g>
                  <svg:desc>Results.B6:Results.AE6</svg:desc>
                </draw:g>
              </table:table-cell>
              <table:table-cell office:value-type="float" office:value="27.2173428683734">
                <text:p>27.2173428683734</text:p>
              </table:table-cell>
              <table:table-cell office:value-type="float" office:value="17.0581830698539">
                <text:p>17.0581830698539</text:p>
              </table:table-cell>
              <table:table-cell office:value-type="float" office:value="11.1562050260544">
                <text:p>11.1562050260544</text:p>
              </table:table-cell>
              <table:table-cell office:value-type="float" office:value="7.59567088716264">
                <text:p>7.59567088716264</text:p>
              </table:table-cell>
              <table:table-cell office:value-type="float" office:value="5.40350527536967">
                <text:p>5.40350527536967</text:p>
              </table:table-cell>
              <table:table-cell office:value-type="float" office:value="4.03581777990884">
                <text:p>4.03581777990884</text:p>
              </table:table-cell>
              <table:table-cell office:value-type="float" office:value="3.15247705732546">
                <text:p>3.15247705732546</text:p>
              </table:table-cell>
              <table:table-cell office:value-type="float" office:value="2.55526049595681">
                <text:p>2.55526049595681</text:p>
              </table:table-cell>
              <table:table-cell office:value-type="float" office:value="2.13259235845642">
                <text:p>2.13259235845642</text:p>
              </table:table-cell>
              <table:table-cell office:value-type="float" office:value="1.82109687364594">
                <text:p>1.82109687364594</text:p>
              </table:table-cell>
              <table:table-cell office:value-type="float" office:value="1.58355267367377">
                <text:p>1.58355267367377</text:p>
              </table:table-cell>
              <table:table-cell office:value-type="float" office:value="1.3972015406844">
                <text:p>1.3972015406844</text:p>
              </table:table-cell>
              <table:table-cell office:value-type="float" office:value="1.24754431007489">
                <text:p>1.24754431007489</text:p>
              </table:table-cell>
              <table:table-cell office:value-type="float" office:value="1.12498488652738">
                <text:p>1.12498488652738</text:p>
              </table:table-cell>
              <table:table-cell office:value-type="float" office:value="1.02294988817321">
                <text:p>1.02294988817321</text:p>
              </table:table-cell>
              <table:table-cell office:value-type="float" office:value="0.936801798334382">
                <text:p>0.936801798334382</text:p>
              </table:table-cell>
              <table:table-cell office:value-type="float" office:value="0.863181113911098">
                <text:p>0.863181113911098</text:p>
              </table:table-cell>
              <table:table-cell office:value-type="float" office:value="0.799602188852926">
                <text:p>0.799602188852926</text:p>
              </table:table-cell>
              <table:table-cell office:value-type="float" office:value="0.744187429635453">
                <text:p>0.744187429635453</text:p>
              </table:table-cell>
              <table:table-cell office:value-type="float" office:value="0.695494672320488">
                <text:p>0.695494672320488</text:p>
              </table:table-cell>
              <table:table-cell office:value-type="float" office:value="0.652397723090539">
                <text:p>0.652397723090539</text:p>
              </table:table-cell>
              <table:table-cell office:value-type="float" office:value="0.614006468009329">
                <text:p>0.614006468009329</text:p>
              </table:table-cell>
              <table:table-cell office:value-type="float" office:value="0.579607004878418">
                <text:p>0.579607004878418</text:p>
              </table:table-cell>
              <table:table-cell office:value-type="float" office:value="0.548621364173365">
                <text:p>0.548621364173365</text:p>
              </table:table-cell>
              <table:table-cell office:value-type="float" office:value="0.520577521214635">
                <text:p>0.520577521214635</text:p>
              </table:table-cell>
              <table:table-cell office:value-type="float" office:value="0.495083659161196">
                <text:p>0.495083659161196</text:p>
              </table:table-cell>
              <table:table-cell office:value-type="float" office:value="0.47181621419787">
                <text:p>0.47181621419787</text:p>
              </table:table-cell>
              <table:table-cell office:value-type="float" office:value="0.450501620167837">
                <text:p>0.450501620167837</text:p>
              </table:table-cell>
              <table:table-cell office:value-type="float" office:value="0.430909974886186">
                <text:p>0.430909974886186</text:p>
              </table:table-cell>
            </table:table-row>
            <table:table-row>
              <table:table-cell office:value-type="string">
                <text:p>Hardsigmoid</text:p>
                <draw:g>
                  <svg:desc>Results.A7:Results.A7</svg:desc>
                </draw:g>
              </table:table-cell>
              <table:table-cell office:value-type="float" office:value="47.0909738540649">
                <text:p>47.0909738540649</text:p>
                <draw:g>
                  <svg:desc>Results.B7:Results.AE7</svg:desc>
                </draw:g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  <table:table-cell office:value-type="float" office:value="47.0909738540649">
                <text:p>47.0909738540649</text:p>
              </table:table-cell>
            </table:table-row>
            <table:table-row>
              <table:table-cell office:value-type="string">
                <text:p>Logsigmoid</text:p>
                <draw:g>
                  <svg:desc>Results.A8:Results.A8</svg:desc>
                </draw:g>
              </table:table-cell>
              <table:table-cell office:value-type="float" office:value="47.2357782598762">
                <text:p>47.2357782598762</text:p>
                <draw:g>
                  <svg:desc>Results.B8:Results.AE8</svg:desc>
                </draw:g>
              </table:table-cell>
              <table:table-cell office:value-type="float" office:value="34.4823832973661">
                <text:p>34.4823832973661</text:p>
              </table:table-cell>
              <table:table-cell office:value-type="float" office:value="29.2912942565091">
                <text:p>29.2912942565091</text:p>
              </table:table-cell>
              <table:table-cell office:value-type="float" office:value="26.1533941646151">
                <text:p>26.1533941646151</text:p>
              </table:table-cell>
              <table:table-cell office:value-type="float" office:value="23.8511202080974">
                <text:p>23.8511202080974</text:p>
              </table:table-cell>
              <table:table-cell office:value-type="float" office:value="21.964544994455">
                <text:p>21.964544994455</text:p>
              </table:table-cell>
              <table:table-cell office:value-type="float" office:value="20.3042021930129">
                <text:p>20.3042021930129</text:p>
              </table:table-cell>
              <table:table-cell office:value-type="float" office:value="18.7820646704396">
                <text:p>18.7820646704396</text:p>
              </table:table-cell>
              <table:table-cell office:value-type="float" office:value="17.3561616468997">
                <text:p>17.3561616468997</text:p>
              </table:table-cell>
              <table:table-cell office:value-type="float" office:value="16.0060171127763">
                <text:p>16.0060171127763</text:p>
              </table:table-cell>
              <table:table-cell office:value-type="float" office:value="14.7220380761616">
                <text:p>14.7220380761616</text:p>
              </table:table-cell>
              <table:table-cell office:value-type="float" office:value="13.5006782247995">
                <text:p>13.5006782247995</text:p>
              </table:table-cell>
              <table:table-cell office:value-type="float" office:value="12.341851814681">
                <text:p>12.341851814681</text:p>
              </table:table-cell>
              <table:table-cell office:value-type="float" office:value="11.2473032427686">
                <text:p>11.2473032427686</text:p>
              </table:table-cell>
              <table:table-cell office:value-type="float" office:value="10.2195363180091">
                <text:p>10.2195363180091</text:p>
              </table:table-cell>
              <table:table-cell office:value-type="float" office:value="9.26112292175226">
                <text:p>9.26112292175226</text:p>
              </table:table-cell>
              <table:table-cell office:value-type="float" office:value="8.37416615361303">
                <text:p>8.37416615361303</text:p>
              </table:table-cell>
              <table:table-cell office:value-type="float" office:value="7.55975997230881">
                <text:p>7.55975997230881</text:p>
              </table:table-cell>
              <table:table-cell office:value-type="float" office:value="6.81761755918685">
                <text:p>6.81761755918685</text:p>
              </table:table-cell>
              <table:table-cell office:value-type="float" office:value="6.14602692140311">
                <text:p>6.14602692140311</text:p>
              </table:table-cell>
              <table:table-cell office:value-type="float" office:value="5.54210318719658">
                <text:p>5.54210318719658</text:p>
              </table:table-cell>
              <table:table-cell office:value-type="float" office:value="5.00208074657601">
                <text:p>5.00208074657601</text:p>
              </table:table-cell>
              <table:table-cell office:value-type="float" office:value="4.52155890525319">
                <text:p>4.52155890525319</text:p>
              </table:table-cell>
              <table:table-cell office:value-type="float" office:value="4.09568347149041">
                <text:p>4.09568347149041</text:p>
              </table:table-cell>
              <table:table-cell office:value-type="float" office:value="3.71934040901251">
                <text:p>3.71934040901251</text:p>
              </table:table-cell>
              <table:table-cell office:value-type="float" office:value="3.38735554094338">
                <text:p>3.38735554094338</text:p>
              </table:table-cell>
              <table:table-cell office:value-type="float" office:value="3.09468403370674">
                <text:p>3.09468403370674</text:p>
              </table:table-cell>
              <table:table-cell office:value-type="float" office:value="2.83656529914699">
                <text:p>2.83656529914699</text:p>
              </table:table-cell>
              <table:table-cell office:value-type="float" office:value="2.60862912646761">
                <text:p>2.60862912646761</text:p>
              </table:table-cell>
              <table:table-cell office:value-type="float" office:value="2.40694539074764">
                <text:p>2.406945390747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